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margin-top="0in" fo:margin-bottom="0.1965in" style:contextual-spacing="false"/>
      <style:text-properties officeooo:paragraph-rsid="0017e780"/>
    </style:style>
    <style:style style:name="P3" style:family="paragraph" style:parent-style-name="Preformatted_20_Text">
      <style:paragraph-properties fo:margin-top="0in" fo:margin-bottom="0.1965in" style:contextual-spacing="false" fo:text-align="center" style:justify-single-word="false"/>
      <style:text-properties officeooo:paragraph-rsid="0017e780"/>
    </style:style>
    <style:style style:name="P4" style:family="paragraph" style:parent-style-name="Preformatted_20_Text">
      <style:paragraph-properties fo:margin-top="0in" fo:margin-bottom="0.1965in" style:contextual-spacing="false" fo:text-align="center" style:justify-single-word="false"/>
      <style:text-properties officeooo:paragraph-rsid="001aae02"/>
    </style:style>
    <style:style style:name="P5" style:family="paragraph" style:parent-style-name="Preformatted_20_Text">
      <style:paragraph-properties fo:margin-top="0in" fo:margin-bottom="0.1965in" style:contextual-spacing="false" fo:text-align="center" style:justify-single-word="false"/>
      <style:text-properties officeooo:paragraph-rsid="001b2cf3"/>
    </style:style>
    <style:style style:name="P6" style:family="paragraph" style:parent-style-name="Preformatted_20_Text">
      <style:paragraph-properties fo:margin-top="0in" fo:margin-bottom="0.1965in" style:contextual-spacing="false"/>
      <style:text-properties officeooo:paragraph-rsid="0018096e"/>
    </style:style>
    <style:style style:name="P7" style:family="paragraph" style:parent-style-name="Preformatted_20_Text">
      <style:paragraph-properties fo:margin-top="0in" fo:margin-bottom="0.1965in" style:contextual-spacing="false"/>
      <style:text-properties officeooo:paragraph-rsid="001d007d"/>
    </style:style>
    <style:style style:name="P8" style:family="paragraph" style:parent-style-name="Preformatted_20_Text">
      <style:paragraph-properties fo:margin-top="0in" fo:margin-bottom="0.1965in" style:contextual-spacing="false"/>
      <style:text-properties officeooo:paragraph-rsid="001da8ea"/>
    </style:style>
    <style:style style:name="P9" style:family="paragraph" style:parent-style-name="Preformatted_20_Text">
      <style:paragraph-properties fo:margin-top="0in" fo:margin-bottom="0.1965in" style:contextual-spacing="false"/>
      <style:text-properties officeooo:paragraph-rsid="002020ed"/>
    </style:style>
    <style:style style:name="P10" style:family="paragraph" style:parent-style-name="Preformatted_20_Text">
      <style:paragraph-properties fo:margin-top="0in" fo:margin-bottom="0.1965in" style:contextual-spacing="false"/>
      <style:text-properties officeooo:paragraph-rsid="0021c8c1"/>
    </style:style>
    <style:style style:name="P11" style:family="paragraph" style:parent-style-name="Preformatted_20_Text">
      <style:paragraph-properties fo:margin-top="0in" fo:margin-bottom="0.1965in" style:contextual-spacing="false"/>
      <style:text-properties officeooo:paragraph-rsid="002433a5"/>
    </style:style>
    <style:style style:name="P12" style:family="paragraph" style:parent-style-name="Preformatted_20_Text">
      <style:paragraph-properties fo:margin-top="0in" fo:margin-bottom="0.1965in" style:contextual-spacing="false"/>
      <style:text-properties officeooo:paragraph-rsid="0026e271"/>
    </style:style>
    <style:style style:name="P13" style:family="paragraph" style:parent-style-name="Preformatted_20_Text">
      <style:paragraph-properties fo:margin-top="0in" fo:margin-bottom="0.1965in" style:contextual-spacing="false"/>
      <style:text-properties officeooo:paragraph-rsid="00272354"/>
    </style:style>
    <style:style style:name="T1" style:family="text">
      <style:text-properties officeooo:rsid="0017e780"/>
    </style:style>
    <style:style style:name="T2" style:family="text">
      <style:text-properties officeooo:rsid="0018096e"/>
    </style:style>
    <style:style style:name="T3" style:family="text">
      <style:text-properties officeooo:rsid="0019d416"/>
    </style:style>
    <style:style style:name="T4" style:family="text">
      <style:text-properties officeooo:rsid="001aae02"/>
    </style:style>
    <style:style style:name="T5" style:family="text">
      <style:text-properties officeooo:rsid="001b2cf3"/>
    </style:style>
    <style:style style:name="T6" style:family="text">
      <style:text-properties officeooo:rsid="001d007d"/>
    </style:style>
    <style:style style:name="T7" style:family="text">
      <style:text-properties officeooo:rsid="001da8ea"/>
    </style:style>
    <style:style style:name="T8" style:family="text">
      <style:text-properties officeooo:rsid="0021c8c1"/>
    </style:style>
    <style:style style:name="T9" style:family="text">
      <style:text-properties officeooo:rsid="0022443b"/>
    </style:style>
    <style:style style:name="T10" style:family="text">
      <style:text-properties officeooo:rsid="002433a5"/>
    </style:style>
    <style:style style:name="T11" style:family="text">
      <style:text-properties officeooo:rsid="0024d472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officeooo:rsid="0026e271"/>
    </style:style>
    <style:style style:name="T14" style:family="text">
      <style:text-properties officeooo:rsid="002723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ource_20_Text">***************</text:span><text:span text:style-name="Source_20_Text"><text:span text:style-name="T1">Draft***************</text:span></text:span></text:p>
      <text:p text:style-name="P3"><text:span text:style-name="Source_20_Text"><text:span text:style-name="T1">Rp2040 FreeRTOS</text:span></text:span></text:p>
      <text:p text:style-name="P5"><text:span text:style-name="Source_20_Text"><text:span text:style-name="T5">Using VSCode</text:span></text:span></text:p>
      <text:p text:style-name="P4"><text:span text:style-name="Source_20_Text"><text:span text:style-name="T4">This project p</text:span></text:span><text:span text:style-name="Source_20_Text"><text:span text:style-name="T11">r</text:span></text:span><text:span text:style-name="Source_20_Text"><text:span text:style-name="T4">ovides an example of generating a library for the pico</text:span></text:span></text:p>
      <text:p text:style-name="P3"><text:span text:style-name="Source_20_Text"><text:span text:style-name="T1">01/17/22</text:span></text:span></text:p>
      <text:p text:style-name="P3"><text:span text:style-name="Source_20_Text">***************</text:span><text:span text:style-name="Source_20_Text"><text:span text:style-name="T1">Draft***************</text:span></text:span></text:p>
      <text:p text:style-name="P13"><text:span text:style-name="Source_20_Text"><text:span text:style-name="T14">Added the lifting folder</text:span></text:span></text:p>
      <text:p text:style-name="P13"><text:span text:style-name="Source_20_Text">lifting/</text:span></text:p>
      <text:p text:style-name="P13"><text:span text:style-name="Source_20_Text">├── CMakeLists.txt</text:span></text:p>
      <text:p text:style-name="P13"><text:span text:style-name="Source_20_Text">├── LIFTING-Files</text:span></text:p>
      <text:p text:style-name="P13"><text:span text:style-name="Source_20_Text">│   └── lifting.c</text:span></text:p>
      <text:p text:style-name="P13"><text:span text:style-name="Source_20_Text">└── lifting.h</text:span></text:p>
      <text:p text:style-name="P13"><text:span text:style-name="Source_20_Text">/home/devel/rp2040-freertos-project/build</text:span></text:p>
      <text:p text:style-name="P13"><text:span text:style-name="Source_20_Text"><text:span text:style-name="T14">cmake ..</text:span></text:span></text:p>
      <text:p text:style-name="P13"><text:span text:style-name="Source_20_Text">/home/devel/rp2040-freertos-project/build/lifting</text:span></text:p>
      <text:p text:style-name="P13"><text:span text:style-name="Source_20_Text"><text:span text:style-name="T14">make clean ; make</text:span></text:span></text:p>
      <text:p text:style-name="P13"><text:span text:style-name="Source_20_Text">ls -la</text:span></text:p>
      <text:p text:style-name="P13"><text:span text:style-name="Source_20_Text">total 28</text:span></text:p>
      <text:p text:style-name="P13"><text:span text:style-name="Source_20_Text">drwxr-xr-x 3 devel devel 4096 Jan 17 16:27 .</text:span></text:p>
      <text:p text:style-name="P13"><text:span text:style-name="Source_20_Text">drwxr-xr-x 9 devel devel 4096 Jan 17 16:27 ..</text:span></text:p>
      <text:p text:style-name="P13"><text:span text:style-name="Source_20_Text">drwxr-xr-x 3 devel devel 4096 Jan 17 16:27 CMakeFiles</text:span></text:p>
      <text:p text:style-name="P13"><text:span text:style-name="Source_20_Text">-rw-r--r-- 1 devel devel 1138 Jan 17 16:27 cmake_install.cmake</text:span></text:p>
      <text:p text:style-name="P13"><text:span text:style-name="Source_20_Text">-rw-r--r-- 1 devel devel 2298 Jan 17 16:27 liblifting.a</text:span></text:p>
      <text:p text:style-name="P13"><text:span text:style-name="Source_20_Text">-rw-r--r-- 1 devel devel 6255 Jan 17 16:27 Makefile</text:span></text:p>
      <text:p text:style-name="P1"><text:span text:style-name="Source_20_Text">https://learnembeddedsystems.co.uk/freertos-on-rp2040-boards-pi-pico-etc-using-vscode</text:span></text:p>
      <text:p text:style-name="P1"><text:span text:style-name="Source_20_Text">https://www.youtube.com/watch?v=jCZxStjzGA8</text:span></text:p>
      <text:p text:style-name="P1"><text:span text:style-name="Source_20_Text">git clone --recurse-submodules https://github.com/LearnEmbeddedSystems/rp2040-freertos-project</text:span></text:p>
      <text:p text:style-name="P2"><text:span text:style-name="Source_20_Text"><text:span text:style-name="T1">After forking the above project</text:span></text:span></text:p>
      <text:p text:style-name="P6"><text:soft-page-break/><text:span text:style-name="Source_20_Text"><text:span text:style-name="T12">git clone --recurse-submodules git clone --recurse-submodules </text:span></text:span><text:a xlink:type="simple" xlink:href="mailto:git@github.com" text:style-name="Internet_20_link" text:visited-style-name="Visited_20_Internet_20_Link"><text:span text:style-name="Source_20_Text"><text:span text:style-name="T12">git@github.com</text:span></text:span></text:a><text:span text:style-name="Source_20_Text"><text:span text:style-name="T12">:develone/rp2040-freertos-project.git </text:span></text:span></text:p>
      <text:p text:style-name="P6"><text:span text:style-name="Source_20_Text">git clone --recurse-submodules git@github.com:develone/rp2040-freertos-project.git</text:span></text:p>
      <text:p text:style-name="P8"><text:span text:style-name="Source_20_Text"><text:span text:style-name="T7">For this project the pico-sdk is required at same level as freertos</text:span></text:span></text:p>
      <text:p text:style-name="P6"><text:span text:style-name="Source_20_Text">git clone </text:span><text:a xlink:type="simple" xlink:href="https://github.com/raspberrypi/pico-sdk" text:style-name="Internet_20_link" text:visited-style-name="Visited_20_Internet_20_Link"><text:span text:style-name="Source_20_Text">https://github.com/raspberrypi/pico-sdk</text:span></text:a></text:p>
      <text:p text:style-name="P7"><text:span text:style-name="Source_20_Text"><text:span text:style-name="T6">cd pico-sdk</text:span></text:span></text:p>
      <text:p text:style-name="P7"><text:span text:style-name="Source_20_Text">git submodule update --init</text:span></text:p>
      <text:p text:style-name="P7">/home/devel/rp2040-freertos-project</text:p>
      <text:p text:style-name="P7">CMakeLists.txt <text:s/>doc <text:s/>freertos <text:s/>pico-sdk <text:s/>pico_sdk_import.cmake <text:s/>ProjectFiles</text:p>
      <text:p text:style-name="P9"><text:span text:style-name="Source_20_Text">mkdir build</text:span></text:p>
      <text:p text:style-name="P9"><text:span text:style-name="Source_20_Text">cd build/</text:span></text:p>
      <text:p text:style-name="P9"><text:span text:style-name="Source_20_Text"><text:s/>cmake ..</text:span></text:p>
      <text:p text:style-name="P9"><text:span text:style-name="Source_20_Text"><text:s/>cd freertos/</text:span></text:p>
      <text:p text:style-name="P9"><text:span text:style-name="Source_20_Text"><text:s/>make clean; make</text:span></text:p>
      <text:p text:style-name="P9"><text:span text:style-name="Source_20_Text">export PATH=~/local/openocd/bin:$PATH</text:span></text:p>
      <text:p text:style-name="P9"><text:span text:style-name="Source_20_Text">cd rp2040-freertos-project/build/ProjectFiles</text:span></text:p>
      <text:p text:style-name="P9"><text:span text:style-name="Source_20_Text">rp2040-freertos-project/build/ProjectFiles</text:span></text:p>
      <text:p text:style-name="P9"><text:span text:style-name="Source_20_Text">openocd -f interface/raspberrypi-swd.cfg -f target/rp2040.cfg -c "program ProjectFiles/blink.elf verify reset exit"</text:span></text:p>
      <text:p text:style-name="P9"><text:span text:style-name="Source_20_Text"/></text:p>
      <text:p text:style-name="P12"><text:span text:style-name="Source_20_Text"><text:span text:style-name="T13">Appendix D tree rp2040-freertos-project</text:span></text:span></text:p>
      <text:p text:style-name="P11"><text:span text:style-name="Source_20_Text"><text:span text:style-name="T10">Appendix C Results devel@pi4-23:~/rp2040-freertos-project/build/ProjectFiles $ make clean; make</text:span></text:span></text:p>
      <text:p text:style-name="P10"><text:span text:style-name="Source_20_Text"><text:span text:style-name="T8">Appendix B Results of mak</text:span></text:span><text:span text:style-name="Source_20_Text"><text:span text:style-name="T9">e</text:span></text:span><text:span text:style-name="Source_20_Text"><text:span text:style-name="T8"> clean; make for freertos.</text:span></text:span></text:p>
      <text:p text:style-name="P9"><text:span text:style-name="Source_20_Text"><text:span text:style-name="T2">Appendix A Results of git clone --recurse-submodules </text:span></text:span><text:span text:style-name="Source_20_Text"><text:span text:style-name="T3">git@</text:span></text:span><text:a xlink:type="simple" xlink:href="https://github.com/develone/rp2040-freertos-project" text:style-name="Internet_20_link" text:visited-style-name="Visited_20_Internet_20_Link"><text:span text:style-name="Source_20_Text"><text:span text:style-name="T2">github.com/</text:span></text:span></text:a><text:a xlink:type="simple" xlink:href="https://github.com/develone/rp2040-freertos-project" text:style-name="Internet_20_link" text:visited-style-name="Visited_20_Internet_20_Link"><text:span text:style-name="Source_20_Text"><text:span text:style-name="T1">develone</text:span></text:span></text:a><text:a xlink:type="simple" xlink:href="https://github.com/develone/rp2040-freertos-project" text:style-name="Internet_20_link" text:visited-style-name="Visited_20_Internet_20_Link"><text:span text:style-name="Source_20_Text"><text:span text:style-name="T2">/rp2040-freertos-project</text:span></text:span></text:a></text:p>
      <text:p text:style-name="P2"><text:span text:style-name="Source_20_Text">Cloning into 'rp2040-freertos-project'...</text:span></text:p>
      <text:p text:style-name="P2"><text:span text:style-name="Source_20_Text">remote: Enumerating objects: 14, done.</text:span></text:p>
      <text:p text:style-name="P2"><text:span text:style-name="Source_20_Text">remote: Counting objects: 100% (14/14), done.</text:span></text:p>
      <text:p text:style-name="P2"><text:span text:style-name="Source_20_Text">remote: Compressing objects: 100% (12/12), done.</text:span></text:p>
      <text:p text:style-name="P2"><text:soft-page-break/><text:span text:style-name="Source_20_Text">remote: Total 14 (delta 2), reused 13 (delta 1), pack-reused 0</text:span></text:p>
      <text:p text:style-name="P2"><text:span text:style-name="Source_20_Text">Receiving objects: 100% (14/14), done.</text:span></text:p>
      <text:p text:style-name="P2"><text:span text:style-name="Source_20_Text">Resolving deltas: 100% (2/2), done.</text:span></text:p>
      <text:p text:style-name="P2"><text:span text:style-name="Source_20_Text">Submodule 'freertos/FreeRTOS-Kernel' (https://github.com/FreeRTOS/FreeRTOS-Kernel) registered for path 'freertos/FreeRTOS-Kernel'</text:span></text:p>
      <text:p text:style-name="P2"><text:span text:style-name="Source_20_Text">Cloning into '/home/devel/rp2040-freertos-project/freertos/FreeRTOS-Kernel'...</text:span></text:p>
      <text:p text:style-name="P2"><text:span text:style-name="Source_20_Text">remote: Enumerating objects: 160684, done. <text:s text:c="7"/></text:span></text:p>
      <text:p text:style-name="P2"><text:span text:style-name="Source_20_Text">remote: Counting objects: 100% (94/94), done. <text:s text:c="7"/></text:span></text:p>
      <text:p text:style-name="P2"><text:span text:style-name="Source_20_Text">remote: Compressing objects: 100% (73/73), done. <text:s text:c="7"/></text:span></text:p>
      <text:p text:style-name="P2"><text:span text:style-name="Source_20_Text">remote: Total 160684 (delta 41), reused 50 (delta 21), pack-reused 160590 <text:s text:c="7"/></text:span></text:p>
      <text:p text:style-name="P2"><text:span text:style-name="Source_20_Text">Receiving objects: 100% (160684/160684), 108.59 MiB | 9.38 MiB/s, done.</text:span></text:p>
      <text:p text:style-name="P2"><text:span text:style-name="Source_20_Text">Resolving deltas: 100% (115585/115585), done.</text:span></text:p>
      <text:p text:style-name="P2"><text:span text:style-name="Source_20_Text">Submodule path 'freertos/FreeRTOS-Kernel': checked out '990643ebe8c990dd3672a52079d274e7685df980'</text:span></text:p>
      <text:p text:style-name="P2"><text:span text:style-name="Source_20_Text">Submodule 'ThirdParty/FreeRTOS-Kernel-Community-Supported-Ports' (https://github.com/FreeRTOS/FreeRTOS-Kernel-Community-Supported-Ports) registered for path 'freertos/FreeRTOS-Kernel/portable/ThirdParty/Community-Supported-Ports'</text:span></text:p>
      <text:p text:style-name="P2"><text:span text:style-name="Source_20_Text">Submodule 'ThirdParty/FreeRTOS-Kernel-Partner-Supported-Ports' (https://github.com/FreeRTOS/FreeRTOS-Kernel-Partner-Supported-Ports) registered for path 'freertos/FreeRTOS-Kernel/portable/ThirdParty/Partner-Supported-Ports'</text:span></text:p>
      <text:p text:style-name="P2"><text:span text:style-name="Source_20_Text">Cloning into '/home/devel/rp2040-freertos-project/freertos/FreeRTOS-Kernel/portable/ThirdParty/Community-Supported-Ports'...</text:span></text:p>
      <text:p text:style-name="P2"><text:span text:style-name="Source_20_Text">remote: Enumerating objects: 46, done. <text:s text:c="7"/></text:span></text:p>
      <text:p text:style-name="P2"><text:span text:style-name="Source_20_Text">remote: Counting objects: 100% (46/46), done. <text:s text:c="7"/></text:span></text:p>
      <text:p text:style-name="P2"><text:span text:style-name="Source_20_Text">remote: Compressing objects: 100% (38/38), done. <text:s text:c="7"/></text:span></text:p>
      <text:p text:style-name="P2"><text:span text:style-name="Source_20_Text">remote: Total 46 (delta 7), reused 40 (delta 5), pack-reused 0 <text:s text:c="7"/></text:span></text:p>
      <text:p text:style-name="P2"><text:span text:style-name="Source_20_Text">Receiving objects: 100% (46/46), 34.18 KiB | 2.85 MiB/s, done.</text:span></text:p>
      <text:p text:style-name="P2"><text:span text:style-name="Source_20_Text">Resolving deltas: 100% (7/7), done.</text:span></text:p>
      <text:p text:style-name="P2"><text:span text:style-name="Source_20_Text">Cloning into '/home/devel/rp2040-freertos-project/freertos/FreeRTOS-Kernel/portable/ThirdParty/Partner-Supported-Ports'...</text:span></text:p>
      <text:p text:style-name="P2"><text:span text:style-name="Source_20_Text">remote: Enumerating objects: 36, done. <text:s text:c="7"/></text:span></text:p>
      <text:p text:style-name="P2"><text:span text:style-name="Source_20_Text">remote: Counting objects: 100% (36/36), done. <text:s text:c="7"/></text:span></text:p>
      <text:p text:style-name="P2"><text:soft-page-break/><text:span text:style-name="Source_20_Text">remote: Compressing objects: 100% (27/27), done. <text:s text:c="7"/></text:span></text:p>
      <text:p text:style-name="P2"><text:span text:style-name="Source_20_Text">remote: Total 36 (delta 13), reused 28 (delta 9), pack-reused 0 <text:s text:c="7"/></text:span></text:p>
      <text:p text:style-name="P2"><text:span text:style-name="Source_20_Text">Receiving objects: 100% (36/36), 17.62 KiB | 1.76 MiB/s, done.</text:span></text:p>
      <text:p text:style-name="P2"><text:span text:style-name="Source_20_Text">Resolving deltas: 100% (13/13), done.</text:span></text:p>
      <text:p text:style-name="P2"><text:span text:style-name="Source_20_Text">Submodule path 'freertos/FreeRTOS-Kernel/portable/ThirdParty/Community-Supported-Ports': checked out 'f0618d9e2f4c5b0a3e472a2673a090e8ef836258'</text:span></text:p>
      <text:p text:style-name="P2"><text:span text:style-name="Source_20_Text">Submodule path 'freertos/FreeRTOS-Kernel/portable/ThirdParty/Partner-Supported-Ports': checked out '3f9c99a682c5c796bb7eb89fd9c4385688fce27a'</text:span></text:p>
      <text:p text:style-name="P10"><text:span text:style-name="Source_20_Text"><text:span text:style-name="T8">Appendix B Results of maka clean; make for freertos.</text:span></text:span></text:p>
      <text:p text:style-name="P10"><text:span text:style-name="Source_20_Text">[ 11%] Building C object freertos/CMakeFiles/freertos.dir/FreeRTOS-Kernel/event_groups.c.obj</text:span></text:p>
      <text:p text:style-name="P10"><text:span text:style-name="Source_20_Text">[ 22%] Building C object freertos/CMakeFiles/freertos.dir/FreeRTOS-Kernel/list.c.obj</text:span></text:p>
      <text:p text:style-name="P10"><text:span text:style-name="Source_20_Text">[ 33%] Building C object freertos/CMakeFiles/freertos.dir/FreeRTOS-Kernel/queue.c.obj</text:span></text:p>
      <text:p text:style-name="P10"><text:span text:style-name="Source_20_Text">[ 44%] Building C object freertos/CMakeFiles/freertos.dir/FreeRTOS-Kernel/stream_buffer.c.obj</text:span></text:p>
      <text:p text:style-name="P10"><text:span text:style-name="Source_20_Text">[ 55%] Building C object freertos/CMakeFiles/freertos.dir/FreeRTOS-Kernel/tasks.c.obj</text:span></text:p>
      <text:p text:style-name="P10"><text:span text:style-name="Source_20_Text">[ 66%] Building C object freertos/CMakeFiles/freertos.dir/FreeRTOS-Kernel/timers.c.obj</text:span></text:p>
      <text:p text:style-name="P10"><text:span text:style-name="Source_20_Text">[ 77%] Building C object freertos/CMakeFiles/freertos.dir/FreeRTOS-Kernel/portable/MemMang/heap_3.c.obj</text:span></text:p>
      <text:p text:style-name="P10"><text:span text:style-name="Source_20_Text">[ 88%] Building C object freertos/CMakeFiles/freertos.dir/FreeRTOS-Kernel/portable/GCC/ARM_CM0/port.c.obj</text:span></text:p>
      <text:p text:style-name="P10"><text:span text:style-name="Source_20_Text">[100%] Linking C static library libfreertos.a</text:span></text:p>
      <text:p text:style-name="P10"><text:span text:style-name="Source_20_Text">[100%] Built target freertos</text:span></text:p>
      <text:p text:style-name="P11"><text:span text:style-name="Source_20_Text"><text:span text:style-name="T10">Appendix C Results devel@pi4-23:~/rp2040-freertos-project/build/ProjectFiles $ make clean; make</text:span></text:span></text:p>
      <text:p text:style-name="P11"><text:span text:style-name="Source_20_Text">Scanning dependencies of target ELF2UF2Build</text:span></text:p>
      <text:p text:style-name="P11"><text:span text:style-name="Source_20_Text">[ <text:s/>1%] Creating directories for 'ELF2UF2Build'</text:span></text:p>
      <text:p text:style-name="P11"><text:span text:style-name="Source_20_Text">[ <text:s/>2%] No download step for 'ELF2UF2Build'</text:span></text:p>
      <text:p text:style-name="P11"><text:span text:style-name="Source_20_Text">[ <text:s/>4%] No update step for 'ELF2UF2Build'</text:span></text:p>
      <text:p text:style-name="P11"><text:span text:style-name="Source_20_Text">[ <text:s/>5%] No patch step for 'ELF2UF2Build'</text:span></text:p>
      <text:p text:style-name="P11"><text:span text:style-name="Source_20_Text">[ <text:s/>7%] Performing configure step for 'ELF2UF2Build'</text:span></text:p>
      <text:p text:style-name="P11"><text:soft-page-break/><text:span text:style-name="Source_20_Text">-- The C compiler identification is GNU 10.2.1</text:span></text:p>
      <text:p text:style-name="P11"><text:span text:style-name="Source_20_Text">-- The CXX compiler identification is GNU 10.2.1</text:span></text:p>
      <text:p text:style-name="P11"><text:span text:style-name="Source_20_Text">-- Detecting C compiler ABI info</text:span></text:p>
      <text:p text:style-name="P11"><text:span text:style-name="Source_20_Text">-- Detecting C compiler ABI info - done</text:span></text:p>
      <text:p text:style-name="P11"><text:span text:style-name="Source_20_Text">-- Check for working C compiler: /usr/bin/cc - skipped</text:span></text:p>
      <text:p text:style-name="P11"><text:span text:style-name="Source_20_Text">-- Detecting C compile features</text:span></text:p>
      <text:p text:style-name="P11"><text:span text:style-name="Source_20_Text">-- Detecting C compile features - done</text:span></text:p>
      <text:p text:style-name="P11"><text:span text:style-name="Source_20_Text">-- Detecting CXX compiler ABI info</text:span></text:p>
      <text:p text:style-name="P11"><text:span text:style-name="Source_20_Text">-- Detecting CXX compiler ABI info - done</text:span></text:p>
      <text:p text:style-name="P11"><text:span text:style-name="Source_20_Text">-- Check for working CXX compiler: /usr/bin/c++ - skipped</text:span></text:p>
      <text:p text:style-name="P11"><text:span text:style-name="Source_20_Text">-- Detecting CXX compile features</text:span></text:p>
      <text:p text:style-name="P11"><text:span text:style-name="Source_20_Text">-- Detecting CXX compile features - done</text:span></text:p>
      <text:p text:style-name="P11"><text:span text:style-name="Source_20_Text">-- Configuring done</text:span></text:p>
      <text:p text:style-name="P11"><text:span text:style-name="Source_20_Text">-- Generating done</text:span></text:p>
      <text:p text:style-name="P11"><text:span text:style-name="Source_20_Text">-- Build files have been written to: /home/devel/rp2040-freertos-project/build/elf2uf2</text:span></text:p>
      <text:p text:style-name="P11"><text:span text:style-name="Source_20_Text">[ <text:s/>8%] Performing build step for 'ELF2UF2Build'</text:span></text:p>
      <text:p text:style-name="P11"><text:span text:style-name="Source_20_Text">Scanning dependencies of target elf2uf2</text:span></text:p>
      <text:p text:style-name="P11"><text:span text:style-name="Source_20_Text">[ 50%] Building CXX object CMakeFiles/elf2uf2.dir/main.cpp.o</text:span></text:p>
      <text:p text:style-name="P11"><text:span text:style-name="Source_20_Text">[100%] Linking CXX executable elf2uf2</text:span></text:p>
      <text:p text:style-name="P11"><text:span text:style-name="Source_20_Text">[100%] Built target elf2uf2</text:span></text:p>
      <text:p text:style-name="P11"><text:span text:style-name="Source_20_Text">[ 10%] No install step for 'ELF2UF2Build'</text:span></text:p>
      <text:p text:style-name="P11"><text:span text:style-name="Source_20_Text">[ 11%] Completed 'ELF2UF2Build'</text:span></text:p>
      <text:p text:style-name="P11"><text:span text:style-name="Source_20_Text">[ 11%] Built target ELF2UF2Build</text:span></text:p>
      <text:p text:style-name="P11"><text:span text:style-name="Source_20_Text">Scanning dependencies of target bs2_default</text:span></text:p>
      <text:p text:style-name="P11"><text:span text:style-name="Source_20_Text">[ 13%] Building ASM object pico-sdk/src/rp2_common/boot_stage2/CMakeFiles/bs2_default.dir/compile_time_choice.S.obj</text:span></text:p>
      <text:p text:style-name="P11"><text:span text:style-name="Source_20_Text">[ 14%] Linking ASM executable bs2_default.elf</text:span></text:p>
      <text:p text:style-name="P11"><text:span text:style-name="Source_20_Text">[ 14%] Built target bs2_default</text:span></text:p>
      <text:p text:style-name="P11"><text:soft-page-break/><text:span text:style-name="Source_20_Text">Scanning dependencies of target bs2_default_padded_checksummed_asm</text:span></text:p>
      <text:p text:style-name="P11"><text:span text:style-name="Source_20_Text">[ 16%] Generating bs2_default.bin</text:span></text:p>
      <text:p text:style-name="P11"><text:span text:style-name="Source_20_Text">[ 17%] Generating bs2_default_padded_checksummed.S</text:span></text:p>
      <text:p text:style-name="P11"><text:span text:style-name="Source_20_Text">[ 17%] Built target bs2_default_padded_checksummed_asm</text:span></text:p>
      <text:p text:style-name="P11"><text:span text:style-name="Source_20_Text">[ 30%] Built target freertos</text:span></text:p>
      <text:p text:style-name="P11"><text:span text:style-name="Source_20_Text">Scanning dependencies of target blink</text:span></text:p>
      <text:p text:style-name="P11"><text:span text:style-name="Source_20_Text">[ 32%] Building C object ProjectFiles/CMakeFiles/blink.dir/main.c.obj</text:span></text:p>
      <text:p text:style-name="P11"><text:span text:style-name="Source_20_Text">[ 33%] Building C object ProjectFiles/CMakeFiles/blink.dir/opt/pico-sdk/src/rp2_common/pico_stdlib/stdlib.c.obj</text:span></text:p>
      <text:p text:style-name="P11"><text:span text:style-name="Source_20_Text">[ 35%] Building C object ProjectFiles/CMakeFiles/blink.dir/opt/pico-sdk/src/rp2_common/hardware_gpio/gpio.c.obj</text:span></text:p>
      <text:p text:style-name="P11"><text:span text:style-name="Source_20_Text">[ 36%] Building C object ProjectFiles/CMakeFiles/blink.dir/opt/pico-sdk/src/rp2_common/hardware_claim/claim.c.obj</text:span></text:p>
      <text:p text:style-name="P11"><text:span text:style-name="Source_20_Text">[ 38%] Building C object ProjectFiles/CMakeFiles/blink.dir/opt/pico-sdk/src/rp2_common/pico_platform/platform.c.obj</text:span></text:p>
      <text:p text:style-name="P11"><text:span text:style-name="Source_20_Text">[ 39%] Building C object ProjectFiles/CMakeFiles/blink.dir/opt/pico-sdk/src/rp2_common/hardware_sync/sync.c.obj</text:span></text:p>
      <text:p text:style-name="P11"><text:span text:style-name="Source_20_Text">[ 41%] Building C object ProjectFiles/CMakeFiles/blink.dir/opt/pico-sdk/src/rp2_common/hardware_uart/uart.c.obj</text:span></text:p>
      <text:p text:style-name="P11"><text:span text:style-name="Source_20_Text">[ 42%] Building ASM object ProjectFiles/CMakeFiles/blink.dir/opt/pico-sdk/src/rp2_common/hardware_divider/divider.S.obj</text:span></text:p>
      <text:p text:style-name="P11"><text:span text:style-name="Source_20_Text">[ 44%] Building C object ProjectFiles/CMakeFiles/blink.dir/opt/pico-sdk/src/common/pico_time/time.c.obj</text:span></text:p>
      <text:p text:style-name="P11"><text:span text:style-name="Source_20_Text">[ 45%] Building C object ProjectFiles/CMakeFiles/blink.dir/opt/pico-sdk/src/common/pico_time/timeout_helper.c.obj</text:span></text:p>
      <text:p text:style-name="P11"><text:span text:style-name="Source_20_Text">[ 47%] Building C object ProjectFiles/CMakeFiles/blink.dir/opt/pico-sdk/src/rp2_common/hardware_timer/timer.c.obj</text:span></text:p>
      <text:p text:style-name="P11"><text:span text:style-name="Source_20_Text">[ 48%] Building C object ProjectFiles/CMakeFiles/blink.dir/opt/pico-sdk/src/common/pico_sync/sem.c.obj</text:span></text:p>
      <text:p text:style-name="P11"><text:span text:style-name="Source_20_Text">[ 50%] Building C object ProjectFiles/CMakeFiles/blink.dir/opt/pico-sdk/src/common/pico_sync/lock_core.c.obj</text:span></text:p>
      <text:p text:style-name="P11"><text:soft-page-break/><text:span text:style-name="Source_20_Text">[ 51%] Building C object ProjectFiles/CMakeFiles/blink.dir/opt/pico-sdk/src/common/pico_sync/mutex.c.obj</text:span></text:p>
      <text:p text:style-name="P11"><text:span text:style-name="Source_20_Text">[ 52%] Building C object ProjectFiles/CMakeFiles/blink.dir/opt/pico-sdk/src/common/pico_sync/critical_section.c.obj</text:span></text:p>
      <text:p text:style-name="P11"><text:span text:style-name="Source_20_Text">[ 54%] Building C object ProjectFiles/CMakeFiles/blink.dir/opt/pico-sdk/src/common/pico_util/datetime.c.obj</text:span></text:p>
      <text:p text:style-name="P11"><text:span text:style-name="Source_20_Text">[ 55%] Building C object ProjectFiles/CMakeFiles/blink.dir/opt/pico-sdk/src/common/pico_util/pheap.c.obj</text:span></text:p>
      <text:p text:style-name="P11"><text:span text:style-name="Source_20_Text">[ 57%] Building C object ProjectFiles/CMakeFiles/blink.dir/opt/pico-sdk/src/common/pico_util/queue.c.obj</text:span></text:p>
      <text:p text:style-name="P11"><text:span text:style-name="Source_20_Text">[ 58%] Building C object ProjectFiles/CMakeFiles/blink.dir/opt/pico-sdk/src/rp2_common/pico_runtime/runtime.c.obj</text:span></text:p>
      <text:p text:style-name="P11"><text:span text:style-name="Source_20_Text">[ 60%] Building C object ProjectFiles/CMakeFiles/blink.dir/opt/pico-sdk/src/rp2_common/hardware_clocks/clocks.c.obj</text:span></text:p>
      <text:p text:style-name="P11"><text:span text:style-name="Source_20_Text">[ 61%] Building C object ProjectFiles/CMakeFiles/blink.dir/opt/pico-sdk/src/rp2_common/hardware_irq/irq.c.obj</text:span></text:p>
      <text:p text:style-name="P11"><text:span text:style-name="Source_20_Text">[ 63%] Building ASM object ProjectFiles/CMakeFiles/blink.dir/opt/pico-sdk/src/rp2_common/hardware_irq/irq_handler_chain.S.obj</text:span></text:p>
      <text:p text:style-name="P11"><text:span text:style-name="Source_20_Text">[ 64%] Building C object ProjectFiles/CMakeFiles/blink.dir/opt/pico-sdk/src/rp2_common/hardware_pll/pll.c.obj</text:span></text:p>
      <text:p text:style-name="P11"><text:span text:style-name="Source_20_Text">[ 66%] Building C object ProjectFiles/CMakeFiles/blink.dir/opt/pico-sdk/src/rp2_common/hardware_vreg/vreg.c.obj</text:span></text:p>
      <text:p text:style-name="P11"><text:span text:style-name="Source_20_Text">[ 67%] Building C object ProjectFiles/CMakeFiles/blink.dir/opt/pico-sdk/src/rp2_common/hardware_watchdog/watchdog.c.obj</text:span></text:p>
      <text:p text:style-name="P11"><text:span text:style-name="Source_20_Text">[ 69%] Building C object ProjectFiles/CMakeFiles/blink.dir/opt/pico-sdk/src/rp2_common/hardware_xosc/xosc.c.obj</text:span></text:p>
      <text:p text:style-name="P11"><text:span text:style-name="Source_20_Text">[ 70%] Building C object ProjectFiles/CMakeFiles/blink.dir/opt/pico-sdk/src/rp2_common/pico_printf/printf.c.obj</text:span></text:p>
      <text:p text:style-name="P11"><text:span text:style-name="Source_20_Text">[ 72%] Building ASM object ProjectFiles/CMakeFiles/blink.dir/opt/pico-sdk/src/rp2_common/pico_bit_ops/bit_ops_aeabi.S.obj</text:span></text:p>
      <text:p text:style-name="P11"><text:span text:style-name="Source_20_Text">[ 73%] Building C object ProjectFiles/CMakeFiles/blink.dir/opt/pico-sdk/src/rp2_common/pico_bootrom/bootrom.c.obj</text:span></text:p>
      <text:p text:style-name="P11"><text:soft-page-break/><text:span text:style-name="Source_20_Text">[ 75%] Building ASM object ProjectFiles/CMakeFiles/blink.dir/opt/pico-sdk/src/rp2_common/pico_divider/divider.S.obj</text:span></text:p>
      <text:p text:style-name="P11"><text:span text:style-name="Source_20_Text">[ 76%] Building ASM object ProjectFiles/CMakeFiles/blink.dir/opt/pico-sdk/src/rp2_common/pico_double/double_aeabi.S.obj</text:span></text:p>
      <text:p text:style-name="P11"><text:span text:style-name="Source_20_Text">[ 77%] Building C object ProjectFiles/CMakeFiles/blink.dir/opt/pico-sdk/src/rp2_common/pico_double/double_init_rom.c.obj</text:span></text:p>
      <text:p text:style-name="P11"><text:span text:style-name="Source_20_Text">[ 79%] Building C object ProjectFiles/CMakeFiles/blink.dir/opt/pico-sdk/src/rp2_common/pico_double/double_math.c.obj</text:span></text:p>
      <text:p text:style-name="P11"><text:span text:style-name="Source_20_Text">[ 80%] Building ASM object ProjectFiles/CMakeFiles/blink.dir/opt/pico-sdk/src/rp2_common/pico_double/double_v1_rom_shim.S.obj</text:span></text:p>
      <text:p text:style-name="P11"><text:span text:style-name="Source_20_Text">[ 82%] Building ASM object ProjectFiles/CMakeFiles/blink.dir/opt/pico-sdk/src/rp2_common/pico_int64_ops/pico_int64_ops_aeabi.S.obj</text:span></text:p>
      <text:p text:style-name="P11"><text:span text:style-name="Source_20_Text">[ 83%] Building ASM object ProjectFiles/CMakeFiles/blink.dir/opt/pico-sdk/src/rp2_common/pico_float/float_aeabi.S.obj</text:span></text:p>
      <text:p text:style-name="P11"><text:span text:style-name="Source_20_Text">[ 85%] Building C object ProjectFiles/CMakeFiles/blink.dir/opt/pico-sdk/src/rp2_common/pico_float/float_init_rom.c.obj</text:span></text:p>
      <text:p text:style-name="P11"><text:span text:style-name="Source_20_Text">[ 86%] Building C object ProjectFiles/CMakeFiles/blink.dir/opt/pico-sdk/src/rp2_common/pico_float/float_math.c.obj</text:span></text:p>
      <text:p text:style-name="P11"><text:span text:style-name="Source_20_Text">[ 88%] Building ASM object ProjectFiles/CMakeFiles/blink.dir/opt/pico-sdk/src/rp2_common/pico_float/float_v1_rom_shim.S.obj</text:span></text:p>
      <text:p text:style-name="P11"><text:span text:style-name="Source_20_Text">[ 89%] Building C object ProjectFiles/CMakeFiles/blink.dir/opt/pico-sdk/src/rp2_common/pico_malloc/pico_malloc.c.obj</text:span></text:p>
      <text:p text:style-name="P11"><text:span text:style-name="Source_20_Text">[ 91%] Building ASM object ProjectFiles/CMakeFiles/blink.dir/opt/pico-sdk/src/rp2_common/pico_mem_ops/mem_ops_aeabi.S.obj</text:span></text:p>
      <text:p text:style-name="P11"><text:span text:style-name="Source_20_Text">[ 92%] Building ASM object ProjectFiles/CMakeFiles/blink.dir/opt/pico-sdk/src/rp2_common/pico_standard_link/crt0.S.obj</text:span></text:p>
      <text:p text:style-name="P11"><text:span text:style-name="Source_20_Text">[ 94%] Building CXX object ProjectFiles/CMakeFiles/blink.dir/opt/pico-sdk/src/rp2_common/pico_standard_link/new_delete.cpp.obj</text:span></text:p>
      <text:p text:style-name="P11"><text:span text:style-name="Source_20_Text">[ 95%] Building C object ProjectFiles/CMakeFiles/blink.dir/opt/pico-sdk/src/rp2_common/pico_standard_link/binary_info.c.obj</text:span></text:p>
      <text:p text:style-name="P11"><text:soft-page-break/><text:span text:style-name="Source_20_Text">[ 97%] Building C object ProjectFiles/CMakeFiles/blink.dir/opt/pico-sdk/src/rp2_common/pico_stdio/stdio.c.obj</text:span></text:p>
      <text:p text:style-name="P11"><text:span text:style-name="Source_20_Text">[ 98%] Building C object ProjectFiles/CMakeFiles/blink.dir/opt/pico-sdk/src/rp2_common/pico_stdio_uart/stdio_uart.c.obj</text:span></text:p>
      <text:p text:style-name="P11"><text:span text:style-name="Source_20_Text">[100%] Linking CXX executable blink.elf</text:span></text:p>
      <text:p text:style-name="P11"><text:span text:style-name="Source_20_Text">[100%] Built target blink</text:span></text:p>
      <text:p text:style-name="P11"><text:span text:style-name="Source_20_Text"/></text:p>
      <text:p text:style-name="P12"><text:span text:style-name="Source_20_Text"><text:span text:style-name="T13">Appendix D tree rp2040-freertos-project</text:span></text:span></text:p>
      <text:p text:style-name="P11"><text:span text:style-name="Source_20_Text">├── build</text:span></text:p>
      <text:p text:style-name="P11"><text:span text:style-name="Source_20_Text">│   ├── CMakeCache.txt</text:span></text:p>
      <text:p text:style-name="P11"><text:span text:style-name="Source_20_Text">│   ├── CMakeFiles</text:span></text:p>
      <text:p text:style-name="P11"><text:span text:style-name="Source_20_Text">│   │   ├── 3.18.4</text:span></text:p>
      <text:p text:style-name="P11"><text:span text:style-name="Source_20_Text">│   │   │   ├── CMakeASMCompiler.cmake</text:span></text:p>
      <text:p text:style-name="P11"><text:span text:style-name="Source_20_Text">│   │   │   ├── CMakeCCompiler.cmake</text:span></text:p>
      <text:p text:style-name="P11"><text:span text:style-name="Source_20_Text">│   │   │   ├── CMakeCXXCompiler.cmake</text:span></text:p>
      <text:p text:style-name="P11"><text:span text:style-name="Source_20_Text">│   │   │   ├── CMakeSystem.cmake</text:span></text:p>
      <text:p text:style-name="P11"><text:span text:style-name="Source_20_Text">│   │   │   ├── CompilerIdASM</text:span></text:p>
      <text:p text:style-name="P11"><text:span text:style-name="Source_20_Text">│   │   │   ├── CompilerIdC</text:span></text:p>
      <text:p text:style-name="P11"><text:span text:style-name="Source_20_Text">│   │   │   │   ├── CMakeCCompilerId.c</text:span></text:p>
      <text:p text:style-name="P11"><text:span text:style-name="Source_20_Text">│   │   │   │   ├── CMakeCCompilerId.o</text:span></text:p>
      <text:p text:style-name="P11"><text:span text:style-name="Source_20_Text">│   │   │   │   └── tmp</text:span></text:p>
      <text:p text:style-name="P11"><text:span text:style-name="Source_20_Text">│   │   │   └── CompilerIdCXX</text:span></text:p>
      <text:p text:style-name="P11"><text:span text:style-name="Source_20_Text">│   │   │   <text:s text:c="4"/>├── CMakeCXXCompilerId.cpp</text:span></text:p>
      <text:p text:style-name="P11"><text:span text:style-name="Source_20_Text">│   │   │   <text:s text:c="4"/>├── CMakeCXXCompilerId.o</text:span></text:p>
      <text:p text:style-name="P11"><text:span text:style-name="Source_20_Text">│   │   │   <text:s text:c="4"/>└── tmp</text:span></text:p>
      <text:p text:style-name="P11"><text:span text:style-name="Source_20_Text">│   │   ├── cmake.check_cache</text:span></text:p>
      <text:p text:style-name="P11"><text:span text:style-name="Source_20_Text">│   │   ├── CMakeDirectoryInformation.cmake</text:span></text:p>
      <text:p text:style-name="P11"><text:span text:style-name="Source_20_Text">│   │   ├── CMakeError.log</text:span></text:p>
      <text:p text:style-name="P11"><text:span text:style-name="Source_20_Text">│   │   ├── CMakeOutput.log</text:span></text:p>
      <text:p text:style-name="P11"><text:soft-page-break/><text:span text:style-name="Source_20_Text">│   │   ├── CMakeRuleHashes.txt</text:span></text:p>
      <text:p text:style-name="P11"><text:span text:style-name="Source_20_Text">│   │   ├── Makefile2</text:span></text:p>
      <text:p text:style-name="P11"><text:span text:style-name="Source_20_Text">│   │   ├── Makefile.cmake</text:span></text:p>
      <text:p text:style-name="P11"><text:span text:style-name="Source_20_Text">│   │   ├── progress.marks</text:span></text:p>
      <text:p text:style-name="P11"><text:span text:style-name="Source_20_Text">│   │   └── TargetDirectories.txt</text:span></text:p>
      <text:p text:style-name="P11"><text:span text:style-name="Source_20_Text">│   ├── cmake_install.cmake</text:span></text:p>
      <text:p text:style-name="P11"><text:span text:style-name="Source_20_Text">│   ├── elf2uf2</text:span></text:p>
      <text:p text:style-name="P11"><text:span text:style-name="Source_20_Text">│   │   ├── boot_uf2_headers</text:span></text:p>
      <text:p text:style-name="P11"><text:span text:style-name="Source_20_Text">│   │   │   ├── CMakeFiles</text:span></text:p>
      <text:p text:style-name="P11"><text:span text:style-name="Source_20_Text">│   │   │   │   ├── CMakeDirectoryInformation.cmake</text:span></text:p>
      <text:p text:style-name="P11"><text:span text:style-name="Source_20_Text">│   │   │   │   └── progress.marks</text:span></text:p>
      <text:p text:style-name="P11"><text:span text:style-name="Source_20_Text">│   │   │   ├── cmake_install.cmake</text:span></text:p>
      <text:p text:style-name="P11"><text:span text:style-name="Source_20_Text">│   │   │   └── Makefile</text:span></text:p>
      <text:p text:style-name="P11"><text:span text:style-name="Source_20_Text">│   │   ├── CMakeCache.txt</text:span></text:p>
      <text:p text:style-name="P11"><text:span text:style-name="Source_20_Text">│   │   ├── CMakeFiles</text:span></text:p>
      <text:p text:style-name="P11"><text:span text:style-name="Source_20_Text">│   │   │   ├── 3.18.4</text:span></text:p>
      <text:p text:style-name="P11"><text:span text:style-name="Source_20_Text">│   │   │   │   ├── CMakeCCompiler.cmake</text:span></text:p>
      <text:p text:style-name="P11"><text:span text:style-name="Source_20_Text">│   │   │   │   ├── CMakeCXXCompiler.cmake</text:span></text:p>
      <text:p text:style-name="P11"><text:span text:style-name="Source_20_Text">│   │   │   │   ├── CMakeDetermineCompilerABI_C.bin</text:span></text:p>
      <text:p text:style-name="P11"><text:span text:style-name="Source_20_Text">│   │   │   │   ├── CMakeDetermineCompilerABI_CXX.bin</text:span></text:p>
      <text:p text:style-name="P11"><text:span text:style-name="Source_20_Text">│   │   │   │   ├── CMakeSystem.cmake</text:span></text:p>
      <text:p text:style-name="P11"><text:span text:style-name="Source_20_Text">│   │   │   │   ├── CompilerIdC</text:span></text:p>
      <text:p text:style-name="P11"><text:span text:style-name="Source_20_Text">│   │   │   │   │   ├── a.out</text:span></text:p>
      <text:p text:style-name="P11"><text:span text:style-name="Source_20_Text">│   │   │   │   │   ├── CMakeCCompilerId.c</text:span></text:p>
      <text:p text:style-name="P11"><text:span text:style-name="Source_20_Text">│   │   │   │   │   └── tmp</text:span></text:p>
      <text:p text:style-name="P11"><text:span text:style-name="Source_20_Text">│   │   │   │   └── CompilerIdCXX</text:span></text:p>
      <text:p text:style-name="P11"><text:span text:style-name="Source_20_Text">│   │   │   │   <text:s text:c="4"/>├── a.out</text:span></text:p>
      <text:p text:style-name="P11"><text:span text:style-name="Source_20_Text">│   │   │   │   <text:s text:c="4"/>├── CMakeCXXCompilerId.cpp</text:span></text:p>
      <text:p text:style-name="P11"><text:span text:style-name="Source_20_Text">│   │   │   │   <text:s text:c="4"/>└── tmp</text:span></text:p>
      <text:p text:style-name="P11"><text:soft-page-break/><text:span text:style-name="Source_20_Text">│   │   │   ├── cmake.check_cache</text:span></text:p>
      <text:p text:style-name="P11"><text:span text:style-name="Source_20_Text">│   │   │   ├── CMakeDirectoryInformation.cmake</text:span></text:p>
      <text:p text:style-name="P11"><text:span text:style-name="Source_20_Text">│   │   │   ├── CMakeOutput.log</text:span></text:p>
      <text:p text:style-name="P11"><text:span text:style-name="Source_20_Text">│   │   │   ├── CMakeTmp</text:span></text:p>
      <text:p text:style-name="P11"><text:span text:style-name="Source_20_Text">│   │   │   ├── elf2uf2.dir</text:span></text:p>
      <text:p text:style-name="P11"><text:span text:style-name="Source_20_Text">│   │   │   │   ├── build.make</text:span></text:p>
      <text:p text:style-name="P11"><text:span text:style-name="Source_20_Text">│   │   │   │   ├── cmake_clean.cmake</text:span></text:p>
      <text:p text:style-name="P11"><text:span text:style-name="Source_20_Text">│   │   │   │   ├── CXX.includecache</text:span></text:p>
      <text:p text:style-name="P11"><text:span text:style-name="Source_20_Text">│   │   │   │   ├── DependInfo.cmake</text:span></text:p>
      <text:p text:style-name="P11"><text:span text:style-name="Source_20_Text">│   │   │   │   ├── depend.internal</text:span></text:p>
      <text:p text:style-name="P11"><text:span text:style-name="Source_20_Text">│   │   │   │   ├── depend.make</text:span></text:p>
      <text:p text:style-name="P11"><text:span text:style-name="Source_20_Text">│   │   │   │   ├── flags.make</text:span></text:p>
      <text:p text:style-name="P11"><text:span text:style-name="Source_20_Text">│   │   │   │   ├── link.txt</text:span></text:p>
      <text:p text:style-name="P11"><text:span text:style-name="Source_20_Text">│   │   │   │   ├── main.cpp.o</text:span></text:p>
      <text:p text:style-name="P11"><text:span text:style-name="Source_20_Text">│   │   │   │   └── progress.make</text:span></text:p>
      <text:p text:style-name="P11"><text:span text:style-name="Source_20_Text">│   │   │   ├── Makefile2</text:span></text:p>
      <text:p text:style-name="P11"><text:span text:style-name="Source_20_Text">│   │   │   ├── Makefile.cmake</text:span></text:p>
      <text:p text:style-name="P11"><text:span text:style-name="Source_20_Text">│   │   │   ├── progress.marks</text:span></text:p>
      <text:p text:style-name="P11"><text:span text:style-name="Source_20_Text">│   │   │   └── TargetDirectories.txt</text:span></text:p>
      <text:p text:style-name="P11"><text:span text:style-name="Source_20_Text">│   │   ├── cmake_install.cmake</text:span></text:p>
      <text:p text:style-name="P11"><text:span text:style-name="Source_20_Text">│   │   ├── elf2uf2</text:span></text:p>
      <text:p text:style-name="P11"><text:span text:style-name="Source_20_Text">│   │   └── Makefile</text:span></text:p>
      <text:p text:style-name="P11"><text:span text:style-name="Source_20_Text">│   ├── freertos</text:span></text:p>
      <text:p text:style-name="P11"><text:span text:style-name="Source_20_Text">│   │   ├── CMakeFiles</text:span></text:p>
      <text:p text:style-name="P11"><text:span text:style-name="Source_20_Text">│   │   │   ├── CMakeDirectoryInformation.cmake</text:span></text:p>
      <text:p text:style-name="P11"><text:span text:style-name="Source_20_Text">│   │   │   ├── freertos.dir</text:span></text:p>
      <text:p text:style-name="P11"><text:span text:style-name="Source_20_Text">│   │   │   │   ├── build.make</text:span></text:p>
      <text:p text:style-name="P11"><text:span text:style-name="Source_20_Text">│   │   │   │   ├── C.includecache</text:span></text:p>
      <text:p text:style-name="P11"><text:span text:style-name="Source_20_Text">│   │   │   │   ├── cmake_clean.cmake</text:span></text:p>
      <text:p text:style-name="P11"><text:soft-page-break/><text:span text:style-name="Source_20_Text">│   │   │   │   ├── cmake_clean_target.cmake</text:span></text:p>
      <text:p text:style-name="P11"><text:span text:style-name="Source_20_Text">│   │   │   │   ├── DependInfo.cmake</text:span></text:p>
      <text:p text:style-name="P11"><text:span text:style-name="Source_20_Text">│   │   │   │   ├── depend.internal</text:span></text:p>
      <text:p text:style-name="P11"><text:span text:style-name="Source_20_Text">│   │   │   │   ├── depend.make</text:span></text:p>
      <text:p text:style-name="P11"><text:span text:style-name="Source_20_Text">│   │   │   │   ├── flags.make</text:span></text:p>
      <text:p text:style-name="P11"><text:span text:style-name="Source_20_Text">│   │   │   │   ├── FreeRTOS-Kernel</text:span></text:p>
      <text:p text:style-name="P11"><text:span text:style-name="Source_20_Text">│   │   │   │   │   ├── event_groups.c.obj</text:span></text:p>
      <text:p text:style-name="P11"><text:span text:style-name="Source_20_Text">│   │   │   │   │   ├── list.c.obj</text:span></text:p>
      <text:p text:style-name="P11"><text:span text:style-name="Source_20_Text">│   │   │   │   │   ├── portable</text:span></text:p>
      <text:p text:style-name="P11"><text:span text:style-name="Source_20_Text">│   │   │   │   │   │   ├── GCC</text:span></text:p>
      <text:p text:style-name="P11"><text:span text:style-name="Source_20_Text">│   │   │   │   │   │   │   └── ARM_CM0</text:span></text:p>
      <text:p text:style-name="P11"><text:span text:style-name="Source_20_Text">│   │   │   │   │   │   │   <text:s text:c="4"/>└── port.c.obj</text:span></text:p>
      <text:p text:style-name="P11"><text:span text:style-name="Source_20_Text">│   │   │   │   │   │   └── MemMang</text:span></text:p>
      <text:p text:style-name="P11"><text:span text:style-name="Source_20_Text">│   │   │   │   │   │   <text:s text:c="4"/>└── heap_3.c.obj</text:span></text:p>
      <text:p text:style-name="P11"><text:span text:style-name="Source_20_Text">│   │   │   │   │   ├── queue.c.obj</text:span></text:p>
      <text:p text:style-name="P11"><text:span text:style-name="Source_20_Text">│   │   │   │   │   ├── stream_buffer.c.obj</text:span></text:p>
      <text:p text:style-name="P11"><text:span text:style-name="Source_20_Text">│   │   │   │   │   ├── tasks.c.obj</text:span></text:p>
      <text:p text:style-name="P11"><text:span text:style-name="Source_20_Text">│   │   │   │   │   └── timers.c.obj</text:span></text:p>
      <text:p text:style-name="P11"><text:span text:style-name="Source_20_Text">│   │   │   │   ├── link.txt</text:span></text:p>
      <text:p text:style-name="P11"><text:span text:style-name="Source_20_Text">│   │   │   │   └── progress.make</text:span></text:p>
      <text:p text:style-name="P11"><text:span text:style-name="Source_20_Text">│   │   │   └── progress.marks</text:span></text:p>
      <text:p text:style-name="P11"><text:span text:style-name="Source_20_Text">│   │   ├── cmake_install.cmake</text:span></text:p>
      <text:p text:style-name="P11"><text:span text:style-name="Source_20_Text">│   │   ├── libfreertos.a</text:span></text:p>
      <text:p text:style-name="P11"><text:span text:style-name="Source_20_Text">│   │   └── Makefile</text:span></text:p>
      <text:p text:style-name="P11"><text:span text:style-name="Source_20_Text">│   ├── generated</text:span></text:p>
      <text:p text:style-name="P11"><text:span text:style-name="Source_20_Text">│   │   └── pico_base</text:span></text:p>
      <text:p text:style-name="P11"><text:span text:style-name="Source_20_Text">│   │   <text:s text:c="4"/>└── pico</text:span></text:p>
      <text:p text:style-name="P11"><text:span text:style-name="Source_20_Text">│   │   <text:s text:c="8"/>├── config_autogen.h</text:span></text:p>
      <text:p text:style-name="P11"><text:span text:style-name="Source_20_Text">│   │   <text:s text:c="8"/>└── version.h</text:span></text:p>
      <text:p text:style-name="P11"><text:soft-page-break/><text:span text:style-name="Source_20_Text">│   ├── Makefile</text:span></text:p>
      <text:p text:style-name="P11"><text:span text:style-name="Source_20_Text">│   ├── pico-sdk</text:span></text:p>
      <text:p text:style-name="P11"><text:span text:style-name="Source_20_Text">│   │   ├── CMakeFiles</text:span></text:p>
      <text:p text:style-name="P11"><text:span text:style-name="Source_20_Text">│   │   │   ├── CMakeDirectoryInformation.cmake</text:span></text:p>
      <text:p text:style-name="P11"><text:span text:style-name="Source_20_Text">│   │   │   └── progress.marks</text:span></text:p>
      <text:p text:style-name="P11"><text:span text:style-name="Source_20_Text">│   │   ├── cmake_install.cmake</text:span></text:p>
      <text:p text:style-name="P11"><text:span text:style-name="Source_20_Text">│   │   ├── docs</text:span></text:p>
      <text:p text:style-name="P11"><text:span text:style-name="Source_20_Text">│   │   │   ├── CMakeFiles</text:span></text:p>
      <text:p text:style-name="P11"><text:span text:style-name="Source_20_Text">│   │   │   │   ├── CMakeDirectoryInformation.cmake</text:span></text:p>
      <text:p text:style-name="P11"><text:span text:style-name="Source_20_Text">│   │   │   │   └── progress.marks</text:span></text:p>
      <text:p text:style-name="P11"><text:span text:style-name="Source_20_Text">│   │   │   ├── cmake_install.cmake</text:span></text:p>
      <text:p text:style-name="P11"><text:span text:style-name="Source_20_Text">│   │   │   └── Makefile</text:span></text:p>
      <text:p text:style-name="P11"><text:span text:style-name="Source_20_Text">│   │   ├── Makefile</text:span></text:p>
      <text:p text:style-name="P11"><text:span text:style-name="Source_20_Text">│   │   ├── src</text:span></text:p>
      <text:p text:style-name="P11"><text:span text:style-name="Source_20_Text">│   │   │   ├── CMakeFiles</text:span></text:p>
      <text:p text:style-name="P11"><text:span text:style-name="Source_20_Text">│   │   │   │   ├── CMakeDirectoryInformation.cmake</text:span></text:p>
      <text:p text:style-name="P11"><text:span text:style-name="Source_20_Text">│   │   │   │   └── progress.marks</text:span></text:p>
      <text:p text:style-name="P11"><text:span text:style-name="Source_20_Text">│   │   │   ├── cmake_install.cmake</text:span></text:p>
      <text:p text:style-name="P11"><text:span text:style-name="Source_20_Text">│   │   │   ├── common</text:span></text:p>
      <text:p text:style-name="P11"><text:span text:style-name="Source_20_Text">│   │   │   │   ├── boot_picoboot</text:span></text:p>
      <text:p text:style-name="P11"><text:span text:style-name="Source_20_Text">│   │   │   │   │   ├── CMakeFiles</text:span></text:p>
      <text:p text:style-name="P11"><text:span text:style-name="Source_20_Text">│   │   │   │   │   │   ├── CMakeDirectoryInformation.cmake</text:span></text:p>
      <text:p text:style-name="P11"><text:span text:style-name="Source_20_Text">│   │   │   │   │   │   └── progress.marks</text:span></text:p>
      <text:p text:style-name="P11"><text:span text:style-name="Source_20_Text">│   │   │   │   │   ├── cmake_install.cmake</text:span></text:p>
      <text:p text:style-name="P11"><text:span text:style-name="Source_20_Text">│   │   │   │   │   └── Makefile</text:span></text:p>
      <text:p text:style-name="P11"><text:span text:style-name="Source_20_Text">│   │   │   │   ├── boot_uf2</text:span></text:p>
      <text:p text:style-name="P11"><text:span text:style-name="Source_20_Text">│   │   │   │   │   ├── CMakeFiles</text:span></text:p>
      <text:p text:style-name="P11"><text:span text:style-name="Source_20_Text">│   │   │   │   │   │   ├── CMakeDirectoryInformation.cmake</text:span></text:p>
      <text:p text:style-name="P11"><text:span text:style-name="Source_20_Text">│   │   │   │   │   │   └── progress.marks</text:span></text:p>
      <text:p text:style-name="P11"><text:soft-page-break/><text:span text:style-name="Source_20_Text">│   │   │   │   │   ├── cmake_install.cmake</text:span></text:p>
      <text:p text:style-name="P11"><text:span text:style-name="Source_20_Text">│   │   │   │   │   └── Makefile</text:span></text:p>
      <text:p text:style-name="P11"><text:span text:style-name="Source_20_Text">│   │   │   │   ├── CMakeFiles</text:span></text:p>
      <text:p text:style-name="P11"><text:span text:style-name="Source_20_Text">│   │   │   │   │   ├── CMakeDirectoryInformation.cmake</text:span></text:p>
      <text:p text:style-name="P11"><text:span text:style-name="Source_20_Text">│   │   │   │   │   └── progress.marks</text:span></text:p>
      <text:p text:style-name="P11"><text:span text:style-name="Source_20_Text">│   │   │   │   ├── cmake_install.cmake</text:span></text:p>
      <text:p text:style-name="P11"><text:span text:style-name="Source_20_Text">│   │   │   │   ├── Makefile</text:span></text:p>
      <text:p text:style-name="P11"><text:span text:style-name="Source_20_Text">│   │   │   │   ├── pico_base</text:span></text:p>
      <text:p text:style-name="P11"><text:span text:style-name="Source_20_Text">│   │   │   │   │   ├── CMakeFiles</text:span></text:p>
      <text:p text:style-name="P11"><text:span text:style-name="Source_20_Text">│   │   │   │   │   │   ├── CMakeDirectoryInformation.cmake</text:span></text:p>
      <text:p text:style-name="P11"><text:span text:style-name="Source_20_Text">│   │   │   │   │   │   └── progress.marks</text:span></text:p>
      <text:p text:style-name="P11"><text:span text:style-name="Source_20_Text">│   │   │   │   │   ├── cmake_install.cmake</text:span></text:p>
      <text:p text:style-name="P11"><text:span text:style-name="Source_20_Text">│   │   │   │   │   └── Makefile</text:span></text:p>
      <text:p text:style-name="P11"><text:span text:style-name="Source_20_Text">│   │   │   │   ├── pico_binary_info</text:span></text:p>
      <text:p text:style-name="P11"><text:span text:style-name="Source_20_Text">│   │   │   │   │   ├── CMakeFiles</text:span></text:p>
      <text:p text:style-name="P11"><text:span text:style-name="Source_20_Text">│   │   │   │   │   │   ├── CMakeDirectoryInformation.cmake</text:span></text:p>
      <text:p text:style-name="P11"><text:span text:style-name="Source_20_Text">│   │   │   │   │   │   └── progress.marks</text:span></text:p>
      <text:p text:style-name="P11"><text:span text:style-name="Source_20_Text">│   │   │   │   │   ├── cmake_install.cmake</text:span></text:p>
      <text:p text:style-name="P11"><text:span text:style-name="Source_20_Text">│   │   │   │   │   └── Makefile</text:span></text:p>
      <text:p text:style-name="P11"><text:span text:style-name="Source_20_Text">│   │   │   │   ├── pico_bit_ops</text:span></text:p>
      <text:p text:style-name="P11"><text:span text:style-name="Source_20_Text">│   │   │   │   │   ├── CMakeFiles</text:span></text:p>
      <text:p text:style-name="P11"><text:span text:style-name="Source_20_Text">│   │   │   │   │   │   ├── CMakeDirectoryInformation.cmake</text:span></text:p>
      <text:p text:style-name="P11"><text:span text:style-name="Source_20_Text">│   │   │   │   │   │   └── progress.marks</text:span></text:p>
      <text:p text:style-name="P11"><text:span text:style-name="Source_20_Text">│   │   │   │   │   ├── cmake_install.cmake</text:span></text:p>
      <text:p text:style-name="P11"><text:span text:style-name="Source_20_Text">│   │   │   │   │   └── Makefile</text:span></text:p>
      <text:p text:style-name="P11"><text:span text:style-name="Source_20_Text">│   │   │   │   ├── pico_divider</text:span></text:p>
      <text:p text:style-name="P11"><text:span text:style-name="Source_20_Text">│   │   │   │   │   ├── CMakeFiles</text:span></text:p>
      <text:p text:style-name="P11"><text:span text:style-name="Source_20_Text">│   │   │   │   │   │   ├── CMakeDirectoryInformation.cmake</text:span></text:p>
      <text:p text:style-name="P11"><text:span text:style-name="Source_20_Text">│   │   │   │   │   │   └── progress.marks</text:span></text:p>
      <text:p text:style-name="P11"><text:soft-page-break/><text:span text:style-name="Source_20_Text">│   │   │   │   │   ├── cmake_install.cmake</text:span></text:p>
      <text:p text:style-name="P11"><text:span text:style-name="Source_20_Text">│   │   │   │   │   └── Makefile</text:span></text:p>
      <text:p text:style-name="P11"><text:span text:style-name="Source_20_Text">│   │   │   │   ├── pico_stdlib</text:span></text:p>
      <text:p text:style-name="P11"><text:span text:style-name="Source_20_Text">│   │   │   │   │   ├── CMakeFiles</text:span></text:p>
      <text:p text:style-name="P11"><text:span text:style-name="Source_20_Text">│   │   │   │   │   │   ├── CMakeDirectoryInformation.cmake</text:span></text:p>
      <text:p text:style-name="P11"><text:span text:style-name="Source_20_Text">│   │   │   │   │   │   └── progress.marks</text:span></text:p>
      <text:p text:style-name="P11"><text:span text:style-name="Source_20_Text">│   │   │   │   │   ├── cmake_install.cmake</text:span></text:p>
      <text:p text:style-name="P11"><text:span text:style-name="Source_20_Text">│   │   │   │   │   └── Makefile</text:span></text:p>
      <text:p text:style-name="P11"><text:span text:style-name="Source_20_Text">│   │   │   │   ├── pico_sync</text:span></text:p>
      <text:p text:style-name="P11"><text:span text:style-name="Source_20_Text">│   │   │   │   │   ├── CMakeFiles</text:span></text:p>
      <text:p text:style-name="P11"><text:span text:style-name="Source_20_Text">│   │   │   │   │   │   ├── CMakeDirectoryInformation.cmake</text:span></text:p>
      <text:p text:style-name="P11"><text:span text:style-name="Source_20_Text">│   │   │   │   │   │   └── progress.marks</text:span></text:p>
      <text:p text:style-name="P11"><text:span text:style-name="Source_20_Text">│   │   │   │   │   ├── cmake_install.cmake</text:span></text:p>
      <text:p text:style-name="P11"><text:span text:style-name="Source_20_Text">│   │   │   │   │   └── Makefile</text:span></text:p>
      <text:p text:style-name="P11"><text:span text:style-name="Source_20_Text">│   │   │   │   ├── pico_time</text:span></text:p>
      <text:p text:style-name="P11"><text:span text:style-name="Source_20_Text">│   │   │   │   │   ├── CMakeFiles</text:span></text:p>
      <text:p text:style-name="P11"><text:span text:style-name="Source_20_Text">│   │   │   │   │   │   ├── CMakeDirectoryInformation.cmake</text:span></text:p>
      <text:p text:style-name="P11"><text:span text:style-name="Source_20_Text">│   │   │   │   │   │   └── progress.marks</text:span></text:p>
      <text:p text:style-name="P11"><text:span text:style-name="Source_20_Text">│   │   │   │   │   ├── cmake_install.cmake</text:span></text:p>
      <text:p text:style-name="P11"><text:span text:style-name="Source_20_Text">│   │   │   │   │   └── Makefile</text:span></text:p>
      <text:p text:style-name="P11"><text:span text:style-name="Source_20_Text">│   │   │   │   ├── pico_usb_reset_interface</text:span></text:p>
      <text:p text:style-name="P11"><text:span text:style-name="Source_20_Text">│   │   │   │   │   ├── CMakeFiles</text:span></text:p>
      <text:p text:style-name="P11"><text:span text:style-name="Source_20_Text">│   │   │   │   │   │   ├── CMakeDirectoryInformation.cmake</text:span></text:p>
      <text:p text:style-name="P11"><text:span text:style-name="Source_20_Text">│   │   │   │   │   │   └── progress.marks</text:span></text:p>
      <text:p text:style-name="P11"><text:span text:style-name="Source_20_Text">│   │   │   │   │   ├── cmake_install.cmake</text:span></text:p>
      <text:p text:style-name="P11"><text:span text:style-name="Source_20_Text">│   │   │   │   │   └── Makefile</text:span></text:p>
      <text:p text:style-name="P11"><text:span text:style-name="Source_20_Text">│   │   │   │   └── pico_util</text:span></text:p>
      <text:p text:style-name="P11"><text:span text:style-name="Source_20_Text">│   │   │   │   <text:s text:c="4"/>├── CMakeFiles</text:span></text:p>
      <text:p text:style-name="P11"><text:span text:style-name="Source_20_Text">│   │   │   │   <text:s text:c="4"/>│   ├── CMakeDirectoryInformation.cmake</text:span></text:p>
      <text:p text:style-name="P11"><text:soft-page-break/><text:span text:style-name="Source_20_Text">│   │   │   │   <text:s text:c="4"/>│   └── progress.marks</text:span></text:p>
      <text:p text:style-name="P11"><text:span text:style-name="Source_20_Text">│   │   │   │   <text:s text:c="4"/>├── cmake_install.cmake</text:span></text:p>
      <text:p text:style-name="P11"><text:span text:style-name="Source_20_Text">│   │   │   │   <text:s text:c="4"/>└── Makefile</text:span></text:p>
      <text:p text:style-name="P11"><text:span text:style-name="Source_20_Text">│   │   │   ├── Makefile</text:span></text:p>
      <text:p text:style-name="P11"><text:span text:style-name="Source_20_Text">│   │   │   ├── rp2040</text:span></text:p>
      <text:p text:style-name="P11"><text:span text:style-name="Source_20_Text">│   │   │   │   ├── CMakeFiles</text:span></text:p>
      <text:p text:style-name="P11"><text:span text:style-name="Source_20_Text">│   │   │   │   │   ├── CMakeDirectoryInformation.cmake</text:span></text:p>
      <text:p text:style-name="P11"><text:span text:style-name="Source_20_Text">│   │   │   │   │   └── progress.marks</text:span></text:p>
      <text:p text:style-name="P11"><text:span text:style-name="Source_20_Text">│   │   │   │   ├── cmake_install.cmake</text:span></text:p>
      <text:p text:style-name="P11"><text:span text:style-name="Source_20_Text">│   │   │   │   ├── hardware_regs</text:span></text:p>
      <text:p text:style-name="P11"><text:span text:style-name="Source_20_Text">│   │   │   │   │   ├── CMakeFiles</text:span></text:p>
      <text:p text:style-name="P11"><text:span text:style-name="Source_20_Text">│   │   │   │   │   │   ├── CMakeDirectoryInformation.cmake</text:span></text:p>
      <text:p text:style-name="P11"><text:span text:style-name="Source_20_Text">│   │   │   │   │   │   └── progress.marks</text:span></text:p>
      <text:p text:style-name="P11"><text:span text:style-name="Source_20_Text">│   │   │   │   │   ├── cmake_install.cmake</text:span></text:p>
      <text:p text:style-name="P11"><text:span text:style-name="Source_20_Text">│   │   │   │   │   └── Makefile</text:span></text:p>
      <text:p text:style-name="P11"><text:span text:style-name="Source_20_Text">│   │   │   │   ├── hardware_structs</text:span></text:p>
      <text:p text:style-name="P11"><text:span text:style-name="Source_20_Text">│   │   │   │   │   ├── CMakeFiles</text:span></text:p>
      <text:p text:style-name="P11"><text:span text:style-name="Source_20_Text">│   │   │   │   │   │   ├── CMakeDirectoryInformation.cmake</text:span></text:p>
      <text:p text:style-name="P11"><text:span text:style-name="Source_20_Text">│   │   │   │   │   │   └── progress.marks</text:span></text:p>
      <text:p text:style-name="P11"><text:span text:style-name="Source_20_Text">│   │   │   │   │   ├── cmake_install.cmake</text:span></text:p>
      <text:p text:style-name="P11"><text:span text:style-name="Source_20_Text">│   │   │   │   │   └── Makefile</text:span></text:p>
      <text:p text:style-name="P11"><text:span text:style-name="Source_20_Text">│   │   │   │   └── Makefile</text:span></text:p>
      <text:p text:style-name="P11"><text:span text:style-name="Source_20_Text">│   │   │   └── rp2_common</text:span></text:p>
      <text:p text:style-name="P11"><text:span text:style-name="Source_20_Text">│   │   │   <text:s text:c="4"/>├── boot_stage2</text:span></text:p>
      <text:p text:style-name="P11"><text:span text:style-name="Source_20_Text">│   │   │   <text:s text:c="4"/>│   ├── bs2_default.bin</text:span></text:p>
      <text:p text:style-name="P11"><text:span text:style-name="Source_20_Text">│   │   │   <text:s text:c="4"/>│   ├── bs2_default.dis</text:span></text:p>
      <text:p text:style-name="P11"><text:span text:style-name="Source_20_Text">│   │   │   <text:s text:c="4"/>│   ├── bs2_default.elf</text:span></text:p>
      <text:p text:style-name="P11"><text:span text:style-name="Source_20_Text">│   │   │   <text:s text:c="4"/>│   ├── bs2_default.elf.map</text:span></text:p>
      <text:p text:style-name="P11"><text:span text:style-name="Source_20_Text">│   │   │   <text:s text:c="4"/>│   ├── bs2_default_padded_checksummed.S</text:span></text:p>
      <text:p text:style-name="P11"><text:soft-page-break/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bs2_default_bin.dir</text:span></text:p>
      <text:p text:style-name="P11"><text:span text:style-name="Source_20_Text">│   │   │   <text:s text:c="4"/>│   │   │   ├── build.make</text:span></text:p>
      <text:p text:style-name="P11"><text:span text:style-name="Source_20_Text">│   │   │   <text:s text:c="4"/>│   │   │   ├── cmake_clean.cmake</text:span></text:p>
      <text:p text:style-name="P11"><text:span text:style-name="Source_20_Text">│   │   │   <text:s text:c="4"/>│   │   │   ├── DependInfo.cmake</text:span></text:p>
      <text:p text:style-name="P11"><text:span text:style-name="Source_20_Text">│   │   │   <text:s text:c="4"/>│   │   │   └── progress.make</text:span></text:p>
      <text:p text:style-name="P11"><text:span text:style-name="Source_20_Text">│   │   │   <text:s text:c="4"/>│   │   ├── bs2_default.dir</text:span></text:p>
      <text:p text:style-name="P11"><text:span text:style-name="Source_20_Text">│   │   │   <text:s text:c="4"/>│   │   │   ├── ASM.includecache</text:span></text:p>
      <text:p text:style-name="P11"><text:span text:style-name="Source_20_Text">│   │   │   <text:s text:c="4"/>│   │   │   ├── build.make</text:span></text:p>
      <text:p text:style-name="P11"><text:span text:style-name="Source_20_Text">│   │   │   <text:s text:c="4"/>│   │   │   ├── cmake_clean.cmake</text:span></text:p>
      <text:p text:style-name="P11"><text:span text:style-name="Source_20_Text">│   │   │   <text:s text:c="4"/>│   │   │   ├── compile_time_choice.S.obj</text:span></text:p>
      <text:p text:style-name="P11"><text:span text:style-name="Source_20_Text">│   │   │   <text:s text:c="4"/>│   │   │   ├── DependInfo.cmake</text:span></text:p>
      <text:p text:style-name="P11"><text:span text:style-name="Source_20_Text">│   │   │   <text:s text:c="4"/>│   │   │   ├── depend.internal</text:span></text:p>
      <text:p text:style-name="P11"><text:span text:style-name="Source_20_Text">│   │   │   <text:s text:c="4"/>│   │   │   ├── depend.make</text:span></text:p>
      <text:p text:style-name="P11"><text:span text:style-name="Source_20_Text">│   │   │   <text:s text:c="4"/>│   │   │   ├── flags.make</text:span></text:p>
      <text:p text:style-name="P11"><text:span text:style-name="Source_20_Text">│   │   │   <text:s text:c="4"/>│   │   │   ├── link.txt</text:span></text:p>
      <text:p text:style-name="P11"><text:span text:style-name="Source_20_Text">│   │   │   <text:s text:c="4"/>│   │   │   └── progress.make</text:span></text:p>
      <text:p text:style-name="P11"><text:span text:style-name="Source_20_Text">│   │   │   <text:s text:c="4"/>│   │   ├── bs2_default_padded_checksummed_asm.dir</text:span></text:p>
      <text:p text:style-name="P11"><text:span text:style-name="Source_20_Text">│   │   │   <text:s text:c="4"/>│   │   │   ├── build.make</text:span></text:p>
      <text:p text:style-name="P11"><text:span text:style-name="Source_20_Text">│   │   │   <text:s text:c="4"/>│   │   │   ├── cmake_clean.cmake</text:span></text:p>
      <text:p text:style-name="P11"><text:span text:style-name="Source_20_Text">│   │   │   <text:s text:c="4"/>│   │   │   ├── DependInfo.cmake</text:span></text:p>
      <text:p text:style-name="P11"><text:span text:style-name="Source_20_Text">│   │   │   <text:s text:c="4"/>│   │   │   ├── depend.internal</text:span></text:p>
      <text:p text:style-name="P11"><text:span text:style-name="Source_20_Text">│   │   │   <text:s text:c="4"/>│   │   │   ├── depend.make</text:span></text:p>
      <text:p text:style-name="P11"><text:span text:style-name="Source_20_Text">│   │   │   <text:s text:c="4"/>│   │   │   └── progress.make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CMakeFiles</text:span></text:p>
      <text:p text:style-name="P11"><text:soft-page-break/><text:span text:style-name="Source_20_Text">│   │   │   <text:s text:c="4"/>│   ├── CMakeDirectoryInformation.cmake</text:span></text:p>
      <text:p text:style-name="P11"><text:span text:style-name="Source_20_Text">│   │   │   <text:s text:c="4"/>│   └── progress.marks</text:span></text:p>
      <text:p text:style-name="P11"><text:span text:style-name="Source_20_Text">│   │   │   <text:s text:c="4"/>├── cmake_install.cmake</text:span></text:p>
      <text:p text:style-name="P11"><text:span text:style-name="Source_20_Text">│   │   │   <text:s text:c="4"/>├── cmsis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adc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base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claim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clocks</text:span></text:p>
      <text:p text:style-name="P11"><text:span text:style-name="Source_20_Text">│   │   │   <text:s text:c="4"/>│   ├── CMakeFiles</text:span></text:p>
      <text:p text:style-name="P11"><text:soft-page-break/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divider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dma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exception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flash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gpio</text:span></text:p>
      <text:p text:style-name="P11"><text:soft-page-break/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i2c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interp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irq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pio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oft-page-break/><text:span text:style-name="Source_20_Text">│   │   │   <text:s text:c="4"/>├── hardware_pll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pwm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resets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rtc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spi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oft-page-break/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sync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timer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uart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vreg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watchdog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oft-page-break/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xosc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Makefile</text:span></text:p>
      <text:p text:style-name="P11"><text:span text:style-name="Source_20_Text">│   │   │   <text:s text:c="4"/>├── pico_bit_ops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bootrom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bootsel_via_double_reset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cxx_options</text:span></text:p>
      <text:p text:style-name="P11"><text:span text:style-name="Source_20_Text">│   │   │   <text:s text:c="4"/>│   ├── CMakeFiles</text:span></text:p>
      <text:p text:style-name="P11"><text:soft-page-break/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divider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double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fix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├── Makefile</text:span></text:p>
      <text:p text:style-name="P11"><text:span text:style-name="Source_20_Text">│   │   │   <text:s text:c="4"/>│   └── rp2040_usb_device_enumeration</text:span></text:p>
      <text:p text:style-name="P11"><text:span text:style-name="Source_20_Text">│   │   │   <text:s text:c="4"/>│   <text:s text:c="4"/>├── CMakeFiles</text:span></text:p>
      <text:p text:style-name="P11"><text:span text:style-name="Source_20_Text">│   │   │   <text:s text:c="4"/>│   <text:s text:c="4"/>│   ├── CMakeDirectoryInformation.cmake</text:span></text:p>
      <text:p text:style-name="P11"><text:span text:style-name="Source_20_Text">│   │   │   <text:s text:c="4"/>│   <text:s text:c="4"/>│   └── progress.marks</text:span></text:p>
      <text:p text:style-name="P11"><text:span text:style-name="Source_20_Text">│   │   │   <text:s text:c="4"/>│   <text:s text:c="4"/>├── cmake_install.cmake</text:span></text:p>
      <text:p text:style-name="P11"><text:span text:style-name="Source_20_Text">│   │   │   <text:s text:c="4"/>│   <text:s text:c="4"/>└── Makefile</text:span></text:p>
      <text:p text:style-name="P11"><text:span text:style-name="Source_20_Text">│   │   │   <text:s text:c="4"/>├── pico_float</text:span></text:p>
      <text:p text:style-name="P11"><text:soft-page-break/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int64_ops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malloc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mem_ops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multicore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oft-page-break/><text:span text:style-name="Source_20_Text">│   │   │   <text:s text:c="4"/>├── pico_platform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printf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runtime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standard_link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stdio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oft-page-break/><text:span text:style-name="Source_20_Text">│   │   │   <text:s text:c="4"/>│   └── Makefile</text:span></text:p>
      <text:p text:style-name="P11"><text:span text:style-name="Source_20_Text">│   │   │   <text:s text:c="4"/>├── pico_stdio_semihosting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stdio_uart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stdio_usb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stdlib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unique_id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oft-page-break/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└── tinyusb</text:span></text:p>
      <text:p text:style-name="P11"><text:span text:style-name="Source_20_Text">│   │   │   <text:s text:c="8"/>├── CMakeFiles</text:span></text:p>
      <text:p text:style-name="P11"><text:span text:style-name="Source_20_Text">│   │   │   <text:s text:c="8"/>│   ├── CMakeDirectoryInformation.cmake</text:span></text:p>
      <text:p text:style-name="P11"><text:span text:style-name="Source_20_Text">│   │   │   <text:s text:c="8"/>│   └── progress.marks</text:span></text:p>
      <text:p text:style-name="P11"><text:span text:style-name="Source_20_Text">│   │   │   <text:s text:c="8"/>├── cmake_install.cmake</text:span></text:p>
      <text:p text:style-name="P11"><text:span text:style-name="Source_20_Text">│   │   │   <text:s text:c="8"/>└── Makefile</text:span></text:p>
      <text:p text:style-name="P11"><text:span text:style-name="Source_20_Text">│   │   └── tools</text:span></text:p>
      <text:p text:style-name="P11"><text:span text:style-name="Source_20_Text">│   │   <text:s text:c="4"/>├── CMakeFiles</text:span></text:p>
      <text:p text:style-name="P11"><text:span text:style-name="Source_20_Text">│   │   <text:s text:c="4"/>│   ├── CMakeDirectoryInformation.cmake</text:span></text:p>
      <text:p text:style-name="P11"><text:span text:style-name="Source_20_Text">│   │   <text:s text:c="4"/>│   └── progress.marks</text:span></text:p>
      <text:p text:style-name="P11"><text:span text:style-name="Source_20_Text">│   │   <text:s text:c="4"/>├── cmake_install.cmake</text:span></text:p>
      <text:p text:style-name="P11"><text:span text:style-name="Source_20_Text">│   │   <text:s text:c="4"/>└── Makefile</text:span></text:p>
      <text:p text:style-name="P11"><text:span text:style-name="Source_20_Text">│   └── ProjectFiles</text:span></text:p>
      <text:p text:style-name="P11"><text:span text:style-name="Source_20_Text">│   <text:s text:c="4"/>├── blink.bin</text:span></text:p>
      <text:p text:style-name="P11"><text:span text:style-name="Source_20_Text">│   <text:s text:c="4"/>├── blink.dis</text:span></text:p>
      <text:p text:style-name="P11"><text:span text:style-name="Source_20_Text">│   <text:s text:c="4"/>├── blink.elf</text:span></text:p>
      <text:p text:style-name="P11"><text:span text:style-name="Source_20_Text">│   <text:s text:c="4"/>├── blink.elf.map</text:span></text:p>
      <text:p text:style-name="P11"><text:span text:style-name="Source_20_Text">│   <text:s text:c="4"/>├── blink.hex</text:span></text:p>
      <text:p text:style-name="P11"><text:span text:style-name="Source_20_Text">│   <text:s text:c="4"/>├── blink.uf2</text:span></text:p>
      <text:p text:style-name="P11"><text:span text:style-name="Source_20_Text">│   <text:s text:c="4"/>├── CMakeFiles</text:span></text:p>
      <text:p text:style-name="P11"><text:span text:style-name="Source_20_Text">│   <text:s text:c="4"/>│   ├── blink.dir</text:span></text:p>
      <text:p text:style-name="P11"><text:span text:style-name="Source_20_Text">│   <text:s text:c="4"/>│   │   ├── ASM.includecache</text:span></text:p>
      <text:p text:style-name="P11"><text:span text:style-name="Source_20_Text">│   <text:s text:c="4"/>│   │   ├── build.make</text:span></text:p>
      <text:p text:style-name="P11"><text:span text:style-name="Source_20_Text">│   <text:s text:c="4"/>│   │   ├── C.includecache</text:span></text:p>
      <text:p text:style-name="P11"><text:span text:style-name="Source_20_Text">│   <text:s text:c="4"/>│   │   ├── cmake_clean.cmake</text:span></text:p>
      <text:p text:style-name="P11"><text:span text:style-name="Source_20_Text">│   <text:s text:c="4"/>│   │   ├── CXX.includecache</text:span></text:p>
      <text:p text:style-name="P11"><text:span text:style-name="Source_20_Text">│   <text:s text:c="4"/>│   │   ├── DependInfo.cmake</text:span></text:p>
      <text:p text:style-name="P11"><text:soft-page-break/><text:span text:style-name="Source_20_Text">│   <text:s text:c="4"/>│   │   ├── depend.internal</text:span></text:p>
      <text:p text:style-name="P11"><text:span text:style-name="Source_20_Text">│   <text:s text:c="4"/>│   │   ├── depend.make</text:span></text:p>
      <text:p text:style-name="P11"><text:span text:style-name="Source_20_Text">│   <text:s text:c="4"/>│   │   ├── flags.make</text:span></text:p>
      <text:p text:style-name="P11"><text:span text:style-name="Source_20_Text">│   <text:s text:c="4"/>│   │   ├── link.txt</text:span></text:p>
      <text:p text:style-name="P11"><text:span text:style-name="Source_20_Text">│   <text:s text:c="4"/>│   │   ├── main.c.obj</text:span></text:p>
      <text:p text:style-name="P11"><text:span text:style-name="Source_20_Text">│   <text:s text:c="4"/>│   │   ├── opt</text:span></text:p>
      <text:p text:style-name="P11"><text:span text:style-name="Source_20_Text">│   <text:s text:c="4"/>│   │   │   └── pico-sdk</text:span></text:p>
      <text:p text:style-name="P11"><text:span text:style-name="Source_20_Text">│   <text:s text:c="4"/>│   │   │   <text:s text:c="4"/>└── src</text:span></text:p>
      <text:p text:style-name="P11"><text:span text:style-name="Source_20_Text">│   <text:s text:c="4"/>│   │   │   <text:s text:c="8"/>├── common</text:span></text:p>
      <text:p text:style-name="P11"><text:span text:style-name="Source_20_Text">│   <text:s text:c="4"/>│   │   │   <text:s text:c="8"/>│   ├── pico_sync</text:span></text:p>
      <text:p text:style-name="P11"><text:span text:style-name="Source_20_Text">│   <text:s text:c="4"/>│   │   │   <text:s text:c="8"/>│   │   ├── critical_section.c.obj</text:span></text:p>
      <text:p text:style-name="P11"><text:span text:style-name="Source_20_Text">│   <text:s text:c="4"/>│   │   │   <text:s text:c="8"/>│   │   ├── lock_core.c.obj</text:span></text:p>
      <text:p text:style-name="P11"><text:span text:style-name="Source_20_Text">│   <text:s text:c="4"/>│   │   │   <text:s text:c="8"/>│   │   ├── mutex.c.obj</text:span></text:p>
      <text:p text:style-name="P11"><text:span text:style-name="Source_20_Text">│   <text:s text:c="4"/>│   │   │   <text:s text:c="8"/>│   │   └── sem.c.obj</text:span></text:p>
      <text:p text:style-name="P11"><text:span text:style-name="Source_20_Text">│   <text:s text:c="4"/>│   │   │   <text:s text:c="8"/>│   ├── pico_time</text:span></text:p>
      <text:p text:style-name="P11"><text:span text:style-name="Source_20_Text">│   <text:s text:c="4"/>│   │   │   <text:s text:c="8"/>│   │   ├── time.c.obj</text:span></text:p>
      <text:p text:style-name="P11"><text:span text:style-name="Source_20_Text">│   <text:s text:c="4"/>│   │   │   <text:s text:c="8"/>│   │   └── timeout_helper.c.obj</text:span></text:p>
      <text:p text:style-name="P11"><text:span text:style-name="Source_20_Text">│   <text:s text:c="4"/>│   │   │   <text:s text:c="8"/>│   └── pico_util</text:span></text:p>
      <text:p text:style-name="P11"><text:span text:style-name="Source_20_Text">│   <text:s text:c="4"/>│   │   │   <text:s text:c="8"/>│   <text:s text:c="4"/>├── datetime.c.obj</text:span></text:p>
      <text:p text:style-name="P11"><text:span text:style-name="Source_20_Text">│   <text:s text:c="4"/>│   │   │   <text:s text:c="8"/>│   <text:s text:c="4"/>├── pheap.c.obj</text:span></text:p>
      <text:p text:style-name="P11"><text:span text:style-name="Source_20_Text">│   <text:s text:c="4"/>│   │   │   <text:s text:c="8"/>│   <text:s text:c="4"/>└── queue.c.obj</text:span></text:p>
      <text:p text:style-name="P11"><text:span text:style-name="Source_20_Text">│   <text:s text:c="4"/>│   │   │   <text:s text:c="8"/>└── rp2_common</text:span></text:p>
      <text:p text:style-name="P11"><text:span text:style-name="Source_20_Text">│   <text:s text:c="4"/>│   │   │   <text:s text:c="12"/>├── hardware_claim</text:span></text:p>
      <text:p text:style-name="P11"><text:span text:style-name="Source_20_Text">│   <text:s text:c="4"/>│   │   │   <text:s text:c="12"/>│   └── claim.c.obj</text:span></text:p>
      <text:p text:style-name="P11"><text:span text:style-name="Source_20_Text">│   <text:s text:c="4"/>│   │   │   <text:s text:c="12"/>├── hardware_clocks</text:span></text:p>
      <text:p text:style-name="P11"><text:span text:style-name="Source_20_Text">│   <text:s text:c="4"/>│   │   │   <text:s text:c="12"/>│   └── clocks.c.obj</text:span></text:p>
      <text:p text:style-name="P11"><text:span text:style-name="Source_20_Text">│   <text:s text:c="4"/>│   │   │   <text:s text:c="12"/>├── hardware_divider</text:span></text:p>
      <text:p text:style-name="P11"><text:span text:style-name="Source_20_Text">│   <text:s text:c="4"/>│   │   │   <text:s text:c="12"/>│   └── divider.S.obj</text:span></text:p>
      <text:p text:style-name="P11"><text:span text:style-name="Source_20_Text">│   <text:s text:c="4"/>│   │   │   <text:s text:c="12"/>├── hardware_gpio</text:span></text:p>
      <text:p text:style-name="P11"><text:soft-page-break/><text:span text:style-name="Source_20_Text">│   <text:s text:c="4"/>│   │   │   <text:s text:c="12"/>│   └── gpio.c.obj</text:span></text:p>
      <text:p text:style-name="P11"><text:span text:style-name="Source_20_Text">│   <text:s text:c="4"/>│   │   │   <text:s text:c="12"/>├── hardware_irq</text:span></text:p>
      <text:p text:style-name="P11"><text:span text:style-name="Source_20_Text">│   <text:s text:c="4"/>│   │   │   <text:s text:c="12"/>│   ├── irq.c.obj</text:span></text:p>
      <text:p text:style-name="P11"><text:span text:style-name="Source_20_Text">│   <text:s text:c="4"/>│   │   │   <text:s text:c="12"/>│   └── irq_handler_chain.S.obj</text:span></text:p>
      <text:p text:style-name="P11"><text:span text:style-name="Source_20_Text">│   <text:s text:c="4"/>│   │   │   <text:s text:c="12"/>├── hardware_pll</text:span></text:p>
      <text:p text:style-name="P11"><text:span text:style-name="Source_20_Text">│   <text:s text:c="4"/>│   │   │   <text:s text:c="12"/>│   └── pll.c.obj</text:span></text:p>
      <text:p text:style-name="P11"><text:span text:style-name="Source_20_Text">│   <text:s text:c="4"/>│   │   │   <text:s text:c="12"/>├── hardware_sync</text:span></text:p>
      <text:p text:style-name="P11"><text:span text:style-name="Source_20_Text">│   <text:s text:c="4"/>│   │   │   <text:s text:c="12"/>│   └── sync.c.obj</text:span></text:p>
      <text:p text:style-name="P11"><text:span text:style-name="Source_20_Text">│   <text:s text:c="4"/>│   │   │   <text:s text:c="12"/>├── hardware_timer</text:span></text:p>
      <text:p text:style-name="P11"><text:span text:style-name="Source_20_Text">│   <text:s text:c="4"/>│   │   │   <text:s text:c="12"/>│   └── timer.c.obj</text:span></text:p>
      <text:p text:style-name="P11"><text:span text:style-name="Source_20_Text">│   <text:s text:c="4"/>│   │   │   <text:s text:c="12"/>├── hardware_uart</text:span></text:p>
      <text:p text:style-name="P11"><text:span text:style-name="Source_20_Text">│   <text:s text:c="4"/>│   │   │   <text:s text:c="12"/>│   └── uart.c.obj</text:span></text:p>
      <text:p text:style-name="P11"><text:span text:style-name="Source_20_Text">│   <text:s text:c="4"/>│   │   │   <text:s text:c="12"/>├── hardware_vreg</text:span></text:p>
      <text:p text:style-name="P11"><text:span text:style-name="Source_20_Text">│   <text:s text:c="4"/>│   │   │   <text:s text:c="12"/>│   └── vreg.c.obj</text:span></text:p>
      <text:p text:style-name="P11"><text:span text:style-name="Source_20_Text">│   <text:s text:c="4"/>│   │   │   <text:s text:c="12"/>├── hardware_watchdog</text:span></text:p>
      <text:p text:style-name="P11"><text:span text:style-name="Source_20_Text">│   <text:s text:c="4"/>│   │   │   <text:s text:c="12"/>│   └── watchdog.c.obj</text:span></text:p>
      <text:p text:style-name="P11"><text:span text:style-name="Source_20_Text">│   <text:s text:c="4"/>│   │   │   <text:s text:c="12"/>├── hardware_xosc</text:span></text:p>
      <text:p text:style-name="P11"><text:span text:style-name="Source_20_Text">│   <text:s text:c="4"/>│   │   │   <text:s text:c="12"/>│   └── xosc.c.obj</text:span></text:p>
      <text:p text:style-name="P11"><text:span text:style-name="Source_20_Text">│   <text:s text:c="4"/>│   │   │   <text:s text:c="12"/>├── pico_bit_ops</text:span></text:p>
      <text:p text:style-name="P11"><text:span text:style-name="Source_20_Text">│   <text:s text:c="4"/>│   │   │   <text:s text:c="12"/>│   └── bit_ops_aeabi.S.obj</text:span></text:p>
      <text:p text:style-name="P11"><text:span text:style-name="Source_20_Text">│   <text:s text:c="4"/>│   │   │   <text:s text:c="12"/>├── pico_bootrom</text:span></text:p>
      <text:p text:style-name="P11"><text:span text:style-name="Source_20_Text">│   <text:s text:c="4"/>│   │   │   <text:s text:c="12"/>│   └── bootrom.c.obj</text:span></text:p>
      <text:p text:style-name="P11"><text:span text:style-name="Source_20_Text">│   <text:s text:c="4"/>│   │   │   <text:s text:c="12"/>├── pico_divider</text:span></text:p>
      <text:p text:style-name="P11"><text:span text:style-name="Source_20_Text">│   <text:s text:c="4"/>│   │   │   <text:s text:c="12"/>│   └── divider.S.obj</text:span></text:p>
      <text:p text:style-name="P11"><text:span text:style-name="Source_20_Text">│   <text:s text:c="4"/>│   │   │   <text:s text:c="12"/>├── pico_double</text:span></text:p>
      <text:p text:style-name="P11"><text:span text:style-name="Source_20_Text">│   <text:s text:c="4"/>│   │   │   <text:s text:c="12"/>│   ├── double_aeabi.S.obj</text:span></text:p>
      <text:p text:style-name="P11"><text:span text:style-name="Source_20_Text">│   <text:s text:c="4"/>│   │   │   <text:s text:c="12"/>│   ├── double_init_rom.c.obj</text:span></text:p>
      <text:p text:style-name="P11"><text:span text:style-name="Source_20_Text">│   <text:s text:c="4"/>│   │   │   <text:s text:c="12"/>│   ├── double_math.c.obj</text:span></text:p>
      <text:p text:style-name="P11"><text:span text:style-name="Source_20_Text">│   <text:s text:c="4"/>│   │   │   <text:s text:c="12"/>│   └── double_v1_rom_shim.S.obj</text:span></text:p>
      <text:p text:style-name="P11"><text:soft-page-break/><text:span text:style-name="Source_20_Text">│   <text:s text:c="4"/>│   │   │   <text:s text:c="12"/>├── pico_float</text:span></text:p>
      <text:p text:style-name="P11"><text:span text:style-name="Source_20_Text">│   <text:s text:c="4"/>│   │   │   <text:s text:c="12"/>│   ├── float_aeabi.S.obj</text:span></text:p>
      <text:p text:style-name="P11"><text:span text:style-name="Source_20_Text">│   <text:s text:c="4"/>│   │   │   <text:s text:c="12"/>│   ├── float_init_rom.c.obj</text:span></text:p>
      <text:p text:style-name="P11"><text:span text:style-name="Source_20_Text">│   <text:s text:c="4"/>│   │   │   <text:s text:c="12"/>│   ├── float_math.c.obj</text:span></text:p>
      <text:p text:style-name="P11"><text:span text:style-name="Source_20_Text">│   <text:s text:c="4"/>│   │   │   <text:s text:c="12"/>│   └── float_v1_rom_shim.S.obj</text:span></text:p>
      <text:p text:style-name="P11"><text:span text:style-name="Source_20_Text">│   <text:s text:c="4"/>│   │   │   <text:s text:c="12"/>├── pico_int64_ops</text:span></text:p>
      <text:p text:style-name="P11"><text:span text:style-name="Source_20_Text">│   <text:s text:c="4"/>│   │   │   <text:s text:c="12"/>│   └── pico_int64_ops_aeabi.S.obj</text:span></text:p>
      <text:p text:style-name="P11"><text:span text:style-name="Source_20_Text">│   <text:s text:c="4"/>│   │   │   <text:s text:c="12"/>├── pico_malloc</text:span></text:p>
      <text:p text:style-name="P11"><text:span text:style-name="Source_20_Text">│   <text:s text:c="4"/>│   │   │   <text:s text:c="12"/>│   └── pico_malloc.c.obj</text:span></text:p>
      <text:p text:style-name="P11"><text:span text:style-name="Source_20_Text">│   <text:s text:c="4"/>│   │   │   <text:s text:c="12"/>├── pico_mem_ops</text:span></text:p>
      <text:p text:style-name="P11"><text:span text:style-name="Source_20_Text">│   <text:s text:c="4"/>│   │   │   <text:s text:c="12"/>│   └── mem_ops_aeabi.S.obj</text:span></text:p>
      <text:p text:style-name="P11"><text:span text:style-name="Source_20_Text">│   <text:s text:c="4"/>│   │   │   <text:s text:c="12"/>├── pico_platform</text:span></text:p>
      <text:p text:style-name="P11"><text:span text:style-name="Source_20_Text">│   <text:s text:c="4"/>│   │   │   <text:s text:c="12"/>│   └── platform.c.obj</text:span></text:p>
      <text:p text:style-name="P11"><text:span text:style-name="Source_20_Text">│   <text:s text:c="4"/>│   │   │   <text:s text:c="12"/>├── pico_printf</text:span></text:p>
      <text:p text:style-name="P11"><text:span text:style-name="Source_20_Text">│   <text:s text:c="4"/>│   │   │   <text:s text:c="12"/>│   └── printf.c.obj</text:span></text:p>
      <text:p text:style-name="P11"><text:span text:style-name="Source_20_Text">│   <text:s text:c="4"/>│   │   │   <text:s text:c="12"/>├── pico_runtime</text:span></text:p>
      <text:p text:style-name="P11"><text:span text:style-name="Source_20_Text">│   <text:s text:c="4"/>│   │   │   <text:s text:c="12"/>│   └── runtime.c.obj</text:span></text:p>
      <text:p text:style-name="P11"><text:span text:style-name="Source_20_Text">│   <text:s text:c="4"/>│   │   │   <text:s text:c="12"/>├── pico_standard_link</text:span></text:p>
      <text:p text:style-name="P11"><text:span text:style-name="Source_20_Text">│   <text:s text:c="4"/>│   │   │   <text:s text:c="12"/>│   ├── binary_info.c.obj</text:span></text:p>
      <text:p text:style-name="P11"><text:span text:style-name="Source_20_Text">│   <text:s text:c="4"/>│   │   │   <text:s text:c="12"/>│   ├── crt0.S.obj</text:span></text:p>
      <text:p text:style-name="P11"><text:span text:style-name="Source_20_Text">│   <text:s text:c="4"/>│   │   │   <text:s text:c="12"/>│   └── new_delete.cpp.obj</text:span></text:p>
      <text:p text:style-name="P11"><text:span text:style-name="Source_20_Text">│   <text:s text:c="4"/>│   │   │   <text:s text:c="12"/>├── pico_stdio</text:span></text:p>
      <text:p text:style-name="P11"><text:span text:style-name="Source_20_Text">│   <text:s text:c="4"/>│   │   │   <text:s text:c="12"/>│   └── stdio.c.obj</text:span></text:p>
      <text:p text:style-name="P11"><text:span text:style-name="Source_20_Text">│   <text:s text:c="4"/>│   │   │   <text:s text:c="12"/>├── pico_stdio_uart</text:span></text:p>
      <text:p text:style-name="P11"><text:span text:style-name="Source_20_Text">│   <text:s text:c="4"/>│   │   │   <text:s text:c="12"/>│   └── stdio_uart.c.obj</text:span></text:p>
      <text:p text:style-name="P11"><text:span text:style-name="Source_20_Text">│   <text:s text:c="4"/>│   │   │   <text:s text:c="12"/>└── pico_stdlib</text:span></text:p>
      <text:p text:style-name="P11"><text:span text:style-name="Source_20_Text">│   <text:s text:c="4"/>│   │   │   <text:s text:c="16"/>└── stdlib.c.obj</text:span></text:p>
      <text:p text:style-name="P11"><text:span text:style-name="Source_20_Text">│   <text:s text:c="4"/>│   │   └── progress.make</text:span></text:p>
      <text:p text:style-name="P11"><text:span text:style-name="Source_20_Text">│   <text:s text:c="4"/>│   ├── CMakeDirectoryInformation.cmake</text:span></text:p>
      <text:p text:style-name="P11"><text:soft-page-break/><text:span text:style-name="Source_20_Text">│   <text:s text:c="4"/>│   ├── ELF2UF2Build-complete</text:span></text:p>
      <text:p text:style-name="P11"><text:span text:style-name="Source_20_Text">│   <text:s text:c="4"/>│   ├── ELF2UF2Build.dir</text:span></text:p>
      <text:p text:style-name="P11"><text:span text:style-name="Source_20_Text">│   <text:s text:c="4"/>│   │   ├── build.make</text:span></text:p>
      <text:p text:style-name="P11"><text:span text:style-name="Source_20_Text">│   <text:s text:c="4"/>│   │   ├── cmake_clean.cmake</text:span></text:p>
      <text:p text:style-name="P11"><text:span text:style-name="Source_20_Text">│   <text:s text:c="4"/>│   │   ├── DependInfo.cmake</text:span></text:p>
      <text:p text:style-name="P11"><text:span text:style-name="Source_20_Text">│   <text:s text:c="4"/>│   │   ├── depend.internal</text:span></text:p>
      <text:p text:style-name="P11"><text:span text:style-name="Source_20_Text">│   <text:s text:c="4"/>│   │   ├── depend.make</text:span></text:p>
      <text:p text:style-name="P11"><text:span text:style-name="Source_20_Text">│   <text:s text:c="4"/>│   │   ├── Labels.json</text:span></text:p>
      <text:p text:style-name="P11"><text:span text:style-name="Source_20_Text">│   <text:s text:c="4"/>│   │   ├── Labels.txt</text:span></text:p>
      <text:p text:style-name="P11"><text:span text:style-name="Source_20_Text">│   <text:s text:c="4"/>│   │   └── progress.make</text:span></text:p>
      <text:p text:style-name="P11"><text:span text:style-name="Source_20_Text">│   <text:s text:c="4"/>│   └── progress.marks</text:span></text:p>
      <text:p text:style-name="P11"><text:span text:style-name="Source_20_Text">│   <text:s text:c="4"/>├── cmake_install.cmake</text:span></text:p>
      <text:p text:style-name="P11"><text:span text:style-name="Source_20_Text">│   <text:s text:c="4"/>├── elf2uf2</text:span></text:p>
      <text:p text:style-name="P11"><text:span text:style-name="Source_20_Text">│   <text:s text:c="4"/>│   ├── src</text:span></text:p>
      <text:p text:style-name="P11"><text:span text:style-name="Source_20_Text">│   <text:s text:c="4"/>│   │   └── ELF2UF2Build-stamp</text:span></text:p>
      <text:p text:style-name="P11"><text:span text:style-name="Source_20_Text">│   <text:s text:c="4"/>│   │   <text:s text:c="4"/>├── ELF2UF2Build-configure</text:span></text:p>
      <text:p text:style-name="P11"><text:span text:style-name="Source_20_Text">│   <text:s text:c="4"/>│   │   <text:s text:c="4"/>├── ELF2UF2Build-done</text:span></text:p>
      <text:p text:style-name="P11"><text:span text:style-name="Source_20_Text">│   <text:s text:c="4"/>│   │   <text:s text:c="4"/>├── ELF2UF2Build-download</text:span></text:p>
      <text:p text:style-name="P11"><text:span text:style-name="Source_20_Text">│   <text:s text:c="4"/>│   │   <text:s text:c="4"/>├── ELF2UF2Build-install</text:span></text:p>
      <text:p text:style-name="P11"><text:span text:style-name="Source_20_Text">│   <text:s text:c="4"/>│   │   <text:s text:c="4"/>├── ELF2UF2Build-mkdir</text:span></text:p>
      <text:p text:style-name="P11"><text:span text:style-name="Source_20_Text">│   <text:s text:c="4"/>│   │   <text:s text:c="4"/>├── ELF2UF2Build-patch</text:span></text:p>
      <text:p text:style-name="P11"><text:span text:style-name="Source_20_Text">│   <text:s text:c="4"/>│   │   <text:s text:c="4"/>└── ELF2UF2Build-update</text:span></text:p>
      <text:p text:style-name="P11"><text:span text:style-name="Source_20_Text">│   <text:s text:c="4"/>│   └── tmp</text:span></text:p>
      <text:p text:style-name="P11"><text:span text:style-name="Source_20_Text">│   <text:s text:c="4"/>│   <text:s text:c="4"/>├── ELF2UF2Build-cfgcmd.txt</text:span></text:p>
      <text:p text:style-name="P11"><text:span text:style-name="Source_20_Text">│   <text:s text:c="4"/>│   <text:s text:c="4"/>└── ELF2UF2Build-cfgcmd.txt.in</text:span></text:p>
      <text:p text:style-name="P11"><text:span text:style-name="Source_20_Text">│   <text:s text:c="4"/>└── Makefile</text:span></text:p>
      <text:p text:style-name="P11"><text:span text:style-name="Source_20_Text">├── CMakeLists.txt</text:span></text:p>
      <text:p text:style-name="P11"><text:span text:style-name="Source_20_Text">├── doc</text:span></text:p>
      <text:p text:style-name="P11"><text:span text:style-name="Source_20_Text">│   ├── pico-freeRtos.odt</text:span></text:p>
      <text:p text:style-name="P11"><text:soft-page-break/><text:span text:style-name="Source_20_Text">│   └── pico-freeRtos.pdf</text:span></text:p>
      <text:p text:style-name="P11"><text:span text:style-name="Source_20_Text">├── freertos</text:span></text:p>
      <text:p text:style-name="P11"><text:span text:style-name="Source_20_Text">│   ├── CMakeLists.txt</text:span></text:p>
      <text:p text:style-name="P11"><text:span text:style-name="Source_20_Text">│   ├── FreeRTOSConfig.h</text:span></text:p>
      <text:p text:style-name="P11"><text:span text:style-name="Source_20_Text">│   └── FreeRTOS-Kernel</text:span></text:p>
      <text:p text:style-name="P11"><text:span text:style-name="Source_20_Text">│   <text:s text:c="4"/>├── croutine.c</text:span></text:p>
      <text:p text:style-name="P11"><text:span text:style-name="Source_20_Text">│   <text:s text:c="4"/>├── event_groups.c</text:span></text:p>
      <text:p text:style-name="P11"><text:span text:style-name="Source_20_Text">│   <text:s text:c="4"/>├── GitHub-FreeRTOS-Kernel-Home.url</text:span></text:p>
      <text:p text:style-name="P11"><text:span text:style-name="Source_20_Text">│   <text:s text:c="4"/>├── History.txt</text:span></text:p>
      <text:p text:style-name="P11"><text:span text:style-name="Source_20_Text">│   <text:s text:c="4"/>├── include</text:span></text:p>
      <text:p text:style-name="P11"><text:span text:style-name="Source_20_Text">│   <text:s text:c="4"/>│   ├── atomic.h</text:span></text:p>
      <text:p text:style-name="P11"><text:span text:style-name="Source_20_Text">│   <text:s text:c="4"/>│   ├── croutine.h</text:span></text:p>
      <text:p text:style-name="P11"><text:span text:style-name="Source_20_Text">│   <text:s text:c="4"/>│   ├── deprecated_definitions.h</text:span></text:p>
      <text:p text:style-name="P11"><text:span text:style-name="Source_20_Text">│   <text:s text:c="4"/>│   ├── event_groups.h</text:span></text:p>
      <text:p text:style-name="P11"><text:span text:style-name="Source_20_Text">│   <text:s text:c="4"/>│   ├── FreeRTOS.h</text:span></text:p>
      <text:p text:style-name="P11"><text:span text:style-name="Source_20_Text">│   <text:s text:c="4"/>│   ├── list.h</text:span></text:p>
      <text:p text:style-name="P11"><text:span text:style-name="Source_20_Text">│   <text:s text:c="4"/>│   ├── message_buffer.h</text:span></text:p>
      <text:p text:style-name="P11"><text:span text:style-name="Source_20_Text">│   <text:s text:c="4"/>│   ├── mpu_prototypes.h</text:span></text:p>
      <text:p text:style-name="P11"><text:span text:style-name="Source_20_Text">│   <text:s text:c="4"/>│   ├── mpu_wrappers.h</text:span></text:p>
      <text:p text:style-name="P11"><text:span text:style-name="Source_20_Text">│   <text:s text:c="4"/>│   ├── portable.h</text:span></text:p>
      <text:p text:style-name="P11"><text:span text:style-name="Source_20_Text">│   <text:s text:c="4"/>│   ├── projdefs.h</text:span></text:p>
      <text:p text:style-name="P11"><text:span text:style-name="Source_20_Text">│   <text:s text:c="4"/>│   ├── queue.h</text:span></text:p>
      <text:p text:style-name="P11"><text:span text:style-name="Source_20_Text">│   <text:s text:c="4"/>│   ├── semphr.h</text:span></text:p>
      <text:p text:style-name="P11"><text:span text:style-name="Source_20_Text">│   <text:s text:c="4"/>│   ├── stack_macros.h</text:span></text:p>
      <text:p text:style-name="P11"><text:span text:style-name="Source_20_Text">│   <text:s text:c="4"/>│   ├── StackMacros.h</text:span></text:p>
      <text:p text:style-name="P11"><text:span text:style-name="Source_20_Text">│   <text:s text:c="4"/>│   ├── stdint.readme</text:span></text:p>
      <text:p text:style-name="P11"><text:span text:style-name="Source_20_Text">│   <text:s text:c="4"/>│   ├── stream_buffer.h</text:span></text:p>
      <text:p text:style-name="P11"><text:span text:style-name="Source_20_Text">│   <text:s text:c="4"/>│   ├── task.h</text:span></text:p>
      <text:p text:style-name="P11"><text:span text:style-name="Source_20_Text">│   <text:s text:c="4"/>│   └── timers.h</text:span></text:p>
      <text:p text:style-name="P11"><text:soft-page-break/><text:span text:style-name="Source_20_Text">│   <text:s text:c="4"/>├── LICENSE.md</text:span></text:p>
      <text:p text:style-name="P11"><text:span text:style-name="Source_20_Text">│   <text:s text:c="4"/>├── list.c</text:span></text:p>
      <text:p text:style-name="P11"><text:span text:style-name="Source_20_Text">│   <text:s text:c="4"/>├── portable</text:span></text:p>
      <text:p text:style-name="P11"><text:span text:style-name="Source_20_Text">│   <text:s text:c="4"/>│   ├── ARMClang</text:span></text:p>
      <text:p text:style-name="P11"><text:span text:style-name="Source_20_Text">│   <text:s text:c="4"/>│   │   └── Use-the-GCC-ports.txt</text:span></text:p>
      <text:p text:style-name="P11"><text:span text:style-name="Source_20_Text">│   <text:s text:c="4"/>│   ├── ARMv8M</text:span></text:p>
      <text:p text:style-name="P11"><text:span text:style-name="Source_20_Text">│   <text:s text:c="4"/>│   │   ├── copy_files.py</text:span></text:p>
      <text:p text:style-name="P11"><text:span text:style-name="Source_20_Text">│   <text:s text:c="4"/>│   │   ├── non_secure</text:span></text:p>
      <text:p text:style-name="P11"><text:span text:style-name="Source_20_Text">│   <text:s text:c="4"/>│   │   │   ├── portable</text:span></text:p>
      <text:p text:style-name="P11"><text:span text:style-name="Source_20_Text">│   <text:s text:c="4"/>│   │   │   │   ├── GCC</text:span></text:p>
      <text:p text:style-name="P11"><text:span text:style-name="Source_20_Text">│   <text:s text:c="4"/>│   │   │   │   │   ├── ARM_CM23</text:span></text:p>
      <text:p text:style-name="P11"><text:span text:style-name="Source_20_Text">│   <text:s text:c="4"/>│   │   │   │   │   │   ├── portasm.c</text:span></text:p>
      <text:p text:style-name="P11"><text:span text:style-name="Source_20_Text">│   <text:s text:c="4"/>│   │   │   │   │   │   └── portmacro.h</text:span></text:p>
      <text:p text:style-name="P11"><text:span text:style-name="Source_20_Text">│   <text:s text:c="4"/>│   │   │   │   │   ├── ARM_CM23_NTZ</text:span></text:p>
      <text:p text:style-name="P11"><text:span text:style-name="Source_20_Text">│   <text:s text:c="4"/>│   │   │   │   │   │   ├── portasm.c</text:span></text:p>
      <text:p text:style-name="P11"><text:span text:style-name="Source_20_Text">│   <text:s text:c="4"/>│   │   │   │   │   │   └── portmacro.h</text:span></text:p>
      <text:p text:style-name="P11"><text:span text:style-name="Source_20_Text">│   <text:s text:c="4"/>│   │   │   │   │   ├── ARM_CM33</text:span></text:p>
      <text:p text:style-name="P11"><text:span text:style-name="Source_20_Text">│   <text:s text:c="4"/>│   │   │   │   │   │   ├── portasm.c</text:span></text:p>
      <text:p text:style-name="P11"><text:span text:style-name="Source_20_Text">│   <text:s text:c="4"/>│   │   │   │   │   │   └── portmacro.h</text:span></text:p>
      <text:p text:style-name="P11"><text:span text:style-name="Source_20_Text">│   <text:s text:c="4"/>│   │   │   │   │   └── ARM_CM33_NTZ</text:span></text:p>
      <text:p text:style-name="P11"><text:span text:style-name="Source_20_Text">│   <text:s text:c="4"/>│   │   │   │   │   <text:s text:c="4"/>├── portasm.c</text:span></text:p>
      <text:p text:style-name="P11"><text:span text:style-name="Source_20_Text">│   <text:s text:c="4"/>│   │   │   │   │   <text:s text:c="4"/>└── portmacro.h</text:span></text:p>
      <text:p text:style-name="P11"><text:span text:style-name="Source_20_Text">│   <text:s text:c="4"/>│   │   │   │   └── IAR</text:span></text:p>
      <text:p text:style-name="P11"><text:span text:style-name="Source_20_Text">│   <text:s text:c="4"/>│   │   │   │   <text:s text:c="4"/>├── ARM_CM23</text:span></text:p>
      <text:p text:style-name="P11"><text:span text:style-name="Source_20_Text">│   <text:s text:c="4"/>│   │   │   │   <text:s text:c="4"/>│   ├── portasm.s</text:span></text:p>
      <text:p text:style-name="P11"><text:span text:style-name="Source_20_Text">│   <text:s text:c="4"/>│   │   │   │   <text:s text:c="4"/>│   └── portmacro.h</text:span></text:p>
      <text:p text:style-name="P11"><text:span text:style-name="Source_20_Text">│   <text:s text:c="4"/>│   │   │   │   <text:s text:c="4"/>├── ARM_CM23_NTZ</text:span></text:p>
      <text:p text:style-name="P11"><text:span text:style-name="Source_20_Text">│   <text:s text:c="4"/>│   │   │   │   <text:s text:c="4"/>│   ├── portasm.s</text:span></text:p>
      <text:p text:style-name="P11"><text:span text:style-name="Source_20_Text">│   <text:s text:c="4"/>│   │   │   │   <text:s text:c="4"/>│   └── portmacro.h</text:span></text:p>
      <text:p text:style-name="P11"><text:soft-page-break/><text:span text:style-name="Source_20_Text">│   <text:s text:c="4"/>│   │   │   │   <text:s text:c="4"/>├── ARM_CM33</text:span></text:p>
      <text:p text:style-name="P11"><text:span text:style-name="Source_20_Text">│   <text:s text:c="4"/>│   │   │   │   <text:s text:c="4"/>│   ├── portasm.s</text:span></text:p>
      <text:p text:style-name="P11"><text:span text:style-name="Source_20_Text">│   <text:s text:c="4"/>│   │   │   │   <text:s text:c="4"/>│   └── portmacro.h</text:span></text:p>
      <text:p text:style-name="P11"><text:span text:style-name="Source_20_Text">│   <text:s text:c="4"/>│   │   │   │   <text:s text:c="4"/>└── ARM_CM33_NTZ</text:span></text:p>
      <text:p text:style-name="P11"><text:span text:style-name="Source_20_Text">│   <text:s text:c="4"/>│   │   │   │   <text:s text:c="8"/>├── portasm.s</text:span></text:p>
      <text:p text:style-name="P11"><text:span text:style-name="Source_20_Text">│   <text:s text:c="4"/>│   │   │   │   <text:s text:c="8"/>└── portmacro.h</text:span></text:p>
      <text:p text:style-name="P11"><text:span text:style-name="Source_20_Text">│   <text:s text:c="4"/>│   │   │   ├── portasm.h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ReadMe.txt</text:span></text:p>
      <text:p text:style-name="P11"><text:span text:style-name="Source_20_Text">│   <text:s text:c="4"/>│   │   └── secure</text:span></text:p>
      <text:p text:style-name="P11"><text:span text:style-name="Source_20_Text">│   <text:s text:c="4"/>│   │   <text:s text:c="4"/>├── context</text:span></text:p>
      <text:p text:style-name="P11"><text:span text:style-name="Source_20_Text">│   <text:s text:c="4"/>│   │   <text:s text:c="4"/>│   ├── portable</text:span></text:p>
      <text:p text:style-name="P11"><text:span text:style-name="Source_20_Text">│   <text:s text:c="4"/>│   │   <text:s text:c="4"/>│   │   ├── GCC</text:span></text:p>
      <text:p text:style-name="P11"><text:span text:style-name="Source_20_Text">│   <text:s text:c="4"/>│   │   <text:s text:c="4"/>│   │   │   ├── ARM_CM23</text:span></text:p>
      <text:p text:style-name="P11"><text:span text:style-name="Source_20_Text">│   <text:s text:c="4"/>│   │   <text:s text:c="4"/>│   │   │   │   └── secure_context_port.c</text:span></text:p>
      <text:p text:style-name="P11"><text:span text:style-name="Source_20_Text">│   <text:s text:c="4"/>│   │   <text:s text:c="4"/>│   │   │   └── ARM_CM33</text:span></text:p>
      <text:p text:style-name="P11"><text:span text:style-name="Source_20_Text">│   <text:s text:c="4"/>│   │   <text:s text:c="4"/>│   │   │   <text:s text:c="4"/>└── secure_context_port.c</text:span></text:p>
      <text:p text:style-name="P11"><text:span text:style-name="Source_20_Text">│   <text:s text:c="4"/>│   │   <text:s text:c="4"/>│   │   └── IAR</text:span></text:p>
      <text:p text:style-name="P11"><text:span text:style-name="Source_20_Text">│   <text:s text:c="4"/>│   │   <text:s text:c="4"/>│   │   <text:s text:c="4"/>├── ARM_CM23</text:span></text:p>
      <text:p text:style-name="P11"><text:span text:style-name="Source_20_Text">│   <text:s text:c="4"/>│   │   <text:s text:c="4"/>│   │   <text:s text:c="4"/>│   └── secure_context_port_asm.s</text:span></text:p>
      <text:p text:style-name="P11"><text:span text:style-name="Source_20_Text">│   <text:s text:c="4"/>│   │   <text:s text:c="4"/>│   │   <text:s text:c="4"/>└── ARM_CM33</text:span></text:p>
      <text:p text:style-name="P11"><text:span text:style-name="Source_20_Text">│   <text:s text:c="4"/>│   │   <text:s text:c="4"/>│   │   <text:s text:c="8"/>└── secure_context_port_asm.s</text:span></text:p>
      <text:p text:style-name="P11"><text:span text:style-name="Source_20_Text">│   <text:s text:c="4"/>│   │   <text:s text:c="4"/>│   ├── secure_context.c</text:span></text:p>
      <text:p text:style-name="P11"><text:span text:style-name="Source_20_Text">│   <text:s text:c="4"/>│   │   <text:s text:c="4"/>│   └── secure_context.h</text:span></text:p>
      <text:p text:style-name="P11"><text:span text:style-name="Source_20_Text">│   <text:s text:c="4"/>│   │   <text:s text:c="4"/>├── heap</text:span></text:p>
      <text:p text:style-name="P11"><text:span text:style-name="Source_20_Text">│   <text:s text:c="4"/>│   │   <text:s text:c="4"/>│   ├── secure_heap.c</text:span></text:p>
      <text:p text:style-name="P11"><text:span text:style-name="Source_20_Text">│   <text:s text:c="4"/>│   │   <text:s text:c="4"/>│   └── secure_heap.h</text:span></text:p>
      <text:p text:style-name="P11"><text:span text:style-name="Source_20_Text">│   <text:s text:c="4"/>│   │   <text:s text:c="4"/>├── init</text:span></text:p>
      <text:p text:style-name="P11"><text:soft-page-break/><text:span text:style-name="Source_20_Text">│   <text:s text:c="4"/>│   │   <text:s text:c="4"/>│   ├── secure_init.c</text:span></text:p>
      <text:p text:style-name="P11"><text:span text:style-name="Source_20_Text">│   <text:s text:c="4"/>│   │   <text:s text:c="4"/>│   └── secure_init.h</text:span></text:p>
      <text:p text:style-name="P11"><text:span text:style-name="Source_20_Text">│   <text:s text:c="4"/>│   │   <text:s text:c="4"/>├── macros</text:span></text:p>
      <text:p text:style-name="P11"><text:span text:style-name="Source_20_Text">│   <text:s text:c="4"/>│   │   <text:s text:c="4"/>│   └── secure_port_macros.h</text:span></text:p>
      <text:p text:style-name="P11"><text:span text:style-name="Source_20_Text">│   <text:s text:c="4"/>│   │   <text:s text:c="4"/>└── ReadMe.txt</text:span></text:p>
      <text:p text:style-name="P11"><text:span text:style-name="Source_20_Text">│   <text:s text:c="4"/>│   ├── BCC</text:span></text:p>
      <text:p text:style-name="P11"><text:span text:style-name="Source_20_Text">│   <text:s text:c="4"/>│   │   └── 16BitDOS</text:span></text:p>
      <text:p text:style-name="P11"><text:span text:style-name="Source_20_Text">│   <text:s text:c="4"/>│   │   <text:s text:c="4"/>├── common</text:span></text:p>
      <text:p text:style-name="P11"><text:span text:style-name="Source_20_Text">│   <text:s text:c="4"/>│   │   <text:s text:c="4"/>│   ├── portasm.h</text:span></text:p>
      <text:p text:style-name="P11"><text:span text:style-name="Source_20_Text">│   <text:s text:c="4"/>│   │   <text:s text:c="4"/>│   └── portcomn.c</text:span></text:p>
      <text:p text:style-name="P11"><text:span text:style-name="Source_20_Text">│   <text:s text:c="4"/>│   │   <text:s text:c="4"/>├── Flsh186</text:span></text:p>
      <text:p text:style-name="P11"><text:span text:style-name="Source_20_Text">│   <text:s text:c="4"/>│   │   <text:s text:c="4"/>│   ├── port.c</text:span></text:p>
      <text:p text:style-name="P11"><text:span text:style-name="Source_20_Text">│   <text:s text:c="4"/>│   │   <text:s text:c="4"/>│   └── prtmacro.h</text:span></text:p>
      <text:p text:style-name="P11"><text:span text:style-name="Source_20_Text">│   <text:s text:c="4"/>│   │   <text:s text:c="4"/>└── PC</text:span></text:p>
      <text:p text:style-name="P11"><text:span text:style-name="Source_20_Text">│   <text:s text:c="4"/>│   │   <text:s text:c="8"/>├── port.c</text:span></text:p>
      <text:p text:style-name="P11"><text:span text:style-name="Source_20_Text">│   <text:s text:c="4"/>│   │   <text:s text:c="8"/>└── prtmacro.h</text:span></text:p>
      <text:p text:style-name="P11"><text:span text:style-name="Source_20_Text">│   <text:s text:c="4"/>│   ├── CCS</text:span></text:p>
      <text:p text:style-name="P11"><text:span text:style-name="Source_20_Text">│   <text:s text:c="4"/>│   │   ├── ARM_CM3</text:span></text:p>
      <text:p text:style-name="P11"><text:span text:style-name="Source_20_Text">│   <text:s text:c="4"/>│   │   │   ├── portasm.asm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4F</text:span></text:p>
      <text:p text:style-name="P11"><text:span text:style-name="Source_20_Text">│   <text:s text:c="4"/>│   │   │   ├── portasm.asm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ortex-R4</text:span></text:p>
      <text:p text:style-name="P11"><text:span text:style-name="Source_20_Text">│   <text:s text:c="4"/>│   │   │   ├── portASM.asm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oft-page-break/><text:span text:style-name="Source_20_Text">│   <text:s text:c="4"/>│   │   └── MSP430X</text:span></text:p>
      <text:p text:style-name="P11"><text:span text:style-name="Source_20_Text">│   <text:s text:c="4"/>│   │   <text:s text:c="4"/>├── data_model.h</text:span></text:p>
      <text:p text:style-name="P11"><text:span text:style-name="Source_20_Text">│   <text:s text:c="4"/>│   │   <text:s text:c="4"/>├── port.c</text:span></text:p>
      <text:p text:style-name="P11"><text:span text:style-name="Source_20_Text">│   <text:s text:c="4"/>│   │   <text:s text:c="4"/>├── portext.asm</text:span></text:p>
      <text:p text:style-name="P11"><text:span text:style-name="Source_20_Text">│   <text:s text:c="4"/>│   │   <text:s text:c="4"/>└── portmacro.h</text:span></text:p>
      <text:p text:style-name="P11"><text:span text:style-name="Source_20_Text">│   <text:s text:c="4"/>│   ├── CodeWarrior</text:span></text:p>
      <text:p text:style-name="P11"><text:span text:style-name="Source_20_Text">│   <text:s text:c="4"/>│   │   ├── ColdFire_V1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ColdFire_V2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└── HCS12</text:span></text:p>
      <text:p text:style-name="P11"><text:span text:style-name="Source_20_Text">│   <text:s text:c="4"/>│   │   <text:s text:c="4"/>├── port.c</text:span></text:p>
      <text:p text:style-name="P11"><text:span text:style-name="Source_20_Text">│   <text:s text:c="4"/>│   │   <text:s text:c="4"/>└── portmacro.h</text:span></text:p>
      <text:p text:style-name="P11"><text:span text:style-name="Source_20_Text">│   <text:s text:c="4"/>│   ├── Common</text:span></text:p>
      <text:p text:style-name="P11"><text:span text:style-name="Source_20_Text">│   <text:s text:c="4"/>│   │   └── mpu_wrappers.c</text:span></text:p>
      <text:p text:style-name="P11"><text:span text:style-name="Source_20_Text">│   <text:s text:c="4"/>│   ├── GCC</text:span></text:p>
      <text:p text:style-name="P11"><text:span text:style-name="Source_20_Text">│   <text:s text:c="4"/>│   │   ├── ARM7_AT91FR40008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ISR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7_AT91SAM7S</text:span></text:p>
      <text:p text:style-name="P11"><text:span text:style-name="Source_20_Text">│   <text:s text:c="4"/>│   │   │   ├── AT91SAM7X256.h</text:span></text:p>
      <text:p text:style-name="P11"><text:span text:style-name="Source_20_Text">│   <text:s text:c="4"/>│   │   │   ├── ioat91sam7x256.h</text:span></text:p>
      <text:p text:style-name="P11"><text:span text:style-name="Source_20_Text">│   <text:s text:c="4"/>│   │   │   ├── lib_AT91SAM7X256.c</text:span></text:p>
      <text:p text:style-name="P11"><text:span text:style-name="Source_20_Text">│   <text:s text:c="4"/>│   │   │   ├── lib_AT91SAM7X256.h</text:span></text:p>
      <text:p text:style-name="P11"><text:soft-page-break/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ISR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7_LPC2000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ISR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7_LPC23xx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ISR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A53_64_BIT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A53_64_BIT_SRE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A9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0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23</text:span></text:p>
      <text:p text:style-name="P11"><text:span text:style-name="Source_20_Text">│   <text:s text:c="4"/>│   │   │   ├── non_secure</text:span></text:p>
      <text:p text:style-name="P11"><text:span text:style-name="Source_20_Text">│   <text:s text:c="4"/>│   │   │   │   ├── portasm.c</text:span></text:p>
      <text:p text:style-name="P11"><text:soft-page-break/><text:span text:style-name="Source_20_Text">│   <text:s text:c="4"/>│   │   │   │   ├── portasm.h</text:span></text:p>
      <text:p text:style-name="P11"><text:span text:style-name="Source_20_Text">│   <text:s text:c="4"/>│   │   │   │   ├── port.c</text:span></text:p>
      <text:p text:style-name="P11"><text:span text:style-name="Source_20_Text">│   <text:s text:c="4"/>│   │   │   │   └── portmacro.h</text:span></text:p>
      <text:p text:style-name="P11"><text:span text:style-name="Source_20_Text">│   <text:s text:c="4"/>│   │   │   └── secure</text:span></text:p>
      <text:p text:style-name="P11"><text:span text:style-name="Source_20_Text">│   <text:s text:c="4"/>│   │   │   <text:s text:c="4"/>├── secure_context.c</text:span></text:p>
      <text:p text:style-name="P11"><text:span text:style-name="Source_20_Text">│   <text:s text:c="4"/>│   │   │   <text:s text:c="4"/>├── secure_context.h</text:span></text:p>
      <text:p text:style-name="P11"><text:span text:style-name="Source_20_Text">│   <text:s text:c="4"/>│   │   │   <text:s text:c="4"/>├── secure_context_port.c</text:span></text:p>
      <text:p text:style-name="P11"><text:span text:style-name="Source_20_Text">│   <text:s text:c="4"/>│   │   │   <text:s text:c="4"/>├── secure_heap.c</text:span></text:p>
      <text:p text:style-name="P11"><text:span text:style-name="Source_20_Text">│   <text:s text:c="4"/>│   │   │   <text:s text:c="4"/>├── secure_heap.h</text:span></text:p>
      <text:p text:style-name="P11"><text:span text:style-name="Source_20_Text">│   <text:s text:c="4"/>│   │   │   <text:s text:c="4"/>├── secure_init.c</text:span></text:p>
      <text:p text:style-name="P11"><text:span text:style-name="Source_20_Text">│   <text:s text:c="4"/>│   │   │   <text:s text:c="4"/>├── secure_init.h</text:span></text:p>
      <text:p text:style-name="P11"><text:span text:style-name="Source_20_Text">│   <text:s text:c="4"/>│   │   │   <text:s text:c="4"/>└── secure_port_macros.h</text:span></text:p>
      <text:p text:style-name="P11"><text:span text:style-name="Source_20_Text">│   <text:s text:c="4"/>│   │   ├── ARM_CM23_NTZ</text:span></text:p>
      <text:p text:style-name="P11"><text:span text:style-name="Source_20_Text">│   <text:s text:c="4"/>│   │   │   └── non_secure</text:span></text:p>
      <text:p text:style-name="P11"><text:span text:style-name="Source_20_Text">│   <text:s text:c="4"/>│   │   │   <text:s text:c="4"/>├── portasm.c</text:span></text:p>
      <text:p text:style-name="P11"><text:span text:style-name="Source_20_Text">│   <text:s text:c="4"/>│   │   │   <text:s text:c="4"/>├── portasm.h</text:span></text:p>
      <text:p text:style-name="P11"><text:span text:style-name="Source_20_Text">│   <text:s text:c="4"/>│   │   │   <text:s text:c="4"/>├── port.c</text:span></text:p>
      <text:p text:style-name="P11"><text:span text:style-name="Source_20_Text">│   <text:s text:c="4"/>│   │   │   <text:s text:c="4"/>└── portmacro.h</text:span></text:p>
      <text:p text:style-name="P11"><text:span text:style-name="Source_20_Text">│   <text:s text:c="4"/>│   │   ├── ARM_CM3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33</text:span></text:p>
      <text:p text:style-name="P11"><text:span text:style-name="Source_20_Text">│   <text:s text:c="4"/>│   │   │   ├── non_secure</text:span></text:p>
      <text:p text:style-name="P11"><text:span text:style-name="Source_20_Text">│   <text:s text:c="4"/>│   │   │   │   ├── portasm.c</text:span></text:p>
      <text:p text:style-name="P11"><text:span text:style-name="Source_20_Text">│   <text:s text:c="4"/>│   │   │   │   ├── portasm.h</text:span></text:p>
      <text:p text:style-name="P11"><text:span text:style-name="Source_20_Text">│   <text:s text:c="4"/>│   │   │   │   ├── port.c</text:span></text:p>
      <text:p text:style-name="P11"><text:span text:style-name="Source_20_Text">│   <text:s text:c="4"/>│   │   │   │   └── portmacro.h</text:span></text:p>
      <text:p text:style-name="P11"><text:span text:style-name="Source_20_Text">│   <text:s text:c="4"/>│   │   │   └── secure</text:span></text:p>
      <text:p text:style-name="P11"><text:span text:style-name="Source_20_Text">│   <text:s text:c="4"/>│   │   │   <text:s text:c="4"/>├── secure_context.c</text:span></text:p>
      <text:p text:style-name="P11"><text:soft-page-break/><text:span text:style-name="Source_20_Text">│   <text:s text:c="4"/>│   │   │   <text:s text:c="4"/>├── secure_context.h</text:span></text:p>
      <text:p text:style-name="P11"><text:span text:style-name="Source_20_Text">│   <text:s text:c="4"/>│   │   │   <text:s text:c="4"/>├── secure_context_port.c</text:span></text:p>
      <text:p text:style-name="P11"><text:span text:style-name="Source_20_Text">│   <text:s text:c="4"/>│   │   │   <text:s text:c="4"/>├── secure_heap.c</text:span></text:p>
      <text:p text:style-name="P11"><text:span text:style-name="Source_20_Text">│   <text:s text:c="4"/>│   │   │   <text:s text:c="4"/>├── secure_heap.h</text:span></text:p>
      <text:p text:style-name="P11"><text:span text:style-name="Source_20_Text">│   <text:s text:c="4"/>│   │   │   <text:s text:c="4"/>├── secure_init.c</text:span></text:p>
      <text:p text:style-name="P11"><text:span text:style-name="Source_20_Text">│   <text:s text:c="4"/>│   │   │   <text:s text:c="4"/>├── secure_init.h</text:span></text:p>
      <text:p text:style-name="P11"><text:span text:style-name="Source_20_Text">│   <text:s text:c="4"/>│   │   │   <text:s text:c="4"/>└── secure_port_macros.h</text:span></text:p>
      <text:p text:style-name="P11"><text:span text:style-name="Source_20_Text">│   <text:s text:c="4"/>│   │   ├── ARM_CM33_NTZ</text:span></text:p>
      <text:p text:style-name="P11"><text:span text:style-name="Source_20_Text">│   <text:s text:c="4"/>│   │   │   └── non_secure</text:span></text:p>
      <text:p text:style-name="P11"><text:span text:style-name="Source_20_Text">│   <text:s text:c="4"/>│   │   │   <text:s text:c="4"/>├── portasm.c</text:span></text:p>
      <text:p text:style-name="P11"><text:span text:style-name="Source_20_Text">│   <text:s text:c="4"/>│   │   │   <text:s text:c="4"/>├── portasm.h</text:span></text:p>
      <text:p text:style-name="P11"><text:span text:style-name="Source_20_Text">│   <text:s text:c="4"/>│   │   │   <text:s text:c="4"/>├── port.c</text:span></text:p>
      <text:p text:style-name="P11"><text:span text:style-name="Source_20_Text">│   <text:s text:c="4"/>│   │   │   <text:s text:c="4"/>└── portmacro.h</text:span></text:p>
      <text:p text:style-name="P11"><text:span text:style-name="Source_20_Text">│   <text:s text:c="4"/>│   │   ├── ARM_CM3_MPU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4F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4_MPU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7</text:span></text:p>
      <text:p text:style-name="P11"><text:span text:style-name="Source_20_Text">│   <text:s text:c="4"/>│   │   │   ├── r0p1</text:span></text:p>
      <text:p text:style-name="P11"><text:span text:style-name="Source_20_Text">│   <text:s text:c="4"/>│   │   │   │   ├── port.c</text:span></text:p>
      <text:p text:style-name="P11"><text:span text:style-name="Source_20_Text">│   <text:s text:c="4"/>│   │   │   │   └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ARM_CR5</text:span></text:p>
      <text:p text:style-name="P11"><text:span text:style-name="Source_20_Text">│   <text:s text:c="4"/>│   │   │   ├── portASM.S</text:span></text:p>
      <text:p text:style-name="P11"><text:soft-page-break/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Rx_No_GIC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TMega323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VR32_UC3</text:span></text:p>
      <text:p text:style-name="P11"><text:span text:style-name="Source_20_Text">│   <text:s text:c="4"/>│   │   │   ├── exception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VR_AVRDx</text:span></text:p>
      <text:p text:style-name="P11"><text:span text:style-name="Source_20_Text">│   <text:s text:c="4"/>│   │   │   └── README.md</text:span></text:p>
      <text:p text:style-name="P11"><text:span text:style-name="Source_20_Text">│   <text:s text:c="4"/>│   │   ├── AVR_Mega0</text:span></text:p>
      <text:p text:style-name="P11"><text:span text:style-name="Source_20_Text">│   <text:s text:c="4"/>│   │   │   └── README.md</text:span></text:p>
      <text:p text:style-name="P11"><text:span text:style-name="Source_20_Text">│   <text:s text:c="4"/>│   │   ├── ColdFire_V2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CORTUS_APS3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H8S2329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HCS12</text:span></text:p>
      <text:p text:style-name="P11"><text:span text:style-name="Source_20_Text">│   <text:s text:c="4"/>│   │   │   ├── port.c</text:span></text:p>
      <text:p text:style-name="P11"><text:soft-page-break/><text:span text:style-name="Source_20_Text">│   <text:s text:c="4"/>│   │   │   └── portmacro.h</text:span></text:p>
      <text:p text:style-name="P11"><text:span text:style-name="Source_20_Text">│   <text:s text:c="4"/>│   │   ├── IA32_flat</text:span></text:p>
      <text:p text:style-name="P11"><text:span text:style-name="Source_20_Text">│   <text:s text:c="4"/>│   │   │   ├── ISR_Support.h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MCF5235</text:span></text:p>
      <text:p text:style-name="P11"><text:span text:style-name="Source_20_Text">│   <text:s text:c="4"/>│   │   │   └── readme.md</text:span></text:p>
      <text:p text:style-name="P11"><text:span text:style-name="Source_20_Text">│   <text:s text:c="4"/>│   │   ├── MicroBlaze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MicroBlazeV8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_exceptions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MicroBlazeV9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_exceptions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MSP430F449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NiosII</text:span></text:p>
      <text:p text:style-name="P11"><text:span text:style-name="Source_20_Text">│   <text:s text:c="4"/>│   │   │   ├── port_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oft-page-break/><text:span text:style-name="Source_20_Text">│   <text:s text:c="4"/>│   │   ├── PPC405_Xilinx</text:span></text:p>
      <text:p text:style-name="P11"><text:span text:style-name="Source_20_Text">│   <text:s text:c="4"/>│   │   │   ├── FPU_Macros.h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PPC440_Xilinx</text:span></text:p>
      <text:p text:style-name="P11"><text:span text:style-name="Source_20_Text">│   <text:s text:c="4"/>│   │   │   ├── FPU_Macros.h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RISC-V</text:span></text:p>
      <text:p text:style-name="P11"><text:span text:style-name="Source_20_Text">│   <text:s text:c="4"/>│   │   │   ├── chip_specific_extensions</text:span></text:p>
      <text:p text:style-name="P11"><text:span text:style-name="Source_20_Text">│   <text:s text:c="4"/>│   │   │   │   ├── Pulpino_Vega_RV32M1RM</text:span></text:p>
      <text:p text:style-name="P11"><text:span text:style-name="Source_20_Text">│   <text:s text:c="4"/>│   │   │   │   │   └── freertos_risc_v_chip_specific_extensions.h</text:span></text:p>
      <text:p text:style-name="P11"><text:span text:style-name="Source_20_Text">│   <text:s text:c="4"/>│   │   │   │   ├── readme.txt</text:span></text:p>
      <text:p text:style-name="P11"><text:span text:style-name="Source_20_Text">│   <text:s text:c="4"/>│   │   │   │   ├── RISCV_MTIME_CLINT_no_extensions</text:span></text:p>
      <text:p text:style-name="P11"><text:span text:style-name="Source_20_Text">│   <text:s text:c="4"/>│   │   │   │   │   └── freertos_risc_v_chip_specific_extensions.h</text:span></text:p>
      <text:p text:style-name="P11"><text:span text:style-name="Source_20_Text">│   <text:s text:c="4"/>│   │   │   │   └── RV32I_CLINT_no_extensions</text:span></text:p>
      <text:p text:style-name="P11"><text:span text:style-name="Source_20_Text">│   <text:s text:c="4"/>│   │   │   │   <text:s text:c="4"/>└── freertos_risc_v_chip_specific_extensions.h</text:span></text:p>
      <text:p text:style-name="P11"><text:span text:style-name="Source_20_Text">│   <text:s text:c="4"/>│   │   │   ├── Documentation.url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RL78</text:span></text:p>
      <text:p text:style-name="P11"><text:span text:style-name="Source_20_Text">│   <text:s text:c="4"/>│   │   │   ├── isr_support.h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oft-page-break/><text:span text:style-name="Source_20_Text">│   <text:s text:c="4"/>│   │   ├── RX100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RX200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RX600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RX600v2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RX700v3_DPFPU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STR75x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ISR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└── TriCore_1782</text:span></text:p>
      <text:p text:style-name="P11"><text:span text:style-name="Source_20_Text">│   <text:s text:c="4"/>│   │   <text:s text:c="4"/>├── port.c</text:span></text:p>
      <text:p text:style-name="P11"><text:span text:style-name="Source_20_Text">│   <text:s text:c="4"/>│   │   <text:s text:c="4"/>├── portmacro.h</text:span></text:p>
      <text:p text:style-name="P11"><text:span text:style-name="Source_20_Text">│   <text:s text:c="4"/>│   │   <text:s text:c="4"/>└── porttrap.c</text:span></text:p>
      <text:p text:style-name="P11"><text:span text:style-name="Source_20_Text">│   <text:s text:c="4"/>│   ├── IAR</text:span></text:p>
      <text:p text:style-name="P11"><text:span text:style-name="Source_20_Text">│   <text:s text:c="4"/>│   │   ├── 78K0R</text:span></text:p>
      <text:p text:style-name="P11"><text:soft-page-break/><text:span text:style-name="Source_20_Text">│   <text:s text:c="4"/>│   │   │   ├── ISR_Support.h</text:span></text:p>
      <text:p text:style-name="P11"><text:span text:style-name="Source_20_Text">│   <text:s text:c="4"/>│   │   │   ├── portasm.s26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A5_No_GIC</text:span></text:p>
      <text:p text:style-name="P11"><text:span text:style-name="Source_20_Text">│   <text:s text:c="4"/>│   │   │   ├── portASM.h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A9</text:span></text:p>
      <text:p text:style-name="P11"><text:span text:style-name="Source_20_Text">│   <text:s text:c="4"/>│   │   │   ├── portASM.h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0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23</text:span></text:p>
      <text:p text:style-name="P11"><text:span text:style-name="Source_20_Text">│   <text:s text:c="4"/>│   │   │   ├── non_secure</text:span></text:p>
      <text:p text:style-name="P11"><text:span text:style-name="Source_20_Text">│   <text:s text:c="4"/>│   │   │   │   ├── portasm.h</text:span></text:p>
      <text:p text:style-name="P11"><text:span text:style-name="Source_20_Text">│   <text:s text:c="4"/>│   │   │   │   ├── portasm.s</text:span></text:p>
      <text:p text:style-name="P11"><text:span text:style-name="Source_20_Text">│   <text:s text:c="4"/>│   │   │   │   ├── port.c</text:span></text:p>
      <text:p text:style-name="P11"><text:span text:style-name="Source_20_Text">│   <text:s text:c="4"/>│   │   │   │   └── portmacro.h</text:span></text:p>
      <text:p text:style-name="P11"><text:span text:style-name="Source_20_Text">│   <text:s text:c="4"/>│   │   │   └── secure</text:span></text:p>
      <text:p text:style-name="P11"><text:span text:style-name="Source_20_Text">│   <text:s text:c="4"/>│   │   │   <text:s text:c="4"/>├── secure_context.c</text:span></text:p>
      <text:p text:style-name="P11"><text:span text:style-name="Source_20_Text">│   <text:s text:c="4"/>│   │   │   <text:s text:c="4"/>├── secure_context.h</text:span></text:p>
      <text:p text:style-name="P11"><text:span text:style-name="Source_20_Text">│   <text:s text:c="4"/>│   │   │   <text:s text:c="4"/>├── secure_context_port_asm.s</text:span></text:p>
      <text:p text:style-name="P11"><text:span text:style-name="Source_20_Text">│   <text:s text:c="4"/>│   │   │   <text:s text:c="4"/>├── secure_heap.c</text:span></text:p>
      <text:p text:style-name="P11"><text:soft-page-break/><text:span text:style-name="Source_20_Text">│   <text:s text:c="4"/>│   │   │   <text:s text:c="4"/>├── secure_heap.h</text:span></text:p>
      <text:p text:style-name="P11"><text:span text:style-name="Source_20_Text">│   <text:s text:c="4"/>│   │   │   <text:s text:c="4"/>├── secure_init.c</text:span></text:p>
      <text:p text:style-name="P11"><text:span text:style-name="Source_20_Text">│   <text:s text:c="4"/>│   │   │   <text:s text:c="4"/>├── secure_init.h</text:span></text:p>
      <text:p text:style-name="P11"><text:span text:style-name="Source_20_Text">│   <text:s text:c="4"/>│   │   │   <text:s text:c="4"/>└── secure_port_macros.h</text:span></text:p>
      <text:p text:style-name="P11"><text:span text:style-name="Source_20_Text">│   <text:s text:c="4"/>│   │   ├── ARM_CM23_NTZ</text:span></text:p>
      <text:p text:style-name="P11"><text:span text:style-name="Source_20_Text">│   <text:s text:c="4"/>│   │   │   └── non_secure</text:span></text:p>
      <text:p text:style-name="P11"><text:span text:style-name="Source_20_Text">│   <text:s text:c="4"/>│   │   │   <text:s text:c="4"/>├── portasm.h</text:span></text:p>
      <text:p text:style-name="P11"><text:span text:style-name="Source_20_Text">│   <text:s text:c="4"/>│   │   │   <text:s text:c="4"/>├── portasm.s</text:span></text:p>
      <text:p text:style-name="P11"><text:span text:style-name="Source_20_Text">│   <text:s text:c="4"/>│   │   │   <text:s text:c="4"/>├── port.c</text:span></text:p>
      <text:p text:style-name="P11"><text:span text:style-name="Source_20_Text">│   <text:s text:c="4"/>│   │   │   <text:s text:c="4"/>└── portmacro.h</text:span></text:p>
      <text:p text:style-name="P11"><text:span text:style-name="Source_20_Text">│   <text:s text:c="4"/>│   │   ├── ARM_CM3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33</text:span></text:p>
      <text:p text:style-name="P11"><text:span text:style-name="Source_20_Text">│   <text:s text:c="4"/>│   │   │   ├── non_secure</text:span></text:p>
      <text:p text:style-name="P11"><text:span text:style-name="Source_20_Text">│   <text:s text:c="4"/>│   │   │   │   ├── portasm.h</text:span></text:p>
      <text:p text:style-name="P11"><text:span text:style-name="Source_20_Text">│   <text:s text:c="4"/>│   │   │   │   ├── portasm.s</text:span></text:p>
      <text:p text:style-name="P11"><text:span text:style-name="Source_20_Text">│   <text:s text:c="4"/>│   │   │   │   ├── port.c</text:span></text:p>
      <text:p text:style-name="P11"><text:span text:style-name="Source_20_Text">│   <text:s text:c="4"/>│   │   │   │   └── portmacro.h</text:span></text:p>
      <text:p text:style-name="P11"><text:span text:style-name="Source_20_Text">│   <text:s text:c="4"/>│   │   │   └── secure</text:span></text:p>
      <text:p text:style-name="P11"><text:span text:style-name="Source_20_Text">│   <text:s text:c="4"/>│   │   │   <text:s text:c="4"/>├── secure_context.c</text:span></text:p>
      <text:p text:style-name="P11"><text:span text:style-name="Source_20_Text">│   <text:s text:c="4"/>│   │   │   <text:s text:c="4"/>├── secure_context.h</text:span></text:p>
      <text:p text:style-name="P11"><text:span text:style-name="Source_20_Text">│   <text:s text:c="4"/>│   │   │   <text:s text:c="4"/>├── secure_context_port_asm.s</text:span></text:p>
      <text:p text:style-name="P11"><text:span text:style-name="Source_20_Text">│   <text:s text:c="4"/>│   │   │   <text:s text:c="4"/>├── secure_heap.c</text:span></text:p>
      <text:p text:style-name="P11"><text:span text:style-name="Source_20_Text">│   <text:s text:c="4"/>│   │   │   <text:s text:c="4"/>├── secure_heap.h</text:span></text:p>
      <text:p text:style-name="P11"><text:span text:style-name="Source_20_Text">│   <text:s text:c="4"/>│   │   │   <text:s text:c="4"/>├── secure_init.c</text:span></text:p>
      <text:p text:style-name="P11"><text:span text:style-name="Source_20_Text">│   <text:s text:c="4"/>│   │   │   <text:s text:c="4"/>├── secure_init.h</text:span></text:p>
      <text:p text:style-name="P11"><text:span text:style-name="Source_20_Text">│   <text:s text:c="4"/>│   │   │   <text:s text:c="4"/>└── secure_port_macros.h</text:span></text:p>
      <text:p text:style-name="P11"><text:soft-page-break/><text:span text:style-name="Source_20_Text">│   <text:s text:c="4"/>│   │   ├── ARM_CM33_NTZ</text:span></text:p>
      <text:p text:style-name="P11"><text:span text:style-name="Source_20_Text">│   <text:s text:c="4"/>│   │   │   └── non_secure</text:span></text:p>
      <text:p text:style-name="P11"><text:span text:style-name="Source_20_Text">│   <text:s text:c="4"/>│   │   │   <text:s text:c="4"/>├── portasm.h</text:span></text:p>
      <text:p text:style-name="P11"><text:span text:style-name="Source_20_Text">│   <text:s text:c="4"/>│   │   │   <text:s text:c="4"/>├── portasm.s</text:span></text:p>
      <text:p text:style-name="P11"><text:span text:style-name="Source_20_Text">│   <text:s text:c="4"/>│   │   │   <text:s text:c="4"/>├── port.c</text:span></text:p>
      <text:p text:style-name="P11"><text:span text:style-name="Source_20_Text">│   <text:s text:c="4"/>│   │   │   <text:s text:c="4"/>└── portmacro.h</text:span></text:p>
      <text:p text:style-name="P11"><text:span text:style-name="Source_20_Text">│   <text:s text:c="4"/>│   │   ├── ARM_CM4F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4F_MPU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7</text:span></text:p>
      <text:p text:style-name="P11"><text:span text:style-name="Source_20_Text">│   <text:s text:c="4"/>│   │   │   ├── r0p1</text:span></text:p>
      <text:p text:style-name="P11"><text:span text:style-name="Source_20_Text">│   <text:s text:c="4"/>│   │   │   │   ├── portasm.s</text:span></text:p>
      <text:p text:style-name="P11"><text:span text:style-name="Source_20_Text">│   <text:s text:c="4"/>│   │   │   │   ├── port.c</text:span></text:p>
      <text:p text:style-name="P11"><text:span text:style-name="Source_20_Text">│   <text:s text:c="4"/>│   │   │   │   └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ARM_CRx_No_GIC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TMega323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portmacro.s90</text:span></text:p>
      <text:p text:style-name="P11"><text:span text:style-name="Source_20_Text">│   <text:s text:c="4"/>│   │   ├── AtmelSAM7S64</text:span></text:p>
      <text:p text:style-name="P11"><text:soft-page-break/><text:span text:style-name="Source_20_Text">│   <text:s text:c="4"/>│   │   │   ├── AT91SAM7S64.h</text:span></text:p>
      <text:p text:style-name="P11"><text:span text:style-name="Source_20_Text">│   <text:s text:c="4"/>│   │   │   ├── AT91SAM7S64_inc.h</text:span></text:p>
      <text:p text:style-name="P11"><text:span text:style-name="Source_20_Text">│   <text:s text:c="4"/>│   │   │   ├── AT91SAM7X128.h</text:span></text:p>
      <text:p text:style-name="P11"><text:span text:style-name="Source_20_Text">│   <text:s text:c="4"/>│   │   │   ├── AT91SAM7X128_inc.h</text:span></text:p>
      <text:p text:style-name="P11"><text:span text:style-name="Source_20_Text">│   <text:s text:c="4"/>│   │   │   ├── AT91SAM7X256.h</text:span></text:p>
      <text:p text:style-name="P11"><text:span text:style-name="Source_20_Text">│   <text:s text:c="4"/>│   │   │   ├── AT91SAM7X256_inc.h</text:span></text:p>
      <text:p text:style-name="P11"><text:span text:style-name="Source_20_Text">│   <text:s text:c="4"/>│   │   │   ├── ISR_Support.h</text:span></text:p>
      <text:p text:style-name="P11"><text:span text:style-name="Source_20_Text">│   <text:s text:c="4"/>│   │   │   ├── lib_AT91SAM7S64.h</text:span></text:p>
      <text:p text:style-name="P11"><text:span text:style-name="Source_20_Text">│   <text:s text:c="4"/>│   │   │   ├── lib_AT91SAM7X128.h</text:span></text:p>
      <text:p text:style-name="P11"><text:span text:style-name="Source_20_Text">│   <text:s text:c="4"/>│   │   │   ├── lib_AT91SAM7X256.h</text:span></text:p>
      <text:p text:style-name="P11"><text:span text:style-name="Source_20_Text">│   <text:s text:c="4"/>│   │   │   ├── portasm.s79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tmelSAM9XE</text:span></text:p>
      <text:p text:style-name="P11"><text:span text:style-name="Source_20_Text">│   <text:s text:c="4"/>│   │   │   ├── ISR_Support.h</text:span></text:p>
      <text:p text:style-name="P11"><text:span text:style-name="Source_20_Text">│   <text:s text:c="4"/>│   │   │   ├── portasm.s79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VR32_UC3</text:span></text:p>
      <text:p text:style-name="P11"><text:span text:style-name="Source_20_Text">│   <text:s text:c="4"/>│   │   │   ├── exception.s82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├── read.c</text:span></text:p>
      <text:p text:style-name="P11"><text:span text:style-name="Source_20_Text">│   <text:s text:c="4"/>│   │   │   └── write.c</text:span></text:p>
      <text:p text:style-name="P11"><text:span text:style-name="Source_20_Text">│   <text:s text:c="4"/>│   │   ├── AVR_AVRDx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hardware.h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portmacro.s90</text:span></text:p>
      <text:p text:style-name="P11"><text:soft-page-break/><text:span text:style-name="Source_20_Text">│   <text:s text:c="4"/>│   │   ├── AVR_Mega0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hardware.h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portmacro.s90</text:span></text:p>
      <text:p text:style-name="P11"><text:span text:style-name="Source_20_Text">│   <text:s text:c="4"/>│   │   ├── LPC2000</text:span></text:p>
      <text:p text:style-name="P11"><text:span text:style-name="Source_20_Text">│   <text:s text:c="4"/>│   │   │   ├── ISR_Support.h</text:span></text:p>
      <text:p text:style-name="P11"><text:span text:style-name="Source_20_Text">│   <text:s text:c="4"/>│   │   │   ├── portasm.s79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MSP430</text:span></text:p>
      <text:p text:style-name="P11"><text:span text:style-name="Source_20_Text">│   <text:s text:c="4"/>│   │   │   ├── portasm.h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ext.s43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MSP430X</text:span></text:p>
      <text:p text:style-name="P11"><text:span text:style-name="Source_20_Text">│   <text:s text:c="4"/>│   │   │   ├── data_model.h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ext.s43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RISC-V</text:span></text:p>
      <text:p text:style-name="P11"><text:span text:style-name="Source_20_Text">│   <text:s text:c="4"/>│   │   │   ├── chip_specific_extensions</text:span></text:p>
      <text:p text:style-name="P11"><text:span text:style-name="Source_20_Text">│   <text:s text:c="4"/>│   │   │   │   ├── readme.txt</text:span></text:p>
      <text:p text:style-name="P11"><text:span text:style-name="Source_20_Text">│   <text:s text:c="4"/>│   │   │   │   └── RV32I_CLINT_no_extensions</text:span></text:p>
      <text:p text:style-name="P11"><text:span text:style-name="Source_20_Text">│   <text:s text:c="4"/>│   │   │   │   <text:s text:c="4"/>└── freertos_risc_v_chip_specific_extensions.h</text:span></text:p>
      <text:p text:style-name="P11"><text:span text:style-name="Source_20_Text">│   <text:s text:c="4"/>│   │   │   ├── Documentation.url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oft-page-break/><text:span text:style-name="Source_20_Text">│   <text:s text:c="4"/>│   │   │   └── readme.txt</text:span></text:p>
      <text:p text:style-name="P11"><text:span text:style-name="Source_20_Text">│   <text:s text:c="4"/>│   │   ├── RL78</text:span></text:p>
      <text:p text:style-name="P11"><text:span text:style-name="Source_20_Text">│   <text:s text:c="4"/>│   │   │   ├── ISR_Support.h</text:span></text:p>
      <text:p text:style-name="P11"><text:span text:style-name="Source_20_Text">│   <text:s text:c="4"/>│   │   │   ├── portasm.s87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RX100</text:span></text:p>
      <text:p text:style-name="P11"><text:span text:style-name="Source_20_Text">│   <text:s text:c="4"/>│   │   │   ├── port_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RX600</text:span></text:p>
      <text:p text:style-name="P11"><text:span text:style-name="Source_20_Text">│   <text:s text:c="4"/>│   │   │   ├── port_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RX700v3_DPFPU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RXv2</text:span></text:p>
      <text:p text:style-name="P11"><text:span text:style-name="Source_20_Text">│   <text:s text:c="4"/>│   │   │   ├── port_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STR71x</text:span></text:p>
      <text:p text:style-name="P11"><text:span text:style-name="Source_20_Text">│   <text:s text:c="4"/>│   │   │   ├── ISR_Support.h</text:span></text:p>
      <text:p text:style-name="P11"><text:span text:style-name="Source_20_Text">│   <text:s text:c="4"/>│   │   │   ├── portasm.s79</text:span></text:p>
      <text:p text:style-name="P11"><text:span text:style-name="Source_20_Text">│   <text:s text:c="4"/>│   │   │   ├── port.c</text:span></text:p>
      <text:p text:style-name="P11"><text:soft-page-break/><text:span text:style-name="Source_20_Text">│   <text:s text:c="4"/>│   │   │   └── portmacro.h</text:span></text:p>
      <text:p text:style-name="P11"><text:span text:style-name="Source_20_Text">│   <text:s text:c="4"/>│   │   ├── STR75x</text:span></text:p>
      <text:p text:style-name="P11"><text:span text:style-name="Source_20_Text">│   <text:s text:c="4"/>│   │   │   ├── ISR_Support.h</text:span></text:p>
      <text:p text:style-name="P11"><text:span text:style-name="Source_20_Text">│   <text:s text:c="4"/>│   │   │   ├── portasm.s79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STR91x</text:span></text:p>
      <text:p text:style-name="P11"><text:span text:style-name="Source_20_Text">│   <text:s text:c="4"/>│   │   │   ├── ISR_Support.h</text:span></text:p>
      <text:p text:style-name="P11"><text:span text:style-name="Source_20_Text">│   <text:s text:c="4"/>│   │   │   ├── portasm.s79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└── V850ES</text:span></text:p>
      <text:p text:style-name="P11"><text:span text:style-name="Source_20_Text">│   <text:s text:c="4"/>│   │   <text:s text:c="4"/>├── ISR_Support.h</text:span></text:p>
      <text:p text:style-name="P11"><text:span text:style-name="Source_20_Text">│   <text:s text:c="4"/>│   │   <text:s text:c="4"/>├── portasm_Fx3.s85</text:span></text:p>
      <text:p text:style-name="P11"><text:span text:style-name="Source_20_Text">│   <text:s text:c="4"/>│   │   <text:s text:c="4"/>├── portasm_Hx2.s85</text:span></text:p>
      <text:p text:style-name="P11"><text:span text:style-name="Source_20_Text">│   <text:s text:c="4"/>│   │   <text:s text:c="4"/>├── portasm.s85</text:span></text:p>
      <text:p text:style-name="P11"><text:span text:style-name="Source_20_Text">│   <text:s text:c="4"/>│   │   <text:s text:c="4"/>├── port.c</text:span></text:p>
      <text:p text:style-name="P11"><text:span text:style-name="Source_20_Text">│   <text:s text:c="4"/>│   │   <text:s text:c="4"/>└── portmacro.h</text:span></text:p>
      <text:p text:style-name="P11"><text:span text:style-name="Source_20_Text">│   <text:s text:c="4"/>│   ├── Keil</text:span></text:p>
      <text:p text:style-name="P11"><text:span text:style-name="Source_20_Text">│   <text:s text:c="4"/>│   │   └── See-also-the-RVDS-directory.txt</text:span></text:p>
      <text:p text:style-name="P11"><text:span text:style-name="Source_20_Text">│   <text:s text:c="4"/>│   ├── MemMang</text:span></text:p>
      <text:p text:style-name="P11"><text:span text:style-name="Source_20_Text">│   <text:s text:c="4"/>│   │   ├── heap_1.c</text:span></text:p>
      <text:p text:style-name="P11"><text:span text:style-name="Source_20_Text">│   <text:s text:c="4"/>│   │   ├── heap_2.c</text:span></text:p>
      <text:p text:style-name="P11"><text:span text:style-name="Source_20_Text">│   <text:s text:c="4"/>│   │   ├── heap_3.c</text:span></text:p>
      <text:p text:style-name="P11"><text:span text:style-name="Source_20_Text">│   <text:s text:c="4"/>│   │   ├── heap_4.c</text:span></text:p>
      <text:p text:style-name="P11"><text:span text:style-name="Source_20_Text">│   <text:s text:c="4"/>│   │   ├── heap_5.c</text:span></text:p>
      <text:p text:style-name="P11"><text:span text:style-name="Source_20_Text">│   <text:s text:c="4"/>│   │   └── ReadMe.url</text:span></text:p>
      <text:p text:style-name="P11"><text:span text:style-name="Source_20_Text">│   <text:s text:c="4"/>│   ├── MikroC</text:span></text:p>
      <text:p text:style-name="P11"><text:span text:style-name="Source_20_Text">│   <text:s text:c="4"/>│   │   └── ARM_CM4F</text:span></text:p>
      <text:p text:style-name="P11"><text:soft-page-break/><text:span text:style-name="Source_20_Text">│   <text:s text:c="4"/>│   │   <text:s text:c="4"/>├── port.c</text:span></text:p>
      <text:p text:style-name="P11"><text:span text:style-name="Source_20_Text">│   <text:s text:c="4"/>│   │   <text:s text:c="4"/>└── portmacro.h</text:span></text:p>
      <text:p text:style-name="P11"><text:span text:style-name="Source_20_Text">│   <text:s text:c="4"/>│   ├── MPLAB</text:span></text:p>
      <text:p text:style-name="P11"><text:span text:style-name="Source_20_Text">│   <text:s text:c="4"/>│   │   ├── PIC18F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stdio.h</text:span></text:p>
      <text:p text:style-name="P11"><text:span text:style-name="Source_20_Text">│   <text:s text:c="4"/>│   │   ├── PIC24_dsPIC</text:span></text:p>
      <text:p text:style-name="P11"><text:span text:style-name="Source_20_Text">│   <text:s text:c="4"/>│   │   │   ├── portasm_dsPIC.S</text:span></text:p>
      <text:p text:style-name="P11"><text:span text:style-name="Source_20_Text">│   <text:s text:c="4"/>│   │   │   ├── portasm_PIC24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PIC32MEC14xx</text:span></text:p>
      <text:p text:style-name="P11"><text:span text:style-name="Source_20_Text">│   <text:s text:c="4"/>│   │   │   ├── ISR_Support.h</text:span></text:p>
      <text:p text:style-name="P11"><text:span text:style-name="Source_20_Text">│   <text:s text:c="4"/>│   │   │   ├── port_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PIC32MX</text:span></text:p>
      <text:p text:style-name="P11"><text:span text:style-name="Source_20_Text">│   <text:s text:c="4"/>│   │   │   ├── ISR_Support.h</text:span></text:p>
      <text:p text:style-name="P11"><text:span text:style-name="Source_20_Text">│   <text:s text:c="4"/>│   │   │   ├── port_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└── PIC32MZ</text:span></text:p>
      <text:p text:style-name="P11"><text:span text:style-name="Source_20_Text">│   <text:s text:c="4"/>│   │   <text:s text:c="4"/>├── ISR_Support.h</text:span></text:p>
      <text:p text:style-name="P11"><text:span text:style-name="Source_20_Text">│   <text:s text:c="4"/>│   │   <text:s text:c="4"/>├── port_asm.S</text:span></text:p>
      <text:p text:style-name="P11"><text:span text:style-name="Source_20_Text">│   <text:s text:c="4"/>│   │   <text:s text:c="4"/>├── port.c</text:span></text:p>
      <text:p text:style-name="P11"><text:span text:style-name="Source_20_Text">│   <text:s text:c="4"/>│   │   <text:s text:c="4"/>└── portmacro.h</text:span></text:p>
      <text:p text:style-name="P11"><text:span text:style-name="Source_20_Text">│   <text:s text:c="4"/>│   ├── MSVC-MingW</text:span></text:p>
      <text:p text:style-name="P11"><text:span text:style-name="Source_20_Text">│   <text:s text:c="4"/>│   │   ├── port.c</text:span></text:p>
      <text:p text:style-name="P11"><text:soft-page-break/><text:span text:style-name="Source_20_Text">│   <text:s text:c="4"/>│   │   └── portmacro.h</text:span></text:p>
      <text:p text:style-name="P11"><text:span text:style-name="Source_20_Text">│   <text:s text:c="4"/>│   ├── oWatcom</text:span></text:p>
      <text:p text:style-name="P11"><text:span text:style-name="Source_20_Text">│   <text:s text:c="4"/>│   │   └── 16BitDOS</text:span></text:p>
      <text:p text:style-name="P11"><text:span text:style-name="Source_20_Text">│   <text:s text:c="4"/>│   │   <text:s text:c="4"/>├── common</text:span></text:p>
      <text:p text:style-name="P11"><text:span text:style-name="Source_20_Text">│   <text:s text:c="4"/>│   │   <text:s text:c="4"/>│   ├── portasm.h</text:span></text:p>
      <text:p text:style-name="P11"><text:span text:style-name="Source_20_Text">│   <text:s text:c="4"/>│   │   <text:s text:c="4"/>│   └── portcomn.c</text:span></text:p>
      <text:p text:style-name="P11"><text:span text:style-name="Source_20_Text">│   <text:s text:c="4"/>│   │   <text:s text:c="4"/>├── Flsh186</text:span></text:p>
      <text:p text:style-name="P11"><text:span text:style-name="Source_20_Text">│   <text:s text:c="4"/>│   │   <text:s text:c="4"/>│   ├── port.c</text:span></text:p>
      <text:p text:style-name="P11"><text:span text:style-name="Source_20_Text">│   <text:s text:c="4"/>│   │   <text:s text:c="4"/>│   └── portmacro.h</text:span></text:p>
      <text:p text:style-name="P11"><text:span text:style-name="Source_20_Text">│   <text:s text:c="4"/>│   │   <text:s text:c="4"/>└── PC</text:span></text:p>
      <text:p text:style-name="P11"><text:span text:style-name="Source_20_Text">│   <text:s text:c="4"/>│   │   <text:s text:c="8"/>├── port.c</text:span></text:p>
      <text:p text:style-name="P11"><text:span text:style-name="Source_20_Text">│   <text:s text:c="4"/>│   │   <text:s text:c="8"/>└── portmacro.h</text:span></text:p>
      <text:p text:style-name="P11"><text:span text:style-name="Source_20_Text">│   <text:s text:c="4"/>│   ├── Paradigm</text:span></text:p>
      <text:p text:style-name="P11"><text:span text:style-name="Source_20_Text">│   <text:s text:c="4"/>│   │   └── Tern_EE</text:span></text:p>
      <text:p text:style-name="P11"><text:span text:style-name="Source_20_Text">│   <text:s text:c="4"/>│   │   <text:s text:c="4"/>├── large_untested</text:span></text:p>
      <text:p text:style-name="P11"><text:span text:style-name="Source_20_Text">│   <text:s text:c="4"/>│   │   <text:s text:c="4"/>│   ├── portasm.h</text:span></text:p>
      <text:p text:style-name="P11"><text:span text:style-name="Source_20_Text">│   <text:s text:c="4"/>│   │   <text:s text:c="4"/>│   ├── port.c</text:span></text:p>
      <text:p text:style-name="P11"><text:span text:style-name="Source_20_Text">│   <text:s text:c="4"/>│   │   <text:s text:c="4"/>│   └── portmacro.h</text:span></text:p>
      <text:p text:style-name="P11"><text:span text:style-name="Source_20_Text">│   <text:s text:c="4"/>│   │   <text:s text:c="4"/>└── small</text:span></text:p>
      <text:p text:style-name="P11"><text:span text:style-name="Source_20_Text">│   <text:s text:c="4"/>│   │   <text:s text:c="8"/>├── portasm.h</text:span></text:p>
      <text:p text:style-name="P11"><text:span text:style-name="Source_20_Text">│   <text:s text:c="4"/>│   │   <text:s text:c="8"/>├── port.c</text:span></text:p>
      <text:p text:style-name="P11"><text:span text:style-name="Source_20_Text">│   <text:s text:c="4"/>│   │   <text:s text:c="8"/>└── portmacro.h</text:span></text:p>
      <text:p text:style-name="P11"><text:span text:style-name="Source_20_Text">│   <text:s text:c="4"/>│   ├── readme.txt</text:span></text:p>
      <text:p text:style-name="P11"><text:span text:style-name="Source_20_Text">│   <text:s text:c="4"/>│   ├── Renesas</text:span></text:p>
      <text:p text:style-name="P11"><text:span text:style-name="Source_20_Text">│   <text:s text:c="4"/>│   │   ├── RX100</text:span></text:p>
      <text:p text:style-name="P11"><text:span text:style-name="Source_20_Text">│   <text:s text:c="4"/>│   │   │   ├── port_asm.src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oft-page-break/><text:span text:style-name="Source_20_Text">│   <text:s text:c="4"/>│   │   ├── RX200</text:span></text:p>
      <text:p text:style-name="P11"><text:span text:style-name="Source_20_Text">│   <text:s text:c="4"/>│   │   │   ├── port_asm.src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RX600</text:span></text:p>
      <text:p text:style-name="P11"><text:span text:style-name="Source_20_Text">│   <text:s text:c="4"/>│   │   │   ├── port_asm.src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RX600v2</text:span></text:p>
      <text:p text:style-name="P11"><text:span text:style-name="Source_20_Text">│   <text:s text:c="4"/>│   │   │   ├── port_asm.src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RX700v3_DPFPU</text:span></text:p>
      <text:p text:style-name="P11"><text:span text:style-name="Source_20_Text">│   <text:s text:c="4"/>│   │   │   ├── port_asm.src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└── SH2A_FPU</text:span></text:p>
      <text:p text:style-name="P11"><text:span text:style-name="Source_20_Text">│   <text:s text:c="4"/>│   │   <text:s text:c="4"/>├── ISR_Support.inc</text:span></text:p>
      <text:p text:style-name="P11"><text:span text:style-name="Source_20_Text">│   <text:s text:c="4"/>│   │   <text:s text:c="4"/>├── portasm.src</text:span></text:p>
      <text:p text:style-name="P11"><text:span text:style-name="Source_20_Text">│   <text:s text:c="4"/>│   │   <text:s text:c="4"/>├── port.c</text:span></text:p>
      <text:p text:style-name="P11"><text:span text:style-name="Source_20_Text">│   <text:s text:c="4"/>│   │   <text:s text:c="4"/>└── portmacro.h</text:span></text:p>
      <text:p text:style-name="P11"><text:span text:style-name="Source_20_Text">│   <text:s text:c="4"/>│   ├── Rowley</text:span></text:p>
      <text:p text:style-name="P11"><text:span text:style-name="Source_20_Text">│   <text:s text:c="4"/>│   │   ├── ARM7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└── MSP430F449</text:span></text:p>
      <text:p text:style-name="P11"><text:soft-page-break/><text:span text:style-name="Source_20_Text">│   <text:s text:c="4"/>│   │   <text:s text:c="4"/>├── portasm.h</text:span></text:p>
      <text:p text:style-name="P11"><text:span text:style-name="Source_20_Text">│   <text:s text:c="4"/>│   │   <text:s text:c="4"/>├── port.c</text:span></text:p>
      <text:p text:style-name="P11"><text:span text:style-name="Source_20_Text">│   <text:s text:c="4"/>│   │   <text:s text:c="4"/>├── portext.asm</text:span></text:p>
      <text:p text:style-name="P11"><text:span text:style-name="Source_20_Text">│   <text:s text:c="4"/>│   │   <text:s text:c="4"/>└── portmacro.h</text:span></text:p>
      <text:p text:style-name="P11"><text:span text:style-name="Source_20_Text">│   <text:s text:c="4"/>│   ├── RVDS</text:span></text:p>
      <text:p text:style-name="P11"><text:span text:style-name="Source_20_Text">│   <text:s text:c="4"/>│   │   ├── ARM7_LPC21xx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portmacro.inc</text:span></text:p>
      <text:p text:style-name="P11"><text:span text:style-name="Source_20_Text">│   <text:s text:c="4"/>│   │   ├── ARM_CA9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portmacro.inc</text:span></text:p>
      <text:p text:style-name="P11"><text:span text:style-name="Source_20_Text">│   <text:s text:c="4"/>│   │   ├── ARM_CM0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3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4F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4_MPU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└── ARM_CM7</text:span></text:p>
      <text:p text:style-name="P11"><text:span text:style-name="Source_20_Text">│   <text:s text:c="4"/>│   │   <text:s text:c="4"/>├── r0p1</text:span></text:p>
      <text:p text:style-name="P11"><text:soft-page-break/><text:span text:style-name="Source_20_Text">│   <text:s text:c="4"/>│   │   <text:s text:c="4"/>│   ├── port.c</text:span></text:p>
      <text:p text:style-name="P11"><text:span text:style-name="Source_20_Text">│   <text:s text:c="4"/>│   │   <text:s text:c="4"/>│   └── portmacro.h</text:span></text:p>
      <text:p text:style-name="P11"><text:span text:style-name="Source_20_Text">│   <text:s text:c="4"/>│   │   <text:s text:c="4"/>└── ReadMe.txt</text:span></text:p>
      <text:p text:style-name="P11"><text:span text:style-name="Source_20_Text">│   <text:s text:c="4"/>│   ├── SDCC</text:span></text:p>
      <text:p text:style-name="P11"><text:span text:style-name="Source_20_Text">│   <text:s text:c="4"/>│   │   └── Cygnal</text:span></text:p>
      <text:p text:style-name="P11"><text:span text:style-name="Source_20_Text">│   <text:s text:c="4"/>│   │   <text:s text:c="4"/>├── port.c</text:span></text:p>
      <text:p text:style-name="P11"><text:span text:style-name="Source_20_Text">│   <text:s text:c="4"/>│   │   <text:s text:c="4"/>└── portmacro.h</text:span></text:p>
      <text:p text:style-name="P11"><text:span text:style-name="Source_20_Text">│   <text:s text:c="4"/>│   ├── Softune</text:span></text:p>
      <text:p text:style-name="P11"><text:span text:style-name="Source_20_Text">│   <text:s text:c="4"/>│   │   ├── MB91460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__STD_LIB_sbrk.c</text:span></text:p>
      <text:p text:style-name="P11"><text:span text:style-name="Source_20_Text">│   <text:s text:c="4"/>│   │   └── MB96340</text:span></text:p>
      <text:p text:style-name="P11"><text:span text:style-name="Source_20_Text">│   <text:s text:c="4"/>│   │   <text:s text:c="4"/>├── port.c</text:span></text:p>
      <text:p text:style-name="P11"><text:span text:style-name="Source_20_Text">│   <text:s text:c="4"/>│   │   <text:s text:c="4"/>├── portmacro.h</text:span></text:p>
      <text:p text:style-name="P11"><text:span text:style-name="Source_20_Text">│   <text:s text:c="4"/>│   │   <text:s text:c="4"/>└── __STD_LIB_sbrk.c</text:span></text:p>
      <text:p text:style-name="P11"><text:span text:style-name="Source_20_Text">│   <text:s text:c="4"/>│   ├── Tasking</text:span></text:p>
      <text:p text:style-name="P11"><text:span text:style-name="Source_20_Text">│   <text:s text:c="4"/>│   │   └── ARM_CM4F</text:span></text:p>
      <text:p text:style-name="P11"><text:span text:style-name="Source_20_Text">│   <text:s text:c="4"/>│   │   <text:s text:c="4"/>├── port_asm.asm</text:span></text:p>
      <text:p text:style-name="P11"><text:span text:style-name="Source_20_Text">│   <text:s text:c="4"/>│   │   <text:s text:c="4"/>├── port.c</text:span></text:p>
      <text:p text:style-name="P11"><text:span text:style-name="Source_20_Text">│   <text:s text:c="4"/>│   │   <text:s text:c="4"/>└── portmacro.h</text:span></text:p>
      <text:p text:style-name="P11"><text:span text:style-name="Source_20_Text">│   <text:s text:c="4"/>│   ├── ThirdParty</text:span></text:p>
      <text:p text:style-name="P11"><text:span text:style-name="Source_20_Text">│   <text:s text:c="4"/>│   │   ├── CDK</text:span></text:p>
      <text:p text:style-name="P11"><text:span text:style-name="Source_20_Text">│   <text:s text:c="4"/>│   │   │   └── T-HEAD_CK802</text:span></text:p>
      <text:p text:style-name="P11"><text:span text:style-name="Source_20_Text">│   <text:s text:c="4"/>│   │   │   <text:s text:c="4"/>├── portasm.S</text:span></text:p>
      <text:p text:style-name="P11"><text:span text:style-name="Source_20_Text">│   <text:s text:c="4"/>│   │   │   <text:s text:c="4"/>├── port.c</text:span></text:p>
      <text:p text:style-name="P11"><text:span text:style-name="Source_20_Text">│   <text:s text:c="4"/>│   │   │   <text:s text:c="4"/>└── portmacro.h</text:span></text:p>
      <text:p text:style-name="P11"><text:span text:style-name="Source_20_Text">│   <text:s text:c="4"/>│   │   ├── Community-Supported-Ports</text:span></text:p>
      <text:p text:style-name="P11"><text:span text:style-name="Source_20_Text">│   <text:s text:c="4"/>│   │   │   ├── LICENSE</text:span></text:p>
      <text:p text:style-name="P11"><text:soft-page-break/><text:span text:style-name="Source_20_Text">│   <text:s text:c="4"/>│   │   │   └── README.md</text:span></text:p>
      <text:p text:style-name="P11"><text:span text:style-name="Source_20_Text">│   <text:s text:c="4"/>│   │   ├── GCC</text:span></text:p>
      <text:p text:style-name="P11"><text:span text:style-name="Source_20_Text">│   <text:s text:c="4"/>│   │   │   ├── ARC_EM_HS</text:span></text:p>
      <text:p text:style-name="P11"><text:span text:style-name="Source_20_Text">│   <text:s text:c="4"/>│   │   │   │   ├── arc_freertos_exceptions.c</text:span></text:p>
      <text:p text:style-name="P11"><text:span text:style-name="Source_20_Text">│   <text:s text:c="4"/>│   │   │   │   ├── arc_freertos_exceptions.h</text:span></text:p>
      <text:p text:style-name="P11"><text:span text:style-name="Source_20_Text">│   <text:s text:c="4"/>│   │   │   │   ├── arc_support.s</text:span></text:p>
      <text:p text:style-name="P11"><text:span text:style-name="Source_20_Text">│   <text:s text:c="4"/>│   │   │   │   ├── freertos_tls.c</text:span></text:p>
      <text:p text:style-name="P11"><text:span text:style-name="Source_20_Text">│   <text:s text:c="4"/>│   │   │   │   ├── port.c</text:span></text:p>
      <text:p text:style-name="P11"><text:span text:style-name="Source_20_Text">│   <text:s text:c="4"/>│   │   │   │   └── portmacro.h</text:span></text:p>
      <text:p text:style-name="P11"><text:span text:style-name="Source_20_Text">│   <text:s text:c="4"/>│   │   │   ├── ARC_v1</text:span></text:p>
      <text:p text:style-name="P11"><text:span text:style-name="Source_20_Text">│   <text:s text:c="4"/>│   │   │   │   ├── arc_freertos_exceptions.c</text:span></text:p>
      <text:p text:style-name="P11"><text:span text:style-name="Source_20_Text">│   <text:s text:c="4"/>│   │   │   │   ├── arc_freertos_exceptions.h</text:span></text:p>
      <text:p text:style-name="P11"><text:span text:style-name="Source_20_Text">│   <text:s text:c="4"/>│   │   │   │   ├── arc_support.s</text:span></text:p>
      <text:p text:style-name="P11"><text:span text:style-name="Source_20_Text">│   <text:s text:c="4"/>│   │   │   │   ├── port.c</text:span></text:p>
      <text:p text:style-name="P11"><text:span text:style-name="Source_20_Text">│   <text:s text:c="4"/>│   │   │   │   └── portmacro.h</text:span></text:p>
      <text:p text:style-name="P11"><text:span text:style-name="Source_20_Text">│   <text:s text:c="4"/>│   │   │   ├── ARM_CM33_TFM</text:span></text:p>
      <text:p text:style-name="P11"><text:span text:style-name="Source_20_Text">│   <text:s text:c="4"/>│   │   │   │   ├── os_wrapper_freertos.c</text:span></text:p>
      <text:p text:style-name="P11"><text:span text:style-name="Source_20_Text">│   <text:s text:c="4"/>│   │   │   │   └── README.md</text:span></text:p>
      <text:p text:style-name="P11"><text:span text:style-name="Source_20_Text">│   <text:s text:c="4"/>│   │   │   ├── ATmega</text:span></text:p>
      <text:p text:style-name="P11"><text:span text:style-name="Source_20_Text">│   <text:s text:c="4"/>│   │   │   │   ├── port.c</text:span></text:p>
      <text:p text:style-name="P11"><text:span text:style-name="Source_20_Text">│   <text:s text:c="4"/>│   │   │   │   ├── portmacro.h</text:span></text:p>
      <text:p text:style-name="P11"><text:span text:style-name="Source_20_Text">│   <text:s text:c="4"/>│   │   │   │   └── readme.md</text:span></text:p>
      <text:p text:style-name="P11"><text:span text:style-name="Source_20_Text">│   <text:s text:c="4"/>│   │   │   ├── Posix</text:span></text:p>
      <text:p text:style-name="P11"><text:span text:style-name="Source_20_Text">│   <text:s text:c="4"/>│   │   │   │   ├── FreeRTOS-simulator-for-Linux.url</text:span></text:p>
      <text:p text:style-name="P11"><text:span text:style-name="Source_20_Text">│   <text:s text:c="4"/>│   │   │   │   ├── port.c</text:span></text:p>
      <text:p text:style-name="P11"><text:span text:style-name="Source_20_Text">│   <text:s text:c="4"/>│   │   │   │   ├── portmacro.h</text:span></text:p>
      <text:p text:style-name="P11"><text:span text:style-name="Source_20_Text">│   <text:s text:c="4"/>│   │   │   │   └── utils</text:span></text:p>
      <text:p text:style-name="P11"><text:span text:style-name="Source_20_Text">│   <text:s text:c="4"/>│   │   │   │   <text:s text:c="4"/>├── wait_for_event.c</text:span></text:p>
      <text:p text:style-name="P11"><text:span text:style-name="Source_20_Text">│   <text:s text:c="4"/>│   │   │   │   <text:s text:c="4"/>└── wait_for_event.h</text:span></text:p>
      <text:p text:style-name="P11"><text:soft-page-break/><text:span text:style-name="Source_20_Text">│   <text:s text:c="4"/>│   │   │   ├── RISC-V</text:span></text:p>
      <text:p text:style-name="P11"><text:span text:style-name="Source_20_Text">│   <text:s text:c="4"/>│   │   │   │   └── README-for-info-on-official-MIT-license-port.txt</text:span></text:p>
      <text:p text:style-name="P11"><text:span text:style-name="Source_20_Text">│   <text:s text:c="4"/>│   │   │   ├── RP2040</text:span></text:p>
      <text:p text:style-name="P11"><text:span text:style-name="Source_20_Text">│   <text:s text:c="4"/>│   │   │   │   ├── CMakeLists.txt</text:span></text:p>
      <text:p text:style-name="P11"><text:span text:style-name="Source_20_Text">│   <text:s text:c="4"/>│   │   │   │   ├── FreeRTOS_Kernel_import.cmake</text:span></text:p>
      <text:p text:style-name="P11"><text:span text:style-name="Source_20_Text">│   <text:s text:c="4"/>│   │   │   │   ├── idle_task_static_memory.c</text:span></text:p>
      <text:p text:style-name="P11"><text:span text:style-name="Source_20_Text">│   <text:s text:c="4"/>│   │   │   │   ├── include</text:span></text:p>
      <text:p text:style-name="P11"><text:span text:style-name="Source_20_Text">│   <text:s text:c="4"/>│   │   │   │   │   ├── freertos_sdk_config.h</text:span></text:p>
      <text:p text:style-name="P11"><text:span text:style-name="Source_20_Text">│   <text:s text:c="4"/>│   │   │   │   │   ├── portmacro.h</text:span></text:p>
      <text:p text:style-name="P11"><text:span text:style-name="Source_20_Text">│   <text:s text:c="4"/>│   │   │   │   │   └── rp2040_config.h</text:span></text:p>
      <text:p text:style-name="P11"><text:span text:style-name="Source_20_Text">│   <text:s text:c="4"/>│   │   │   │   ├── library.cmake</text:span></text:p>
      <text:p text:style-name="P11"><text:span text:style-name="Source_20_Text">│   <text:s text:c="4"/>│   │   │   │   ├── LICENSE.md</text:span></text:p>
      <text:p text:style-name="P11"><text:span text:style-name="Source_20_Text">│   <text:s text:c="4"/>│   │   │   │   ├── pico_sdk_import.cmake</text:span></text:p>
      <text:p text:style-name="P11"><text:span text:style-name="Source_20_Text">│   <text:s text:c="4"/>│   │   │   │   ├── port.c</text:span></text:p>
      <text:p text:style-name="P11"><text:span text:style-name="Source_20_Text">│   <text:s text:c="4"/>│   │   │   │   └── README.md</text:span></text:p>
      <text:p text:style-name="P11"><text:span text:style-name="Source_20_Text">│   <text:s text:c="4"/>│   │   │   └── Xtensa_ESP32</text:span></text:p>
      <text:p text:style-name="P11"><text:span text:style-name="Source_20_Text">│   <text:s text:c="4"/>│   │   │   <text:s text:c="4"/>├── FreeRTOS-openocd.c</text:span></text:p>
      <text:p text:style-name="P11"><text:span text:style-name="Source_20_Text">│   <text:s text:c="4"/>│   │   │   <text:s text:c="4"/>├── include</text:span></text:p>
      <text:p text:style-name="P11"><text:span text:style-name="Source_20_Text">│   <text:s text:c="4"/>│   │   │   <text:s text:c="4"/>│   ├── portbenchmark.h</text:span></text:p>
      <text:p text:style-name="P11"><text:span text:style-name="Source_20_Text">│   <text:s text:c="4"/>│   │   │   <text:s text:c="4"/>│   ├── portmacro.h</text:span></text:p>
      <text:p text:style-name="P11"><text:span text:style-name="Source_20_Text">│   <text:s text:c="4"/>│   │   │   <text:s text:c="4"/>│   ├── xt_asm_utils.h</text:span></text:p>
      <text:p text:style-name="P11"><text:span text:style-name="Source_20_Text">│   <text:s text:c="4"/>│   │   │   <text:s text:c="4"/>│   ├── xtensa_api.h</text:span></text:p>
      <text:p text:style-name="P11"><text:span text:style-name="Source_20_Text">│   <text:s text:c="4"/>│   │   │   <text:s text:c="4"/>│   ├── xtensa_config.h</text:span></text:p>
      <text:p text:style-name="P11"><text:span text:style-name="Source_20_Text">│   <text:s text:c="4"/>│   │   │   <text:s text:c="4"/>│   ├── xtensa_context.h</text:span></text:p>
      <text:p text:style-name="P11"><text:span text:style-name="Source_20_Text">│   <text:s text:c="4"/>│   │   │   <text:s text:c="4"/>│   ├── xtensa_rtos.h</text:span></text:p>
      <text:p text:style-name="P11"><text:span text:style-name="Source_20_Text">│   <text:s text:c="4"/>│   │   │   <text:s text:c="4"/>│   └── xtensa_timer.h</text:span></text:p>
      <text:p text:style-name="P11"><text:span text:style-name="Source_20_Text">│   <text:s text:c="4"/>│   │   │   <text:s text:c="4"/>├── portasm.S</text:span></text:p>
      <text:p text:style-name="P11"><text:span text:style-name="Source_20_Text">│   <text:s text:c="4"/>│   │   │   <text:s text:c="4"/>├── port.c</text:span></text:p>
      <text:p text:style-name="P11"><text:span text:style-name="Source_20_Text">│   <text:s text:c="4"/>│   │   │   <text:s text:c="4"/>├── portmux_impl.h</text:span></text:p>
      <text:p text:style-name="P11"><text:soft-page-break/><text:span text:style-name="Source_20_Text">│   <text:s text:c="4"/>│   │   │   <text:s text:c="4"/>├── portmux_impl.inc.h</text:span></text:p>
      <text:p text:style-name="P11"><text:span text:style-name="Source_20_Text">│   <text:s text:c="4"/>│   │   │   <text:s text:c="4"/>├── xtensa_context.S</text:span></text:p>
      <text:p text:style-name="P11"><text:span text:style-name="Source_20_Text">│   <text:s text:c="4"/>│   │   │   <text:s text:c="4"/>├── xtensa_init.c</text:span></text:p>
      <text:p text:style-name="P11"><text:span text:style-name="Source_20_Text">│   <text:s text:c="4"/>│   │   │   <text:s text:c="4"/>├── xtensa_intr_asm.S</text:span></text:p>
      <text:p text:style-name="P11"><text:span text:style-name="Source_20_Text">│   <text:s text:c="4"/>│   │   │   <text:s text:c="4"/>├── xtensa_intr.c</text:span></text:p>
      <text:p text:style-name="P11"><text:span text:style-name="Source_20_Text">│   <text:s text:c="4"/>│   │   │   <text:s text:c="4"/>├── xtensa_loadstore_handler.S</text:span></text:p>
      <text:p text:style-name="P11"><text:span text:style-name="Source_20_Text">│   <text:s text:c="4"/>│   │   │   <text:s text:c="4"/>├── xtensa_overlay_os_hook.c</text:span></text:p>
      <text:p text:style-name="P11"><text:span text:style-name="Source_20_Text">│   <text:s text:c="4"/>│   │   │   <text:s text:c="4"/>├── xtensa_vector_defaults.S</text:span></text:p>
      <text:p text:style-name="P11"><text:span text:style-name="Source_20_Text">│   <text:s text:c="4"/>│   │   │   <text:s text:c="4"/>└── xtensa_vectors.S</text:span></text:p>
      <text:p text:style-name="P11"><text:span text:style-name="Source_20_Text">│   <text:s text:c="4"/>│   │   ├── KnownIssues.md</text:span></text:p>
      <text:p text:style-name="P11"><text:span text:style-name="Source_20_Text">│   <text:s text:c="4"/>│   │   ├── Partner-Supported-Ports</text:span></text:p>
      <text:p text:style-name="P11"><text:span text:style-name="Source_20_Text">│   <text:s text:c="4"/>│   │   │   ├── GCC</text:span></text:p>
      <text:p text:style-name="P11"><text:span text:style-name="Source_20_Text">│   <text:s text:c="4"/>│   │   │   │   ├── AVR_AVRDx</text:span></text:p>
      <text:p text:style-name="P11"><text:span text:style-name="Source_20_Text">│   <text:s text:c="4"/>│   │   │   │   │   ├── port.c</text:span></text:p>
      <text:p text:style-name="P11"><text:span text:style-name="Source_20_Text">│   <text:s text:c="4"/>│   │   │   │   │   ├── porthardware.h</text:span></text:p>
      <text:p text:style-name="P11"><text:span text:style-name="Source_20_Text">│   <text:s text:c="4"/>│   │   │   │   │   └── portmacro.h</text:span></text:p>
      <text:p text:style-name="P11"><text:span text:style-name="Source_20_Text">│   <text:s text:c="4"/>│   │   │   │   └── AVR_Mega0</text:span></text:p>
      <text:p text:style-name="P11"><text:span text:style-name="Source_20_Text">│   <text:s text:c="4"/>│   │   │   │   <text:s text:c="4"/>├── port.c</text:span></text:p>
      <text:p text:style-name="P11"><text:span text:style-name="Source_20_Text">│   <text:s text:c="4"/>│   │   │   │   <text:s text:c="4"/>├── porthardware.h</text:span></text:p>
      <text:p text:style-name="P11"><text:span text:style-name="Source_20_Text">│   <text:s text:c="4"/>│   │   │   │   <text:s text:c="4"/>└── portmacro.h</text:span></text:p>
      <text:p text:style-name="P11"><text:span text:style-name="Source_20_Text">│   <text:s text:c="4"/>│   │   │   ├── LICENSE</text:span></text:p>
      <text:p text:style-name="P11"><text:span text:style-name="Source_20_Text">│   <text:s text:c="4"/>│   │   │   └── README.md</text:span></text:p>
      <text:p text:style-name="P11"><text:span text:style-name="Source_20_Text">│   <text:s text:c="4"/>│   │   ├── README.md</text:span></text:p>
      <text:p text:style-name="P11"><text:span text:style-name="Source_20_Text">│   <text:s text:c="4"/>│   │   └── XCC</text:span></text:p>
      <text:p text:style-name="P11"><text:span text:style-name="Source_20_Text">│   <text:s text:c="4"/>│   │   <text:s text:c="4"/>└── Xtensa</text:span></text:p>
      <text:p text:style-name="P11"><text:span text:style-name="Source_20_Text">│   <text:s text:c="4"/>│   │   <text:s text:c="8"/>├── Makefile</text:span></text:p>
      <text:p text:style-name="P11"><text:span text:style-name="Source_20_Text">│   <text:s text:c="4"/>│   │   <text:s text:c="8"/>├── portasm.S</text:span></text:p>
      <text:p text:style-name="P11"><text:span text:style-name="Source_20_Text">│   <text:s text:c="4"/>│   │   <text:s text:c="8"/>├── portbenchmark.h</text:span></text:p>
      <text:p text:style-name="P11"><text:span text:style-name="Source_20_Text">│   <text:s text:c="4"/>│   │   <text:s text:c="8"/>├── port.c</text:span></text:p>
      <text:p text:style-name="P11"><text:soft-page-break/><text:span text:style-name="Source_20_Text">│   <text:s text:c="4"/>│   │   <text:s text:c="8"/>├── portclib.c</text:span></text:p>
      <text:p text:style-name="P11"><text:span text:style-name="Source_20_Text">│   <text:s text:c="4"/>│   │   <text:s text:c="8"/>├── portmacro.h</text:span></text:p>
      <text:p text:style-name="P11"><text:span text:style-name="Source_20_Text">│   <text:s text:c="4"/>│   │   <text:s text:c="8"/>├── porttrace.h</text:span></text:p>
      <text:p text:style-name="P11"><text:span text:style-name="Source_20_Text">│   <text:s text:c="4"/>│   │   <text:s text:c="8"/>├── readme_xtensa.txt</text:span></text:p>
      <text:p text:style-name="P11"><text:span text:style-name="Source_20_Text">│   <text:s text:c="4"/>│   │   <text:s text:c="8"/>├── xtensa_api.h</text:span></text:p>
      <text:p text:style-name="P11"><text:span text:style-name="Source_20_Text">│   <text:s text:c="4"/>│   │   <text:s text:c="8"/>├── xtensa_config.h</text:span></text:p>
      <text:p text:style-name="P11"><text:span text:style-name="Source_20_Text">│   <text:s text:c="4"/>│   │   <text:s text:c="8"/>├── xtensa_context.h</text:span></text:p>
      <text:p text:style-name="P11"><text:span text:style-name="Source_20_Text">│   <text:s text:c="4"/>│   │   <text:s text:c="8"/>├── xtensa_context.S</text:span></text:p>
      <text:p text:style-name="P11"><text:span text:style-name="Source_20_Text">│   <text:s text:c="4"/>│   │   <text:s text:c="8"/>├── xtensa_init.c</text:span></text:p>
      <text:p text:style-name="P11"><text:span text:style-name="Source_20_Text">│   <text:s text:c="4"/>│   │   <text:s text:c="8"/>├── xtensa_intr_asm.S</text:span></text:p>
      <text:p text:style-name="P11"><text:span text:style-name="Source_20_Text">│   <text:s text:c="4"/>│   │   <text:s text:c="8"/>├── xtensa_intr.c</text:span></text:p>
      <text:p text:style-name="P11"><text:span text:style-name="Source_20_Text">│   <text:s text:c="4"/>│   │   <text:s text:c="8"/>├── xtensa_overlay_os_hook.c</text:span></text:p>
      <text:p text:style-name="P11"><text:span text:style-name="Source_20_Text">│   <text:s text:c="4"/>│   │   <text:s text:c="8"/>├── xtensa_rtos.h</text:span></text:p>
      <text:p text:style-name="P11"><text:span text:style-name="Source_20_Text">│   <text:s text:c="4"/>│   │   <text:s text:c="8"/>├── xtensa_timer.h</text:span></text:p>
      <text:p text:style-name="P11"><text:span text:style-name="Source_20_Text">│   <text:s text:c="4"/>│   │   <text:s text:c="8"/>└── xtensa_vectors.S</text:span></text:p>
      <text:p text:style-name="P11"><text:span text:style-name="Source_20_Text">│   <text:s text:c="4"/>│   └── WizC</text:span></text:p>
      <text:p text:style-name="P11"><text:span text:style-name="Source_20_Text">│   <text:s text:c="4"/>│   <text:s text:c="4"/>└── PIC18</text:span></text:p>
      <text:p text:style-name="P11"><text:span text:style-name="Source_20_Text">│   <text:s text:c="4"/>│   <text:s text:c="8"/>├── addFreeRTOS.h</text:span></text:p>
      <text:p text:style-name="P11"><text:span text:style-name="Source_20_Text">│   <text:s text:c="4"/>│   <text:s text:c="8"/>├── Drivers</text:span></text:p>
      <text:p text:style-name="P11"><text:span text:style-name="Source_20_Text">│   <text:s text:c="4"/>│   <text:s text:c="8"/>│   └── Tick</text:span></text:p>
      <text:p text:style-name="P11"><text:span text:style-name="Source_20_Text">│   <text:s text:c="4"/>│   <text:s text:c="8"/>│   <text:s text:c="4"/>├── isrTick.c</text:span></text:p>
      <text:p text:style-name="P11"><text:span text:style-name="Source_20_Text">│   <text:s text:c="4"/>│   <text:s text:c="8"/>│   <text:s text:c="4"/>└── Tick.c</text:span></text:p>
      <text:p text:style-name="P11"><text:span text:style-name="Source_20_Text">│   <text:s text:c="4"/>│   <text:s text:c="8"/>├── Install.bat</text:span></text:p>
      <text:p text:style-name="P11"><text:span text:style-name="Source_20_Text">│   <text:s text:c="4"/>│   <text:s text:c="8"/>├── port.c</text:span></text:p>
      <text:p text:style-name="P11"><text:span text:style-name="Source_20_Text">│   <text:s text:c="4"/>│   <text:s text:c="8"/>└── portmacro.h</text:span></text:p>
      <text:p text:style-name="P11"><text:span text:style-name="Source_20_Text">│   <text:s text:c="4"/>├── queue.c</text:span></text:p>
      <text:p text:style-name="P11"><text:span text:style-name="Source_20_Text">│   <text:s text:c="4"/>├── Quick_Start_Guide.url</text:span></text:p>
      <text:p text:style-name="P11"><text:span text:style-name="Source_20_Text">│   <text:s text:c="4"/>├── README.md</text:span></text:p>
      <text:p text:style-name="P11"><text:span text:style-name="Source_20_Text">│   <text:s text:c="4"/>├── stream_buffer.c</text:span></text:p>
      <text:p text:style-name="P11"><text:soft-page-break/><text:span text:style-name="Source_20_Text">│   <text:s text:c="4"/>├── tasks.c</text:span></text:p>
      <text:p text:style-name="P11"><text:span text:style-name="Source_20_Text">│   <text:s text:c="4"/>└── timers.c</text:span></text:p>
      <text:p text:style-name="P11"><text:span text:style-name="Source_20_Text">├── pico-sdk</text:span></text:p>
      <text:p text:style-name="P11"><text:span text:style-name="Source_20_Text">│   ├── cmake</text:span></text:p>
      <text:p text:style-name="P11"><text:span text:style-name="Source_20_Text">│   │   ├── pico_pre_load_platform.cmake</text:span></text:p>
      <text:p text:style-name="P11"><text:span text:style-name="Source_20_Text">│   │   ├── pico_pre_load_toolchain.cmake</text:span></text:p>
      <text:p text:style-name="P11"><text:span text:style-name="Source_20_Text">│   │   ├── pico_utils.cmake</text:span></text:p>
      <text:p text:style-name="P11"><text:span text:style-name="Source_20_Text">│   │   ├── Platform</text:span></text:p>
      <text:p text:style-name="P11"><text:span text:style-name="Source_20_Text">│   │   │   └── PICO.cmake</text:span></text:p>
      <text:p text:style-name="P11"><text:span text:style-name="Source_20_Text">│   │   └── preload</text:span></text:p>
      <text:p text:style-name="P11"><text:span text:style-name="Source_20_Text">│   │   <text:s text:c="4"/>├── platforms</text:span></text:p>
      <text:p text:style-name="P11"><text:span text:style-name="Source_20_Text">│   │   <text:s text:c="4"/>│   ├── host.cmake</text:span></text:p>
      <text:p text:style-name="P11"><text:span text:style-name="Source_20_Text">│   │   <text:s text:c="4"/>│   ├── pico</text:span></text:p>
      <text:p text:style-name="P11"><text:span text:style-name="Source_20_Text">│   │   <text:s text:c="4"/>│   │   └── pico.cmake</text:span></text:p>
      <text:p text:style-name="P11"><text:span text:style-name="Source_20_Text">│   │   <text:s text:c="4"/>│   └── rp2040.cmake</text:span></text:p>
      <text:p text:style-name="P11"><text:span text:style-name="Source_20_Text">│   │   <text:s text:c="4"/>└── toolchains</text:span></text:p>
      <text:p text:style-name="P11"><text:span text:style-name="Source_20_Text">│   │   <text:s text:c="8"/>├── find_compiler.cmake</text:span></text:p>
      <text:p text:style-name="P11"><text:span text:style-name="Source_20_Text">│   │   <text:s text:c="8"/>├── pico_arm_clang_arm.cmake</text:span></text:p>
      <text:p text:style-name="P11"><text:span text:style-name="Source_20_Text">│   │   <text:s text:c="8"/>├── pico_arm_clang.cmake</text:span></text:p>
      <text:p text:style-name="P11"><text:span text:style-name="Source_20_Text">│   │   <text:s text:c="8"/>└── pico_arm_gcc.cmake</text:span></text:p>
      <text:p text:style-name="P11"><text:span text:style-name="Source_20_Text">│   ├── CMakeLists.txt</text:span></text:p>
      <text:p text:style-name="P11"><text:span text:style-name="Source_20_Text">│   ├── CONTRIBUTING.md</text:span></text:p>
      <text:p text:style-name="P11"><text:span text:style-name="Source_20_Text">│   ├── docs</text:span></text:p>
      <text:p text:style-name="P11"><text:span text:style-name="Source_20_Text">│   │   ├── CMakeLists.txt</text:span></text:p>
      <text:p text:style-name="P11"><text:span text:style-name="Source_20_Text">│   │   ├── Doxyfile.in</text:span></text:p>
      <text:p text:style-name="P11"><text:span text:style-name="Source_20_Text">│   │   ├── DoxygenLayout.xml</text:span></text:p>
      <text:p text:style-name="P11"><text:span text:style-name="Source_20_Text">│   │   ├── examples.md</text:span></text:p>
      <text:p text:style-name="P11"><text:span text:style-name="Source_20_Text">│   │   ├── footer.html</text:span></text:p>
      <text:p text:style-name="P11"><text:span text:style-name="Source_20_Text">│   │   ├── header.html</text:span></text:p>
      <text:p text:style-name="P11"><text:soft-page-break/><text:span text:style-name="Source_20_Text">│   │   ├── index.h</text:span></text:p>
      <text:p text:style-name="P11"><text:span text:style-name="Source_20_Text">│   │   ├── logo-mobile.svg</text:span></text:p>
      <text:p text:style-name="P11"><text:span text:style-name="Source_20_Text">│   │   ├── logo.svg</text:span></text:p>
      <text:p text:style-name="P11"><text:span text:style-name="Source_20_Text">│   │   ├── main.css</text:span></text:p>
      <text:p text:style-name="P11"><text:span text:style-name="Source_20_Text">│   │   ├── main.js</text:span></text:p>
      <text:p text:style-name="P11"><text:span text:style-name="Source_20_Text">│   │   ├── mainpage.md</text:span></text:p>
      <text:p text:style-name="P11"><text:span text:style-name="Source_20_Text">│   │   ├── normalise.css</text:span></text:p>
      <text:p text:style-name="P11"><text:span text:style-name="Source_20_Text">│   │   ├── pico.jpg</text:span></text:p>
      <text:p text:style-name="P11"><text:span text:style-name="Source_20_Text">│   │   ├── rp2040.png</text:span></text:p>
      <text:p text:style-name="P11"><text:span text:style-name="Source_20_Text">│   │   ├── search.svg</text:span></text:p>
      <text:p text:style-name="P11"><text:span text:style-name="Source_20_Text">│   │   ├── styles.css</text:span></text:p>
      <text:p text:style-name="P11"><text:span text:style-name="Source_20_Text">│   │   └── weblinks_page.md</text:span></text:p>
      <text:p text:style-name="P11"><text:span text:style-name="Source_20_Text">│   ├── external</text:span></text:p>
      <text:p text:style-name="P11"><text:span text:style-name="Source_20_Text">│   │   └── pico_sdk_import.cmake</text:span></text:p>
      <text:p text:style-name="P11"><text:span text:style-name="Source_20_Text">│   ├── lib</text:span></text:p>
      <text:p text:style-name="P11"><text:span text:style-name="Source_20_Text">│   │   └── tinyusb</text:span></text:p>
      <text:p text:style-name="P11"><text:span text:style-name="Source_20_Text">│   │   <text:s text:c="4"/>├── CODE_OF_CONDUCT.rst</text:span></text:p>
      <text:p text:style-name="P11"><text:span text:style-name="Source_20_Text">│   │   <text:s text:c="4"/>├── CONTRIBUTORS.rst</text:span></text:p>
      <text:p text:style-name="P11"><text:span text:style-name="Source_20_Text">│   │   <text:s text:c="4"/>├── docs</text:span></text:p>
      <text:p text:style-name="P11"><text:span text:style-name="Source_20_Text">│   │   <text:s text:c="4"/>│   ├── assets</text:span></text:p>
      <text:p text:style-name="P11"><text:span text:style-name="Source_20_Text">│   │   <text:s text:c="4"/>│   │   ├── logo.svg</text:span></text:p>
      <text:p text:style-name="P11"><text:span text:style-name="Source_20_Text">│   │   <text:s text:c="4"/>│   │   └── stack.svg</text:span></text:p>
      <text:p text:style-name="P11"><text:span text:style-name="Source_20_Text">│   │   <text:s text:c="4"/>│   ├── conf.py</text:span></text:p>
      <text:p text:style-name="P11"><text:span text:style-name="Source_20_Text">│   │   <text:s text:c="4"/>│   ├── contributing</text:span></text:p>
      <text:p text:style-name="P11"><text:span text:style-name="Source_20_Text">│   │   <text:s text:c="4"/>│   │   ├── code_of_conduct.rst -&gt; ../../CODE_OF_CONDUCT.rst</text:span></text:p>
      <text:p text:style-name="P11"><text:span text:style-name="Source_20_Text">│   │   <text:s text:c="4"/>│   │   ├── index.rst</text:span></text:p>
      <text:p text:style-name="P11"><text:span text:style-name="Source_20_Text">│   │   <text:s text:c="4"/>│   │   ├── porting.rst</text:span></text:p>
      <text:p text:style-name="P11"><text:span text:style-name="Source_20_Text">│   │   <text:s text:c="4"/>│   │   └── structure.rst</text:span></text:p>
      <text:p text:style-name="P11"><text:span text:style-name="Source_20_Text">│   │   <text:s text:c="4"/>│   ├── index.rst</text:span></text:p>
      <text:p text:style-name="P11"><text:soft-page-break/><text:span text:style-name="Source_20_Text">│   │   <text:s text:c="4"/>│   ├── info</text:span></text:p>
      <text:p text:style-name="P11"><text:span text:style-name="Source_20_Text">│   │   <text:s text:c="4"/>│   │   ├── changelog.rst</text:span></text:p>
      <text:p text:style-name="P11"><text:span text:style-name="Source_20_Text">│   │   <text:s text:c="4"/>│   │   ├── contributors.rst -&gt; ../../CONTRIBUTORS.rst</text:span></text:p>
      <text:p text:style-name="P11"><text:span text:style-name="Source_20_Text">│   │   <text:s text:c="4"/>│   │   ├── index.rst</text:span></text:p>
      <text:p text:style-name="P11"><text:span text:style-name="Source_20_Text">│   │   <text:s text:c="4"/>│   │   └── uses.rst</text:span></text:p>
      <text:p text:style-name="P11"><text:span text:style-name="Source_20_Text">│   │   <text:s text:c="4"/>│   ├── reference</text:span></text:p>
      <text:p text:style-name="P11"><text:span text:style-name="Source_20_Text">│   │   <text:s text:c="4"/>│   │   ├── concurrency.rst</text:span></text:p>
      <text:p text:style-name="P11"><text:span text:style-name="Source_20_Text">│   │   <text:s text:c="4"/>│   │   ├── getting_started.rst</text:span></text:p>
      <text:p text:style-name="P11"><text:span text:style-name="Source_20_Text">│   │   <text:s text:c="4"/>│   │   ├── index.rst</text:span></text:p>
      <text:p text:style-name="P11"><text:span text:style-name="Source_20_Text">│   │   <text:s text:c="4"/>│   │   └── supported.rst</text:span></text:p>
      <text:p text:style-name="P11"><text:span text:style-name="Source_20_Text">│   │   <text:s text:c="4"/>│   └── requirements.txt</text:span></text:p>
      <text:p text:style-name="P11"><text:span text:style-name="Source_20_Text">│   │   <text:s text:c="4"/>├── examples</text:span></text:p>
      <text:p text:style-name="P11"><text:span text:style-name="Source_20_Text">│   │   <text:s text:c="4"/>│   ├── device</text:span></text:p>
      <text:p text:style-name="P11"><text:span text:style-name="Source_20_Text">│   │   <text:s text:c="4"/>│   │   ├── 99-tinyusb.rules</text:span></text:p>
      <text:p text:style-name="P11"><text:span text:style-name="Source_20_Text">│   │   <text:s text:c="4"/>│   │   ├── audio_4_channel_mic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plot_audio_samples.py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└── usb_descriptors.c</text:span></text:p>
      <text:p text:style-name="P11"><text:span text:style-name="Source_20_Text">│   │   <text:s text:c="4"/>│   │   ├── audio_test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plot_audio_samples.py</text:span></text:p>
      <text:p text:style-name="P11"><text:span text:style-name="Source_20_Text">│   │   <text:s text:c="4"/>│   │   │   <text:s text:c="4"/>├── tusb_config.h</text:span></text:p>
      <text:p text:style-name="P11"><text:soft-page-break/><text:span text:style-name="Source_20_Text">│   │   <text:s text:c="4"/>│   │   │   <text:s text:c="4"/>└── usb_descriptors.c</text:span></text:p>
      <text:p text:style-name="P11"><text:span text:style-name="Source_20_Text">│   │   <text:s text:c="4"/>│   │   ├── board_test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├── sdkconfig.defaults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CMakeLists.txt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└── tusb_config.h</text:span></text:p>
      <text:p text:style-name="P11"><text:span text:style-name="Source_20_Text">│   │   <text:s text:c="4"/>│   │   ├── cdc_dual_ports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└── usb_descriptors.c</text:span></text:p>
      <text:p text:style-name="P11"><text:span text:style-name="Source_20_Text">│   │   <text:s text:c="4"/>│   │   ├── cdc_msc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msc_disk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└── usb_descriptors.c</text:span></text:p>
      <text:p text:style-name="P11"><text:span text:style-name="Source_20_Text">│   │   <text:s text:c="4"/>│   │   ├── cdc_msc_freertos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├── sdkconfig.defaults</text:span></text:p>
      <text:p text:style-name="P11"><text:span text:style-name="Source_20_Text">│   │   <text:s text:c="4"/>│   │   │   └── src</text:span></text:p>
      <text:p text:style-name="P11"><text:soft-page-break/><text:span text:style-name="Source_20_Text">│   │   <text:s text:c="4"/>│   │   │   <text:s text:c="4"/>├── CMakeLists.txt</text:span></text:p>
      <text:p text:style-name="P11"><text:span text:style-name="Source_20_Text">│   │   <text:s text:c="4"/>│   │   │   <text:s text:c="4"/>├── FreeRTOSConfig</text:span></text:p>
      <text:p text:style-name="P11"><text:span text:style-name="Source_20_Text">│   │   <text:s text:c="4"/>│   │   │   <text:s text:c="4"/>│   └── FreeRTOSConfig.h</text:span></text:p>
      <text:p text:style-name="P11"><text:span text:style-name="Source_20_Text">│   │   <text:s text:c="4"/>│   │   │   <text:s text:c="4"/>├── freertos_hook.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msc_disk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└── usb_descriptors.c</text:span></text:p>
      <text:p text:style-name="P11"><text:span text:style-name="Source_20_Text">│   │   <text:s text:c="4"/>│   │   ├── CMakeLists.txt</text:span></text:p>
      <text:p text:style-name="P11"><text:span text:style-name="Source_20_Text">│   │   <text:s text:c="4"/>│   │   ├── dfu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└── usb_descriptors.c</text:span></text:p>
      <text:p text:style-name="P11"><text:span text:style-name="Source_20_Text">│   │   <text:s text:c="4"/>│   │   ├── dfu_runtime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└── usb_descriptors.c</text:span></text:p>
      <text:p text:style-name="P11"><text:span text:style-name="Source_20_Text">│   │   <text:s text:c="4"/>│   │   ├── dynamic_configuration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msc_disk.c</text:span></text:p>
      <text:p text:style-name="P11"><text:soft-page-break/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└── usb_descriptors.c</text:span></text:p>
      <text:p text:style-name="P11"><text:span text:style-name="Source_20_Text">│   │   <text:s text:c="4"/>│   │   ├── hid_boot_interface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├── usb_descriptors.c</text:span></text:p>
      <text:p text:style-name="P11"><text:span text:style-name="Source_20_Text">│   │   <text:s text:c="4"/>│   │   │   <text:s text:c="4"/>└── usb_descriptors.h</text:span></text:p>
      <text:p text:style-name="P11"><text:span text:style-name="Source_20_Text">│   │   <text:s text:c="4"/>│   │   ├── hid_composite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├── usb_descriptors.c</text:span></text:p>
      <text:p text:style-name="P11"><text:span text:style-name="Source_20_Text">│   │   <text:s text:c="4"/>│   │   │   <text:s text:c="4"/>└── usb_descriptors.h</text:span></text:p>
      <text:p text:style-name="P11"><text:span text:style-name="Source_20_Text">│   │   <text:s text:c="4"/>│   │   ├── hid_composite_freertos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├── sdkconfig.defaults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CMakeLists.txt</text:span></text:p>
      <text:p text:style-name="P11"><text:span text:style-name="Source_20_Text">│   │   <text:s text:c="4"/>│   │   │   <text:s text:c="4"/>├── FreeRTOSConfig</text:span></text:p>
      <text:p text:style-name="P11"><text:span text:style-name="Source_20_Text">│   │   <text:s text:c="4"/>│   │   │   <text:s text:c="4"/>│   └── FreeRTOSConfig.h</text:span></text:p>
      <text:p text:style-name="P11"><text:span text:style-name="Source_20_Text">│   │   <text:s text:c="4"/>│   │   │   <text:s text:c="4"/>├── freertos_hook.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tusb_config.h</text:span></text:p>
      <text:p text:style-name="P11"><text:soft-page-break/><text:span text:style-name="Source_20_Text">│   │   <text:s text:c="4"/>│   │   │   <text:s text:c="4"/>├── usb_descriptors.c</text:span></text:p>
      <text:p text:style-name="P11"><text:span text:style-name="Source_20_Text">│   │   <text:s text:c="4"/>│   │   │   <text:s text:c="4"/>└── usb_descriptors.h</text:span></text:p>
      <text:p text:style-name="P11"><text:span text:style-name="Source_20_Text">│   │   <text:s text:c="4"/>│   │   ├── hid_generic_inout</text:span></text:p>
      <text:p text:style-name="P11"><text:span text:style-name="Source_20_Text">│   │   <text:s text:c="4"/>│   │   │   ├── boards.js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hid_test.js</text:span></text:p>
      <text:p text:style-name="P11"><text:span text:style-name="Source_20_Text">│   │   <text:s text:c="4"/>│   │   │   ├── hid_test.py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└── usb_descriptors.c</text:span></text:p>
      <text:p text:style-name="P11"><text:span text:style-name="Source_20_Text">│   │   <text:s text:c="4"/>│   │   ├── hid_multiple_interface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└── usb_descriptors.c</text:span></text:p>
      <text:p text:style-name="P11"><text:span text:style-name="Source_20_Text">│   │   <text:s text:c="4"/>│   │   ├── midi_test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└── usb_descriptors.c</text:span></text:p>
      <text:p text:style-name="P11"><text:span text:style-name="Source_20_Text">│   │   <text:s text:c="4"/>│   │   ├── msc_dual_lun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oft-page-break/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msc_disk_dual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└── usb_descriptors.c</text:span></text:p>
      <text:p text:style-name="P11"><text:span text:style-name="Source_20_Text">│   │   <text:s text:c="4"/>│   │   ├── net_lwip_webserver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arch</text:span></text:p>
      <text:p text:style-name="P11"><text:span text:style-name="Source_20_Text">│   │   <text:s text:c="4"/>│   │   │   <text:s text:c="4"/>│   └── cc.h</text:span></text:p>
      <text:p text:style-name="P11"><text:span text:style-name="Source_20_Text">│   │   <text:s text:c="4"/>│   │   │   <text:s text:c="4"/>├── lwipopts.h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└── usb_descriptors.c</text:span></text:p>
      <text:p text:style-name="P11"><text:span text:style-name="Source_20_Text">│   │   <text:s text:c="4"/>│   │   ├── uac2_headset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├── usb_descriptors.c</text:span></text:p>
      <text:p text:style-name="P11"><text:span text:style-name="Source_20_Text">│   │   <text:s text:c="4"/>│   │   │   <text:s text:c="4"/>└── usb_descriptors.h</text:span></text:p>
      <text:p text:style-name="P11"><text:span text:style-name="Source_20_Text">│   │   <text:s text:c="4"/>│   │   ├── usbtmc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├── src</text:span></text:p>
      <text:p text:style-name="P11"><text:span text:style-name="Source_20_Text">│   │   <text:s text:c="4"/>│   │   │   │   ├── main.c</text:span></text:p>
      <text:p text:style-name="P11"><text:span text:style-name="Source_20_Text">│   │   <text:s text:c="4"/>│   │   │   │   ├── main.h</text:span></text:p>
      <text:p text:style-name="P11"><text:soft-page-break/><text:span text:style-name="Source_20_Text">│   │   <text:s text:c="4"/>│   │   │   │   ├── tusb_config.h</text:span></text:p>
      <text:p text:style-name="P11"><text:span text:style-name="Source_20_Text">│   │   <text:s text:c="4"/>│   │   │   │   ├── usb_descriptors.c</text:span></text:p>
      <text:p text:style-name="P11"><text:span text:style-name="Source_20_Text">│   │   <text:s text:c="4"/>│   │   │   │   ├── usbtmc_app.c</text:span></text:p>
      <text:p text:style-name="P11"><text:span text:style-name="Source_20_Text">│   │   <text:s text:c="4"/>│   │   │   │   └── usbtmc_app.h</text:span></text:p>
      <text:p text:style-name="P11"><text:span text:style-name="Source_20_Text">│   │   <text:s text:c="4"/>│   │   │   └── visaQuery.py</text:span></text:p>
      <text:p text:style-name="P11"><text:span text:style-name="Source_20_Text">│   │   <text:s text:c="4"/>│   │   ├── video_capture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images.h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├── usb_descriptors.c</text:span></text:p>
      <text:p text:style-name="P11"><text:span text:style-name="Source_20_Text">│   │   <text:s text:c="4"/>│   │   │   <text:s text:c="4"/>└── usb_descriptors.h</text:span></text:p>
      <text:p text:style-name="P11"><text:span text:style-name="Source_20_Text">│   │   <text:s text:c="4"/>│   │   └── webusb_serial</text:span></text:p>
      <text:p text:style-name="P11"><text:span text:style-name="Source_20_Text">│   │   <text:s text:c="4"/>│   │   <text:s text:c="4"/>├── CMakeLists.txt</text:span></text:p>
      <text:p text:style-name="P11"><text:span text:style-name="Source_20_Text">│   │   <text:s text:c="4"/>│   │   <text:s text:c="4"/>├── Makefile</text:span></text:p>
      <text:p text:style-name="P11"><text:span text:style-name="Source_20_Text">│   │   <text:s text:c="4"/>│   │   <text:s text:c="4"/>└── src</text:span></text:p>
      <text:p text:style-name="P11"><text:span text:style-name="Source_20_Text">│   │   <text:s text:c="4"/>│   │   <text:s text:c="8"/>├── main.c</text:span></text:p>
      <text:p text:style-name="P11"><text:span text:style-name="Source_20_Text">│   │   <text:s text:c="4"/>│   │   <text:s text:c="8"/>├── tusb_config.h</text:span></text:p>
      <text:p text:style-name="P11"><text:span text:style-name="Source_20_Text">│   │   <text:s text:c="4"/>│   │   <text:s text:c="8"/>├── usb_descriptors.c</text:span></text:p>
      <text:p text:style-name="P11"><text:span text:style-name="Source_20_Text">│   │   <text:s text:c="4"/>│   │   <text:s text:c="8"/>└── usb_descriptors.h</text:span></text:p>
      <text:p text:style-name="P11"><text:span text:style-name="Source_20_Text">│   │   <text:s text:c="4"/>│   ├── host</text:span></text:p>
      <text:p text:style-name="P11"><text:span text:style-name="Source_20_Text">│   │   <text:s text:c="4"/>│   │   ├── cdc_msc_hid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hid_app.c</text:span></text:p>
      <text:p text:style-name="P11"><text:span text:style-name="Source_20_Text">│   │   <text:s text:c="4"/>│   │   │   <text:s text:c="4"/>├── main.c</text:span></text:p>
      <text:p text:style-name="P11"><text:soft-page-break/><text:span text:style-name="Source_20_Text">│   │   <text:s text:c="4"/>│   │   │   <text:s text:c="4"/>├── msc_app.c</text:span></text:p>
      <text:p text:style-name="P11"><text:span text:style-name="Source_20_Text">│   │   <text:s text:c="4"/>│   │   │   <text:s text:c="4"/>└── tusb_config.h</text:span></text:p>
      <text:p text:style-name="P11"><text:span text:style-name="Source_20_Text">│   │   <text:s text:c="4"/>│   │   ├── CMakeLists.txt</text:span></text:p>
      <text:p text:style-name="P11"><text:span text:style-name="Source_20_Text">│   │   <text:s text:c="4"/>│   │   └── hid_controller</text:span></text:p>
      <text:p text:style-name="P11"><text:span text:style-name="Source_20_Text">│   │   <text:s text:c="4"/>│   │   <text:s text:c="4"/>├── CMakeLists.txt</text:span></text:p>
      <text:p text:style-name="P11"><text:span text:style-name="Source_20_Text">│   │   <text:s text:c="4"/>│   │   <text:s text:c="4"/>├── Makefile</text:span></text:p>
      <text:p text:style-name="P11"><text:span text:style-name="Source_20_Text">│   │   <text:s text:c="4"/>│   │   <text:s text:c="4"/>└── src</text:span></text:p>
      <text:p text:style-name="P11"><text:span text:style-name="Source_20_Text">│   │   <text:s text:c="4"/>│   │   <text:s text:c="8"/>├── hid_app.c</text:span></text:p>
      <text:p text:style-name="P11"><text:span text:style-name="Source_20_Text">│   │   <text:s text:c="4"/>│   │   <text:s text:c="8"/>├── main.c</text:span></text:p>
      <text:p text:style-name="P11"><text:span text:style-name="Source_20_Text">│   │   <text:s text:c="4"/>│   │   <text:s text:c="8"/>└── tusb_config.h</text:span></text:p>
      <text:p text:style-name="P11"><text:span text:style-name="Source_20_Text">│   │   <text:s text:c="4"/>│   ├── make.mk</text:span></text:p>
      <text:p text:style-name="P11"><text:span text:style-name="Source_20_Text">│   │   <text:s text:c="4"/>│   └── rules.mk</text:span></text:p>
      <text:p text:style-name="P11"><text:span text:style-name="Source_20_Text">│   │   <text:s text:c="4"/>├── hw</text:span></text:p>
      <text:p text:style-name="P11"><text:span text:style-name="Source_20_Text">│   │   <text:s text:c="4"/>│   ├── bsp</text:span></text:p>
      <text:p text:style-name="P11"><text:span text:style-name="Source_20_Text">│   │   <text:s text:c="4"/>│   │   ├── ansi_escape.h</text:span></text:p>
      <text:p text:style-name="P11"><text:span text:style-name="Source_20_Text">│   │   <text:s text:c="4"/>│   │   ├── board.c</text:span></text:p>
      <text:p text:style-name="P11"><text:span text:style-name="Source_20_Text">│   │   <text:s text:c="4"/>│   │   ├── board.h</text:span></text:p>
      <text:p text:style-name="P11"><text:span text:style-name="Source_20_Text">│   │   <text:s text:c="4"/>│   │   ├── board_mcu.h</text:span></text:p>
      <text:p text:style-name="P11"><text:span text:style-name="Source_20_Text">│   │   <text:s text:c="4"/>│   │   ├── d5035_01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d5035_01.c</text:span></text:p>
      <text:p text:style-name="P11"><text:span text:style-name="Source_20_Text">│   │   <text:s text:c="4"/>│   │   │   └── same51j19a_flash.ld</text:span></text:p>
      <text:p text:style-name="P11"><text:span text:style-name="Source_20_Text">│   │   <text:s text:c="4"/>│   │   ├── da14695_dk_usb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da14695_dk_usb.c</text:span></text:p>
      <text:p text:style-name="P11"><text:span text:style-name="Source_20_Text">│   │   <text:s text:c="4"/>│   │   │   ├── da1469x.ld</text:span></text:p>
      <text:p text:style-name="P11"><text:span text:style-name="Source_20_Text">│   │   <text:s text:c="4"/>│   │   │   ├── gcc_startup_da1469x.S</text:span></text:p>
      <text:p text:style-name="P11"><text:span text:style-name="Source_20_Text">│   │   <text:s text:c="4"/>│   │   │   ├── product_header.dump</text:span></text:p>
      <text:p text:style-name="P11"><text:span text:style-name="Source_20_Text">│   │   <text:s text:c="4"/>│   │   │   └── syscfg</text:span></text:p>
      <text:p text:style-name="P11"><text:soft-page-break/><text:span text:style-name="Source_20_Text">│   │   <text:s text:c="4"/>│   │   │   <text:s text:c="4"/>└── syscfg.h</text:span></text:p>
      <text:p text:style-name="P11"><text:span text:style-name="Source_20_Text">│   │   <text:s text:c="4"/>│   │   ├── da1469x_dk_pro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da1469x-dk-pro.c</text:span></text:p>
      <text:p text:style-name="P11"><text:span text:style-name="Source_20_Text">│   │   <text:s text:c="4"/>│   │   │   ├── da1469x.ld</text:span></text:p>
      <text:p text:style-name="P11"><text:span text:style-name="Source_20_Text">│   │   <text:s text:c="4"/>│   │   │   ├── gcc_startup_da1469x.S</text:span></text:p>
      <text:p text:style-name="P11"><text:span text:style-name="Source_20_Text">│   │   <text:s text:c="4"/>│   │   │   ├── product_header.dump</text:span></text:p>
      <text:p text:style-name="P11"><text:span text:style-name="Source_20_Text">│   │   <text:s text:c="4"/>│   │   │   └── syscfg</text:span></text:p>
      <text:p text:style-name="P11"><text:span text:style-name="Source_20_Text">│   │   <text:s text:c="4"/>│   │   │   <text:s text:c="4"/>└── syscfg.h</text:span></text:p>
      <text:p text:style-name="P11"><text:span text:style-name="Source_20_Text">│   │   <text:s text:c="4"/>│   │   ├── ea4088qs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ea4088qs.c</text:span></text:p>
      <text:p text:style-name="P11"><text:span text:style-name="Source_20_Text">│   │   <text:s text:c="4"/>│   │   │   └── lpc4088.ld</text:span></text:p>
      <text:p text:style-name="P11"><text:span text:style-name="Source_20_Text">│   │   <text:s text:c="4"/>│   │   ├── ea4357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ea4357.c</text:span></text:p>
      <text:p text:style-name="P11"><text:span text:style-name="Source_20_Text">│   │   <text:s text:c="4"/>│   │   │   ├── lpc4357.ld</text:span></text:p>
      <text:p text:style-name="P11"><text:span text:style-name="Source_20_Text">│   │   <text:s text:c="4"/>│   │   │   ├── pca9532.c</text:span></text:p>
      <text:p text:style-name="P11"><text:span text:style-name="Source_20_Text">│   │   <text:s text:c="4"/>│   │   │   └── pca9532.h</text:span></text:p>
      <text:p text:style-name="P11"><text:span text:style-name="Source_20_Text">│   │   <text:s text:c="4"/>│   │   ├── esp32s2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adafruit_feather_esp32s2</text:span></text:p>
      <text:p text:style-name="P11"><text:span text:style-name="Source_20_Text">│   │   <text:s text:c="4"/>│   │   │   │   │   ├── board.cmake</text:span></text:p>
      <text:p text:style-name="P11"><text:span text:style-name="Source_20_Text">│   │   <text:s text:c="4"/>│   │   │   │   │   └── board.h</text:span></text:p>
      <text:p text:style-name="P11"><text:span text:style-name="Source_20_Text">│   │   <text:s text:c="4"/>│   │   │   │   ├── adafruit_magtag_29gray</text:span></text:p>
      <text:p text:style-name="P11"><text:span text:style-name="Source_20_Text">│   │   <text:s text:c="4"/>│   │   │   │   │   ├── board.cmake</text:span></text:p>
      <text:p text:style-name="P11"><text:span text:style-name="Source_20_Text">│   │   <text:s text:c="4"/>│   │   │   │   │   └── board.h</text:span></text:p>
      <text:p text:style-name="P11"><text:span text:style-name="Source_20_Text">│   │   <text:s text:c="4"/>│   │   │   │   ├── adafruit_metro_esp32s2</text:span></text:p>
      <text:p text:style-name="P11"><text:span text:style-name="Source_20_Text">│   │   <text:s text:c="4"/>│   │   │   │   │   ├── board.cmake</text:span></text:p>
      <text:p text:style-name="P11"><text:soft-page-break/><text:span text:style-name="Source_20_Text">│   │   <text:s text:c="4"/>│   │   │   │   │   └── board.h</text:span></text:p>
      <text:p text:style-name="P11"><text:span text:style-name="Source_20_Text">│   │   <text:s text:c="4"/>│   │   │   │   ├── CMakeLists.txt</text:span></text:p>
      <text:p text:style-name="P11"><text:span text:style-name="Source_20_Text">│   │   <text:s text:c="4"/>│   │   │   │   ├── esp32s2.c</text:span></text:p>
      <text:p text:style-name="P11"><text:span text:style-name="Source_20_Text">│   │   <text:s text:c="4"/>│   │   │   │   ├── espressif_kaluga_1</text:span></text:p>
      <text:p text:style-name="P11"><text:span text:style-name="Source_20_Text">│   │   <text:s text:c="4"/>│   │   │   │   │   ├── board.cmake</text:span></text:p>
      <text:p text:style-name="P11"><text:span text:style-name="Source_20_Text">│   │   <text:s text:c="4"/>│   │   │   │   │   └── board.h</text:span></text:p>
      <text:p text:style-name="P11"><text:span text:style-name="Source_20_Text">│   │   <text:s text:c="4"/>│   │   │   │   └── espressif_saola_1</text:span></text:p>
      <text:p text:style-name="P11"><text:span text:style-name="Source_20_Text">│   │   <text:s text:c="4"/>│   │   │   │   <text:s text:c="4"/>├── board.cmake</text:span></text:p>
      <text:p text:style-name="P11"><text:span text:style-name="Source_20_Text">│   │   <text:s text:c="4"/>│   │   │   │   <text:s text:c="4"/>└── board.h</text:span></text:p>
      <text:p text:style-name="P11"><text:span text:style-name="Source_20_Text">│   │   <text:s text:c="4"/>│   │   │   ├── components</text:span></text:p>
      <text:p text:style-name="P11"><text:span text:style-name="Source_20_Text">│   │   <text:s text:c="4"/>│   │   │   │   └── led_strip</text:span></text:p>
      <text:p text:style-name="P11"><text:span text:style-name="Source_20_Text">│   │   <text:s text:c="4"/>│   │   │   │   <text:s text:c="4"/>├── CMakeLists.txt</text:span></text:p>
      <text:p text:style-name="P11"><text:span text:style-name="Source_20_Text">│   │   <text:s text:c="4"/>│   │   │   │   <text:s text:c="4"/>├── include</text:span></text:p>
      <text:p text:style-name="P11"><text:span text:style-name="Source_20_Text">│   │   <text:s text:c="4"/>│   │   │   │   <text:s text:c="4"/>│   └── led_strip.h</text:span></text:p>
      <text:p text:style-name="P11"><text:span text:style-name="Source_20_Text">│   │   <text:s text:c="4"/>│   │   │   │   <text:s text:c="4"/>└── src</text:span></text:p>
      <text:p text:style-name="P11"><text:span text:style-name="Source_20_Text">│   │   <text:s text:c="4"/>│   │   │   │   <text:s text:c="8"/>└── led_strip_rmt_ws2812.c</text:span></text:p>
      <text:p text:style-name="P11"><text:span text:style-name="Source_20_Text">│   │   <text:s text:c="4"/>│   │   │   ├── family.cmake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esp32s3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CMakeLists.txt</text:span></text:p>
      <text:p text:style-name="P11"><text:span text:style-name="Source_20_Text">│   │   <text:s text:c="4"/>│   │   │   │   ├── esp32s3.c</text:span></text:p>
      <text:p text:style-name="P11"><text:span text:style-name="Source_20_Text">│   │   <text:s text:c="4"/>│   │   │   │   └── espressif_addax_1</text:span></text:p>
      <text:p text:style-name="P11"><text:span text:style-name="Source_20_Text">│   │   <text:s text:c="4"/>│   │   │   │   <text:s text:c="4"/>├── board.cmake</text:span></text:p>
      <text:p text:style-name="P11"><text:span text:style-name="Source_20_Text">│   │   <text:s text:c="4"/>│   │   │   │   <text:s text:c="4"/>└── board.h</text:span></text:p>
      <text:p text:style-name="P11"><text:span text:style-name="Source_20_Text">│   │   <text:s text:c="4"/>│   │   │   ├── components</text:span></text:p>
      <text:p text:style-name="P11"><text:span text:style-name="Source_20_Text">│   │   <text:s text:c="4"/>│   │   │   │   └── led_strip</text:span></text:p>
      <text:p text:style-name="P11"><text:span text:style-name="Source_20_Text">│   │   <text:s text:c="4"/>│   │   │   │   <text:s text:c="4"/>├── CMakeLists.txt</text:span></text:p>
      <text:p text:style-name="P11"><text:span text:style-name="Source_20_Text">│   │   <text:s text:c="4"/>│   │   │   │   <text:s text:c="4"/>├── include</text:span></text:p>
      <text:p text:style-name="P11"><text:soft-page-break/><text:span text:style-name="Source_20_Text">│   │   <text:s text:c="4"/>│   │   │   │   <text:s text:c="4"/>│   └── led_strip.h</text:span></text:p>
      <text:p text:style-name="P11"><text:span text:style-name="Source_20_Text">│   │   <text:s text:c="4"/>│   │   │   │   <text:s text:c="4"/>└── src</text:span></text:p>
      <text:p text:style-name="P11"><text:span text:style-name="Source_20_Text">│   │   <text:s text:c="4"/>│   │   │   │   <text:s text:c="8"/>└── led_strip_rmt_ws2812.c</text:span></text:p>
      <text:p text:style-name="P11"><text:span text:style-name="Source_20_Text">│   │   <text:s text:c="4"/>│   │   │   ├── family.cmake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family_support.cmake</text:span></text:p>
      <text:p text:style-name="P11"><text:span text:style-name="Source_20_Text">│   │   <text:s text:c="4"/>│   │   ├── fomu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└── fomu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└── board.mk</text:span></text:p>
      <text:p text:style-name="P11"><text:span text:style-name="Source_20_Text">│   │   <text:s text:c="4"/>│   │   │   ├── crt0-vexriscv.S</text:span></text:p>
      <text:p text:style-name="P11"><text:span text:style-name="Source_20_Text">│   │   <text:s text:c="4"/>│   │   │   ├── dfu.py</text:span></text:p>
      <text:p text:style-name="P11"><text:span text:style-name="Source_20_Text">│   │   <text:s text:c="4"/>│   │   │   ├── family.mk</text:span></text:p>
      <text:p text:style-name="P11"><text:span text:style-name="Source_20_Text">│   │   <text:s text:c="4"/>│   │   │   ├── fomu.c</text:span></text:p>
      <text:p text:style-name="P11"><text:span text:style-name="Source_20_Text">│   │   <text:s text:c="4"/>│   │   │   ├── fomu.ld</text:span></text:p>
      <text:p text:style-name="P11"><text:span text:style-name="Source_20_Text">│   │   <text:s text:c="4"/>│   │   │   ├── include</text:span></text:p>
      <text:p text:style-name="P11"><text:span text:style-name="Source_20_Text">│   │   <text:s text:c="4"/>│   │   │   │   ├── csr.h</text:span></text:p>
      <text:p text:style-name="P11"><text:span text:style-name="Source_20_Text">│   │   <text:s text:c="4"/>│   │   │   │   ├── hw</text:span></text:p>
      <text:p text:style-name="P11"><text:span text:style-name="Source_20_Text">│   │   <text:s text:c="4"/>│   │   │   │   │   └── common.h</text:span></text:p>
      <text:p text:style-name="P11"><text:span text:style-name="Source_20_Text">│   │   <text:s text:c="4"/>│   │   │   │   └── irq.h</text:span></text:p>
      <text:p text:style-name="P11"><text:span text:style-name="Source_20_Text">│   │   <text:s text:c="4"/>│   │   │   ├── output_format.ld</text:span></text:p>
      <text:p text:style-name="P11"><text:span text:style-name="Source_20_Text">│   │   <text:s text:c="4"/>│   │   │   └── regions.ld</text:span></text:p>
      <text:p text:style-name="P11"><text:span text:style-name="Source_20_Text">│   │   <text:s text:c="4"/>│   │   ├── frdm_k32l2b</text:span></text:p>
      <text:p text:style-name="P11"><text:span text:style-name="Source_20_Text">│   │   <text:s text:c="4"/>│   │   │   ├── board.h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└── frdm_k32l2b.c</text:span></text:p>
      <text:p text:style-name="P11"><text:span text:style-name="Source_20_Text">│   │   <text:s text:c="4"/>│   │   ├── frdm_kl25z</text:span></text:p>
      <text:p text:style-name="P11"><text:span text:style-name="Source_20_Text">│   │   <text:s text:c="4"/>│   │   │   ├── board.mk</text:span></text:p>
      <text:p text:style-name="P11"><text:soft-page-break/><text:span text:style-name="Source_20_Text">│   │   <text:s text:c="4"/>│   │   │   └── frdm_kl25z.c</text:span></text:p>
      <text:p text:style-name="P11"><text:span text:style-name="Source_20_Text">│   │   <text:s text:c="4"/>│   │   ├── gd32vf103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└── sipeed_longan_nano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└── board.mk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├── family.mk</text:span></text:p>
      <text:p text:style-name="P11"><text:span text:style-name="Source_20_Text">│   │   <text:s text:c="4"/>│   │   │   └── system_gd32vf103.c</text:span></text:p>
      <text:p text:style-name="P11"><text:span text:style-name="Source_20_Text">│   │   <text:s text:c="4"/>│   │   ├── imxrt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mimxrt1010_evk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evkmimxrt1010_flexspi_nor_config.c</text:span></text:p>
      <text:p text:style-name="P11"><text:span text:style-name="Source_20_Text">│   │   <text:s text:c="4"/>│   │   │   │   │   └── evkmimxrt1010_flexspi_nor_config.h</text:span></text:p>
      <text:p text:style-name="P11"><text:span text:style-name="Source_20_Text">│   │   <text:s text:c="4"/>│   │   │   │   ├── mimxrt1015_evk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evkmimxrt1015_flexspi_nor_config.c</text:span></text:p>
      <text:p text:style-name="P11"><text:span text:style-name="Source_20_Text">│   │   <text:s text:c="4"/>│   │   │   │   │   └── evkmimxrt1015_flexspi_nor_config.h</text:span></text:p>
      <text:p text:style-name="P11"><text:span text:style-name="Source_20_Text">│   │   <text:s text:c="4"/>│   │   │   │   ├── mimxrt1020_evk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evkmimxrt1020_flexspi_nor_config.c</text:span></text:p>
      <text:p text:style-name="P11"><text:span text:style-name="Source_20_Text">│   │   <text:s text:c="4"/>│   │   │   │   │   └── evkmimxrt1020_flexspi_nor_config.h</text:span></text:p>
      <text:p text:style-name="P11"><text:span text:style-name="Source_20_Text">│   │   <text:s text:c="4"/>│   │   │   │   ├── mimxrt1050_evkb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oft-page-break/><text:span text:style-name="Source_20_Text">│   │   <text:s text:c="4"/>│   │   │   │   │   ├── evkbimxrt1050_flexspi_nor_config.c</text:span></text:p>
      <text:p text:style-name="P11"><text:span text:style-name="Source_20_Text">│   │   <text:s text:c="4"/>│   │   │   │   │   └── evkbimxrt1050_flexspi_nor_config.h</text:span></text:p>
      <text:p text:style-name="P11"><text:span text:style-name="Source_20_Text">│   │   <text:s text:c="4"/>│   │   │   │   ├── mimxrt1060_evk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evkmimxrt1060_flexspi_nor_config.c</text:span></text:p>
      <text:p text:style-name="P11"><text:span text:style-name="Source_20_Text">│   │   <text:s text:c="4"/>│   │   │   │   │   └── evkmimxrt1060_flexspi_nor_config.h</text:span></text:p>
      <text:p text:style-name="P11"><text:span text:style-name="Source_20_Text">│   │   <text:s text:c="4"/>│   │   │   │   ├── mimxrt1064_evk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evkmimxrt1064_flexspi_nor_config.c</text:span></text:p>
      <text:p text:style-name="P11"><text:span text:style-name="Source_20_Text">│   │   <text:s text:c="4"/>│   │   │   │   │   └── evkmimxrt1064_flexspi_nor_config.h</text:span></text:p>
      <text:p text:style-name="P11"><text:span text:style-name="Source_20_Text">│   │   <text:s text:c="4"/>│   │   │   │   └── teensy_40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├── teensy40_flexspi_nor_config.c</text:span></text:p>
      <text:p text:style-name="P11"><text:span text:style-name="Source_20_Text">│   │   <text:s text:c="4"/>│   │   │   │   <text:s text:c="4"/>└── teensy40_flexspi_nor_config.h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lpc15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└── lpcxpresso1549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└── lpc1549.ld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lpc18</text:span></text:p>
      <text:p text:style-name="P11"><text:span text:style-name="Source_20_Text">│   │   <text:s text:c="4"/>│   │   │   ├── boards</text:span></text:p>
      <text:p text:style-name="P11"><text:soft-page-break/><text:span text:style-name="Source_20_Text">│   │   <text:s text:c="4"/>│   │   │   │   ├── lpcxpresso18s37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lpc1837.ld</text:span></text:p>
      <text:p text:style-name="P11"><text:span text:style-name="Source_20_Text">│   │   <text:s text:c="4"/>│   │   │   │   └── mcb1800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└── lpc1857.ld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lpc54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lpcxpresso54114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└── board.mk</text:span></text:p>
      <text:p text:style-name="P11"><text:span text:style-name="Source_20_Text">│   │   <text:s text:c="4"/>│   │   │   │   └── lpcxpresso54628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└── board.mk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lpc55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double_m33_express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LPC55S69_cm33_core0_uf2.ld</text:span></text:p>
      <text:p text:style-name="P11"><text:span text:style-name="Source_20_Text">│   │   <text:s text:c="4"/>│   │   │   │   ├── lpcxpresso55s28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└── board.mk</text:span></text:p>
      <text:p text:style-name="P11"><text:soft-page-break/><text:span text:style-name="Source_20_Text">│   │   <text:s text:c="4"/>│   │   │   │   ├── lpcxpresso55s69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└── board.mk</text:span></text:p>
      <text:p text:style-name="P11"><text:span text:style-name="Source_20_Text">│   │   <text:s text:c="4"/>│   │   │   │   └── mcu_link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└── board.mk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lpcxpresso11u37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lpc11u37.ld</text:span></text:p>
      <text:p text:style-name="P11"><text:span text:style-name="Source_20_Text">│   │   <text:s text:c="4"/>│   │   │   └── lpcxpresso11u37.c</text:span></text:p>
      <text:p text:style-name="P11"><text:span text:style-name="Source_20_Text">│   │   <text:s text:c="4"/>│   │   ├── lpcxpresso11u68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lpc11u68.ld</text:span></text:p>
      <text:p text:style-name="P11"><text:span text:style-name="Source_20_Text">│   │   <text:s text:c="4"/>│   │   │   └── lpcxpresso11u68.c</text:span></text:p>
      <text:p text:style-name="P11"><text:span text:style-name="Source_20_Text">│   │   <text:s text:c="4"/>│   │   ├── lpcxpresso1347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lpc1347.ld</text:span></text:p>
      <text:p text:style-name="P11"><text:span text:style-name="Source_20_Text">│   │   <text:s text:c="4"/>│   │   │   └── lpcxpresso1347.c</text:span></text:p>
      <text:p text:style-name="P11"><text:span text:style-name="Source_20_Text">│   │   <text:s text:c="4"/>│   │   ├── lpcxpresso1769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lpc1769.ld</text:span></text:p>
      <text:p text:style-name="P11"><text:span text:style-name="Source_20_Text">│   │   <text:s text:c="4"/>│   │   │   └── lpcxpresso1769.c</text:span></text:p>
      <text:p text:style-name="P11"><text:span text:style-name="Source_20_Text">│   │   <text:s text:c="4"/>│   │   ├── lpcxpresso51u68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└── lpcxpresso51u68.c</text:span></text:p>
      <text:p text:style-name="P11"><text:span text:style-name="Source_20_Text">│   │   <text:s text:c="4"/>│   │   ├── mbed1768</text:span></text:p>
      <text:p text:style-name="P11"><text:span text:style-name="Source_20_Text">│   │   <text:s text:c="4"/>│   │   │   ├── board.mk</text:span></text:p>
      <text:p text:style-name="P11"><text:soft-page-break/><text:span text:style-name="Source_20_Text">│   │   <text:s text:c="4"/>│   │   │   ├── lpc1768.ld</text:span></text:p>
      <text:p text:style-name="P11"><text:span text:style-name="Source_20_Text">│   │   <text:s text:c="4"/>│   │   │   └── mbed1768.c</text:span></text:p>
      <text:p text:style-name="P11"><text:span text:style-name="Source_20_Text">│   │   <text:s text:c="4"/>│   │   ├── mm32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└── mm32f327x_mb39</text:span></text:p>
      <text:p text:style-name="P11"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├── flash.ld</text:span></text:p>
      <text:p text:style-name="P11"><text:span text:style-name="Source_20_Text">│   │   <text:s text:c="4"/>│   │   │   │   <text:s text:c="4"/>└── mm32f327x_mb39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msp430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└── msp_exp430f5529lp</text:span></text:p>
      <text:p text:style-name="P11"><text:span text:style-name="Source_20_Text">│   │   <text:s text:c="4"/>│   │   │   │   <text:s text:c="4"/>└── board.h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ngx4330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ngx4330.c</text:span></text:p>
      <text:p text:style-name="P11"><text:span text:style-name="Source_20_Text">│   │   <text:s text:c="4"/>│   │   │   └── ngx4330.ld</text:span></text:p>
      <text:p text:style-name="P11"><text:span text:style-name="Source_20_Text">│   │   <text:s text:c="4"/>│   │   ├── nrf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adafruit_clue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nrf52840_s140_v6.ld</text:span></text:p>
      <text:p text:style-name="P11"><text:span text:style-name="Source_20_Text">│   │   <text:s text:c="4"/>│   │   │   │   ├── arduino_nano33_ble</text:span></text:p>
      <text:p text:style-name="P11"><text:span text:style-name="Source_20_Text">│   │   <text:s text:c="4"/>│   │   │   │   │   ├── arduino_nano33_ble.ld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└── board.mk</text:span></text:p>
      <text:p text:style-name="P11"><text:soft-page-break/><text:span text:style-name="Source_20_Text">│   │   <text:s text:c="4"/>│   │   │   │   ├── circuitplayground_bluefruit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nrf52840_s140_v6.ld</text:span></text:p>
      <text:p text:style-name="P11"><text:span text:style-name="Source_20_Text">│   │   <text:s text:c="4"/>│   │   │   │   ├── feather_nrf52840_express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nrf52840_s140_v6.ld</text:span></text:p>
      <text:p text:style-name="P11"><text:span text:style-name="Source_20_Text">│   │   <text:s text:c="4"/>│   │   │   │   ├── feather_nrf52840_sense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nrf52840_s140_v6.ld</text:span></text:p>
      <text:p text:style-name="P11"><text:span text:style-name="Source_20_Text">│   │   <text:s text:c="4"/>│   │   │   │   ├── itsybitsy_nrf52840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nrf52840_s140_v6.ld</text:span></text:p>
      <text:p text:style-name="P11"><text:span text:style-name="Source_20_Text">│   │   <text:s text:c="4"/>│   │   │   │   ├── nrf52840_mdk_dongle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nrf52840_mdk_dongle.ld</text:span></text:p>
      <text:p text:style-name="P11"><text:span text:style-name="Source_20_Text">│   │   <text:s text:c="4"/>│   │   │   │   ├── pca10056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└── board.mk</text:span></text:p>
      <text:p text:style-name="P11"><text:span text:style-name="Source_20_Text">│   │   <text:s text:c="4"/>│   │   │   │   ├── pca10059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pca10059.ld</text:span></text:p>
      <text:p text:style-name="P11"><text:span text:style-name="Source_20_Text">│   │   <text:s text:c="4"/>│   │   │   │   ├── pca10100</text:span></text:p>
      <text:p text:style-name="P11"><text:span text:style-name="Source_20_Text">│   │   <text:s text:c="4"/>│   │   │   │   │   ├── board.h</text:span></text:p>
      <text:p text:style-name="P11"><text:soft-page-break/><text:span text:style-name="Source_20_Text">│   │   <text:s text:c="4"/>│   │   │   │   │   └── board.mk</text:span></text:p>
      <text:p text:style-name="P11"><text:span text:style-name="Source_20_Text">│   │   <text:s text:c="4"/>│   │   │   │   └── raytac_mdbt50q_rx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└── board.mk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nutiny_nuc121s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nuc121_flash.ld</text:span></text:p>
      <text:p text:style-name="P11"><text:span text:style-name="Source_20_Text">│   │   <text:s text:c="4"/>│   │   │   └── nutiny_nuc121.c</text:span></text:p>
      <text:p text:style-name="P11"><text:span text:style-name="Source_20_Text">│   │   <text:s text:c="4"/>│   │   ├── nutiny_nuc125s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nuc125_flash.ld</text:span></text:p>
      <text:p text:style-name="P11"><text:span text:style-name="Source_20_Text">│   │   <text:s text:c="4"/>│   │   │   └── nutiny_nuc125.c</text:span></text:p>
      <text:p text:style-name="P11"><text:span text:style-name="Source_20_Text">│   │   <text:s text:c="4"/>│   │   ├── nutiny_nuc126v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nuc126_flash.ld</text:span></text:p>
      <text:p text:style-name="P11"><text:span text:style-name="Source_20_Text">│   │   <text:s text:c="4"/>│   │   │   └── nutiny_nuc126.c</text:span></text:p>
      <text:p text:style-name="P11"><text:span text:style-name="Source_20_Text">│   │   <text:s text:c="4"/>│   │   ├── nutiny_sdk_nuc120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nuc120_flash.ld</text:span></text:p>
      <text:p text:style-name="P11"><text:span text:style-name="Source_20_Text">│   │   <text:s text:c="4"/>│   │   │   └── nutiny_sdk_nuc120.c</text:span></text:p>
      <text:p text:style-name="P11"><text:span text:style-name="Source_20_Text">│   │   <text:s text:c="4"/>│   │   ├── nutiny_sdk_nuc505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nuc505_flashtoram.ld</text:span></text:p>
      <text:p text:style-name="P11"><text:span text:style-name="Source_20_Text">│   │   <text:s text:c="4"/>│   │   │   └── nutiny_sdk_nuc505.c</text:span></text:p>
      <text:p text:style-name="P11"><text:span text:style-name="Source_20_Text">│   │   <text:s text:c="4"/>│   │   ├── rp2040</text:span></text:p>
      <text:p text:style-name="P11"><text:span text:style-name="Source_20_Text">│   │   <text:s text:c="4"/>│   │   │   ├── board.h</text:span></text:p>
      <text:p text:style-name="P11"><text:span text:style-name="Source_20_Text">│   │   <text:s text:c="4"/>│   │   │   ├── boards</text:span></text:p>
      <text:p text:style-name="P11"><text:soft-page-break/><text:span text:style-name="Source_20_Text">│   │   <text:s text:c="4"/>│   │   │   │   ├── adafruit_feather_rp2040</text:span></text:p>
      <text:p text:style-name="P11"><text:span text:style-name="Source_20_Text">│   │   <text:s text:c="4"/>│   │   │   │   │   └── board.cmake</text:span></text:p>
      <text:p text:style-name="P11"><text:span text:style-name="Source_20_Text">│   │   <text:s text:c="4"/>│   │   │   │   ├── adafruit_itsybitsy_rp2040</text:span></text:p>
      <text:p text:style-name="P11"><text:span text:style-name="Source_20_Text">│   │   <text:s text:c="4"/>│   │   │   │   │   └── board.cmake</text:span></text:p>
      <text:p text:style-name="P11"><text:span text:style-name="Source_20_Text">│   │   <text:s text:c="4"/>│   │   │   │   ├── adafruit_qtpy_rp2040</text:span></text:p>
      <text:p text:style-name="P11"><text:span text:style-name="Source_20_Text">│   │   <text:s text:c="4"/>│   │   │   │   │   └── board.cmake</text:span></text:p>
      <text:p text:style-name="P11"><text:span text:style-name="Source_20_Text">│   │   <text:s text:c="4"/>│   │   │   │   ├── pico_sdk</text:span></text:p>
      <text:p text:style-name="P11"><text:span text:style-name="Source_20_Text">│   │   <text:s text:c="4"/>│   │   │   │   │   └── board.cmake</text:span></text:p>
      <text:p text:style-name="P11"><text:span text:style-name="Source_20_Text">│   │   <text:s text:c="4"/>│   │   │   │   └── raspberry_pi_pico</text:span></text:p>
      <text:p text:style-name="P11"><text:span text:style-name="Source_20_Text">│   │   <text:s text:c="4"/>│   │   │   │   <text:s text:c="4"/>└── board.cmake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├── family.cmake</text:span></text:p>
      <text:p text:style-name="P11"><text:span text:style-name="Source_20_Text">│   │   <text:s text:c="4"/>│   │   │   ├── family.mk</text:span></text:p>
      <text:p text:style-name="P11"><text:span text:style-name="Source_20_Text">│   │   <text:s text:c="4"/>│   │   │   └── pico_sdk_import.cmake</text:span></text:p>
      <text:p text:style-name="P11"><text:span text:style-name="Source_20_Text">│   │   <text:s text:c="4"/>│   │   ├── rx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gr_citrus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gr_citrus.c</text:span></text:p>
      <text:p text:style-name="P11"><text:span text:style-name="Source_20_Text">│   │   <text:s text:c="4"/>│   │   │   │   │   ├── hwinit.c</text:span></text:p>
      <text:p text:style-name="P11"><text:span text:style-name="Source_20_Text">│   │   <text:s text:c="4"/>│   │   │   │   │   └── r5f5631fd.ld</text:span></text:p>
      <text:p text:style-name="P11"><text:span text:style-name="Source_20_Text">│   │   <text:s text:c="4"/>│   │   │   │   └── rx65n_target</text:span></text:p>
      <text:p text:style-name="P11"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├── r5f565ne.ld</text:span></text:p>
      <text:p text:style-name="P11"><text:span text:style-name="Source_20_Text">│   │   <text:s text:c="4"/>│   │   │   │   <text:s text:c="4"/>└── rx65n_target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samd11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luna_d11</text:span></text:p>
      <text:p text:style-name="P11"><text:soft-page-break/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samd11d14am_flash.ld</text:span></text:p>
      <text:p text:style-name="P11"><text:span text:style-name="Source_20_Text">│   │   <text:s text:c="4"/>│   │   │   │   └── samd11_xplained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└── samd11d14am_flash.ld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samd21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atsamd21_xpro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samd21j18a_flash.ld</text:span></text:p>
      <text:p text:style-name="P11"><text:span text:style-name="Source_20_Text">│   │   <text:s text:c="4"/>│   │   │   │   ├── circuitplayground_express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circuitplayground_express.ld</text:span></text:p>
      <text:p text:style-name="P11"><text:span text:style-name="Source_20_Text">│   │   <text:s text:c="4"/>│   │   │   │   ├── curiosity_nano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samd21g17a_flash.ld</text:span></text:p>
      <text:p text:style-name="P11"><text:span text:style-name="Source_20_Text">│   │   <text:s text:c="4"/>│   │   │   │   ├── feather_m0_express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feather_m0_express.ld</text:span></text:p>
      <text:p text:style-name="P11"><text:span text:style-name="Source_20_Text">│   │   <text:s text:c="4"/>│   │   │   │   ├── itsybitsy_m0</text:span></text:p>
      <text:p text:style-name="P11"><text:span text:style-name="Source_20_Text">│   │   <text:s text:c="4"/>│   │   │   │   │   ├── board.h</text:span></text:p>
      <text:p text:style-name="P11"><text:soft-page-break/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itsybitsy_m0.ld</text:span></text:p>
      <text:p text:style-name="P11"><text:span text:style-name="Source_20_Text">│   │   <text:s text:c="4"/>│   │   │   │   ├── luna_d21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samd21g18a_flash.ld</text:span></text:p>
      <text:p text:style-name="P11"><text:span text:style-name="Source_20_Text">│   │   <text:s text:c="4"/>│   │   │   │   ├── metro_m0_express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metro_m0_express.ld</text:span></text:p>
      <text:p text:style-name="P11"><text:span text:style-name="Source_20_Text">│   │   <text:s text:c="4"/>│   │   │   │   └── seeeduino_xiao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└── seeeduino_xiao.ld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samd51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feather_m4_express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feather_m4_express.ld</text:span></text:p>
      <text:p text:style-name="P11"><text:span text:style-name="Source_20_Text">│   │   <text:s text:c="4"/>│   │   │   │   ├── itsybitsy_m4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itsybitsy_m4.ld</text:span></text:p>
      <text:p text:style-name="P11"><text:span text:style-name="Source_20_Text">│   │   <text:s text:c="4"/>│   │   │   │   ├── metro_m4_express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oft-page-break/><text:span text:style-name="Source_20_Text">│   │   <text:s text:c="4"/>│   │   │   │   │   └── metro_m4_express.ld</text:span></text:p>
      <text:p text:style-name="P11"><text:span text:style-name="Source_20_Text">│   │   <text:s text:c="4"/>│   │   │   │   ├── pybadge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pybadge.ld</text:span></text:p>
      <text:p text:style-name="P11"><text:span text:style-name="Source_20_Text">│   │   <text:s text:c="4"/>│   │   │   │   └── pyportal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└── pyportal.ld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same54xplainedpro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same54p20a_flash.ld</text:span></text:p>
      <text:p text:style-name="P11"><text:span text:style-name="Source_20_Text">│   │   <text:s text:c="4"/>│   │   │   ├── same54p20a_sram.ld</text:span></text:p>
      <text:p text:style-name="P11"><text:span text:style-name="Source_20_Text">│   │   <text:s text:c="4"/>│   │   │   └── same54xplainedpro.c</text:span></text:p>
      <text:p text:style-name="P11"><text:span text:style-name="Source_20_Text">│   │   <text:s text:c="4"/>│   │   ├── same70_qmtech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hpl_pmc_config.h</text:span></text:p>
      <text:p text:style-name="P11"><text:span text:style-name="Source_20_Text">│   │   <text:s text:c="4"/>│   │   │   ├── hpl_usart_config.h</text:span></text:p>
      <text:p text:style-name="P11"><text:span text:style-name="Source_20_Text">│   │   <text:s text:c="4"/>│   │   │   ├── hpl_xdmac_config.h</text:span></text:p>
      <text:p text:style-name="P11"><text:span text:style-name="Source_20_Text">│   │   <text:s text:c="4"/>│   │   │   ├── peripheral_clk_config.h</text:span></text:p>
      <text:p text:style-name="P11"><text:span text:style-name="Source_20_Text">│   │   <text:s text:c="4"/>│   │   │   └── same70_qmtech.c</text:span></text:p>
      <text:p text:style-name="P11"><text:span text:style-name="Source_20_Text">│   │   <text:s text:c="4"/>│   │   ├── same70_xplained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hpl_pmc_config.h</text:span></text:p>
      <text:p text:style-name="P11"><text:span text:style-name="Source_20_Text">│   │   <text:s text:c="4"/>│   │   │   ├── hpl_usart_config.h</text:span></text:p>
      <text:p text:style-name="P11"><text:span text:style-name="Source_20_Text">│   │   <text:s text:c="4"/>│   │   │   ├── hpl_xdmac_config.h</text:span></text:p>
      <text:p text:style-name="P11"><text:span text:style-name="Source_20_Text">│   │   <text:s text:c="4"/>│   │   │   ├── peripheral_clk_config.h</text:span></text:p>
      <text:p text:style-name="P11"><text:soft-page-break/><text:span text:style-name="Source_20_Text">│   │   <text:s text:c="4"/>│   │   │   └── same70_xplained.c</text:span></text:p>
      <text:p text:style-name="P11"><text:span text:style-name="Source_20_Text">│   │   <text:s text:c="4"/>│   │   ├── samg55xplained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hpl_usart_config.h</text:span></text:p>
      <text:p text:style-name="P11"><text:span text:style-name="Source_20_Text">│   │   <text:s text:c="4"/>│   │   │   ├── peripheral_clk_config.h</text:span></text:p>
      <text:p text:style-name="P11"><text:span text:style-name="Source_20_Text">│   │   <text:s text:c="4"/>│   │   │   ├── samg55j19_flash.ld</text:span></text:p>
      <text:p text:style-name="P11"><text:span text:style-name="Source_20_Text">│   │   <text:s text:c="4"/>│   │   │   └── samg55xplained.c</text:span></text:p>
      <text:p text:style-name="P11"><text:span text:style-name="Source_20_Text">│   │   <text:s text:c="4"/>│   │   ├── saml2x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atsaml21_xpro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saml21j18b_flash.ld</text:span></text:p>
      <text:p text:style-name="P11"><text:span text:style-name="Source_20_Text">│   │   <text:s text:c="4"/>│   │   │   │   ├── saml22_feather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saml22_feather.ld</text:span></text:p>
      <text:p text:style-name="P11"><text:span text:style-name="Source_20_Text">│   │   <text:s text:c="4"/>│   │   │   │   └── sensorwatch_m0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└── sensorwatch_m0.ld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sltb009a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└── sltb009a.c</text:span></text:p>
      <text:p text:style-name="P11"><text:span text:style-name="Source_20_Text">│   │   <text:s text:c="4"/>│   │   ├── spresense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└── board_spresense.c</text:span></text:p>
      <text:p text:style-name="P11"><text:soft-page-break/><text:span text:style-name="Source_20_Text">│   │   <text:s text:c="4"/>│   │   ├── stm32f0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stm32f070rbnucleo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stm32F070rbtx_flash.ld</text:span></text:p>
      <text:p text:style-name="P11"><text:span text:style-name="Source_20_Text">│   │   <text:s text:c="4"/>│   │   │   │   ├── stm32f072disco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STM32F072RBTx_FLASH.ld</text:span></text:p>
      <text:p text:style-name="P11"><text:span text:style-name="Source_20_Text">│   │   <text:s text:c="4"/>│   │   │   │   └── stm32f072eval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└── STM32F072VBTx_FLASH.ld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├── family.mk</text:span></text:p>
      <text:p text:style-name="P11"><text:span text:style-name="Source_20_Text">│   │   <text:s text:c="4"/>│   │   │   └── stm32f0xx_hal_conf.h</text:span></text:p>
      <text:p text:style-name="P11"><text:span text:style-name="Source_20_Text">│   │   <text:s text:c="4"/>│   │   ├── stm32f1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stm32f103_bluepill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STM32F103X8_FLASH.ld</text:span></text:p>
      <text:p text:style-name="P11"><text:span text:style-name="Source_20_Text">│   │   <text:s text:c="4"/>│   │   │   │   └── stm32f103_mini_2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└── STM32F103XC_FLASH.ld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├── family.mk</text:span></text:p>
      <text:p text:style-name="P11"><text:soft-page-break/><text:span text:style-name="Source_20_Text">│   │   <text:s text:c="4"/>│   │   │   └── stm32f1xx_hal_conf.h</text:span></text:p>
      <text:p text:style-name="P11"><text:span text:style-name="Source_20_Text">│   │   <text:s text:c="4"/>│   │   ├── stm32f207nucleo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stm32f207nucleo.c</text:span></text:p>
      <text:p text:style-name="P11"><text:span text:style-name="Source_20_Text">│   │   <text:s text:c="4"/>│   │   │   ├── STM32F207ZGTx_FLASH.ld</text:span></text:p>
      <text:p text:style-name="P11"><text:span text:style-name="Source_20_Text">│   │   <text:s text:c="4"/>│   │   │   └── stm32f2xx_hal_conf.h</text:span></text:p>
      <text:p text:style-name="P11"><text:span text:style-name="Source_20_Text">│   │   <text:s text:c="4"/>│   │   ├── stm32f303disco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stm32f303disco.c</text:span></text:p>
      <text:p text:style-name="P11"><text:span text:style-name="Source_20_Text">│   │   <text:s text:c="4"/>│   │   │   ├── STM32F303VCTx_FLASH.ld</text:span></text:p>
      <text:p text:style-name="P11"><text:span text:style-name="Source_20_Text">│   │   <text:s text:c="4"/>│   │   │   └── stm32f3xx_hal_conf.h</text:span></text:p>
      <text:p text:style-name="P11"><text:span text:style-name="Source_20_Text">│   │   <text:s text:c="4"/>│   │   ├── stm32f4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feather_stm32f405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STM32F405RGTx_FLASH.ld</text:span></text:p>
      <text:p text:style-name="P11"><text:span text:style-name="Source_20_Text">│   │   <text:s text:c="4"/>│   │   │   │   │   └── stm32f4xx_hal_conf.h</text:span></text:p>
      <text:p text:style-name="P11"><text:span text:style-name="Source_20_Text">│   │   <text:s text:c="4"/>│   │   │   │   ├── pyboardv11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STM32F405RGTx_FLASH.ld</text:span></text:p>
      <text:p text:style-name="P11"><text:span text:style-name="Source_20_Text">│   │   <text:s text:c="4"/>│   │   │   │   │   └── stm32f4xx_hal_conf.h</text:span></text:p>
      <text:p text:style-name="P11"><text:span text:style-name="Source_20_Text">│   │   <text:s text:c="4"/>│   │   │   │   ├── stm32f401blackpill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STM32F401VCTx_FLASH.ld</text:span></text:p>
      <text:p text:style-name="P11"><text:span text:style-name="Source_20_Text">│   │   <text:s text:c="4"/>│   │   │   │   │   └── stm32f4xx_hal_conf.h</text:span></text:p>
      <text:p text:style-name="P11"><text:span text:style-name="Source_20_Text">│   │   <text:s text:c="4"/>│   │   │   │   ├── stm32f407disco</text:span></text:p>
      <text:p text:style-name="P11"><text:soft-page-break/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STM32F407VGTx_FLASH.ld</text:span></text:p>
      <text:p text:style-name="P11"><text:span text:style-name="Source_20_Text">│   │   <text:s text:c="4"/>│   │   │   │   │   └── stm32f4xx_hal_conf.h</text:span></text:p>
      <text:p text:style-name="P11"><text:span text:style-name="Source_20_Text">│   │   <text:s text:c="4"/>│   │   │   │   ├── stm32f411blackpill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STM32F411CEUx_FLASH.ld</text:span></text:p>
      <text:p text:style-name="P11"><text:span text:style-name="Source_20_Text">│   │   <text:s text:c="4"/>│   │   │   │   │   └── stm32f4xx_hal_conf.h</text:span></text:p>
      <text:p text:style-name="P11"><text:span text:style-name="Source_20_Text">│   │   <text:s text:c="4"/>│   │   │   │   ├── stm32f411disco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STM32F411VETx_FLASH.ld</text:span></text:p>
      <text:p text:style-name="P11"><text:span text:style-name="Source_20_Text">│   │   <text:s text:c="4"/>│   │   │   │   │   └── stm32f4xx_hal_conf.h</text:span></text:p>
      <text:p text:style-name="P11"><text:span text:style-name="Source_20_Text">│   │   <text:s text:c="4"/>│   │   │   │   ├── stm32f412disco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STM32F412ZGTx_FLASH.ld</text:span></text:p>
      <text:p text:style-name="P11"><text:span text:style-name="Source_20_Text">│   │   <text:s text:c="4"/>│   │   │   │   │   └── stm32f4xx_hal_conf.h</text:span></text:p>
      <text:p text:style-name="P11"><text:span text:style-name="Source_20_Text">│   │   <text:s text:c="4"/>│   │   │   │   └── stm32f412nucleo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├── STM32F412ZGTx_FLASH.ld</text:span></text:p>
      <text:p text:style-name="P11"><text:span text:style-name="Source_20_Text">│   │   <text:s text:c="4"/>│   │   │   │   <text:s text:c="4"/>└── stm32f4xx_hal_conf.h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stm32f7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stlinkv3mini</text:span></text:p>
      <text:p text:style-name="P11"><text:soft-page-break/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STM32F723xE_FLASH.ld</text:span></text:p>
      <text:p text:style-name="P11"><text:span text:style-name="Source_20_Text">│   │   <text:s text:c="4"/>│   │   │   │   │   └── stm32f7xx_hal_conf.h</text:span></text:p>
      <text:p text:style-name="P11"><text:span text:style-name="Source_20_Text">│   │   <text:s text:c="4"/>│   │   │   │   ├── stm32f723disco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STM32F723xE_FLASH.ld</text:span></text:p>
      <text:p text:style-name="P11"><text:span text:style-name="Source_20_Text">│   │   <text:s text:c="4"/>│   │   │   │   │   └── stm32f7xx_hal_conf.h</text:span></text:p>
      <text:p text:style-name="P11"><text:span text:style-name="Source_20_Text">│   │   <text:s text:c="4"/>│   │   │   │   ├── stm32f746disco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STM32F746ZGTx_FLASH.ld</text:span></text:p>
      <text:p text:style-name="P11"><text:span text:style-name="Source_20_Text">│   │   <text:s text:c="4"/>│   │   │   │   │   └── stm32f7xx_hal_conf.h</text:span></text:p>
      <text:p text:style-name="P11"><text:span text:style-name="Source_20_Text">│   │   <text:s text:c="4"/>│   │   │   │   ├── stm32f746nucleo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STM32F746ZGTx_FLASH.ld</text:span></text:p>
      <text:p text:style-name="P11"><text:span text:style-name="Source_20_Text">│   │   <text:s text:c="4"/>│   │   │   │   │   └── stm32f7xx_hal_conf.h</text:span></text:p>
      <text:p text:style-name="P11"><text:span text:style-name="Source_20_Text">│   │   <text:s text:c="4"/>│   │   │   │   ├── stm32f767nucleo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STM32F767ZITx_FLASH.ld</text:span></text:p>
      <text:p text:style-name="P11"><text:span text:style-name="Source_20_Text">│   │   <text:s text:c="4"/>│   │   │   │   │   └── stm32f7xx_hal_conf.h</text:span></text:p>
      <text:p text:style-name="P11"><text:span text:style-name="Source_20_Text">│   │   <text:s text:c="4"/>│   │   │   │   └── stm32f769disco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├── STM32F769ZITx_FLASH.ld</text:span></text:p>
      <text:p text:style-name="P11"><text:span text:style-name="Source_20_Text">│   │   <text:s text:c="4"/>│   │   │   │   <text:s text:c="4"/>└── stm32f7xx_hal_conf.h</text:span></text:p>
      <text:p text:style-name="P11"><text:soft-page-break/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stm32h7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stm32h743eval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stm32h743xx_flash.ld</text:span></text:p>
      <text:p text:style-name="P11"><text:span text:style-name="Source_20_Text">│   │   <text:s text:c="4"/>│   │   │   │   ├── stm32h743nucleo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stm32h743xx_flash.ld</text:span></text:p>
      <text:p text:style-name="P11"><text:span text:style-name="Source_20_Text">│   │   <text:s text:c="4"/>│   │   │   │   ├── stm32h745disco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└── board.mk</text:span></text:p>
      <text:p text:style-name="P11"><text:span text:style-name="Source_20_Text">│   │   <text:s text:c="4"/>│   │   │   │   └── waveshare_openh743i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└── STM32H743IITX_FLASH.ld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├── family.mk</text:span></text:p>
      <text:p text:style-name="P11"><text:span text:style-name="Source_20_Text">│   │   <text:s text:c="4"/>│   │   │   └── stm32h7xx_hal_conf.h</text:span></text:p>
      <text:p text:style-name="P11"><text:span text:style-name="Source_20_Text">│   │   <text:s text:c="4"/>│   │   ├── stm32l0538disco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stm32l0538disco.c</text:span></text:p>
      <text:p text:style-name="P11"><text:span text:style-name="Source_20_Text">│   │   <text:s text:c="4"/>│   │   │   ├── STM32L053C8Tx_FLASH.ld</text:span></text:p>
      <text:p text:style-name="P11"><text:span text:style-name="Source_20_Text">│   │   <text:s text:c="4"/>│   │   │   └── stm32l0xx_hal_conf.h</text:span></text:p>
      <text:p text:style-name="P11"><text:span text:style-name="Source_20_Text">│   │   <text:s text:c="4"/>│   │   ├── stm32l476disco</text:span></text:p>
      <text:p text:style-name="P11"><text:span text:style-name="Source_20_Text">│   │   <text:s text:c="4"/>│   │   │   ├── board.mk</text:span></text:p>
      <text:p text:style-name="P11"><text:soft-page-break/><text:span text:style-name="Source_20_Text">│   │   <text:s text:c="4"/>│   │   │   ├── stm32l476disco.c</text:span></text:p>
      <text:p text:style-name="P11"><text:span text:style-name="Source_20_Text">│   │   <text:s text:c="4"/>│   │   │   ├── STM32L476VGTx_FLASH.ld</text:span></text:p>
      <text:p text:style-name="P11"><text:span text:style-name="Source_20_Text">│   │   <text:s text:c="4"/>│   │   │   └── stm32l4xx_hal_conf.h</text:span></text:p>
      <text:p text:style-name="P11"><text:span text:style-name="Source_20_Text">│   │   <text:s text:c="4"/>│   │   └── stm32l4r5nucleo</text:span></text:p>
      <text:p text:style-name="P11"><text:span text:style-name="Source_20_Text">│   │   <text:s text:c="4"/>│   │   <text:s text:c="4"/>├── board.mk</text:span></text:p>
      <text:p text:style-name="P11"><text:span text:style-name="Source_20_Text">│   │   <text:s text:c="4"/>│   │   <text:s text:c="4"/>├── stm32l4r5nucleo.c</text:span></text:p>
      <text:p text:style-name="P11"><text:span text:style-name="Source_20_Text">│   │   <text:s text:c="4"/>│   │   <text:s text:c="4"/>├── STM32L4RXxI_FLASH.ld</text:span></text:p>
      <text:p text:style-name="P11"><text:span text:style-name="Source_20_Text">│   │   <text:s text:c="4"/>│   │   <text:s text:c="4"/>└── stm32l4xx_hal_conf.h</text:span></text:p>
      <text:p text:style-name="P11"><text:span text:style-name="Source_20_Text">│   │   <text:s text:c="4"/>│   └── mcu</text:span></text:p>
      <text:p text:style-name="P11"><text:span text:style-name="Source_20_Text">│   │   <text:s text:c="4"/>│   <text:s text:c="4"/>├── dialog</text:span></text:p>
      <text:p text:style-name="P11"><text:span text:style-name="Source_20_Text">│   │   <text:s text:c="4"/>│   <text:s text:c="4"/>│   ├── da1469x</text:span></text:p>
      <text:p text:style-name="P11"><text:span text:style-name="Source_20_Text">│   │   <text:s text:c="4"/>│   <text:s text:c="4"/>│   │   ├── da1469x.ld</text:span></text:p>
      <text:p text:style-name="P11"><text:span text:style-name="Source_20_Text">│   │   <text:s text:c="4"/>│   <text:s text:c="4"/>│   │   ├── include</text:span></text:p>
      <text:p text:style-name="P11"><text:span text:style-name="Source_20_Text">│   │   <text:s text:c="4"/>│   <text:s text:c="4"/>│   │   │   ├── hal</text:span></text:p>
      <text:p text:style-name="P11"><text:span text:style-name="Source_20_Text">│   │   <text:s text:c="4"/>│   <text:s text:c="4"/>│   │   │   │   └── hal_gpio.h</text:span></text:p>
      <text:p text:style-name="P11"><text:span text:style-name="Source_20_Text">│   │   <text:s text:c="4"/>│   <text:s text:c="4"/>│   │   │   └── mcu</text:span></text:p>
      <text:p text:style-name="P11"><text:span text:style-name="Source_20_Text">│   │   <text:s text:c="4"/>│   <text:s text:c="4"/>│   │   │   <text:s text:c="4"/>├── da1469x_clock.h</text:span></text:p>
      <text:p text:style-name="P11"><text:span text:style-name="Source_20_Text">│   │   <text:s text:c="4"/>│   <text:s text:c="4"/>│   │   │   <text:s text:c="4"/>├── da1469x_hal.h</text:span></text:p>
      <text:p text:style-name="P11"><text:span text:style-name="Source_20_Text">│   │   <text:s text:c="4"/>│   <text:s text:c="4"/>│   │   │   <text:s text:c="4"/>└── mcu.h</text:span></text:p>
      <text:p text:style-name="P11"><text:span text:style-name="Source_20_Text">│   │   <text:s text:c="4"/>│   <text:s text:c="4"/>│   │   ├── SDK_10.0.8.105</text:span></text:p>
      <text:p text:style-name="P11"><text:span text:style-name="Source_20_Text">│   │   <text:s text:c="4"/>│   <text:s text:c="4"/>│   │   │   └── sdk</text:span></text:p>
      <text:p text:style-name="P11"><text:span text:style-name="Source_20_Text">│   │   <text:s text:c="4"/>│   <text:s text:c="4"/>│   │   │   <text:s text:c="4"/>└── bsp</text:span></text:p>
      <text:p text:style-name="P11"><text:span text:style-name="Source_20_Text">│   │   <text:s text:c="4"/>│   <text:s text:c="4"/>│   │   │   <text:s text:c="8"/>├── arm_license.txt</text:span></text:p>
      <text:p text:style-name="P11"><text:span text:style-name="Source_20_Text">│   │   <text:s text:c="4"/>│   <text:s text:c="4"/>│   │   │   <text:s text:c="8"/>└── include</text:span></text:p>
      <text:p text:style-name="P11"><text:span text:style-name="Source_20_Text">│   │   <text:s text:c="4"/>│   <text:s text:c="4"/>│   │   │   <text:s text:c="12"/>├── cmsis_compiler.h</text:span></text:p>
      <text:p text:style-name="P11"><text:span text:style-name="Source_20_Text">│   │   <text:s text:c="4"/>│   <text:s text:c="4"/>│   │   │   <text:s text:c="12"/>├── cmsis_gcc.h</text:span></text:p>
      <text:p text:style-name="P11"><text:span text:style-name="Source_20_Text">│   │   <text:s text:c="4"/>│   <text:s text:c="4"/>│   │   │   <text:s text:c="12"/>├── cmsis_version.h</text:span></text:p>
      <text:p text:style-name="P11"><text:span text:style-name="Source_20_Text">│   │   <text:s text:c="4"/>│   <text:s text:c="4"/>│   │   │   <text:s text:c="12"/>├── core_cm0.h</text:span></text:p>
      <text:p text:style-name="P11"><text:span text:style-name="Source_20_Text">│   │   <text:s text:c="4"/>│   <text:s text:c="4"/>│   │   │   <text:s text:c="12"/>├── core_cm33.h</text:span></text:p>
      <text:p text:style-name="P11"><text:soft-page-break/><text:span text:style-name="Source_20_Text">│   │   <text:s text:c="4"/>│   <text:s text:c="4"/>│   │   │   <text:s text:c="12"/>├── DA1469xAB.h</text:span></text:p>
      <text:p text:style-name="P11"><text:span text:style-name="Source_20_Text">│   │   <text:s text:c="4"/>│   <text:s text:c="4"/>│   │   │   <text:s text:c="12"/>├── mpu_armv8.h</text:span></text:p>
      <text:p text:style-name="P11"><text:span text:style-name="Source_20_Text">│   │   <text:s text:c="4"/>│   <text:s text:c="4"/>│   │   │   <text:s text:c="12"/>├── system_ARMCM0.h</text:span></text:p>
      <text:p text:style-name="P11"><text:span text:style-name="Source_20_Text">│   │   <text:s text:c="4"/>│   <text:s text:c="4"/>│   │   │   <text:s text:c="12"/>└── system_DA1469x.h</text:span></text:p>
      <text:p text:style-name="P11"><text:span text:style-name="Source_20_Text">│   │   <text:s text:c="4"/>│   <text:s text:c="4"/>│   │   └── src</text:span></text:p>
      <text:p text:style-name="P11"><text:span text:style-name="Source_20_Text">│   │   <text:s text:c="4"/>│   <text:s text:c="4"/>│   │   <text:s text:c="4"/>├── da1469x_clock.c</text:span></text:p>
      <text:p text:style-name="P11"><text:span text:style-name="Source_20_Text">│   │   <text:s text:c="4"/>│   <text:s text:c="4"/>│   │   <text:s text:c="4"/>├── hal_gpio.c</text:span></text:p>
      <text:p text:style-name="P11"><text:span text:style-name="Source_20_Text">│   │   <text:s text:c="4"/>│   <text:s text:c="4"/>│   │   <text:s text:c="4"/>├── hal_system.c</text:span></text:p>
      <text:p text:style-name="P11"><text:span text:style-name="Source_20_Text">│   │   <text:s text:c="4"/>│   <text:s text:c="4"/>│   │   <text:s text:c="4"/>├── hal_system_start.c</text:span></text:p>
      <text:p text:style-name="P11"><text:span text:style-name="Source_20_Text">│   │   <text:s text:c="4"/>│   <text:s text:c="4"/>│   │   <text:s text:c="4"/>└── system_da1469x.c</text:span></text:p>
      <text:p text:style-name="P11"><text:span text:style-name="Source_20_Text">│   │   <text:s text:c="4"/>│   <text:s text:c="4"/>│   └── README.md</text:span></text:p>
      <text:p text:style-name="P11"><text:span text:style-name="Source_20_Text">│   │   <text:s text:c="4"/>│   <text:s text:c="4"/>├── gd</text:span></text:p>
      <text:p text:style-name="P11"><text:span text:style-name="Source_20_Text">│   │   <text:s text:c="4"/>│   <text:s text:c="4"/>│   └── nuclei-sdk</text:span></text:p>
      <text:p text:style-name="P11"><text:span text:style-name="Source_20_Text">│   │   <text:s text:c="4"/>│   <text:s text:c="4"/>├── microchip</text:span></text:p>
      <text:p text:style-name="P11"><text:span text:style-name="Source_20_Text">│   │   <text:s text:c="4"/>│   <text:s text:c="4"/>├── mindmotion</text:span></text:p>
      <text:p text:style-name="P11"><text:span text:style-name="Source_20_Text">│   │   <text:s text:c="4"/>│   <text:s text:c="4"/>│   └── mm32sdk</text:span></text:p>
      <text:p text:style-name="P11"><text:span text:style-name="Source_20_Text">│   │   <text:s text:c="4"/>│   <text:s text:c="4"/>├── nordic</text:span></text:p>
      <text:p text:style-name="P11"><text:span text:style-name="Source_20_Text">│   │   <text:s text:c="4"/>│   <text:s text:c="4"/>│   ├── nrf5x</text:span></text:p>
      <text:p text:style-name="P11"><text:span text:style-name="Source_20_Text">│   │   <text:s text:c="4"/>│   <text:s text:c="4"/>│   │   └── s140_nrf52_6.1.1_API</text:span></text:p>
      <text:p text:style-name="P11"><text:span text:style-name="Source_20_Text">│   │   <text:s text:c="4"/>│   <text:s text:c="4"/>│   │   <text:s text:c="4"/>└── include</text:span></text:p>
      <text:p text:style-name="P11"><text:span text:style-name="Source_20_Text">│   │   <text:s text:c="4"/>│   <text:s text:c="4"/>│   │   <text:s text:c="8"/>├── ble_err.h</text:span></text:p>
      <text:p text:style-name="P11"><text:span text:style-name="Source_20_Text">│   │   <text:s text:c="4"/>│   <text:s text:c="4"/>│   │   <text:s text:c="8"/>├── ble_gap.h</text:span></text:p>
      <text:p text:style-name="P11"><text:span text:style-name="Source_20_Text">│   │   <text:s text:c="4"/>│   <text:s text:c="4"/>│   │   <text:s text:c="8"/>├── ble_gattc.h</text:span></text:p>
      <text:p text:style-name="P11"><text:span text:style-name="Source_20_Text">│   │   <text:s text:c="4"/>│   <text:s text:c="4"/>│   │   <text:s text:c="8"/>├── ble_gatt.h</text:span></text:p>
      <text:p text:style-name="P11"><text:span text:style-name="Source_20_Text">│   │   <text:s text:c="4"/>│   <text:s text:c="4"/>│   │   <text:s text:c="8"/>├── ble_gatts.h</text:span></text:p>
      <text:p text:style-name="P11"><text:span text:style-name="Source_20_Text">│   │   <text:s text:c="4"/>│   <text:s text:c="4"/>│   │   <text:s text:c="8"/>├── ble.h</text:span></text:p>
      <text:p text:style-name="P11"><text:span text:style-name="Source_20_Text">│   │   <text:s text:c="4"/>│   <text:s text:c="4"/>│   │   <text:s text:c="8"/>├── ble_hci.h</text:span></text:p>
      <text:p text:style-name="P11"><text:span text:style-name="Source_20_Text">│   │   <text:s text:c="4"/>│   <text:s text:c="4"/>│   │   <text:s text:c="8"/>├── ble_l2cap.h</text:span></text:p>
      <text:p text:style-name="P11"><text:span text:style-name="Source_20_Text">│   │   <text:s text:c="4"/>│   <text:s text:c="4"/>│   │   <text:s text:c="8"/>├── ble_ranges.h</text:span></text:p>
      <text:p text:style-name="P11"><text:soft-page-break/><text:span text:style-name="Source_20_Text">│   │   <text:s text:c="4"/>│   <text:s text:c="4"/>│   │   <text:s text:c="8"/>├── ble_types.h</text:span></text:p>
      <text:p text:style-name="P11"><text:span text:style-name="Source_20_Text">│   │   <text:s text:c="4"/>│   <text:s text:c="4"/>│   │   <text:s text:c="8"/>├── nrf52</text:span></text:p>
      <text:p text:style-name="P11"><text:span text:style-name="Source_20_Text">│   │   <text:s text:c="4"/>│   <text:s text:c="4"/>│   │   <text:s text:c="8"/>│   └── nrf_mbr.h</text:span></text:p>
      <text:p text:style-name="P11"><text:span text:style-name="Source_20_Text">│   │   <text:s text:c="4"/>│   <text:s text:c="4"/>│   │   <text:s text:c="8"/>├── nrf_error.h</text:span></text:p>
      <text:p text:style-name="P11"><text:span text:style-name="Source_20_Text">│   │   <text:s text:c="4"/>│   <text:s text:c="4"/>│   │   <text:s text:c="8"/>├── nrf_error_sdm.h</text:span></text:p>
      <text:p text:style-name="P11"><text:span text:style-name="Source_20_Text">│   │   <text:s text:c="4"/>│   <text:s text:c="4"/>│   │   <text:s text:c="8"/>├── nrf_error_soc.h</text:span></text:p>
      <text:p text:style-name="P11"><text:span text:style-name="Source_20_Text">│   │   <text:s text:c="4"/>│   <text:s text:c="4"/>│   │   <text:s text:c="8"/>├── nrf_nvic.h</text:span></text:p>
      <text:p text:style-name="P11"><text:span text:style-name="Source_20_Text">│   │   <text:s text:c="4"/>│   <text:s text:c="4"/>│   │   <text:s text:c="8"/>├── nrf_sdm.h</text:span></text:p>
      <text:p text:style-name="P11"><text:span text:style-name="Source_20_Text">│   │   <text:s text:c="4"/>│   <text:s text:c="4"/>│   │   <text:s text:c="8"/>├── nrf_soc.h</text:span></text:p>
      <text:p text:style-name="P11"><text:span text:style-name="Source_20_Text">│   │   <text:s text:c="4"/>│   <text:s text:c="4"/>│   │   <text:s text:c="8"/>└── nrf_svc.h</text:span></text:p>
      <text:p text:style-name="P11"><text:span text:style-name="Source_20_Text">│   │   <text:s text:c="4"/>│   <text:s text:c="4"/>│   ├── nrfx</text:span></text:p>
      <text:p text:style-name="P11"><text:span text:style-name="Source_20_Text">│   │   <text:s text:c="4"/>│   <text:s text:c="4"/>│   ├── nrfx_config.h</text:span></text:p>
      <text:p text:style-name="P11"><text:span text:style-name="Source_20_Text">│   │   <text:s text:c="4"/>│   <text:s text:c="4"/>│   ├── nrfx_glue.h</text:span></text:p>
      <text:p text:style-name="P11"><text:span text:style-name="Source_20_Text">│   │   <text:s text:c="4"/>│   <text:s text:c="4"/>│   └── nrfx_log.h</text:span></text:p>
      <text:p text:style-name="P11"><text:span text:style-name="Source_20_Text">│   │   <text:s text:c="4"/>│   <text:s text:c="4"/>├── nuvoton</text:span></text:p>
      <text:p text:style-name="P11"><text:span text:style-name="Source_20_Text">│   │   <text:s text:c="4"/>│   <text:s text:c="4"/>├── nxp</text:span></text:p>
      <text:p text:style-name="P11"><text:span text:style-name="Source_20_Text">│   │   <text:s text:c="4"/>│   <text:s text:c="4"/>│   ├── lpcopen</text:span></text:p>
      <text:p text:style-name="P11"><text:span text:style-name="Source_20_Text">│   │   <text:s text:c="4"/>│   <text:s text:c="4"/>│   ├── mcux-sdk</text:span></text:p>
      <text:p text:style-name="P11"><text:span text:style-name="Source_20_Text">│   │   <text:s text:c="4"/>│   <text:s text:c="4"/>│   └── nxp_sdk</text:span></text:p>
      <text:p text:style-name="P11"><text:span text:style-name="Source_20_Text">│   │   <text:s text:c="4"/>│   <text:s text:c="4"/>├── renesas</text:span></text:p>
      <text:p text:style-name="P11"><text:span text:style-name="Source_20_Text">│   │   <text:s text:c="4"/>│   <text:s text:c="4"/>│   └── rx</text:span></text:p>
      <text:p text:style-name="P11"><text:span text:style-name="Source_20_Text">│   │   <text:s text:c="4"/>│   <text:s text:c="4"/>├── silabs</text:span></text:p>
      <text:p text:style-name="P11"><text:span text:style-name="Source_20_Text">│   │   <text:s text:c="4"/>│   <text:s text:c="4"/>│   └── cmsis-dfp-efm32gg12b</text:span></text:p>
      <text:p text:style-name="P11"><text:span text:style-name="Source_20_Text">│   │   <text:s text:c="4"/>│   <text:s text:c="4"/>├── sony</text:span></text:p>
      <text:p text:style-name="P11"><text:span text:style-name="Source_20_Text">│   │   <text:s text:c="4"/>│   <text:s text:c="4"/>│   └── cxd56</text:span></text:p>
      <text:p text:style-name="P11"><text:span text:style-name="Source_20_Text">│   │   <text:s text:c="4"/>│   <text:s text:c="4"/>│   <text:s text:c="4"/>├── mkspk</text:span></text:p>
      <text:p text:style-name="P11"><text:span text:style-name="Source_20_Text">│   │   <text:s text:c="4"/>│   <text:s text:c="4"/>│   <text:s text:c="4"/>│   ├── clefia.c</text:span></text:p>
      <text:p text:style-name="P11"><text:span text:style-name="Source_20_Text">│   │   <text:s text:c="4"/>│   <text:s text:c="4"/>│   <text:s text:c="4"/>│   ├── clefia.h</text:span></text:p>
      <text:p text:style-name="P11"><text:span text:style-name="Source_20_Text">│   │   <text:s text:c="4"/>│   <text:s text:c="4"/>│   <text:s text:c="4"/>│   ├── elf32.h</text:span></text:p>
      <text:p text:style-name="P11"><text:soft-page-break/><text:span text:style-name="Source_20_Text">│   │   <text:s text:c="4"/>│   <text:s text:c="4"/>│   <text:s text:c="4"/>│   ├── Makefile</text:span></text:p>
      <text:p text:style-name="P11"><text:span text:style-name="Source_20_Text">│   │   <text:s text:c="4"/>│   <text:s text:c="4"/>│   <text:s text:c="4"/>│   ├── mkspk.c</text:span></text:p>
      <text:p text:style-name="P11"><text:span text:style-name="Source_20_Text">│   │   <text:s text:c="4"/>│   <text:s text:c="4"/>│   <text:s text:c="4"/>│   └── mkspk.h</text:span></text:p>
      <text:p text:style-name="P11"><text:span text:style-name="Source_20_Text">│   │   <text:s text:c="4"/>│   <text:s text:c="4"/>│   <text:s text:c="4"/>├── spresense-exported-sdk</text:span></text:p>
      <text:p text:style-name="P11"><text:span text:style-name="Source_20_Text">│   │   <text:s text:c="4"/>│   <text:s text:c="4"/>│   <text:s text:c="4"/>└── tools</text:span></text:p>
      <text:p text:style-name="P11"><text:span text:style-name="Source_20_Text">│   │   <text:s text:c="4"/>│   <text:s text:c="4"/>│   <text:s text:c="8"/>├── flash_writer.py</text:span></text:p>
      <text:p text:style-name="P11"><text:span text:style-name="Source_20_Text">│   │   <text:s text:c="4"/>│   <text:s text:c="4"/>│   <text:s text:c="8"/>├── __pycache__</text:span></text:p>
      <text:p text:style-name="P11"><text:span text:style-name="Source_20_Text">│   │   <text:s text:c="4"/>│   <text:s text:c="4"/>│   <text:s text:c="8"/>│   └── xmodem.cpython-36.pyc</text:span></text:p>
      <text:p text:style-name="P11"><text:span text:style-name="Source_20_Text">│   │   <text:s text:c="4"/>│   <text:s text:c="4"/>│   <text:s text:c="8"/>└── xmodem.py</text:span></text:p>
      <text:p text:style-name="P11"><text:span text:style-name="Source_20_Text">│   │   <text:s text:c="4"/>│   <text:s text:c="4"/>├── st</text:span></text:p>
      <text:p text:style-name="P11"><text:span text:style-name="Source_20_Text">│   │   <text:s text:c="4"/>│   <text:s text:c="4"/>│   ├── cmsis_device_f0</text:span></text:p>
      <text:p text:style-name="P11"><text:span text:style-name="Source_20_Text">│   │   <text:s text:c="4"/>│   <text:s text:c="4"/>│   ├── cmsis_device_f1</text:span></text:p>
      <text:p text:style-name="P11"><text:span text:style-name="Source_20_Text">│   │   <text:s text:c="4"/>│   <text:s text:c="4"/>│   ├── cmsis_device_f2</text:span></text:p>
      <text:p text:style-name="P11"><text:span text:style-name="Source_20_Text">│   │   <text:s text:c="4"/>│   <text:s text:c="4"/>│   ├── cmsis_device_f3</text:span></text:p>
      <text:p text:style-name="P11"><text:span text:style-name="Source_20_Text">│   │   <text:s text:c="4"/>│   <text:s text:c="4"/>│   ├── cmsis_device_f4</text:span></text:p>
      <text:p text:style-name="P11"><text:span text:style-name="Source_20_Text">│   │   <text:s text:c="4"/>│   <text:s text:c="4"/>│   ├── cmsis_device_f7</text:span></text:p>
      <text:p text:style-name="P11"><text:span text:style-name="Source_20_Text">│   │   <text:s text:c="4"/>│   <text:s text:c="4"/>│   ├── cmsis_device_g0</text:span></text:p>
      <text:p text:style-name="P11"><text:span text:style-name="Source_20_Text">│   │   <text:s text:c="4"/>│   <text:s text:c="4"/>│   ├── cmsis_device_g4</text:span></text:p>
      <text:p text:style-name="P11"><text:span text:style-name="Source_20_Text">│   │   <text:s text:c="4"/>│   <text:s text:c="4"/>│   ├── cmsis_device_h7</text:span></text:p>
      <text:p text:style-name="P11"><text:span text:style-name="Source_20_Text">│   │   <text:s text:c="4"/>│   <text:s text:c="4"/>│   ├── cmsis_device_l0</text:span></text:p>
      <text:p text:style-name="P11"><text:span text:style-name="Source_20_Text">│   │   <text:s text:c="4"/>│   <text:s text:c="4"/>│   ├── cmsis_device_l1</text:span></text:p>
      <text:p text:style-name="P11"><text:span text:style-name="Source_20_Text">│   │   <text:s text:c="4"/>│   <text:s text:c="4"/>│   ├── cmsis_device_l4</text:span></text:p>
      <text:p text:style-name="P11"><text:span text:style-name="Source_20_Text">│   │   <text:s text:c="4"/>│   <text:s text:c="4"/>│   ├── cmsis_device_l5</text:span></text:p>
      <text:p text:style-name="P11"><text:span text:style-name="Source_20_Text">│   │   <text:s text:c="4"/>│   <text:s text:c="4"/>│   ├── stm32f0xx_hal_driver</text:span></text:p>
      <text:p text:style-name="P11"><text:span text:style-name="Source_20_Text">│   │   <text:s text:c="4"/>│   <text:s text:c="4"/>│   ├── stm32f1xx_hal_driver</text:span></text:p>
      <text:p text:style-name="P11"><text:span text:style-name="Source_20_Text">│   │   <text:s text:c="4"/>│   <text:s text:c="4"/>│   ├── stm32f2xx_hal_driver</text:span></text:p>
      <text:p text:style-name="P11"><text:span text:style-name="Source_20_Text">│   │   <text:s text:c="4"/>│   <text:s text:c="4"/>│   ├── stm32f3xx_hal_driver</text:span></text:p>
      <text:p text:style-name="P11"><text:span text:style-name="Source_20_Text">│   │   <text:s text:c="4"/>│   <text:s text:c="4"/>│   ├── stm32f4xx_hal_driver</text:span></text:p>
      <text:p text:style-name="P11"><text:span text:style-name="Source_20_Text">│   │   <text:s text:c="4"/>│   <text:s text:c="4"/>│   ├── stm32f7xx_hal_driver</text:span></text:p>
      <text:p text:style-name="P11"><text:soft-page-break/><text:span text:style-name="Source_20_Text">│   │   <text:s text:c="4"/>│   <text:s text:c="4"/>│   ├── stm32g0xx_hal_driver</text:span></text:p>
      <text:p text:style-name="P11"><text:span text:style-name="Source_20_Text">│   │   <text:s text:c="4"/>│   <text:s text:c="4"/>│   ├── stm32g4xx_hal_driver</text:span></text:p>
      <text:p text:style-name="P11"><text:span text:style-name="Source_20_Text">│   │   <text:s text:c="4"/>│   <text:s text:c="4"/>│   ├── stm32h7xx_hal_driver</text:span></text:p>
      <text:p text:style-name="P11"><text:span text:style-name="Source_20_Text">│   │   <text:s text:c="4"/>│   <text:s text:c="4"/>│   ├── stm32l0xx_hal_driver</text:span></text:p>
      <text:p text:style-name="P11"><text:span text:style-name="Source_20_Text">│   │   <text:s text:c="4"/>│   <text:s text:c="4"/>│   ├── stm32l1xx_hal_driver</text:span></text:p>
      <text:p text:style-name="P11"><text:span text:style-name="Source_20_Text">│   │   <text:s text:c="4"/>│   <text:s text:c="4"/>│   ├── stm32l4xx_hal_driver</text:span></text:p>
      <text:p text:style-name="P11"><text:span text:style-name="Source_20_Text">│   │   <text:s text:c="4"/>│   <text:s text:c="4"/>│   └── stm32l5xx_hal_driver</text:span></text:p>
      <text:p text:style-name="P11"><text:span text:style-name="Source_20_Text">│   │   <text:s text:c="4"/>│   <text:s text:c="4"/>└── ti</text:span></text:p>
      <text:p text:style-name="P11"><text:span text:style-name="Source_20_Text">│   │   <text:s text:c="4"/>├── lib</text:span></text:p>
      <text:p text:style-name="P11"><text:span text:style-name="Source_20_Text">│   │   <text:s text:c="4"/>│   ├── CMSIS_5</text:span></text:p>
      <text:p text:style-name="P11"><text:span text:style-name="Source_20_Text">│   │   <text:s text:c="4"/>│   ├── fatfs</text:span></text:p>
      <text:p text:style-name="P11"><text:span text:style-name="Source_20_Text">│   │   <text:s text:c="4"/>│   │   ├── 00readme.txt</text:span></text:p>
      <text:p text:style-name="P11"><text:span text:style-name="Source_20_Text">│   │   <text:s text:c="4"/>│   │   ├── ccsbcs.c</text:span></text:p>
      <text:p text:style-name="P11"><text:span text:style-name="Source_20_Text">│   │   <text:s text:c="4"/>│   │   ├── diskio.c</text:span></text:p>
      <text:p text:style-name="P11"><text:span text:style-name="Source_20_Text">│   │   <text:s text:c="4"/>│   │   ├── diskio.h</text:span></text:p>
      <text:p text:style-name="P11"><text:span text:style-name="Source_20_Text">│   │   <text:s text:c="4"/>│   │   ├── ff.c</text:span></text:p>
      <text:p text:style-name="P11"><text:span text:style-name="Source_20_Text">│   │   <text:s text:c="4"/>│   │   ├── ffconf.h</text:span></text:p>
      <text:p text:style-name="P11"><text:span text:style-name="Source_20_Text">│   │   <text:s text:c="4"/>│   │   ├── ff.h</text:span></text:p>
      <text:p text:style-name="P11"><text:span text:style-name="Source_20_Text">│   │   <text:s text:c="4"/>│   │   └── integer.h</text:span></text:p>
      <text:p text:style-name="P11"><text:span text:style-name="Source_20_Text">│   │   <text:s text:c="4"/>│   ├── FreeRTOS-Kernel</text:span></text:p>
      <text:p text:style-name="P11"><text:span text:style-name="Source_20_Text">│   │   <text:s text:c="4"/>│   ├── lwip</text:span></text:p>
      <text:p text:style-name="P11"><text:span text:style-name="Source_20_Text">│   │   <text:s text:c="4"/>│   ├── networking</text:span></text:p>
      <text:p text:style-name="P11"><text:span text:style-name="Source_20_Text">│   │   <text:s text:c="4"/>│   │   ├── dhserver.c</text:span></text:p>
      <text:p text:style-name="P11"><text:span text:style-name="Source_20_Text">│   │   <text:s text:c="4"/>│   │   ├── dhserver.h</text:span></text:p>
      <text:p text:style-name="P11"><text:span text:style-name="Source_20_Text">│   │   <text:s text:c="4"/>│   │   ├── dnserver.c</text:span></text:p>
      <text:p text:style-name="P11"><text:span text:style-name="Source_20_Text">│   │   <text:s text:c="4"/>│   │   ├── dnserver.h</text:span></text:p>
      <text:p text:style-name="P11"><text:span text:style-name="Source_20_Text">│   │   <text:s text:c="4"/>│   │   ├── ndis.h</text:span></text:p>
      <text:p text:style-name="P11"><text:span text:style-name="Source_20_Text">│   │   <text:s text:c="4"/>│   │   ├── rndis_protocol.h</text:span></text:p>
      <text:p text:style-name="P11"><text:span text:style-name="Source_20_Text">│   │   <text:s text:c="4"/>│   │   └── rndis_reports.c</text:span></text:p>
      <text:p text:style-name="P11"><text:soft-page-break/><text:span text:style-name="Source_20_Text">│   │   <text:s text:c="4"/>│   ├── sct_neopixel</text:span></text:p>
      <text:p text:style-name="P11"><text:span text:style-name="Source_20_Text">│   │   <text:s text:c="4"/>│   └── SEGGER_RTT</text:span></text:p>
      <text:p text:style-name="P11"><text:span text:style-name="Source_20_Text">│   │   <text:s text:c="4"/>│   <text:s text:c="4"/>├── License.txt</text:span></text:p>
      <text:p text:style-name="P11"><text:span text:style-name="Source_20_Text">│   │   <text:s text:c="4"/>│   <text:s text:c="4"/>├── README.txt</text:span></text:p>
      <text:p text:style-name="P11"><text:span text:style-name="Source_20_Text">│   │   <text:s text:c="4"/>│   <text:s text:c="4"/>├── RTT</text:span></text:p>
      <text:p text:style-name="P11"><text:span text:style-name="Source_20_Text">│   │   <text:s text:c="4"/>│   <text:s text:c="4"/>│   ├── SEGGER_RTT_ASM_ARMv7M.S</text:span></text:p>
      <text:p text:style-name="P11"><text:span text:style-name="Source_20_Text">│   │   <text:s text:c="4"/>│   <text:s text:c="4"/>│   ├── SEGGER_RTT.c</text:span></text:p>
      <text:p text:style-name="P11"><text:span text:style-name="Source_20_Text">│   │   <text:s text:c="4"/>│   <text:s text:c="4"/>│   ├── SEGGER_RTT_Conf.h</text:span></text:p>
      <text:p text:style-name="P11"><text:span text:style-name="Source_20_Text">│   │   <text:s text:c="4"/>│   <text:s text:c="4"/>│   ├── SEGGER_RTT.h</text:span></text:p>
      <text:p text:style-name="P11"><text:span text:style-name="Source_20_Text">│   │   <text:s text:c="4"/>│   <text:s text:c="4"/>│   └── SEGGER_RTT_printf.c</text:span></text:p>
      <text:p text:style-name="P11"><text:span text:style-name="Source_20_Text">│   │   <text:s text:c="4"/>│   <text:s text:c="4"/>└── Syscalls</text:span></text:p>
      <text:p text:style-name="P11"><text:span text:style-name="Source_20_Text">│   │   <text:s text:c="4"/>│   <text:s text:c="8"/>├── SEGGER_RTT_Syscalls_GCC.c</text:span></text:p>
      <text:p text:style-name="P11"><text:span text:style-name="Source_20_Text">│   │   <text:s text:c="4"/>│   <text:s text:c="8"/>├── SEGGER_RTT_Syscalls_IAR.c</text:span></text:p>
      <text:p text:style-name="P11"><text:span text:style-name="Source_20_Text">│   │   <text:s text:c="4"/>│   <text:s text:c="8"/>├── SEGGER_RTT_Syscalls_KEIL.c</text:span></text:p>
      <text:p text:style-name="P11"><text:span text:style-name="Source_20_Text">│   │   <text:s text:c="4"/>│   <text:s text:c="8"/>└── SEGGER_RTT_Syscalls_SES.c</text:span></text:p>
      <text:p text:style-name="P11"><text:span text:style-name="Source_20_Text">│   │   <text:s text:c="4"/>├── LICENSE</text:span></text:p>
      <text:p text:style-name="P11"><text:span text:style-name="Source_20_Text">│   │   <text:s text:c="4"/>├── pkg.yml</text:span></text:p>
      <text:p text:style-name="P11"><text:span text:style-name="Source_20_Text">│   │   <text:s text:c="4"/>├── README.rst</text:span></text:p>
      <text:p text:style-name="P11"><text:span text:style-name="Source_20_Text">│   │   <text:s text:c="4"/>├── repository.yml</text:span></text:p>
      <text:p text:style-name="P11"><text:span text:style-name="Source_20_Text">│   │   <text:s text:c="4"/>├── src</text:span></text:p>
      <text:p text:style-name="P11"><text:span text:style-name="Source_20_Text">│   │   <text:s text:c="4"/>│   ├── class</text:span></text:p>
      <text:p text:style-name="P11"><text:span text:style-name="Source_20_Text">│   │   <text:s text:c="4"/>│   │   ├── audio</text:span></text:p>
      <text:p text:style-name="P11"><text:span text:style-name="Source_20_Text">│   │   <text:s text:c="4"/>│   │   │   ├── audio_device.c</text:span></text:p>
      <text:p text:style-name="P11"><text:span text:style-name="Source_20_Text">│   │   <text:s text:c="4"/>│   │   │   ├── audio_device.h</text:span></text:p>
      <text:p text:style-name="P11"><text:span text:style-name="Source_20_Text">│   │   <text:s text:c="4"/>│   │   │   └── audio.h</text:span></text:p>
      <text:p text:style-name="P11"><text:span text:style-name="Source_20_Text">│   │   <text:s text:c="4"/>│   │   ├── bth</text:span></text:p>
      <text:p text:style-name="P11"><text:span text:style-name="Source_20_Text">│   │   <text:s text:c="4"/>│   │   │   ├── bth_device.c</text:span></text:p>
      <text:p text:style-name="P11"><text:span text:style-name="Source_20_Text">│   │   <text:s text:c="4"/>│   │   │   └── bth_device.h</text:span></text:p>
      <text:p text:style-name="P11"><text:span text:style-name="Source_20_Text">│   │   <text:s text:c="4"/>│   │   ├── cdc</text:span></text:p>
      <text:p text:style-name="P11"><text:soft-page-break/><text:span text:style-name="Source_20_Text">│   │   <text:s text:c="4"/>│   │   │   ├── cdc_device.c</text:span></text:p>
      <text:p text:style-name="P11"><text:span text:style-name="Source_20_Text">│   │   <text:s text:c="4"/>│   │   │   ├── cdc_device.h</text:span></text:p>
      <text:p text:style-name="P11"><text:span text:style-name="Source_20_Text">│   │   <text:s text:c="4"/>│   │   │   ├── cdc.h</text:span></text:p>
      <text:p text:style-name="P11"><text:span text:style-name="Source_20_Text">│   │   <text:s text:c="4"/>│   │   │   ├── cdc_host.c</text:span></text:p>
      <text:p text:style-name="P11"><text:span text:style-name="Source_20_Text">│   │   <text:s text:c="4"/>│   │   │   ├── cdc_host.h</text:span></text:p>
      <text:p text:style-name="P11"><text:span text:style-name="Source_20_Text">│   │   <text:s text:c="4"/>│   │   │   ├── cdc_rndis.h</text:span></text:p>
      <text:p text:style-name="P11"><text:span text:style-name="Source_20_Text">│   │   <text:s text:c="4"/>│   │   │   ├── cdc_rndis_host.c</text:span></text:p>
      <text:p text:style-name="P11"><text:span text:style-name="Source_20_Text">│   │   <text:s text:c="4"/>│   │   │   └── cdc_rndis_host.h</text:span></text:p>
      <text:p text:style-name="P11"><text:span text:style-name="Source_20_Text">│   │   <text:s text:c="4"/>│   │   ├── dfu</text:span></text:p>
      <text:p text:style-name="P11"><text:span text:style-name="Source_20_Text">│   │   <text:s text:c="4"/>│   │   │   ├── dfu_device.c</text:span></text:p>
      <text:p text:style-name="P11"><text:span text:style-name="Source_20_Text">│   │   <text:s text:c="4"/>│   │   │   ├── dfu_device.h</text:span></text:p>
      <text:p text:style-name="P11"><text:span text:style-name="Source_20_Text">│   │   <text:s text:c="4"/>│   │   │   ├── dfu.h</text:span></text:p>
      <text:p text:style-name="P11"><text:span text:style-name="Source_20_Text">│   │   <text:s text:c="4"/>│   │   │   ├── dfu_rt_device.c</text:span></text:p>
      <text:p text:style-name="P11"><text:span text:style-name="Source_20_Text">│   │   <text:s text:c="4"/>│   │   │   └── dfu_rt_device.h</text:span></text:p>
      <text:p text:style-name="P11"><text:span text:style-name="Source_20_Text">│   │   <text:s text:c="4"/>│   │   ├── hid</text:span></text:p>
      <text:p text:style-name="P11"><text:span text:style-name="Source_20_Text">│   │   <text:s text:c="4"/>│   │   │   ├── hid_device.c</text:span></text:p>
      <text:p text:style-name="P11"><text:span text:style-name="Source_20_Text">│   │   <text:s text:c="4"/>│   │   │   ├── hid_device.h</text:span></text:p>
      <text:p text:style-name="P11"><text:span text:style-name="Source_20_Text">│   │   <text:s text:c="4"/>│   │   │   ├── hid.h</text:span></text:p>
      <text:p text:style-name="P11"><text:span text:style-name="Source_20_Text">│   │   <text:s text:c="4"/>│   │   │   ├── hid_host.c</text:span></text:p>
      <text:p text:style-name="P11"><text:span text:style-name="Source_20_Text">│   │   <text:s text:c="4"/>│   │   │   └── hid_host.h</text:span></text:p>
      <text:p text:style-name="P11"><text:span text:style-name="Source_20_Text">│   │   <text:s text:c="4"/>│   │   ├── midi</text:span></text:p>
      <text:p text:style-name="P11"><text:span text:style-name="Source_20_Text">│   │   <text:s text:c="4"/>│   │   │   ├── midi_device.c</text:span></text:p>
      <text:p text:style-name="P11"><text:span text:style-name="Source_20_Text">│   │   <text:s text:c="4"/>│   │   │   ├── midi_device.h</text:span></text:p>
      <text:p text:style-name="P11"><text:span text:style-name="Source_20_Text">│   │   <text:s text:c="4"/>│   │   │   └── midi.h</text:span></text:p>
      <text:p text:style-name="P11"><text:span text:style-name="Source_20_Text">│   │   <text:s text:c="4"/>│   │   ├── msc</text:span></text:p>
      <text:p text:style-name="P11"><text:span text:style-name="Source_20_Text">│   │   <text:s text:c="4"/>│   │   │   ├── msc_device.c</text:span></text:p>
      <text:p text:style-name="P11"><text:span text:style-name="Source_20_Text">│   │   <text:s text:c="4"/>│   │   │   ├── msc_device.h</text:span></text:p>
      <text:p text:style-name="P11"><text:span text:style-name="Source_20_Text">│   │   <text:s text:c="4"/>│   │   │   ├── msc.h</text:span></text:p>
      <text:p text:style-name="P11"><text:span text:style-name="Source_20_Text">│   │   <text:s text:c="4"/>│   │   │   ├── msc_host.c</text:span></text:p>
      <text:p text:style-name="P11"><text:soft-page-break/><text:span text:style-name="Source_20_Text">│   │   <text:s text:c="4"/>│   │   │   └── msc_host.h</text:span></text:p>
      <text:p text:style-name="P11"><text:span text:style-name="Source_20_Text">│   │   <text:s text:c="4"/>│   │   ├── net</text:span></text:p>
      <text:p text:style-name="P11"><text:span text:style-name="Source_20_Text">│   │   <text:s text:c="4"/>│   │   │   ├── ecm_rndis_device.c</text:span></text:p>
      <text:p text:style-name="P11"><text:span text:style-name="Source_20_Text">│   │   <text:s text:c="4"/>│   │   │   ├── ncm_device.c</text:span></text:p>
      <text:p text:style-name="P11"><text:span text:style-name="Source_20_Text">│   │   <text:s text:c="4"/>│   │   │   ├── ncm.h</text:span></text:p>
      <text:p text:style-name="P11"><text:span text:style-name="Source_20_Text">│   │   <text:s text:c="4"/>│   │   │   └── net_device.h</text:span></text:p>
      <text:p text:style-name="P11"><text:span text:style-name="Source_20_Text">│   │   <text:s text:c="4"/>│   │   ├── usbtmc</text:span></text:p>
      <text:p text:style-name="P11"><text:span text:style-name="Source_20_Text">│   │   <text:s text:c="4"/>│   │   │   ├── usbtmc_device.c</text:span></text:p>
      <text:p text:style-name="P11"><text:span text:style-name="Source_20_Text">│   │   <text:s text:c="4"/>│   │   │   ├── usbtmc_device.h</text:span></text:p>
      <text:p text:style-name="P11"><text:span text:style-name="Source_20_Text">│   │   <text:s text:c="4"/>│   │   │   └── usbtmc.h</text:span></text:p>
      <text:p text:style-name="P11"><text:span text:style-name="Source_20_Text">│   │   <text:s text:c="4"/>│   │   ├── vendor</text:span></text:p>
      <text:p text:style-name="P11"><text:span text:style-name="Source_20_Text">│   │   <text:s text:c="4"/>│   │   │   ├── vendor_device.c</text:span></text:p>
      <text:p text:style-name="P11"><text:span text:style-name="Source_20_Text">│   │   <text:s text:c="4"/>│   │   │   ├── vendor_device.h</text:span></text:p>
      <text:p text:style-name="P11"><text:span text:style-name="Source_20_Text">│   │   <text:s text:c="4"/>│   │   │   ├── vendor_host.c</text:span></text:p>
      <text:p text:style-name="P11"><text:span text:style-name="Source_20_Text">│   │   <text:s text:c="4"/>│   │   │   └── vendor_host.h</text:span></text:p>
      <text:p text:style-name="P11"><text:span text:style-name="Source_20_Text">│   │   <text:s text:c="4"/>│   │   └── video</text:span></text:p>
      <text:p text:style-name="P11"><text:span text:style-name="Source_20_Text">│   │   <text:s text:c="4"/>│   │   <text:s text:c="4"/>├── video_device.c</text:span></text:p>
      <text:p text:style-name="P11"><text:span text:style-name="Source_20_Text">│   │   <text:s text:c="4"/>│   │   <text:s text:c="4"/>├── video_device.h</text:span></text:p>
      <text:p text:style-name="P11"><text:span text:style-name="Source_20_Text">│   │   <text:s text:c="4"/>│   │   <text:s text:c="4"/>└── video.h</text:span></text:p>
      <text:p text:style-name="P11"><text:span text:style-name="Source_20_Text">│   │   <text:s text:c="4"/>│   ├── common</text:span></text:p>
      <text:p text:style-name="P11"><text:span text:style-name="Source_20_Text">│   │   <text:s text:c="4"/>│   │   ├── tusb_common.h</text:span></text:p>
      <text:p text:style-name="P11"><text:span text:style-name="Source_20_Text">│   │   <text:s text:c="4"/>│   │   ├── tusb_compiler.h</text:span></text:p>
      <text:p text:style-name="P11"><text:span text:style-name="Source_20_Text">│   │   <text:s text:c="4"/>│   │   ├── tusb_error.h</text:span></text:p>
      <text:p text:style-name="P11"><text:span text:style-name="Source_20_Text">│   │   <text:s text:c="4"/>│   │   ├── tusb_fifo.c</text:span></text:p>
      <text:p text:style-name="P11"><text:span text:style-name="Source_20_Text">│   │   <text:s text:c="4"/>│   │   ├── tusb_fifo.h</text:span></text:p>
      <text:p text:style-name="P11"><text:span text:style-name="Source_20_Text">│   │   <text:s text:c="4"/>│   │   ├── tusb_timeout.h</text:span></text:p>
      <text:p text:style-name="P11"><text:span text:style-name="Source_20_Text">│   │   <text:s text:c="4"/>│   │   ├── tusb_types.h</text:span></text:p>
      <text:p text:style-name="P11"><text:span text:style-name="Source_20_Text">│   │   <text:s text:c="4"/>│   │   └── tusb_verify.h</text:span></text:p>
      <text:p text:style-name="P11"><text:span text:style-name="Source_20_Text">│   │   <text:s text:c="4"/>│   ├── device</text:span></text:p>
      <text:p text:style-name="P11"><text:soft-page-break/><text:span text:style-name="Source_20_Text">│   │   <text:s text:c="4"/>│   │   ├── dcd_attr.h</text:span></text:p>
      <text:p text:style-name="P11"><text:span text:style-name="Source_20_Text">│   │   <text:s text:c="4"/>│   │   ├── dcd.h</text:span></text:p>
      <text:p text:style-name="P11"><text:span text:style-name="Source_20_Text">│   │   <text:s text:c="4"/>│   │   ├── usbd.c</text:span></text:p>
      <text:p text:style-name="P11"><text:span text:style-name="Source_20_Text">│   │   <text:s text:c="4"/>│   │   ├── usbd_control.c</text:span></text:p>
      <text:p text:style-name="P11"><text:span text:style-name="Source_20_Text">│   │   <text:s text:c="4"/>│   │   ├── usbd.h</text:span></text:p>
      <text:p text:style-name="P11"><text:span text:style-name="Source_20_Text">│   │   <text:s text:c="4"/>│   │   └── usbd_pvt.h</text:span></text:p>
      <text:p text:style-name="P11"><text:span text:style-name="Source_20_Text">│   │   <text:s text:c="4"/>│   ├── host</text:span></text:p>
      <text:p text:style-name="P11"><text:span text:style-name="Source_20_Text">│   │   <text:s text:c="4"/>│   │   ├── hcd_attr.h</text:span></text:p>
      <text:p text:style-name="P11"><text:span text:style-name="Source_20_Text">│   │   <text:s text:c="4"/>│   │   ├── hcd.h</text:span></text:p>
      <text:p text:style-name="P11"><text:span text:style-name="Source_20_Text">│   │   <text:s text:c="4"/>│   │   ├── hub.c</text:span></text:p>
      <text:p text:style-name="P11"><text:span text:style-name="Source_20_Text">│   │   <text:s text:c="4"/>│   │   ├── hub.h</text:span></text:p>
      <text:p text:style-name="P11"><text:span text:style-name="Source_20_Text">│   │   <text:s text:c="4"/>│   │   ├── usbh.c</text:span></text:p>
      <text:p text:style-name="P11"><text:span text:style-name="Source_20_Text">│   │   <text:s text:c="4"/>│   │   ├── usbh_classdriver.h</text:span></text:p>
      <text:p text:style-name="P11"><text:span text:style-name="Source_20_Text">│   │   <text:s text:c="4"/>│   │   ├── usbh_control.c</text:span></text:p>
      <text:p text:style-name="P11"><text:span text:style-name="Source_20_Text">│   │   <text:s text:c="4"/>│   │   └── usbh.h</text:span></text:p>
      <text:p text:style-name="P11"><text:span text:style-name="Source_20_Text">│   │   <text:s text:c="4"/>│   ├── osal</text:span></text:p>
      <text:p text:style-name="P11"><text:span text:style-name="Source_20_Text">│   │   <text:s text:c="4"/>│   │   ├── osal_freertos.h</text:span></text:p>
      <text:p text:style-name="P11"><text:span text:style-name="Source_20_Text">│   │   <text:s text:c="4"/>│   │   ├── osal.h</text:span></text:p>
      <text:p text:style-name="P11"><text:span text:style-name="Source_20_Text">│   │   <text:s text:c="4"/>│   │   ├── osal_mynewt.h</text:span></text:p>
      <text:p text:style-name="P11"><text:span text:style-name="Source_20_Text">│   │   <text:s text:c="4"/>│   │   ├── osal_none.h</text:span></text:p>
      <text:p text:style-name="P11"><text:span text:style-name="Source_20_Text">│   │   <text:s text:c="4"/>│   │   ├── osal_pico.h</text:span></text:p>
      <text:p text:style-name="P11"><text:span text:style-name="Source_20_Text">│   │   <text:s text:c="4"/>│   │   └── osal_rtthread.h</text:span></text:p>
      <text:p text:style-name="P11"><text:span text:style-name="Source_20_Text">│   │   <text:s text:c="4"/>│   ├── portable</text:span></text:p>
      <text:p text:style-name="P11"><text:span text:style-name="Source_20_Text">│   │   <text:s text:c="4"/>│   │   ├── dialog</text:span></text:p>
      <text:p text:style-name="P11"><text:span text:style-name="Source_20_Text">│   │   <text:s text:c="4"/>│   │   │   └── da146xx</text:span></text:p>
      <text:p text:style-name="P11"><text:span text:style-name="Source_20_Text">│   │   <text:s text:c="4"/>│   │   │   <text:s text:c="4"/>└── dcd_da146xx.c</text:span></text:p>
      <text:p text:style-name="P11"><text:span text:style-name="Source_20_Text">│   │   <text:s text:c="4"/>│   │   ├── ehci</text:span></text:p>
      <text:p text:style-name="P11"><text:span text:style-name="Source_20_Text">│   │   <text:s text:c="4"/>│   │   │   ├── ehci_api.h</text:span></text:p>
      <text:p text:style-name="P11"><text:span text:style-name="Source_20_Text">│   │   <text:s text:c="4"/>│   │   │   ├── ehci.c</text:span></text:p>
      <text:p text:style-name="P11"><text:soft-page-break/><text:span text:style-name="Source_20_Text">│   │   <text:s text:c="4"/>│   │   │   └── ehci.h</text:span></text:p>
      <text:p text:style-name="P11"><text:span text:style-name="Source_20_Text">│   │   <text:s text:c="4"/>│   │   ├── espressif</text:span></text:p>
      <text:p text:style-name="P11"><text:span text:style-name="Source_20_Text">│   │   <text:s text:c="4"/>│   │   │   └── esp32sx</text:span></text:p>
      <text:p text:style-name="P11"><text:span text:style-name="Source_20_Text">│   │   <text:s text:c="4"/>│   │   │   <text:s text:c="4"/>└── dcd_esp32sx.c</text:span></text:p>
      <text:p text:style-name="P11"><text:span text:style-name="Source_20_Text">│   │   <text:s text:c="4"/>│   │   ├── microchip</text:span></text:p>
      <text:p text:style-name="P11"><text:span text:style-name="Source_20_Text">│   │   <text:s text:c="4"/>│   │   │   ├── samd</text:span></text:p>
      <text:p text:style-name="P11"><text:span text:style-name="Source_20_Text">│   │   <text:s text:c="4"/>│   │   │   │   └── dcd_samd.c</text:span></text:p>
      <text:p text:style-name="P11"><text:span text:style-name="Source_20_Text">│   │   <text:s text:c="4"/>│   │   │   ├── samg</text:span></text:p>
      <text:p text:style-name="P11"><text:span text:style-name="Source_20_Text">│   │   <text:s text:c="4"/>│   │   │   │   └── dcd_samg.c</text:span></text:p>
      <text:p text:style-name="P11"><text:span text:style-name="Source_20_Text">│   │   <text:s text:c="4"/>│   │   │   └── samx7x</text:span></text:p>
      <text:p text:style-name="P11"><text:span text:style-name="Source_20_Text">│   │   <text:s text:c="4"/>│   │   │   <text:s text:c="4"/>├── common_usb_regs.h</text:span></text:p>
      <text:p text:style-name="P11"><text:span text:style-name="Source_20_Text">│   │   <text:s text:c="4"/>│   │   │   <text:s text:c="4"/>└── dcd_samx7x.c</text:span></text:p>
      <text:p text:style-name="P11"><text:span text:style-name="Source_20_Text">│   │   <text:s text:c="4"/>│   │   ├── mindmotion</text:span></text:p>
      <text:p text:style-name="P11"><text:span text:style-name="Source_20_Text">│   │   <text:s text:c="4"/>│   │   │   └── mm32</text:span></text:p>
      <text:p text:style-name="P11"><text:span text:style-name="Source_20_Text">│   │   <text:s text:c="4"/>│   │   │   <text:s text:c="4"/>└── dcd_mm32f327x_otg.c</text:span></text:p>
      <text:p text:style-name="P11"><text:span text:style-name="Source_20_Text">│   │   <text:s text:c="4"/>│   │   ├── nordic</text:span></text:p>
      <text:p text:style-name="P11"><text:span text:style-name="Source_20_Text">│   │   <text:s text:c="4"/>│   │   │   └── nrf5x</text:span></text:p>
      <text:p text:style-name="P11"><text:span text:style-name="Source_20_Text">│   │   <text:s text:c="4"/>│   │   │   <text:s text:c="4"/>└── dcd_nrf5x.c</text:span></text:p>
      <text:p text:style-name="P11"><text:span text:style-name="Source_20_Text">│   │   <text:s text:c="4"/>│   │   ├── nuvoton</text:span></text:p>
      <text:p text:style-name="P11"><text:span text:style-name="Source_20_Text">│   │   <text:s text:c="4"/>│   │   │   ├── nuc120</text:span></text:p>
      <text:p text:style-name="P11"><text:span text:style-name="Source_20_Text">│   │   <text:s text:c="4"/>│   │   │   │   └── dcd_nuc120.c</text:span></text:p>
      <text:p text:style-name="P11"><text:span text:style-name="Source_20_Text">│   │   <text:s text:c="4"/>│   │   │   ├── nuc121</text:span></text:p>
      <text:p text:style-name="P11"><text:span text:style-name="Source_20_Text">│   │   <text:s text:c="4"/>│   │   │   │   └── dcd_nuc121.c</text:span></text:p>
      <text:p text:style-name="P11"><text:span text:style-name="Source_20_Text">│   │   <text:s text:c="4"/>│   │   │   └── nuc505</text:span></text:p>
      <text:p text:style-name="P11"><text:span text:style-name="Source_20_Text">│   │   <text:s text:c="4"/>│   │   │   <text:s text:c="4"/>└── dcd_nuc505.c</text:span></text:p>
      <text:p text:style-name="P11"><text:span text:style-name="Source_20_Text">│   │   <text:s text:c="4"/>│   │   ├── nxp</text:span></text:p>
      <text:p text:style-name="P11"><text:span text:style-name="Source_20_Text">│   │   <text:s text:c="4"/>│   │   │   ├── khci</text:span></text:p>
      <text:p text:style-name="P11"><text:span text:style-name="Source_20_Text">│   │   <text:s text:c="4"/>│   │   │   │   └── dcd_khci.c</text:span></text:p>
      <text:p text:style-name="P11"><text:span text:style-name="Source_20_Text">│   │   <text:s text:c="4"/>│   │   │   ├── lpc17_40</text:span></text:p>
      <text:p text:style-name="P11"><text:soft-page-break/><text:span text:style-name="Source_20_Text">│   │   <text:s text:c="4"/>│   │   │   │   ├── dcd_lpc17_40.c</text:span></text:p>
      <text:p text:style-name="P11"><text:span text:style-name="Source_20_Text">│   │   <text:s text:c="4"/>│   │   │   │   ├── dcd_lpc17_40.h</text:span></text:p>
      <text:p text:style-name="P11"><text:span text:style-name="Source_20_Text">│   │   <text:s text:c="4"/>│   │   │   │   └── hcd_lpc17_40.c</text:span></text:p>
      <text:p text:style-name="P11"><text:span text:style-name="Source_20_Text">│   │   <text:s text:c="4"/>│   │   │   ├── lpc_ip3511</text:span></text:p>
      <text:p text:style-name="P11"><text:span text:style-name="Source_20_Text">│   │   <text:s text:c="4"/>│   │   │   │   └── dcd_lpc_ip3511.c</text:span></text:p>
      <text:p text:style-name="P11"><text:span text:style-name="Source_20_Text">│   │   <text:s text:c="4"/>│   │   │   └── transdimension</text:span></text:p>
      <text:p text:style-name="P11"><text:span text:style-name="Source_20_Text">│   │   <text:s text:c="4"/>│   │   │   <text:s text:c="4"/>├── common_transdimension.h</text:span></text:p>
      <text:p text:style-name="P11"><text:span text:style-name="Source_20_Text">│   │   <text:s text:c="4"/>│   │   │   <text:s text:c="4"/>├── dcd_transdimension.c</text:span></text:p>
      <text:p text:style-name="P11"><text:span text:style-name="Source_20_Text">│   │   <text:s text:c="4"/>│   │   │   <text:s text:c="4"/>└── hcd_transdimension.c</text:span></text:p>
      <text:p text:style-name="P11"><text:span text:style-name="Source_20_Text">│   │   <text:s text:c="4"/>│   │   ├── ohci</text:span></text:p>
      <text:p text:style-name="P11"><text:span text:style-name="Source_20_Text">│   │   <text:s text:c="4"/>│   │   │   ├── ohci.c</text:span></text:p>
      <text:p text:style-name="P11"><text:span text:style-name="Source_20_Text">│   │   <text:s text:c="4"/>│   │   │   └── ohci.h</text:span></text:p>
      <text:p text:style-name="P11"><text:span text:style-name="Source_20_Text">│   │   <text:s text:c="4"/>│   │   ├── raspberrypi</text:span></text:p>
      <text:p text:style-name="P11"><text:span text:style-name="Source_20_Text">│   │   <text:s text:c="4"/>│   │   │   └── rp2040</text:span></text:p>
      <text:p text:style-name="P11"><text:span text:style-name="Source_20_Text">│   │   <text:s text:c="4"/>│   │   │   <text:s text:c="4"/>├── dcd_rp2040.c</text:span></text:p>
      <text:p text:style-name="P11"><text:span text:style-name="Source_20_Text">│   │   <text:s text:c="4"/>│   │   │   <text:s text:c="4"/>├── hcd_rp2040.c</text:span></text:p>
      <text:p text:style-name="P11"><text:span text:style-name="Source_20_Text">│   │   <text:s text:c="4"/>│   │   │   <text:s text:c="4"/>├── rp2040_usb.c</text:span></text:p>
      <text:p text:style-name="P11"><text:span text:style-name="Source_20_Text">│   │   <text:s text:c="4"/>│   │   │   <text:s text:c="4"/>└── rp2040_usb.h</text:span></text:p>
      <text:p text:style-name="P11"><text:span text:style-name="Source_20_Text">│   │   <text:s text:c="4"/>│   │   ├── renesas</text:span></text:p>
      <text:p text:style-name="P11"><text:span text:style-name="Source_20_Text">│   │   <text:s text:c="4"/>│   │   │   └── usba</text:span></text:p>
      <text:p text:style-name="P11"><text:span text:style-name="Source_20_Text">│   │   <text:s text:c="4"/>│   │   │   <text:s text:c="4"/>└── dcd_usba.c</text:span></text:p>
      <text:p text:style-name="P11"><text:span text:style-name="Source_20_Text">│   │   <text:s text:c="4"/>│   │   ├── silabs</text:span></text:p>
      <text:p text:style-name="P11"><text:span text:style-name="Source_20_Text">│   │   <text:s text:c="4"/>│   │   │   └── efm32</text:span></text:p>
      <text:p text:style-name="P11"><text:span text:style-name="Source_20_Text">│   │   <text:s text:c="4"/>│   │   │   <text:s text:c="4"/>└── dcd_efm32.c</text:span></text:p>
      <text:p text:style-name="P11"><text:span text:style-name="Source_20_Text">│   │   <text:s text:c="4"/>│   │   ├── sony</text:span></text:p>
      <text:p text:style-name="P11"><text:span text:style-name="Source_20_Text">│   │   <text:s text:c="4"/>│   │   │   └── cxd56</text:span></text:p>
      <text:p text:style-name="P11"><text:span text:style-name="Source_20_Text">│   │   <text:s text:c="4"/>│   │   │   <text:s text:c="4"/>└── dcd_cxd56.c</text:span></text:p>
      <text:p text:style-name="P11"><text:span text:style-name="Source_20_Text">│   │   <text:s text:c="4"/>│   │   ├── st</text:span></text:p>
      <text:p text:style-name="P11"><text:span text:style-name="Source_20_Text">│   │   <text:s text:c="4"/>│   │   │   ├── stm32_fsdev</text:span></text:p>
      <text:p text:style-name="P11"><text:soft-page-break/><text:span text:style-name="Source_20_Text">│   │   <text:s text:c="4"/>│   │   │   │   ├── dcd_stm32_fsdev.c</text:span></text:p>
      <text:p text:style-name="P11"><text:span text:style-name="Source_20_Text">│   │   <text:s text:c="4"/>│   │   │   │   └── dcd_stm32_fsdev_pvt_st.h</text:span></text:p>
      <text:p text:style-name="P11"><text:span text:style-name="Source_20_Text">│   │   <text:s text:c="4"/>│   │   │   └── synopsys</text:span></text:p>
      <text:p text:style-name="P11"><text:span text:style-name="Source_20_Text">│   │   <text:s text:c="4"/>│   │   │   <text:s text:c="4"/>├── dcd_synopsys.c</text:span></text:p>
      <text:p text:style-name="P11"><text:span text:style-name="Source_20_Text">│   │   <text:s text:c="4"/>│   │   │   <text:s text:c="4"/>└── synopsys_common.h</text:span></text:p>
      <text:p text:style-name="P11"><text:span text:style-name="Source_20_Text">│   │   <text:s text:c="4"/>│   │   ├── template</text:span></text:p>
      <text:p text:style-name="P11"><text:span text:style-name="Source_20_Text">│   │   <text:s text:c="4"/>│   │   │   └── dcd_template.c</text:span></text:p>
      <text:p text:style-name="P11"><text:span text:style-name="Source_20_Text">│   │   <text:s text:c="4"/>│   │   ├── ti</text:span></text:p>
      <text:p text:style-name="P11"><text:span text:style-name="Source_20_Text">│   │   <text:s text:c="4"/>│   │   │   └── msp430x5xx</text:span></text:p>
      <text:p text:style-name="P11"><text:span text:style-name="Source_20_Text">│   │   <text:s text:c="4"/>│   │   │   <text:s text:c="4"/>└── dcd_msp430x5xx.c</text:span></text:p>
      <text:p text:style-name="P11"><text:span text:style-name="Source_20_Text">│   │   <text:s text:c="4"/>│   │   └── valentyusb</text:span></text:p>
      <text:p text:style-name="P11"><text:span text:style-name="Source_20_Text">│   │   <text:s text:c="4"/>│   │   <text:s text:c="4"/>└── eptri</text:span></text:p>
      <text:p text:style-name="P11"><text:span text:style-name="Source_20_Text">│   │   <text:s text:c="4"/>│   │   <text:s text:c="8"/>├── dcd_eptri.c</text:span></text:p>
      <text:p text:style-name="P11"><text:span text:style-name="Source_20_Text">│   │   <text:s text:c="4"/>│   │   <text:s text:c="8"/>└── dcd_eptri.h</text:span></text:p>
      <text:p text:style-name="P11"><text:span text:style-name="Source_20_Text">│   │   <text:s text:c="4"/>│   ├── tusb.c</text:span></text:p>
      <text:p text:style-name="P11"><text:span text:style-name="Source_20_Text">│   │   <text:s text:c="4"/>│   ├── tusb.h</text:span></text:p>
      <text:p text:style-name="P11"><text:span text:style-name="Source_20_Text">│   │   <text:s text:c="4"/>│   └── tusb_option.h</text:span></text:p>
      <text:p text:style-name="P11"><text:span text:style-name="Source_20_Text">│   │   <text:s text:c="4"/>├── test</text:span></text:p>
      <text:p text:style-name="P11"><text:span text:style-name="Source_20_Text">│   │   <text:s text:c="4"/>│   ├── ceedling</text:span></text:p>
      <text:p text:style-name="P11"><text:span text:style-name="Source_20_Text">│   │   <text:s text:c="4"/>│   ├── project.yml</text:span></text:p>
      <text:p text:style-name="P11"><text:span text:style-name="Source_20_Text">│   │   <text:s text:c="4"/>│   ├── test</text:span></text:p>
      <text:p text:style-name="P11"><text:span text:style-name="Source_20_Text">│   │   <text:s text:c="4"/>│   │   ├── device</text:span></text:p>
      <text:p text:style-name="P11"><text:span text:style-name="Source_20_Text">│   │   <text:s text:c="4"/>│   │   │   ├── msc</text:span></text:p>
      <text:p text:style-name="P11"><text:span text:style-name="Source_20_Text">│   │   <text:s text:c="4"/>│   │   │   │   └── test_msc_device.c</text:span></text:p>
      <text:p text:style-name="P11"><text:span text:style-name="Source_20_Text">│   │   <text:s text:c="4"/>│   │   │   └── usbd</text:span></text:p>
      <text:p text:style-name="P11"><text:span text:style-name="Source_20_Text">│   │   <text:s text:c="4"/>│   │   │   <text:s text:c="4"/>└── test_usbd.c</text:span></text:p>
      <text:p text:style-name="P11"><text:span text:style-name="Source_20_Text">│   │   <text:s text:c="4"/>│   │   ├── support</text:span></text:p>
      <text:p text:style-name="P11"><text:span text:style-name="Source_20_Text">│   │   <text:s text:c="4"/>│   │   │   └── tusb_config.h</text:span></text:p>
      <text:p text:style-name="P11"><text:span text:style-name="Source_20_Text">│   │   <text:s text:c="4"/>│   │   └── test_fifo.c</text:span></text:p>
      <text:p text:style-name="P11"><text:soft-page-break/><text:span text:style-name="Source_20_Text">│   │   <text:s text:c="4"/>│   └── vendor</text:span></text:p>
      <text:p text:style-name="P11"><text:span text:style-name="Source_20_Text">│   │   <text:s text:c="4"/>│   <text:s text:c="4"/>└── ceedling</text:span></text:p>
      <text:p text:style-name="P11"><text:span text:style-name="Source_20_Text">│   │   <text:s text:c="4"/>│   <text:s text:c="8"/>├── bin</text:span></text:p>
      <text:p text:style-name="P11"><text:span text:style-name="Source_20_Text">│   │   <text:s text:c="4"/>│   <text:s text:c="8"/>│   └── ceedling</text:span></text:p>
      <text:p text:style-name="P11"><text:span text:style-name="Source_20_Text">│   │   <text:s text:c="4"/>│   <text:s text:c="8"/>├── docs</text:span></text:p>
      <text:p text:style-name="P11"><text:span text:style-name="Source_20_Text">│   │   <text:s text:c="4"/>│   <text:s text:c="8"/>│   ├── CeedlingPacket.md</text:span></text:p>
      <text:p text:style-name="P11"><text:span text:style-name="Source_20_Text">│   │   <text:s text:c="4"/>│   <text:s text:c="8"/>│   ├── CException.md</text:span></text:p>
      <text:p text:style-name="P11"><text:span text:style-name="Source_20_Text">│   │   <text:s text:c="4"/>│   <text:s text:c="8"/>│   ├── CMock_Summary.md</text:span></text:p>
      <text:p text:style-name="P11"><text:span text:style-name="Source_20_Text">│   │   <text:s text:c="4"/>│   <text:s text:c="8"/>│   ├── ThrowTheSwitchCodingStandard.md</text:span></text:p>
      <text:p text:style-name="P11"><text:span text:style-name="Source_20_Text">│   │   <text:s text:c="4"/>│   <text:s text:c="8"/>│   ├── UnityAssertionsCheatSheetSuitableforPrintingandPossiblyFraming.pdf</text:span></text:p>
      <text:p text:style-name="P11"><text:span text:style-name="Source_20_Text">│   │   <text:s text:c="4"/>│   <text:s text:c="8"/>│   ├── UnityAssertionsReference.md</text:span></text:p>
      <text:p text:style-name="P11"><text:span text:style-name="Source_20_Text">│   │   <text:s text:c="4"/>│   <text:s text:c="8"/>│   ├── UnityConfigurationGuide.md</text:span></text:p>
      <text:p text:style-name="P11"><text:span text:style-name="Source_20_Text">│   │   <text:s text:c="4"/>│   <text:s text:c="8"/>│   ├── UnityGettingStartedGuide.md</text:span></text:p>
      <text:p text:style-name="P11"><text:span text:style-name="Source_20_Text">│   │   <text:s text:c="4"/>│   <text:s text:c="8"/>│   └── UnityHelperScriptsGuide.md</text:span></text:p>
      <text:p text:style-name="P11"><text:span text:style-name="Source_20_Text">│   │   <text:s text:c="4"/>│   <text:s text:c="8"/>├── lib</text:span></text:p>
      <text:p text:style-name="P11"><text:span text:style-name="Source_20_Text">│   │   <text:s text:c="4"/>│   <text:s text:c="8"/>│   ├── ceedling</text:span></text:p>
      <text:p text:style-name="P11"><text:span text:style-name="Source_20_Text">│   │   <text:s text:c="4"/>│   <text:s text:c="8"/>│   │   ├── build_invoker_utils.rb</text:span></text:p>
      <text:p text:style-name="P11"><text:span text:style-name="Source_20_Text">│   │   <text:s text:c="4"/>│   <text:s text:c="8"/>│   │   ├── cacheinator_helper.rb</text:span></text:p>
      <text:p text:style-name="P11"><text:span text:style-name="Source_20_Text">│   │   <text:s text:c="4"/>│   <text:s text:c="8"/>│   │   ├── cacheinator.rb</text:span></text:p>
      <text:p text:style-name="P11"><text:span text:style-name="Source_20_Text">│   │   <text:s text:c="4"/>│   <text:s text:c="8"/>│   │   ├── cmock_builder.rb</text:span></text:p>
      <text:p text:style-name="P11"><text:span text:style-name="Source_20_Text">│   │   <text:s text:c="4"/>│   <text:s text:c="8"/>│   │   ├── configurator_builder.rb</text:span></text:p>
      <text:p text:style-name="P11"><text:span text:style-name="Source_20_Text">│   │   <text:s text:c="4"/>│   <text:s text:c="8"/>│   │   ├── configurator_plugins.rb</text:span></text:p>
      <text:p text:style-name="P11"><text:span text:style-name="Source_20_Text">│   │   <text:s text:c="4"/>│   <text:s text:c="8"/>│   │   ├── configurator.rb</text:span></text:p>
      <text:p text:style-name="P11"><text:span text:style-name="Source_20_Text">│   │   <text:s text:c="4"/>│   <text:s text:c="8"/>│   │   ├── configurator_setup.rb</text:span></text:p>
      <text:p text:style-name="P11"><text:span text:style-name="Source_20_Text">│   │   <text:s text:c="4"/>│   <text:s text:c="8"/>│   │   ├── configurator_validator.rb</text:span></text:p>
      <text:p text:style-name="P11"><text:span text:style-name="Source_20_Text">│   │   <text:s text:c="4"/>│   <text:s text:c="8"/>│   │   ├── constants.rb</text:span></text:p>
      <text:p text:style-name="P11"><text:span text:style-name="Source_20_Text">│   │   <text:s text:c="4"/>│   <text:s text:c="8"/>│   │   ├── defaults.rb</text:span></text:p>
      <text:p text:style-name="P11"><text:span text:style-name="Source_20_Text">│   │   <text:s text:c="4"/>│   <text:s text:c="8"/>│   │   ├── dependinator.rb</text:span></text:p>
      <text:p text:style-name="P11"><text:soft-page-break/><text:span text:style-name="Source_20_Text">│   │   <text:s text:c="4"/>│   <text:s text:c="8"/>│   │   ├── erb_wrapper.rb</text:span></text:p>
      <text:p text:style-name="P11"><text:span text:style-name="Source_20_Text">│   │   <text:s text:c="4"/>│   <text:s text:c="8"/>│   │   ├── file_finder_helper.rb</text:span></text:p>
      <text:p text:style-name="P11"><text:span text:style-name="Source_20_Text">│   │   <text:s text:c="4"/>│   <text:s text:c="8"/>│   │   ├── file_finder.rb</text:span></text:p>
      <text:p text:style-name="P11"><text:span text:style-name="Source_20_Text">│   │   <text:s text:c="4"/>│   <text:s text:c="8"/>│   │   ├── file_path_utils.rb</text:span></text:p>
      <text:p text:style-name="P11"><text:span text:style-name="Source_20_Text">│   │   <text:s text:c="4"/>│   <text:s text:c="8"/>│   │   ├── file_system_utils.rb</text:span></text:p>
      <text:p text:style-name="P11"><text:span text:style-name="Source_20_Text">│   │   <text:s text:c="4"/>│   <text:s text:c="8"/>│   │   ├── file_system_wrapper.rb</text:span></text:p>
      <text:p text:style-name="P11"><text:span text:style-name="Source_20_Text">│   │   <text:s text:c="4"/>│   <text:s text:c="8"/>│   │   ├── file_wrapper.rb</text:span></text:p>
      <text:p text:style-name="P11"><text:span text:style-name="Source_20_Text">│   │   <text:s text:c="4"/>│   <text:s text:c="8"/>│   │   ├── flaginator.rb</text:span></text:p>
      <text:p text:style-name="P11"><text:span text:style-name="Source_20_Text">│   │   <text:s text:c="4"/>│   <text:s text:c="8"/>│   │   ├── generator_helper.rb</text:span></text:p>
      <text:p text:style-name="P11"><text:span text:style-name="Source_20_Text">│   │   <text:s text:c="4"/>│   <text:s text:c="8"/>│   │   ├── generator.rb</text:span></text:p>
      <text:p text:style-name="P11"><text:span text:style-name="Source_20_Text">│   │   <text:s text:c="4"/>│   <text:s text:c="8"/>│   │   ├── generator_test_results.rb</text:span></text:p>
      <text:p text:style-name="P11"><text:span text:style-name="Source_20_Text">│   │   <text:s text:c="4"/>│   <text:s text:c="8"/>│   │   ├── generator_test_results_sanity_checker.rb</text:span></text:p>
      <text:p text:style-name="P11"><text:span text:style-name="Source_20_Text">│   │   <text:s text:c="4"/>│   <text:s text:c="8"/>│   │   ├── generator_test_runner.rb</text:span></text:p>
      <text:p text:style-name="P11"><text:span text:style-name="Source_20_Text">│   │   <text:s text:c="4"/>│   <text:s text:c="8"/>│   │   ├── loginator.rb</text:span></text:p>
      <text:p text:style-name="P11"><text:span text:style-name="Source_20_Text">│   │   <text:s text:c="4"/>│   <text:s text:c="8"/>│   │   ├── makefile.rb</text:span></text:p>
      <text:p text:style-name="P11"><text:span text:style-name="Source_20_Text">│   │   <text:s text:c="4"/>│   <text:s text:c="8"/>│   │   ├── objects.yml</text:span></text:p>
      <text:p text:style-name="P11"><text:span text:style-name="Source_20_Text">│   │   <text:s text:c="4"/>│   <text:s text:c="8"/>│   │   ├── par_map.rb</text:span></text:p>
      <text:p text:style-name="P11"><text:span text:style-name="Source_20_Text">│   │   <text:s text:c="4"/>│   <text:s text:c="8"/>│   │   ├── plugin_builder.rb</text:span></text:p>
      <text:p text:style-name="P11"><text:span text:style-name="Source_20_Text">│   │   <text:s text:c="4"/>│   <text:s text:c="8"/>│   │   ├── plugin_manager_helper.rb</text:span></text:p>
      <text:p text:style-name="P11"><text:span text:style-name="Source_20_Text">│   │   <text:s text:c="4"/>│   <text:s text:c="8"/>│   │   ├── plugin_manager.rb</text:span></text:p>
      <text:p text:style-name="P11"><text:span text:style-name="Source_20_Text">│   │   <text:s text:c="4"/>│   <text:s text:c="8"/>│   │   ├── plugin.rb</text:span></text:p>
      <text:p text:style-name="P11"><text:span text:style-name="Source_20_Text">│   │   <text:s text:c="4"/>│   <text:s text:c="8"/>│   │   ├── plugin_reportinator_helper.rb</text:span></text:p>
      <text:p text:style-name="P11"><text:span text:style-name="Source_20_Text">│   │   <text:s text:c="4"/>│   <text:s text:c="8"/>│   │   ├── plugin_reportinator.rb</text:span></text:p>
      <text:p text:style-name="P11"><text:span text:style-name="Source_20_Text">│   │   <text:s text:c="4"/>│   <text:s text:c="8"/>│   │   ├── preprocessinator_extractor.rb</text:span></text:p>
      <text:p text:style-name="P11"><text:span text:style-name="Source_20_Text">│   │   <text:s text:c="4"/>│   <text:s text:c="8"/>│   │   ├── preprocessinator_file_handler.rb</text:span></text:p>
      <text:p text:style-name="P11"><text:span text:style-name="Source_20_Text">│   │   <text:s text:c="4"/>│   <text:s text:c="8"/>│   │   ├── preprocessinator_helper.rb</text:span></text:p>
      <text:p text:style-name="P11"><text:span text:style-name="Source_20_Text">│   │   <text:s text:c="4"/>│   <text:s text:c="8"/>│   │   ├── preprocessinator_includes_handler.rb</text:span></text:p>
      <text:p text:style-name="P11"><text:span text:style-name="Source_20_Text">│   │   <text:s text:c="4"/>│   <text:s text:c="8"/>│   │   ├── preprocessinator.rb</text:span></text:p>
      <text:p text:style-name="P11"><text:span text:style-name="Source_20_Text">│   │   <text:s text:c="4"/>│   <text:s text:c="8"/>│   │   ├── project_config_manager.rb</text:span></text:p>
      <text:p text:style-name="P11"><text:soft-page-break/><text:span text:style-name="Source_20_Text">│   │   <text:s text:c="4"/>│   <text:s text:c="8"/>│   │   ├── project_file_loader.rb</text:span></text:p>
      <text:p text:style-name="P11"><text:span text:style-name="Source_20_Text">│   │   <text:s text:c="4"/>│   <text:s text:c="8"/>│   │   ├── rakefile.rb</text:span></text:p>
      <text:p text:style-name="P11"><text:span text:style-name="Source_20_Text">│   │   <text:s text:c="4"/>│   <text:s text:c="8"/>│   │   ├── rake_utils.rb</text:span></text:p>
      <text:p text:style-name="P11"><text:span text:style-name="Source_20_Text">│   │   <text:s text:c="4"/>│   <text:s text:c="8"/>│   │   ├── rake_wrapper.rb</text:span></text:p>
      <text:p text:style-name="P11"><text:span text:style-name="Source_20_Text">│   │   <text:s text:c="4"/>│   <text:s text:c="8"/>│   │   ├── release_invoker_helper.rb</text:span></text:p>
      <text:p text:style-name="P11"><text:span text:style-name="Source_20_Text">│   │   <text:s text:c="4"/>│   <text:s text:c="8"/>│   │   ├── release_invoker.rb</text:span></text:p>
      <text:p text:style-name="P11"><text:span text:style-name="Source_20_Text">│   │   <text:s text:c="4"/>│   <text:s text:c="8"/>│   │   ├── reportinator.rb</text:span></text:p>
      <text:p text:style-name="P11"><text:span text:style-name="Source_20_Text">│   │   <text:s text:c="4"/>│   <text:s text:c="8"/>│   │   ├── rules_cmock.rake</text:span></text:p>
      <text:p text:style-name="P11"><text:span text:style-name="Source_20_Text">│   │   <text:s text:c="4"/>│   <text:s text:c="8"/>│   │   ├── rules_preprocess.rake</text:span></text:p>
      <text:p text:style-name="P11"><text:span text:style-name="Source_20_Text">│   │   <text:s text:c="4"/>│   <text:s text:c="8"/>│   │   ├── rules_release_deep_dependencies.rake</text:span></text:p>
      <text:p text:style-name="P11"><text:span text:style-name="Source_20_Text">│   │   <text:s text:c="4"/>│   <text:s text:c="8"/>│   │   ├── rules_release.rake</text:span></text:p>
      <text:p text:style-name="P11"><text:span text:style-name="Source_20_Text">│   │   <text:s text:c="4"/>│   <text:s text:c="8"/>│   │   ├── rules_tests_deep_dependencies.rake</text:span></text:p>
      <text:p text:style-name="P11"><text:span text:style-name="Source_20_Text">│   │   <text:s text:c="4"/>│   <text:s text:c="8"/>│   │   ├── rules_tests.rake</text:span></text:p>
      <text:p text:style-name="P11"><text:span text:style-name="Source_20_Text">│   │   <text:s text:c="4"/>│   <text:s text:c="8"/>│   │   ├── setupinator.rb</text:span></text:p>
      <text:p text:style-name="P11"><text:span text:style-name="Source_20_Text">│   │   <text:s text:c="4"/>│   <text:s text:c="8"/>│   │   ├── streaminator_helper.rb</text:span></text:p>
      <text:p text:style-name="P11"><text:span text:style-name="Source_20_Text">│   │   <text:s text:c="4"/>│   <text:s text:c="8"/>│   │   ├── streaminator.rb</text:span></text:p>
      <text:p text:style-name="P11"><text:span text:style-name="Source_20_Text">│   │   <text:s text:c="4"/>│   <text:s text:c="8"/>│   │   ├── stream_wrapper.rb</text:span></text:p>
      <text:p text:style-name="P11"><text:span text:style-name="Source_20_Text">│   │   <text:s text:c="4"/>│   <text:s text:c="8"/>│   │   ├── system_utils.rb</text:span></text:p>
      <text:p text:style-name="P11"><text:span text:style-name="Source_20_Text">│   │   <text:s text:c="4"/>│   <text:s text:c="8"/>│   │   ├── system_wrapper.rb</text:span></text:p>
      <text:p text:style-name="P11"><text:span text:style-name="Source_20_Text">│   │   <text:s text:c="4"/>│   <text:s text:c="8"/>│   │   ├── target_loader.rb</text:span></text:p>
      <text:p text:style-name="P11"><text:span text:style-name="Source_20_Text">│   │   <text:s text:c="4"/>│   <text:s text:c="8"/>│   │   ├── task_invoker.rb</text:span></text:p>
      <text:p text:style-name="P11"><text:span text:style-name="Source_20_Text">│   │   <text:s text:c="4"/>│   <text:s text:c="8"/>│   │   ├── tasks_base.rake</text:span></text:p>
      <text:p text:style-name="P11"><text:span text:style-name="Source_20_Text">│   │   <text:s text:c="4"/>│   <text:s text:c="8"/>│   │   ├── tasks_filesystem.rake</text:span></text:p>
      <text:p text:style-name="P11"><text:span text:style-name="Source_20_Text">│   │   <text:s text:c="4"/>│   <text:s text:c="8"/>│   │   ├── tasks_release_deep_dependencies.rake</text:span></text:p>
      <text:p text:style-name="P11"><text:span text:style-name="Source_20_Text">│   │   <text:s text:c="4"/>│   <text:s text:c="8"/>│   │   ├── tasks_release.rake</text:span></text:p>
      <text:p text:style-name="P11"><text:span text:style-name="Source_20_Text">│   │   <text:s text:c="4"/>│   <text:s text:c="8"/>│   │   ├── tasks_tests_deep_dependencies.rake</text:span></text:p>
      <text:p text:style-name="P11"><text:span text:style-name="Source_20_Text">│   │   <text:s text:c="4"/>│   <text:s text:c="8"/>│   │   ├── tasks_tests.rake</text:span></text:p>
      <text:p text:style-name="P11"><text:span text:style-name="Source_20_Text">│   │   <text:s text:c="4"/>│   <text:s text:c="8"/>│   │   ├── tasks_vendor.rake</text:span></text:p>
      <text:p text:style-name="P11"><text:span text:style-name="Source_20_Text">│   │   <text:s text:c="4"/>│   <text:s text:c="8"/>│   │   ├── test_includes_extractor.rb</text:span></text:p>
      <text:p text:style-name="P11"><text:soft-page-break/><text:span text:style-name="Source_20_Text">│   │   <text:s text:c="4"/>│   <text:s text:c="8"/>│   │   ├── test_invoker_helper.rb</text:span></text:p>
      <text:p text:style-name="P11"><text:span text:style-name="Source_20_Text">│   │   <text:s text:c="4"/>│   <text:s text:c="8"/>│   │   ├── test_invoker.rb</text:span></text:p>
      <text:p text:style-name="P11"><text:span text:style-name="Source_20_Text">│   │   <text:s text:c="4"/>│   <text:s text:c="8"/>│   │   ├── tool_executor_helper.rb</text:span></text:p>
      <text:p text:style-name="P11"><text:span text:style-name="Source_20_Text">│   │   <text:s text:c="4"/>│   <text:s text:c="8"/>│   │   ├── tool_executor.rb</text:span></text:p>
      <text:p text:style-name="P11"><text:span text:style-name="Source_20_Text">│   │   <text:s text:c="4"/>│   <text:s text:c="8"/>│   │   ├── verbosinator.rb</text:span></text:p>
      <text:p text:style-name="P11"><text:span text:style-name="Source_20_Text">│   │   <text:s text:c="4"/>│   <text:s text:c="8"/>│   │   ├── version.rb</text:span></text:p>
      <text:p text:style-name="P11"><text:span text:style-name="Source_20_Text">│   │   <text:s text:c="4"/>│   <text:s text:c="8"/>│   │   ├── version.rb.erb</text:span></text:p>
      <text:p text:style-name="P11"><text:span text:style-name="Source_20_Text">│   │   <text:s text:c="4"/>│   <text:s text:c="8"/>│   │   └── yaml_wrapper.rb</text:span></text:p>
      <text:p text:style-name="P11"><text:span text:style-name="Source_20_Text">│   │   <text:s text:c="4"/>│   <text:s text:c="8"/>│   └── ceedling.rb</text:span></text:p>
      <text:p text:style-name="P11"><text:span text:style-name="Source_20_Text">│   │   <text:s text:c="4"/>│   <text:s text:c="8"/>├── plugins</text:span></text:p>
      <text:p text:style-name="P11"><text:span text:style-name="Source_20_Text">│   │   <text:s text:c="4"/>│   <text:s text:c="8"/>│   ├── beep</text:span></text:p>
      <text:p text:style-name="P11"><text:span text:style-name="Source_20_Text">│   │   <text:s text:c="4"/>│   <text:s text:c="8"/>│   │   ├── lib</text:span></text:p>
      <text:p text:style-name="P11"><text:span text:style-name="Source_20_Text">│   │   <text:s text:c="4"/>│   <text:s text:c="8"/>│   │   │   └── beep.rb</text:span></text:p>
      <text:p text:style-name="P11"><text:span text:style-name="Source_20_Text">│   │   <text:s text:c="4"/>│   <text:s text:c="8"/>│   │   └── README.md</text:span></text:p>
      <text:p text:style-name="P11"><text:span text:style-name="Source_20_Text">│   │   <text:s text:c="4"/>│   <text:s text:c="8"/>│   ├── bullseye</text:span></text:p>
      <text:p text:style-name="P11"><text:span text:style-name="Source_20_Text">│   │   <text:s text:c="4"/>│   <text:s text:c="8"/>│   │   ├── assets</text:span></text:p>
      <text:p text:style-name="P11"><text:span text:style-name="Source_20_Text">│   │   <text:s text:c="4"/>│   <text:s text:c="8"/>│   │   │   └── template.erb</text:span></text:p>
      <text:p text:style-name="P11"><text:span text:style-name="Source_20_Text">│   │   <text:s text:c="4"/>│   <text:s text:c="8"/>│   │   ├── bullseye.rake</text:span></text:p>
      <text:p text:style-name="P11"><text:span text:style-name="Source_20_Text">│   │   <text:s text:c="4"/>│   <text:s text:c="8"/>│   │   ├── config</text:span></text:p>
      <text:p text:style-name="P11"><text:span text:style-name="Source_20_Text">│   │   <text:s text:c="4"/>│   <text:s text:c="8"/>│   │   │   └── defaults.yml</text:span></text:p>
      <text:p text:style-name="P11"><text:span text:style-name="Source_20_Text">│   │   <text:s text:c="4"/>│   <text:s text:c="8"/>│   │   ├── lib</text:span></text:p>
      <text:p text:style-name="P11"><text:span text:style-name="Source_20_Text">│   │   <text:s text:c="4"/>│   <text:s text:c="8"/>│   │   │   └── bullseye.rb</text:span></text:p>
      <text:p text:style-name="P11"><text:span text:style-name="Source_20_Text">│   │   <text:s text:c="4"/>│   <text:s text:c="8"/>│   │   └── readme.txt</text:span></text:p>
      <text:p text:style-name="P11"><text:span text:style-name="Source_20_Text">│   │   <text:s text:c="4"/>│   <text:s text:c="8"/>│   ├── colour_report</text:span></text:p>
      <text:p text:style-name="P11"><text:span text:style-name="Source_20_Text">│   │   <text:s text:c="4"/>│   <text:s text:c="8"/>│   │   └── lib</text:span></text:p>
      <text:p text:style-name="P11"><text:span text:style-name="Source_20_Text">│   │   <text:s text:c="4"/>│   <text:s text:c="8"/>│   │   <text:s text:c="4"/>└── colour_report.rb</text:span></text:p>
      <text:p text:style-name="P11"><text:span text:style-name="Source_20_Text">│   │   <text:s text:c="4"/>│   <text:s text:c="8"/>│   ├── command_hooks</text:span></text:p>
      <text:p text:style-name="P11"><text:span text:style-name="Source_20_Text">│   │   <text:s text:c="4"/>│   <text:s text:c="8"/>│   │   ├── lib</text:span></text:p>
      <text:p text:style-name="P11"><text:span text:style-name="Source_20_Text">│   │   <text:s text:c="4"/>│   <text:s text:c="8"/>│   │   │   └── command_hooks.rb</text:span></text:p>
      <text:p text:style-name="P11"><text:soft-page-break/><text:span text:style-name="Source_20_Text">│   │   <text:s text:c="4"/>│   <text:s text:c="8"/>│   │   └── README.md</text:span></text:p>
      <text:p text:style-name="P11"><text:span text:style-name="Source_20_Text">│   │   <text:s text:c="4"/>│   <text:s text:c="8"/>│   ├── fake_function_framework</text:span></text:p>
      <text:p text:style-name="P11"><text:span text:style-name="Source_20_Text">│   │   <text:s text:c="4"/>│   <text:s text:c="8"/>│   │   ├── examples</text:span></text:p>
      <text:p text:style-name="P11"><text:span text:style-name="Source_20_Text">│   │   <text:s text:c="4"/>│   <text:s text:c="8"/>│   │   │   └── fff_example</text:span></text:p>
      <text:p text:style-name="P11"><text:span text:style-name="Source_20_Text">│   │   <text:s text:c="4"/>│   <text:s text:c="8"/>│   │   │   <text:s text:c="4"/>├── project.yml</text:span></text:p>
      <text:p text:style-name="P11"><text:span text:style-name="Source_20_Text">│   │   <text:s text:c="4"/>│   <text:s text:c="8"/>│   │   │   <text:s text:c="4"/>├── rakefile.rb</text:span></text:p>
      <text:p text:style-name="P11"><text:span text:style-name="Source_20_Text">│   │   <text:s text:c="4"/>│   <text:s text:c="8"/>│   │   │   <text:s text:c="4"/>├── src</text:span></text:p>
      <text:p text:style-name="P11"><text:span text:style-name="Source_20_Text">│   │   <text:s text:c="4"/>│   <text:s text:c="8"/>│   │   │   <text:s text:c="4"/>│   ├── bar.c</text:span></text:p>
      <text:p text:style-name="P11"><text:span text:style-name="Source_20_Text">│   │   <text:s text:c="4"/>│   <text:s text:c="8"/>│   │   │   <text:s text:c="4"/>│   ├── bar.h</text:span></text:p>
      <text:p text:style-name="P11"><text:span text:style-name="Source_20_Text">│   │   <text:s text:c="4"/>│   <text:s text:c="8"/>│   │   │   <text:s text:c="4"/>│   ├── custom_types.h</text:span></text:p>
      <text:p text:style-name="P11"><text:span text:style-name="Source_20_Text">│   │   <text:s text:c="4"/>│   <text:s text:c="8"/>│   │   │   <text:s text:c="4"/>│   ├── display.c</text:span></text:p>
      <text:p text:style-name="P11"><text:span text:style-name="Source_20_Text">│   │   <text:s text:c="4"/>│   <text:s text:c="8"/>│   │   │   <text:s text:c="4"/>│   ├── display.h</text:span></text:p>
      <text:p text:style-name="P11"><text:span text:style-name="Source_20_Text">│   │   <text:s text:c="4"/>│   <text:s text:c="8"/>│   │   │   <text:s text:c="4"/>│   ├── event_processor.c</text:span></text:p>
      <text:p text:style-name="P11"><text:span text:style-name="Source_20_Text">│   │   <text:s text:c="4"/>│   <text:s text:c="8"/>│   │   │   <text:s text:c="4"/>│   ├── event_processor.h</text:span></text:p>
      <text:p text:style-name="P11"><text:span text:style-name="Source_20_Text">│   │   <text:s text:c="4"/>│   <text:s text:c="8"/>│   │   │   <text:s text:c="4"/>│   ├── foo.c</text:span></text:p>
      <text:p text:style-name="P11"><text:span text:style-name="Source_20_Text">│   │   <text:s text:c="4"/>│   <text:s text:c="8"/>│   │   │   <text:s text:c="4"/>│   ├── foo.h</text:span></text:p>
      <text:p text:style-name="P11"><text:span text:style-name="Source_20_Text">│   │   <text:s text:c="4"/>│   <text:s text:c="8"/>│   │   │   <text:s text:c="4"/>│   └── subfolder</text:span></text:p>
      <text:p text:style-name="P11"><text:span text:style-name="Source_20_Text">│   │   <text:s text:c="4"/>│   <text:s text:c="8"/>│   │   │   <text:s text:c="4"/>│   <text:s text:c="4"/>├── zzz.c</text:span></text:p>
      <text:p text:style-name="P11"><text:span text:style-name="Source_20_Text">│   │   <text:s text:c="4"/>│   <text:s text:c="8"/>│   │   │   <text:s text:c="4"/>│   <text:s text:c="4"/>└── zzz.h</text:span></text:p>
      <text:p text:style-name="P11"><text:span text:style-name="Source_20_Text">│   │   <text:s text:c="4"/>│   <text:s text:c="8"/>│   │   │   <text:s text:c="4"/>└── test</text:span></text:p>
      <text:p text:style-name="P11"><text:span text:style-name="Source_20_Text">│   │   <text:s text:c="4"/>│   <text:s text:c="8"/>│   │   │   <text:s text:c="8"/>├── test_event_processor.c</text:span></text:p>
      <text:p text:style-name="P11"><text:span text:style-name="Source_20_Text">│   │   <text:s text:c="4"/>│   <text:s text:c="8"/>│   │   │   <text:s text:c="8"/>└── test_foo.c</text:span></text:p>
      <text:p text:style-name="P11"><text:span text:style-name="Source_20_Text">│   │   <text:s text:c="4"/>│   <text:s text:c="8"/>│   │   ├── lib</text:span></text:p>
      <text:p text:style-name="P11"><text:span text:style-name="Source_20_Text">│   │   <text:s text:c="4"/>│   <text:s text:c="8"/>│   │   │   ├── fake_function_framework.rb</text:span></text:p>
      <text:p text:style-name="P11"><text:span text:style-name="Source_20_Text">│   │   <text:s text:c="4"/>│   <text:s text:c="8"/>│   │   │   └── fff_mock_generator.rb</text:span></text:p>
      <text:p text:style-name="P11"><text:span text:style-name="Source_20_Text">│   │   <text:s text:c="4"/>│   <text:s text:c="8"/>│   │   ├── Rakefile</text:span></text:p>
      <text:p text:style-name="P11"><text:span text:style-name="Source_20_Text">│   │   <text:s text:c="4"/>│   <text:s text:c="8"/>│   │   ├── README.md</text:span></text:p>
      <text:p text:style-name="P11"><text:span text:style-name="Source_20_Text">│   │   <text:s text:c="4"/>│   <text:s text:c="8"/>│   │   ├── spec</text:span></text:p>
      <text:p text:style-name="P11"><text:span text:style-name="Source_20_Text">│   │   <text:s text:c="4"/>│   <text:s text:c="8"/>│   │   │   ├── fff_mock_header_generator_spec.rb</text:span></text:p>
      <text:p text:style-name="P11"><text:soft-page-break/><text:span text:style-name="Source_20_Text">│   │   <text:s text:c="4"/>│   <text:s text:c="8"/>│   │   │   ├── fff_mock_source_generator_spec.rb</text:span></text:p>
      <text:p text:style-name="P11"><text:span text:style-name="Source_20_Text">│   │   <text:s text:c="4"/>│   <text:s text:c="8"/>│   │   │   ├── header_generator.rb</text:span></text:p>
      <text:p text:style-name="P11"><text:span text:style-name="Source_20_Text">│   │   <text:s text:c="4"/>│   <text:s text:c="8"/>│   │   │   └── spec_helper.rb</text:span></text:p>
      <text:p text:style-name="P11"><text:span text:style-name="Source_20_Text">│   │   <text:s text:c="4"/>│   <text:s text:c="8"/>│   │   └── src</text:span></text:p>
      <text:p text:style-name="P11"><text:span text:style-name="Source_20_Text">│   │   <text:s text:c="4"/>│   <text:s text:c="8"/>│   │   <text:s text:c="4"/>└── fff_unity_helper.h</text:span></text:p>
      <text:p text:style-name="P11"><text:span text:style-name="Source_20_Text">│   │   <text:s text:c="4"/>│   <text:s text:c="8"/>│   ├── gcov</text:span></text:p>
      <text:p text:style-name="P11"><text:span text:style-name="Source_20_Text">│   │   <text:s text:c="4"/>│   <text:s text:c="8"/>│   │   ├── assets</text:span></text:p>
      <text:p text:style-name="P11"><text:span text:style-name="Source_20_Text">│   │   <text:s text:c="4"/>│   <text:s text:c="8"/>│   │   │   └── template.erb</text:span></text:p>
      <text:p text:style-name="P11"><text:span text:style-name="Source_20_Text">│   │   <text:s text:c="4"/>│   <text:s text:c="8"/>│   │   ├── config</text:span></text:p>
      <text:p text:style-name="P11"><text:span text:style-name="Source_20_Text">│   │   <text:s text:c="4"/>│   <text:s text:c="8"/>│   │   │   └── defaults.yml</text:span></text:p>
      <text:p text:style-name="P11"><text:span text:style-name="Source_20_Text">│   │   <text:s text:c="4"/>│   <text:s text:c="8"/>│   │   ├── gcov.rake</text:span></text:p>
      <text:p text:style-name="P11"><text:span text:style-name="Source_20_Text">│   │   <text:s text:c="4"/>│   <text:s text:c="8"/>│   │   ├── lib</text:span></text:p>
      <text:p text:style-name="P11"><text:span text:style-name="Source_20_Text">│   │   <text:s text:c="4"/>│   <text:s text:c="8"/>│   │   │   ├── gcov_constants.rb</text:span></text:p>
      <text:p text:style-name="P11"><text:span text:style-name="Source_20_Text">│   │   <text:s text:c="4"/>│   <text:s text:c="8"/>│   │   │   └── gcov.rb</text:span></text:p>
      <text:p text:style-name="P11"><text:span text:style-name="Source_20_Text">│   │   <text:s text:c="4"/>│   <text:s text:c="8"/>│   │   └── README.md</text:span></text:p>
      <text:p text:style-name="P11"><text:span text:style-name="Source_20_Text">│   │   <text:s text:c="4"/>│   <text:s text:c="8"/>│   ├── junit_tests_report</text:span></text:p>
      <text:p text:style-name="P11"><text:span text:style-name="Source_20_Text">│   │   <text:s text:c="4"/>│   <text:s text:c="8"/>│   │   ├── lib</text:span></text:p>
      <text:p text:style-name="P11"><text:span text:style-name="Source_20_Text">│   │   <text:s text:c="4"/>│   <text:s text:c="8"/>│   │   │   └── junit_tests_report.rb</text:span></text:p>
      <text:p text:style-name="P11"><text:span text:style-name="Source_20_Text">│   │   <text:s text:c="4"/>│   <text:s text:c="8"/>│   │   └── README.md</text:span></text:p>
      <text:p text:style-name="P11"><text:span text:style-name="Source_20_Text">│   │   <text:s text:c="4"/>│   <text:s text:c="8"/>│   ├── module_generator</text:span></text:p>
      <text:p text:style-name="P11"><text:span text:style-name="Source_20_Text">│   │   <text:s text:c="4"/>│   <text:s text:c="8"/>│   │   ├── config</text:span></text:p>
      <text:p text:style-name="P11"><text:span text:style-name="Source_20_Text">│   │   <text:s text:c="4"/>│   <text:s text:c="8"/>│   │   │   └── module_generator.yml</text:span></text:p>
      <text:p text:style-name="P11"><text:span text:style-name="Source_20_Text">│   │   <text:s text:c="4"/>│   <text:s text:c="8"/>│   │   ├── lib</text:span></text:p>
      <text:p text:style-name="P11"><text:span text:style-name="Source_20_Text">│   │   <text:s text:c="4"/>│   <text:s text:c="8"/>│   │   │   └── module_generator.rb</text:span></text:p>
      <text:p text:style-name="P11"><text:span text:style-name="Source_20_Text">│   │   <text:s text:c="4"/>│   <text:s text:c="8"/>│   │   └── module_generator.rake</text:span></text:p>
      <text:p text:style-name="P11"><text:span text:style-name="Source_20_Text">│   │   <text:s text:c="4"/>│   <text:s text:c="8"/>│   ├── raw_output_report</text:span></text:p>
      <text:p text:style-name="P11"><text:span text:style-name="Source_20_Text">│   │   <text:s text:c="4"/>│   <text:s text:c="8"/>│   │   └── lib</text:span></text:p>
      <text:p text:style-name="P11"><text:span text:style-name="Source_20_Text">│   │   <text:s text:c="4"/>│   <text:s text:c="8"/>│   │   <text:s text:c="4"/>└── raw_output_report.rb</text:span></text:p>
      <text:p text:style-name="P11"><text:span text:style-name="Source_20_Text">│   │   <text:s text:c="4"/>│   <text:s text:c="8"/>│   ├── stdout_gtestlike_tests_report</text:span></text:p>
      <text:p text:style-name="P11"><text:soft-page-break/><text:span text:style-name="Source_20_Text">│   │   <text:s text:c="4"/>│   <text:s text:c="8"/>│   │   ├── assets</text:span></text:p>
      <text:p text:style-name="P11"><text:span text:style-name="Source_20_Text">│   │   <text:s text:c="4"/>│   <text:s text:c="8"/>│   │   │   ├── template.erb</text:span></text:p>
      <text:p text:style-name="P11"><text:span text:style-name="Source_20_Text">│   │   <text:s text:c="4"/>│   <text:s text:c="8"/>│   │   │   └── template.erb copy</text:span></text:p>
      <text:p text:style-name="P11"><text:span text:style-name="Source_20_Text">│   │   <text:s text:c="4"/>│   <text:s text:c="8"/>│   │   ├── config</text:span></text:p>
      <text:p text:style-name="P11"><text:span text:style-name="Source_20_Text">│   │   <text:s text:c="4"/>│   <text:s text:c="8"/>│   │   │   └── stdout_gtestlike_tests_report.yml</text:span></text:p>
      <text:p text:style-name="P11"><text:span text:style-name="Source_20_Text">│   │   <text:s text:c="4"/>│   <text:s text:c="8"/>│   │   └── lib</text:span></text:p>
      <text:p text:style-name="P11"><text:span text:style-name="Source_20_Text">│   │   <text:s text:c="4"/>│   <text:s text:c="8"/>│   │   <text:s text:c="4"/>└── stdout_gtestlike_tests_report.rb</text:span></text:p>
      <text:p text:style-name="P11"><text:span text:style-name="Source_20_Text">│   │   <text:s text:c="4"/>│   <text:s text:c="8"/>│   ├── stdout_ide_tests_report</text:span></text:p>
      <text:p text:style-name="P11"><text:span text:style-name="Source_20_Text">│   │   <text:s text:c="4"/>│   <text:s text:c="8"/>│   │   ├── config</text:span></text:p>
      <text:p text:style-name="P11"><text:span text:style-name="Source_20_Text">│   │   <text:s text:c="4"/>│   <text:s text:c="8"/>│   │   │   └── stdout_ide_tests_report.yml</text:span></text:p>
      <text:p text:style-name="P11"><text:span text:style-name="Source_20_Text">│   │   <text:s text:c="4"/>│   <text:s text:c="8"/>│   │   └── lib</text:span></text:p>
      <text:p text:style-name="P11"><text:span text:style-name="Source_20_Text">│   │   <text:s text:c="4"/>│   <text:s text:c="8"/>│   │   <text:s text:c="4"/>└── stdout_ide_tests_report.rb</text:span></text:p>
      <text:p text:style-name="P11"><text:span text:style-name="Source_20_Text">│   │   <text:s text:c="4"/>│   <text:s text:c="8"/>│   ├── stdout_pretty_tests_report</text:span></text:p>
      <text:p text:style-name="P11"><text:span text:style-name="Source_20_Text">│   │   <text:s text:c="4"/>│   <text:s text:c="8"/>│   │   ├── assets</text:span></text:p>
      <text:p text:style-name="P11"><text:span text:style-name="Source_20_Text">│   │   <text:s text:c="4"/>│   <text:s text:c="8"/>│   │   │   └── template.erb</text:span></text:p>
      <text:p text:style-name="P11"><text:span text:style-name="Source_20_Text">│   │   <text:s text:c="4"/>│   <text:s text:c="8"/>│   │   ├── config</text:span></text:p>
      <text:p text:style-name="P11"><text:span text:style-name="Source_20_Text">│   │   <text:s text:c="4"/>│   <text:s text:c="8"/>│   │   │   └── stdout_pretty_tests_report.yml</text:span></text:p>
      <text:p text:style-name="P11"><text:span text:style-name="Source_20_Text">│   │   <text:s text:c="4"/>│   <text:s text:c="8"/>│   │   └── lib</text:span></text:p>
      <text:p text:style-name="P11"><text:span text:style-name="Source_20_Text">│   │   <text:s text:c="4"/>│   <text:s text:c="8"/>│   │   <text:s text:c="4"/>└── stdout_pretty_tests_report.rb</text:span></text:p>
      <text:p text:style-name="P11"><text:span text:style-name="Source_20_Text">│   │   <text:s text:c="4"/>│   <text:s text:c="8"/>│   ├── subprojects</text:span></text:p>
      <text:p text:style-name="P11"><text:span text:style-name="Source_20_Text">│   │   <text:s text:c="4"/>│   <text:s text:c="8"/>│   │   ├── config</text:span></text:p>
      <text:p text:style-name="P11"><text:span text:style-name="Source_20_Text">│   │   <text:s text:c="4"/>│   <text:s text:c="8"/>│   │   │   └── defaults.yml</text:span></text:p>
      <text:p text:style-name="P11"><text:span text:style-name="Source_20_Text">│   │   <text:s text:c="4"/>│   <text:s text:c="8"/>│   │   ├── lib</text:span></text:p>
      <text:p text:style-name="P11"><text:span text:style-name="Source_20_Text">│   │   <text:s text:c="4"/>│   <text:s text:c="8"/>│   │   │   └── subprojects.rb</text:span></text:p>
      <text:p text:style-name="P11"><text:span text:style-name="Source_20_Text">│   │   <text:s text:c="4"/>│   <text:s text:c="8"/>│   │   ├── README.md</text:span></text:p>
      <text:p text:style-name="P11"><text:span text:style-name="Source_20_Text">│   │   <text:s text:c="4"/>│   <text:s text:c="8"/>│   │   └── subprojects.rake</text:span></text:p>
      <text:p text:style-name="P11"><text:span text:style-name="Source_20_Text">│   │   <text:s text:c="4"/>│   <text:s text:c="8"/>│   ├── teamcity_tests_report</text:span></text:p>
      <text:p text:style-name="P11"><text:span text:style-name="Source_20_Text">│   │   <text:s text:c="4"/>│   <text:s text:c="8"/>│   │   ├── config</text:span></text:p>
      <text:p text:style-name="P11"><text:span text:style-name="Source_20_Text">│   │   <text:s text:c="4"/>│   <text:s text:c="8"/>│   │   │   └── teamcity_tests_report.yml</text:span></text:p>
      <text:p text:style-name="P11"><text:soft-page-break/><text:span text:style-name="Source_20_Text">│   │   <text:s text:c="4"/>│   <text:s text:c="8"/>│   │   └── lib</text:span></text:p>
      <text:p text:style-name="P11"><text:span text:style-name="Source_20_Text">│   │   <text:s text:c="4"/>│   <text:s text:c="8"/>│   │   <text:s text:c="4"/>└── teamcity_tests_report.rb</text:span></text:p>
      <text:p text:style-name="P11"><text:span text:style-name="Source_20_Text">│   │   <text:s text:c="4"/>│   <text:s text:c="8"/>│   ├── warnings_report</text:span></text:p>
      <text:p text:style-name="P11"><text:span text:style-name="Source_20_Text">│   │   <text:s text:c="4"/>│   <text:s text:c="8"/>│   │   └── lib</text:span></text:p>
      <text:p text:style-name="P11"><text:span text:style-name="Source_20_Text">│   │   <text:s text:c="4"/>│   <text:s text:c="8"/>│   │   <text:s text:c="4"/>└── warnings_report.rb</text:span></text:p>
      <text:p text:style-name="P11"><text:span text:style-name="Source_20_Text">│   │   <text:s text:c="4"/>│   <text:s text:c="8"/>│   └── xml_tests_report</text:span></text:p>
      <text:p text:style-name="P11"><text:span text:style-name="Source_20_Text">│   │   <text:s text:c="4"/>│   <text:s text:c="8"/>│   <text:s text:c="4"/>├── lib</text:span></text:p>
      <text:p text:style-name="P11"><text:span text:style-name="Source_20_Text">│   │   <text:s text:c="4"/>│   <text:s text:c="8"/>│   <text:s text:c="4"/>│   └── xml_tests_report.rb</text:span></text:p>
      <text:p text:style-name="P11"><text:span text:style-name="Source_20_Text">│   │   <text:s text:c="4"/>│   <text:s text:c="8"/>│   <text:s text:c="4"/>└── README.md</text:span></text:p>
      <text:p text:style-name="P11"><text:span text:style-name="Source_20_Text">│   │   <text:s text:c="4"/>│   <text:s text:c="8"/>└── vendor</text:span></text:p>
      <text:p text:style-name="P11"><text:span text:style-name="Source_20_Text">│   │   <text:s text:c="4"/>│   <text:s text:c="12"/>├── c_exception</text:span></text:p>
      <text:p text:style-name="P11"><text:span text:style-name="Source_20_Text">│   │   <text:s text:c="4"/>│   <text:s text:c="12"/>│   ├── lib</text:span></text:p>
      <text:p text:style-name="P11"><text:span text:style-name="Source_20_Text">│   │   <text:s text:c="4"/>│   <text:s text:c="12"/>│   │   ├── CException.c</text:span></text:p>
      <text:p text:style-name="P11"><text:span text:style-name="Source_20_Text">│   │   <text:s text:c="4"/>│   <text:s text:c="12"/>│   │   └── CException.h</text:span></text:p>
      <text:p text:style-name="P11"><text:span text:style-name="Source_20_Text">│   │   <text:s text:c="4"/>│   <text:s text:c="12"/>│   └── release</text:span></text:p>
      <text:p text:style-name="P11"><text:span text:style-name="Source_20_Text">│   │   <text:s text:c="4"/>│   <text:s text:c="12"/>│   <text:s text:c="4"/>├── build.info</text:span></text:p>
      <text:p text:style-name="P11"><text:span text:style-name="Source_20_Text">│   │   <text:s text:c="4"/>│   <text:s text:c="12"/>│   <text:s text:c="4"/>└── version.info</text:span></text:p>
      <text:p text:style-name="P11"><text:span text:style-name="Source_20_Text">│   │   <text:s text:c="4"/>│   <text:s text:c="12"/>├── cmock</text:span></text:p>
      <text:p text:style-name="P11"><text:span text:style-name="Source_20_Text">│   │   <text:s text:c="4"/>│   <text:s text:c="12"/>│   ├── config</text:span></text:p>
      <text:p text:style-name="P11"><text:span text:style-name="Source_20_Text">│   │   <text:s text:c="4"/>│   <text:s text:c="12"/>│   │   ├── production_environment.rb</text:span></text:p>
      <text:p text:style-name="P11"><text:span text:style-name="Source_20_Text">│   │   <text:s text:c="4"/>│   <text:s text:c="12"/>│   │   └── test_environment.rb</text:span></text:p>
      <text:p text:style-name="P11"><text:span text:style-name="Source_20_Text">│   │   <text:s text:c="4"/>│   <text:s text:c="12"/>│   ├── lib</text:span></text:p>
      <text:p text:style-name="P11"><text:span text:style-name="Source_20_Text">│   │   <text:s text:c="4"/>│   <text:s text:c="12"/>│   │   ├── cmock_config.rb</text:span></text:p>
      <text:p text:style-name="P11"><text:span text:style-name="Source_20_Text">│   │   <text:s text:c="4"/>│   <text:s text:c="12"/>│   │   ├── cmock_file_writer.rb</text:span></text:p>
      <text:p text:style-name="P11"><text:span text:style-name="Source_20_Text">│   │   <text:s text:c="4"/>│   <text:s text:c="12"/>│   │   ├── cmock_generator_plugin_array.rb</text:span></text:p>
      <text:p text:style-name="P11"><text:span text:style-name="Source_20_Text">│   │   <text:s text:c="4"/>│   <text:s text:c="12"/>│   │   ├── cmock_generator_plugin_callback.rb</text:span></text:p>
      <text:p text:style-name="P11"><text:span text:style-name="Source_20_Text">│   │   <text:s text:c="4"/>│   <text:s text:c="12"/>│   │   ├── cmock_generator_plugin_cexception.rb</text:span></text:p>
      <text:p text:style-name="P11"><text:span text:style-name="Source_20_Text">│   │   <text:s text:c="4"/>│   <text:s text:c="12"/>│   │   ├── cmock_generator_plugin_expect_any_args.rb</text:span></text:p>
      <text:p text:style-name="P11"><text:soft-page-break/><text:span text:style-name="Source_20_Text">│   │   <text:s text:c="4"/>│   <text:s text:c="12"/>│   │   ├── cmock_generator_plugin_expect.rb</text:span></text:p>
      <text:p text:style-name="P11"><text:span text:style-name="Source_20_Text">│   │   <text:s text:c="4"/>│   <text:s text:c="12"/>│   │   ├── cmock_generator_plugin_ignore_arg.rb</text:span></text:p>
      <text:p text:style-name="P11"><text:span text:style-name="Source_20_Text">│   │   <text:s text:c="4"/>│   <text:s text:c="12"/>│   │   ├── cmock_generator_plugin_ignore.rb</text:span></text:p>
      <text:p text:style-name="P11"><text:span text:style-name="Source_20_Text">│   │   <text:s text:c="4"/>│   <text:s text:c="12"/>│   │   ├── cmock_generator_plugin_return_thru_ptr.rb</text:span></text:p>
      <text:p text:style-name="P11"><text:span text:style-name="Source_20_Text">│   │   <text:s text:c="4"/>│   <text:s text:c="12"/>│   │   ├── cmock_generator.rb</text:span></text:p>
      <text:p text:style-name="P11"><text:span text:style-name="Source_20_Text">│   │   <text:s text:c="4"/>│   <text:s text:c="12"/>│   │   ├── cmock_generator_utils.rb</text:span></text:p>
      <text:p text:style-name="P11"><text:span text:style-name="Source_20_Text">│   │   <text:s text:c="4"/>│   <text:s text:c="12"/>│   │   ├── cmock_header_parser.rb</text:span></text:p>
      <text:p text:style-name="P11"><text:span text:style-name="Source_20_Text">│   │   <text:s text:c="4"/>│   <text:s text:c="12"/>│   │   ├── cmock_plugin_manager.rb</text:span></text:p>
      <text:p text:style-name="P11"><text:span text:style-name="Source_20_Text">│   │   <text:s text:c="4"/>│   <text:s text:c="12"/>│   │   ├── cmock.rb</text:span></text:p>
      <text:p text:style-name="P11"><text:span text:style-name="Source_20_Text">│   │   <text:s text:c="4"/>│   <text:s text:c="12"/>│   │   └── cmock_unityhelper_parser.rb</text:span></text:p>
      <text:p text:style-name="P11"><text:span text:style-name="Source_20_Text">│   │   <text:s text:c="4"/>│   <text:s text:c="12"/>│   ├── release</text:span></text:p>
      <text:p text:style-name="P11"><text:span text:style-name="Source_20_Text">│   │   <text:s text:c="4"/>│   <text:s text:c="12"/>│   │   ├── build.info</text:span></text:p>
      <text:p text:style-name="P11"><text:span text:style-name="Source_20_Text">│   │   <text:s text:c="4"/>│   <text:s text:c="12"/>│   │   └── version.info</text:span></text:p>
      <text:p text:style-name="P11"><text:span text:style-name="Source_20_Text">│   │   <text:s text:c="4"/>│   <text:s text:c="12"/>│   └── src</text:span></text:p>
      <text:p text:style-name="P11"><text:span text:style-name="Source_20_Text">│   │   <text:s text:c="4"/>│   <text:s text:c="12"/>│   <text:s text:c="4"/>├── cmock.c</text:span></text:p>
      <text:p text:style-name="P11"><text:span text:style-name="Source_20_Text">│   │   <text:s text:c="4"/>│   <text:s text:c="12"/>│   <text:s text:c="4"/>├── cmock.h</text:span></text:p>
      <text:p text:style-name="P11"><text:span text:style-name="Source_20_Text">│   │   <text:s text:c="4"/>│   <text:s text:c="12"/>│   <text:s text:c="4"/>├── cmock_internals.h</text:span></text:p>
      <text:p text:style-name="P11"><text:span text:style-name="Source_20_Text">│   │   <text:s text:c="4"/>│   <text:s text:c="12"/>│   <text:s text:c="4"/>└── meson.build</text:span></text:p>
      <text:p text:style-name="P11"><text:span text:style-name="Source_20_Text">│   │   <text:s text:c="4"/>│   <text:s text:c="12"/>├── deep_merge</text:span></text:p>
      <text:p text:style-name="P11"><text:span text:style-name="Source_20_Text">│   │   <text:s text:c="4"/>│   <text:s text:c="12"/>│   └── lib</text:span></text:p>
      <text:p text:style-name="P11"><text:span text:style-name="Source_20_Text">│   │   <text:s text:c="4"/>│   <text:s text:c="12"/>│   <text:s text:c="4"/>└── deep_merge.rb</text:span></text:p>
      <text:p text:style-name="P11"><text:span text:style-name="Source_20_Text">│   │   <text:s text:c="4"/>│   <text:s text:c="12"/>├── diy</text:span></text:p>
      <text:p text:style-name="P11"><text:span text:style-name="Source_20_Text">│   │   <text:s text:c="4"/>│   <text:s text:c="12"/>│   └── lib</text:span></text:p>
      <text:p text:style-name="P11"><text:span text:style-name="Source_20_Text">│   │   <text:s text:c="4"/>│   <text:s text:c="12"/>│   <text:s text:c="4"/>├── diy</text:span></text:p>
      <text:p text:style-name="P11"><text:span text:style-name="Source_20_Text">│   │   <text:s text:c="4"/>│   <text:s text:c="12"/>│   <text:s text:c="4"/>│   └── factory.rb</text:span></text:p>
      <text:p text:style-name="P11"><text:span text:style-name="Source_20_Text">│   │   <text:s text:c="4"/>│   <text:s text:c="12"/>│   <text:s text:c="4"/>└── diy.rb</text:span></text:p>
      <text:p text:style-name="P11"><text:span text:style-name="Source_20_Text">│   │   <text:s text:c="4"/>│   <text:s text:c="12"/>└── unity</text:span></text:p>
      <text:p text:style-name="P11"><text:span text:style-name="Source_20_Text">│   │   <text:s text:c="4"/>│   <text:s text:c="16"/>├── auto</text:span></text:p>
      <text:p text:style-name="P11"><text:soft-page-break/><text:span text:style-name="Source_20_Text">│   │   <text:s text:c="4"/>│   <text:s text:c="16"/>│   ├── colour_prompt.rb</text:span></text:p>
      <text:p text:style-name="P11"><text:span text:style-name="Source_20_Text">│   │   <text:s text:c="4"/>│   <text:s text:c="16"/>│   ├── colour_reporter.rb</text:span></text:p>
      <text:p text:style-name="P11"><text:span text:style-name="Source_20_Text">│   │   <text:s text:c="4"/>│   <text:s text:c="16"/>│   ├── generate_config.yml</text:span></text:p>
      <text:p text:style-name="P11"><text:span text:style-name="Source_20_Text">│   │   <text:s text:c="4"/>│   <text:s text:c="16"/>│   ├── generate_module.rb</text:span></text:p>
      <text:p text:style-name="P11"><text:span text:style-name="Source_20_Text">│   │   <text:s text:c="4"/>│   <text:s text:c="16"/>│   ├── generate_test_runner.rb</text:span></text:p>
      <text:p text:style-name="P11"><text:span text:style-name="Source_20_Text">│   │   <text:s text:c="4"/>│   <text:s text:c="16"/>│   ├── parse_output.rb</text:span></text:p>
      <text:p text:style-name="P11"><text:span text:style-name="Source_20_Text">│   │   <text:s text:c="4"/>│   <text:s text:c="16"/>│   ├── run_test.erb</text:span></text:p>
      <text:p text:style-name="P11"><text:span text:style-name="Source_20_Text">│   │   <text:s text:c="4"/>│   <text:s text:c="16"/>│   ├── stylize_as_junit.rb</text:span></text:p>
      <text:p text:style-name="P11"><text:span text:style-name="Source_20_Text">│   │   <text:s text:c="4"/>│   <text:s text:c="16"/>│   ├── test_file_filter.rb</text:span></text:p>
      <text:p text:style-name="P11"><text:span text:style-name="Source_20_Text">│   │   <text:s text:c="4"/>│   <text:s text:c="16"/>│   ├── type_sanitizer.rb</text:span></text:p>
      <text:p text:style-name="P11"><text:span text:style-name="Source_20_Text">│   │   <text:s text:c="4"/>│   <text:s text:c="16"/>│   ├── unity_test_summary.py</text:span></text:p>
      <text:p text:style-name="P11"><text:span text:style-name="Source_20_Text">│   │   <text:s text:c="4"/>│   <text:s text:c="16"/>│   ├── unity_test_summary.rb</text:span></text:p>
      <text:p text:style-name="P11"><text:span text:style-name="Source_20_Text">│   │   <text:s text:c="4"/>│   <text:s text:c="16"/>│   └── unity_to_junit.py</text:span></text:p>
      <text:p text:style-name="P11"><text:span text:style-name="Source_20_Text">│   │   <text:s text:c="4"/>│   <text:s text:c="16"/>├── release</text:span></text:p>
      <text:p text:style-name="P11"><text:span text:style-name="Source_20_Text">│   │   <text:s text:c="4"/>│   <text:s text:c="16"/>│   ├── build.info</text:span></text:p>
      <text:p text:style-name="P11"><text:span text:style-name="Source_20_Text">│   │   <text:s text:c="4"/>│   <text:s text:c="16"/>│   └── version.info</text:span></text:p>
      <text:p text:style-name="P11"><text:span text:style-name="Source_20_Text">│   │   <text:s text:c="4"/>│   <text:s text:c="16"/>└── src</text:span></text:p>
      <text:p text:style-name="P11"><text:span text:style-name="Source_20_Text">│   │   <text:s text:c="4"/>│   <text:s text:c="20"/>├── CMakeLists.txt</text:span></text:p>
      <text:p text:style-name="P11"><text:span text:style-name="Source_20_Text">│   │   <text:s text:c="4"/>│   <text:s text:c="20"/>├── meson.build</text:span></text:p>
      <text:p text:style-name="P11"><text:span text:style-name="Source_20_Text">│   │   <text:s text:c="4"/>│   <text:s text:c="20"/>├── unity.c</text:span></text:p>
      <text:p text:style-name="P11"><text:span text:style-name="Source_20_Text">│   │   <text:s text:c="4"/>│   <text:s text:c="20"/>├── unity.h</text:span></text:p>
      <text:p text:style-name="P11"><text:span text:style-name="Source_20_Text">│   │   <text:s text:c="4"/>│   <text:s text:c="20"/>└── unity_internals.h</text:span></text:p>
      <text:p text:style-name="P11"><text:span text:style-name="Source_20_Text">│   │   <text:s text:c="4"/>├── tools</text:span></text:p>
      <text:p text:style-name="P11"><text:span text:style-name="Source_20_Text">│   │   <text:s text:c="4"/>│   ├── build_board.py</text:span></text:p>
      <text:p text:style-name="P11"><text:span text:style-name="Source_20_Text">│   │   <text:s text:c="4"/>│   ├── build_esp32sx.py</text:span></text:p>
      <text:p text:style-name="P11"><text:span text:style-name="Source_20_Text">│   │   <text:s text:c="4"/>│   ├── build_family.py</text:span></text:p>
      <text:p text:style-name="P11"><text:span text:style-name="Source_20_Text">│   │   <text:s text:c="4"/>│   ├── iar_gen.py</text:span></text:p>
      <text:p text:style-name="P11"><text:span text:style-name="Source_20_Text">│   │   <text:s text:c="4"/>│   ├── iar_template.ipcf</text:span></text:p>
      <text:p text:style-name="P11"><text:span text:style-name="Source_20_Text">│   │   <text:s text:c="4"/>│   ├── top.mk</text:span></text:p>
      <text:p text:style-name="P11"><text:soft-page-break/><text:span text:style-name="Source_20_Text">│   │   <text:s text:c="4"/>│   ├── uf2</text:span></text:p>
      <text:p text:style-name="P11"><text:span text:style-name="Source_20_Text">│   │   <text:s text:c="4"/>│   └── usb_drivers</text:span></text:p>
      <text:p text:style-name="P11"><text:span text:style-name="Source_20_Text">│   │   <text:s text:c="4"/>│   <text:s text:c="4"/>└── tinyusb_win_usbser.inf</text:span></text:p>
      <text:p text:style-name="P11"><text:span text:style-name="Source_20_Text">│   │   <text:s text:c="4"/>└── version.yml</text:span></text:p>
      <text:p text:style-name="P11"><text:span text:style-name="Source_20_Text">│   ├── LICENSE.TXT</text:span></text:p>
      <text:p text:style-name="P11"><text:span text:style-name="Source_20_Text">│   ├── pico_sdk_init.cmake</text:span></text:p>
      <text:p text:style-name="P11"><text:span text:style-name="Source_20_Text">│   ├── pico_sdk_version.cmake</text:span></text:p>
      <text:p text:style-name="P11"><text:span text:style-name="Source_20_Text">│   ├── README.md</text:span></text:p>
      <text:p text:style-name="P11"><text:span text:style-name="Source_20_Text">│   ├── src</text:span></text:p>
      <text:p text:style-name="P11"><text:span text:style-name="Source_20_Text">│   │   ├── boards</text:span></text:p>
      <text:p text:style-name="P11"><text:span text:style-name="Source_20_Text">│   │   │   ├── generic_board.cmake</text:span></text:p>
      <text:p text:style-name="P11"><text:span text:style-name="Source_20_Text">│   │   │   └── include</text:span></text:p>
      <text:p text:style-name="P11"><text:span text:style-name="Source_20_Text">│   │   │   <text:s text:c="4"/>└── boards</text:span></text:p>
      <text:p text:style-name="P11"><text:span text:style-name="Source_20_Text">│   │   │   <text:s text:c="8"/>├── adafruit_feather_rp2040.h</text:span></text:p>
      <text:p text:style-name="P11"><text:span text:style-name="Source_20_Text">│   │   │   <text:s text:c="8"/>├── adafruit_itsybitsy_rp2040.h</text:span></text:p>
      <text:p text:style-name="P11"><text:span text:style-name="Source_20_Text">│   │   │   <text:s text:c="8"/>├── adafruit_qtpy_rp2040.h</text:span></text:p>
      <text:p text:style-name="P11"><text:span text:style-name="Source_20_Text">│   │   │   <text:s text:c="8"/>├── adafruit_trinkey_qt2040.h</text:span></text:p>
      <text:p text:style-name="P11"><text:span text:style-name="Source_20_Text">│   │   │   <text:s text:c="8"/>├── arduino_nano_rp2040_connect.h</text:span></text:p>
      <text:p text:style-name="P11"><text:span text:style-name="Source_20_Text">│   │   │   <text:s text:c="8"/>├── melopero_shake_rp2040.h</text:span></text:p>
      <text:p text:style-name="P11"><text:span text:style-name="Source_20_Text">│   │   │   <text:s text:c="8"/>├── none.h</text:span></text:p>
      <text:p text:style-name="P11"><text:span text:style-name="Source_20_Text">│   │   │   <text:s text:c="8"/>├── pico.h</text:span></text:p>
      <text:p text:style-name="P11"><text:span text:style-name="Source_20_Text">│   │   │   <text:s text:c="8"/>├── pimoroni_interstate75.h</text:span></text:p>
      <text:p text:style-name="P11"><text:span text:style-name="Source_20_Text">│   │   │   <text:s text:c="8"/>├── pimoroni_keybow2040.h</text:span></text:p>
      <text:p text:style-name="P11"><text:span text:style-name="Source_20_Text">│   │   │   <text:s text:c="8"/>├── pimoroni_pga2040.h</text:span></text:p>
      <text:p text:style-name="P11"><text:span text:style-name="Source_20_Text">│   │   │   <text:s text:c="8"/>├── pimoroni_picolipo_16mb.h</text:span></text:p>
      <text:p text:style-name="P11"><text:span text:style-name="Source_20_Text">│   │   │   <text:s text:c="8"/>├── pimoroni_picolipo_4mb.h</text:span></text:p>
      <text:p text:style-name="P11"><text:span text:style-name="Source_20_Text">│   │   │   <text:s text:c="8"/>├── pimoroni_picosystem.h</text:span></text:p>
      <text:p text:style-name="P11"><text:span text:style-name="Source_20_Text">│   │   │   <text:s text:c="8"/>├── pimoroni_plasma2040.h</text:span></text:p>
      <text:p text:style-name="P11"><text:span text:style-name="Source_20_Text">│   │   │   <text:s text:c="8"/>├── pimoroni_tiny2040.h</text:span></text:p>
      <text:p text:style-name="P11"><text:soft-page-break/><text:span text:style-name="Source_20_Text">│   │   │   <text:s text:c="8"/>├── pybstick26_rp2040.h</text:span></text:p>
      <text:p text:style-name="P11"><text:span text:style-name="Source_20_Text">│   │   │   <text:s text:c="8"/>├── sparkfun_micromod.h</text:span></text:p>
      <text:p text:style-name="P11"><text:span text:style-name="Source_20_Text">│   │   │   <text:s text:c="8"/>├── sparkfun_promicro.h</text:span></text:p>
      <text:p text:style-name="P11"><text:span text:style-name="Source_20_Text">│   │   │   <text:s text:c="8"/>├── sparkfun_thingplus.h</text:span></text:p>
      <text:p text:style-name="P11"><text:span text:style-name="Source_20_Text">│   │   │   <text:s text:c="8"/>├── vgaboard.h</text:span></text:p>
      <text:p text:style-name="P11"><text:span text:style-name="Source_20_Text">│   │   │   <text:s text:c="8"/>├── waveshare_rp2040_lcd_0.96.h</text:span></text:p>
      <text:p text:style-name="P11"><text:span text:style-name="Source_20_Text">│   │   │   <text:s text:c="8"/>├── waveshare_rp2040_plus_16mb.h</text:span></text:p>
      <text:p text:style-name="P11"><text:span text:style-name="Source_20_Text">│   │   │   <text:s text:c="8"/>├── waveshare_rp2040_plus_4mb.h</text:span></text:p>
      <text:p text:style-name="P11"><text:span text:style-name="Source_20_Text">│   │   │   <text:s text:c="8"/>└── waveshare_rp2040_zero.h</text:span></text:p>
      <text:p text:style-name="P11"><text:span text:style-name="Source_20_Text">│   │   ├── board_setup.cmake</text:span></text:p>
      <text:p text:style-name="P11"><text:span text:style-name="Source_20_Text">│   │   ├── CMakeLists.txt</text:span></text:p>
      <text:p text:style-name="P11"><text:span text:style-name="Source_20_Text">│   │   ├── common</text:span></text:p>
      <text:p text:style-name="P11"><text:span text:style-name="Source_20_Text">│   │   │   ├── boot_picoboot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boot</text:span></text:p>
      <text:p text:style-name="P11"><text:span text:style-name="Source_20_Text">│   │   │   │   <text:s text:c="8"/>└── picoboot.h</text:span></text:p>
      <text:p text:style-name="P11"><text:span text:style-name="Source_20_Text">│   │   │   ├── boot_uf2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boot</text:span></text:p>
      <text:p text:style-name="P11"><text:span text:style-name="Source_20_Text">│   │   │   │   <text:s text:c="8"/>└── uf2.h</text:span></text:p>
      <text:p text:style-name="P11"><text:span text:style-name="Source_20_Text">│   │   │   ├── CMakeLists.txt</text:span></text:p>
      <text:p text:style-name="P11"><text:span text:style-name="Source_20_Text">│   │   │   ├── pico_base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generate_config_header.cmake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├── pico</text:span></text:p>
      <text:p text:style-name="P11"><text:span text:style-name="Source_20_Text">│   │   │   │   <text:s text:c="4"/>│   ├── assert.h</text:span></text:p>
      <text:p text:style-name="P11"><text:soft-page-break/><text:span text:style-name="Source_20_Text">│   │   │   │   <text:s text:c="4"/>│   ├── config.h</text:span></text:p>
      <text:p text:style-name="P11"><text:span text:style-name="Source_20_Text">│   │   │   │   <text:s text:c="4"/>│   ├── error.h</text:span></text:p>
      <text:p text:style-name="P11"><text:span text:style-name="Source_20_Text">│   │   │   │   <text:s text:c="4"/>│   ├── types.h</text:span></text:p>
      <text:p text:style-name="P11"><text:span text:style-name="Source_20_Text">│   │   │   │   <text:s text:c="4"/>│   └── version.h.in</text:span></text:p>
      <text:p text:style-name="P11"><text:span text:style-name="Source_20_Text">│   │   │   │   <text:s text:c="4"/>└── pico.h</text:span></text:p>
      <text:p text:style-name="P11"><text:span text:style-name="Source_20_Text">│   │   │   ├── pico_binary_info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pico</text:span></text:p>
      <text:p text:style-name="P11"><text:span text:style-name="Source_20_Text">│   │   │   │   <text:s text:c="8"/>├── binary_info</text:span></text:p>
      <text:p text:style-name="P11"><text:span text:style-name="Source_20_Text">│   │   │   │   <text:s text:c="8"/>│   ├── code.h</text:span></text:p>
      <text:p text:style-name="P11"><text:span text:style-name="Source_20_Text">│   │   │   │   <text:s text:c="8"/>│   ├── defs.h</text:span></text:p>
      <text:p text:style-name="P11"><text:span text:style-name="Source_20_Text">│   │   │   │   <text:s text:c="8"/>│   └── structure.h</text:span></text:p>
      <text:p text:style-name="P11"><text:span text:style-name="Source_20_Text">│   │   │   │   <text:s text:c="8"/>└── binary_info.h</text:span></text:p>
      <text:p text:style-name="P11"><text:span text:style-name="Source_20_Text">│   │   │   ├── pico_bit_ops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pico</text:span></text:p>
      <text:p text:style-name="P11"><text:span text:style-name="Source_20_Text">│   │   │   │   <text:s text:c="8"/>└── bit_ops.h</text:span></text:p>
      <text:p text:style-name="P11"><text:span text:style-name="Source_20_Text">│   │   │   ├── pico_divider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pico</text:span></text:p>
      <text:p text:style-name="P11"><text:span text:style-name="Source_20_Text">│   │   │   │   <text:s text:c="8"/>└── divider.h</text:span></text:p>
      <text:p text:style-name="P11"><text:span text:style-name="Source_20_Text">│   │   │   ├── pico_stdlib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pico</text:span></text:p>
      <text:p text:style-name="P11"><text:span text:style-name="Source_20_Text">│   │   │   │   <text:s text:c="8"/>└── stdlib.h</text:span></text:p>
      <text:p text:style-name="P11"><text:soft-page-break/><text:span text:style-name="Source_20_Text">│   │   │   ├── pico_sync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critical_section.c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├── critical_section.h</text:span></text:p>
      <text:p text:style-name="P11"><text:span text:style-name="Source_20_Text">│   │   │   │   │   <text:s text:c="4"/>├── lock_core.h</text:span></text:p>
      <text:p text:style-name="P11"><text:span text:style-name="Source_20_Text">│   │   │   │   │   <text:s text:c="4"/>├── mutex.h</text:span></text:p>
      <text:p text:style-name="P11"><text:span text:style-name="Source_20_Text">│   │   │   │   │   <text:s text:c="4"/>├── sem.h</text:span></text:p>
      <text:p text:style-name="P11"><text:span text:style-name="Source_20_Text">│   │   │   │   │   <text:s text:c="4"/>└── sync.h</text:span></text:p>
      <text:p text:style-name="P11"><text:span text:style-name="Source_20_Text">│   │   │   │   ├── lock_core.c</text:span></text:p>
      <text:p text:style-name="P11"><text:span text:style-name="Source_20_Text">│   │   │   │   ├── mutex.c</text:span></text:p>
      <text:p text:style-name="P11"><text:span text:style-name="Source_20_Text">│   │   │   │   └── sem.c</text:span></text:p>
      <text:p text:style-name="P11"><text:span text:style-name="Source_20_Text">│   │   │   ├── pico_time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├── time.h</text:span></text:p>
      <text:p text:style-name="P11"><text:span text:style-name="Source_20_Text">│   │   │   │   │   <text:s text:c="4"/>└── timeout_helper.h</text:span></text:p>
      <text:p text:style-name="P11"><text:span text:style-name="Source_20_Text">│   │   │   │   ├── time.c</text:span></text:p>
      <text:p text:style-name="P11"><text:span text:style-name="Source_20_Text">│   │   │   │   └── timeout_helper.c</text:span></text:p>
      <text:p text:style-name="P11"><text:span text:style-name="Source_20_Text">│   │   │   ├── pico_usb_reset_interface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pico</text:span></text:p>
      <text:p text:style-name="P11"><text:span text:style-name="Source_20_Text">│   │   │   │   <text:s text:c="8"/>└── usb_reset_interface.h</text:span></text:p>
      <text:p text:style-name="P11"><text:span text:style-name="Source_20_Text">│   │   │   ├── pico_util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datetime.c</text:span></text:p>
      <text:p text:style-name="P11"><text:soft-page-break/><text:span text:style-name="Source_20_Text">│   │   │   │   ├── doc.h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└── util</text:span></text:p>
      <text:p text:style-name="P11"><text:span text:style-name="Source_20_Text">│   │   │   │   │   <text:s text:c="8"/>├── datetime.h</text:span></text:p>
      <text:p text:style-name="P11"><text:span text:style-name="Source_20_Text">│   │   │   │   │   <text:s text:c="8"/>├── pheap.h</text:span></text:p>
      <text:p text:style-name="P11"><text:span text:style-name="Source_20_Text">│   │   │   │   │   <text:s text:c="8"/>└── queue.h</text:span></text:p>
      <text:p text:style-name="P11"><text:span text:style-name="Source_20_Text">│   │   │   │   ├── pheap.c</text:span></text:p>
      <text:p text:style-name="P11"><text:span text:style-name="Source_20_Text">│   │   │   │   └── queue.c</text:span></text:p>
      <text:p text:style-name="P11"><text:span text:style-name="Source_20_Text">│   │   │   └── README.md</text:span></text:p>
      <text:p text:style-name="P11"><text:span text:style-name="Source_20_Text">│   │   ├── host</text:span></text:p>
      <text:p text:style-name="P11"><text:span text:style-name="Source_20_Text">│   │   │   ├── boot_stage2.c</text:span></text:p>
      <text:p text:style-name="P11"><text:span text:style-name="Source_20_Text">│   │   │   ├── CMakeLists.txt</text:span></text:p>
      <text:p text:style-name="P11"><text:span text:style-name="Source_20_Text">│   │   │   ├── hardware_divider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divider.c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pan text:style-name="Source_20_Text">│   │   │   │   <text:s text:c="8"/>└── divider.h</text:span></text:p>
      <text:p text:style-name="P11"><text:span text:style-name="Source_20_Text">│   │   │   ├── hardware_gpio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gpio.c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pan text:style-name="Source_20_Text">│   │   │   │   <text:s text:c="8"/>└── gpio.h</text:span></text:p>
      <text:p text:style-name="P11"><text:span text:style-name="Source_20_Text">│   │   │   ├── hardware_sync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oft-page-break/><text:span text:style-name="Source_20_Text">│   │   │   │   │   <text:s text:c="4"/>└── sync.h</text:span></text:p>
      <text:p text:style-name="P11"><text:span text:style-name="Source_20_Text">│   │   │   │   └── sync_core0_only.c</text:span></text:p>
      <text:p text:style-name="P11"><text:span text:style-name="Source_20_Text">│   │   │   ├── hardware_timer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└── timer.h</text:span></text:p>
      <text:p text:style-name="P11"><text:span text:style-name="Source_20_Text">│   │   │   │   └── timer.c</text:span></text:p>
      <text:p text:style-name="P11"><text:span text:style-name="Source_20_Text">│   │   │   ├── hardware_uart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└── uart.h</text:span></text:p>
      <text:p text:style-name="P11"><text:span text:style-name="Source_20_Text">│   │   │   │   └── uart.c</text:span></text:p>
      <text:p text:style-name="P11"><text:span text:style-name="Source_20_Text">│   │   │   ├── pico_bit_ops</text:span></text:p>
      <text:p text:style-name="P11"><text:span text:style-name="Source_20_Text">│   │   │   │   ├── bit_ops.c</text:span></text:p>
      <text:p text:style-name="P11"><text:span text:style-name="Source_20_Text">│   │   │   │   └── CMakeLists.txt</text:span></text:p>
      <text:p text:style-name="P11"><text:span text:style-name="Source_20_Text">│   │   │   ├── pico_divider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divider.c</text:span></text:p>
      <text:p text:style-name="P11"><text:span text:style-name="Source_20_Text">│   │   │   ├── pico_multicore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pico</text:span></text:p>
      <text:p text:style-name="P11"><text:span text:style-name="Source_20_Text">│   │   │   │   <text:s text:c="8"/>└── multicore.h</text:span></text:p>
      <text:p text:style-name="P11"><text:span text:style-name="Source_20_Text">│   │   │   ├── pico_platform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├── hardware</text:span></text:p>
      <text:p text:style-name="P11"><text:soft-page-break/><text:span text:style-name="Source_20_Text">│   │   │   │   │   │   └── platform_defs.h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└── platform.h</text:span></text:p>
      <text:p text:style-name="P11"><text:span text:style-name="Source_20_Text">│   │   │   │   └── platform_base.c</text:span></text:p>
      <text:p text:style-name="P11"><text:span text:style-name="Source_20_Text">│   │   │   ├── pico_printf</text:span></text:p>
      <text:p text:style-name="P11"><text:span text:style-name="Source_20_Text">│   │   │   │   └── CMakeLists.txt</text:span></text:p>
      <text:p text:style-name="P11"><text:span text:style-name="Source_20_Text">│   │   │   ├── pico_stdio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└── stdio.h</text:span></text:p>
      <text:p text:style-name="P11"><text:span text:style-name="Source_20_Text">│   │   │   │   └── stdio.c</text:span></text:p>
      <text:p text:style-name="P11"><text:span text:style-name="Source_20_Text">│   │   │   ├── pico_stdlib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stdlib.c</text:span></text:p>
      <text:p text:style-name="P11"><text:span text:style-name="Source_20_Text">│   │   │   └── README.md</text:span></text:p>
      <text:p text:style-name="P11"><text:span text:style-name="Source_20_Text">│   │   ├── host.cmake</text:span></text:p>
      <text:p text:style-name="P11"><text:span text:style-name="Source_20_Text">│   │   ├── rp2040</text:span></text:p>
      <text:p text:style-name="P11"><text:span text:style-name="Source_20_Text">│   │   │   ├── CMakeLists.txt</text:span></text:p>
      <text:p text:style-name="P11"><text:span text:style-name="Source_20_Text">│   │   │   ├── hardware_regs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├── platform_defs.h</text:span></text:p>
      <text:p text:style-name="P11"><text:span text:style-name="Source_20_Text">│   │   │   │   │   <text:s text:c="4"/>└── regs</text:span></text:p>
      <text:p text:style-name="P11"><text:span text:style-name="Source_20_Text">│   │   │   │   │   <text:s text:c="8"/>├── adc.h</text:span></text:p>
      <text:p text:style-name="P11"><text:span text:style-name="Source_20_Text">│   │   │   │   │   <text:s text:c="8"/>├── addressmap.h</text:span></text:p>
      <text:p text:style-name="P11"><text:span text:style-name="Source_20_Text">│   │   │   │   │   <text:s text:c="8"/>├── busctrl.h</text:span></text:p>
      <text:p text:style-name="P11"><text:span text:style-name="Source_20_Text">│   │   │   │   │   <text:s text:c="8"/>├── clocks.h</text:span></text:p>
      <text:p text:style-name="P11"><text:soft-page-break/><text:span text:style-name="Source_20_Text">│   │   │   │   │   <text:s text:c="8"/>├── dma.h</text:span></text:p>
      <text:p text:style-name="P11"><text:span text:style-name="Source_20_Text">│   │   │   │   │   <text:s text:c="8"/>├── dreq.h</text:span></text:p>
      <text:p text:style-name="P11"><text:span text:style-name="Source_20_Text">│   │   │   │   │   <text:s text:c="8"/>├── i2c.h</text:span></text:p>
      <text:p text:style-name="P11"><text:span text:style-name="Source_20_Text">│   │   │   │   │   <text:s text:c="8"/>├── intctrl.h</text:span></text:p>
      <text:p text:style-name="P11"><text:span text:style-name="Source_20_Text">│   │   │   │   │   <text:s text:c="8"/>├── io_bank0.h</text:span></text:p>
      <text:p text:style-name="P11"><text:span text:style-name="Source_20_Text">│   │   │   │   │   <text:s text:c="8"/>├── io_qspi.h</text:span></text:p>
      <text:p text:style-name="P11"><text:span text:style-name="Source_20_Text">│   │   │   │   │   <text:s text:c="8"/>├── m0plus.h</text:span></text:p>
      <text:p text:style-name="P11"><text:span text:style-name="Source_20_Text">│   │   │   │   │   <text:s text:c="8"/>├── pads_bank0.h</text:span></text:p>
      <text:p text:style-name="P11"><text:span text:style-name="Source_20_Text">│   │   │   │   │   <text:s text:c="8"/>├── pads_qspi.h</text:span></text:p>
      <text:p text:style-name="P11"><text:span text:style-name="Source_20_Text">│   │   │   │   │   <text:s text:c="8"/>├── pio.h</text:span></text:p>
      <text:p text:style-name="P11"><text:span text:style-name="Source_20_Text">│   │   │   │   │   <text:s text:c="8"/>├── pll.h</text:span></text:p>
      <text:p text:style-name="P11"><text:span text:style-name="Source_20_Text">│   │   │   │   │   <text:s text:c="8"/>├── psm.h</text:span></text:p>
      <text:p text:style-name="P11"><text:span text:style-name="Source_20_Text">│   │   │   │   │   <text:s text:c="8"/>├── pwm.h</text:span></text:p>
      <text:p text:style-name="P11"><text:span text:style-name="Source_20_Text">│   │   │   │   │   <text:s text:c="8"/>├── resets.h</text:span></text:p>
      <text:p text:style-name="P11"><text:span text:style-name="Source_20_Text">│   │   │   │   │   <text:s text:c="8"/>├── rosc.h</text:span></text:p>
      <text:p text:style-name="P11"><text:span text:style-name="Source_20_Text">│   │   │   │   │   <text:s text:c="8"/>├── rtc.h</text:span></text:p>
      <text:p text:style-name="P11"><text:span text:style-name="Source_20_Text">│   │   │   │   │   <text:s text:c="8"/>├── sio.h</text:span></text:p>
      <text:p text:style-name="P11"><text:span text:style-name="Source_20_Text">│   │   │   │   │   <text:s text:c="8"/>├── spi.h</text:span></text:p>
      <text:p text:style-name="P11"><text:span text:style-name="Source_20_Text">│   │   │   │   │   <text:s text:c="8"/>├── ssi.h</text:span></text:p>
      <text:p text:style-name="P11"><text:span text:style-name="Source_20_Text">│   │   │   │   │   <text:s text:c="8"/>├── syscfg.h</text:span></text:p>
      <text:p text:style-name="P11"><text:span text:style-name="Source_20_Text">│   │   │   │   │   <text:s text:c="8"/>├── sysinfo.h</text:span></text:p>
      <text:p text:style-name="P11"><text:span text:style-name="Source_20_Text">│   │   │   │   │   <text:s text:c="8"/>├── tbman.h</text:span></text:p>
      <text:p text:style-name="P11"><text:span text:style-name="Source_20_Text">│   │   │   │   │   <text:s text:c="8"/>├── timer.h</text:span></text:p>
      <text:p text:style-name="P11"><text:span text:style-name="Source_20_Text">│   │   │   │   │   <text:s text:c="8"/>├── uart.h</text:span></text:p>
      <text:p text:style-name="P11"><text:span text:style-name="Source_20_Text">│   │   │   │   │   <text:s text:c="8"/>├── usb_device_dpram.h</text:span></text:p>
      <text:p text:style-name="P11"><text:span text:style-name="Source_20_Text">│   │   │   │   │   <text:s text:c="8"/>├── usb.h</text:span></text:p>
      <text:p text:style-name="P11"><text:span text:style-name="Source_20_Text">│   │   │   │   │   <text:s text:c="8"/>├── vreg_and_chip_reset.h</text:span></text:p>
      <text:p text:style-name="P11"><text:span text:style-name="Source_20_Text">│   │   │   │   │   <text:s text:c="8"/>├── watchdog.h</text:span></text:p>
      <text:p text:style-name="P11"><text:span text:style-name="Source_20_Text">│   │   │   │   │   <text:s text:c="8"/>├── xip.h</text:span></text:p>
      <text:p text:style-name="P11"><text:soft-page-break/><text:span text:style-name="Source_20_Text">│   │   │   │   │   <text:s text:c="8"/>└── xosc.h</text:span></text:p>
      <text:p text:style-name="P11"><text:span text:style-name="Source_20_Text">│   │   │   │   └── rp2040.svd</text:span></text:p>
      <text:p text:style-name="P11"><text:span text:style-name="Source_20_Text">│   │   │   ├── hardware_structs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pan text:style-name="Source_20_Text">│   │   │   │   <text:s text:c="8"/>└── structs</text:span></text:p>
      <text:p text:style-name="P11"><text:span text:style-name="Source_20_Text">│   │   │   │   <text:s text:c="12"/>├── adc.h</text:span></text:p>
      <text:p text:style-name="P11"><text:span text:style-name="Source_20_Text">│   │   │   │   <text:s text:c="12"/>├── bus_ctrl.h</text:span></text:p>
      <text:p text:style-name="P11"><text:span text:style-name="Source_20_Text">│   │   │   │   <text:s text:c="12"/>├── clocks.h</text:span></text:p>
      <text:p text:style-name="P11"><text:span text:style-name="Source_20_Text">│   │   │   │   <text:s text:c="12"/>├── dma.h</text:span></text:p>
      <text:p text:style-name="P11"><text:span text:style-name="Source_20_Text">│   │   │   │   <text:s text:c="12"/>├── i2c.h</text:span></text:p>
      <text:p text:style-name="P11"><text:span text:style-name="Source_20_Text">│   │   │   │   <text:s text:c="12"/>├── interp.h</text:span></text:p>
      <text:p text:style-name="P11"><text:span text:style-name="Source_20_Text">│   │   │   │   <text:s text:c="12"/>├── iobank0.h</text:span></text:p>
      <text:p text:style-name="P11"><text:span text:style-name="Source_20_Text">│   │   │   │   <text:s text:c="12"/>├── ioqspi.h</text:span></text:p>
      <text:p text:style-name="P11"><text:span text:style-name="Source_20_Text">│   │   │   │   <text:s text:c="12"/>├── mpu.h</text:span></text:p>
      <text:p text:style-name="P11"><text:span text:style-name="Source_20_Text">│   │   │   │   <text:s text:c="12"/>├── padsbank0.h</text:span></text:p>
      <text:p text:style-name="P11"><text:span text:style-name="Source_20_Text">│   │   │   │   <text:s text:c="12"/>├── pads_qspi.h</text:span></text:p>
      <text:p text:style-name="P11"><text:span text:style-name="Source_20_Text">│   │   │   │   <text:s text:c="12"/>├── pio.h</text:span></text:p>
      <text:p text:style-name="P11"><text:span text:style-name="Source_20_Text">│   │   │   │   <text:s text:c="12"/>├── pll.h</text:span></text:p>
      <text:p text:style-name="P11"><text:span text:style-name="Source_20_Text">│   │   │   │   <text:s text:c="12"/>├── psm.h</text:span></text:p>
      <text:p text:style-name="P11"><text:span text:style-name="Source_20_Text">│   │   │   │   <text:s text:c="12"/>├── pwm.h</text:span></text:p>
      <text:p text:style-name="P11"><text:span text:style-name="Source_20_Text">│   │   │   │   <text:s text:c="12"/>├── resets.h</text:span></text:p>
      <text:p text:style-name="P11"><text:span text:style-name="Source_20_Text">│   │   │   │   <text:s text:c="12"/>├── rosc.h</text:span></text:p>
      <text:p text:style-name="P11"><text:span text:style-name="Source_20_Text">│   │   │   │   <text:s text:c="12"/>├── rtc.h</text:span></text:p>
      <text:p text:style-name="P11"><text:span text:style-name="Source_20_Text">│   │   │   │   <text:s text:c="12"/>├── scb.h</text:span></text:p>
      <text:p text:style-name="P11"><text:span text:style-name="Source_20_Text">│   │   │   │   <text:s text:c="12"/>├── sio.h</text:span></text:p>
      <text:p text:style-name="P11"><text:span text:style-name="Source_20_Text">│   │   │   │   <text:s text:c="12"/>├── spi.h</text:span></text:p>
      <text:p text:style-name="P11"><text:span text:style-name="Source_20_Text">│   │   │   │   <text:s text:c="12"/>├── ssi.h</text:span></text:p>
      <text:p text:style-name="P11"><text:soft-page-break/><text:span text:style-name="Source_20_Text">│   │   │   │   <text:s text:c="12"/>├── syscfg.h</text:span></text:p>
      <text:p text:style-name="P11"><text:span text:style-name="Source_20_Text">│   │   │   │   <text:s text:c="12"/>├── systick.h</text:span></text:p>
      <text:p text:style-name="P11"><text:span text:style-name="Source_20_Text">│   │   │   │   <text:s text:c="12"/>├── timer.h</text:span></text:p>
      <text:p text:style-name="P11"><text:span text:style-name="Source_20_Text">│   │   │   │   <text:s text:c="12"/>├── uart.h</text:span></text:p>
      <text:p text:style-name="P11"><text:span text:style-name="Source_20_Text">│   │   │   │   <text:s text:c="12"/>├── usb.h</text:span></text:p>
      <text:p text:style-name="P11"><text:span text:style-name="Source_20_Text">│   │   │   │   <text:s text:c="12"/>├── vreg_and_chip_reset.h</text:span></text:p>
      <text:p text:style-name="P11"><text:span text:style-name="Source_20_Text">│   │   │   │   <text:s text:c="12"/>├── watchdog.h</text:span></text:p>
      <text:p text:style-name="P11"><text:span text:style-name="Source_20_Text">│   │   │   │   <text:s text:c="12"/>├── xip_ctrl.h</text:span></text:p>
      <text:p text:style-name="P11"><text:span text:style-name="Source_20_Text">│   │   │   │   <text:s text:c="12"/>└── xosc.h</text:span></text:p>
      <text:p text:style-name="P11"><text:span text:style-name="Source_20_Text">│   │   │   └── README.md</text:span></text:p>
      <text:p text:style-name="P11"><text:span text:style-name="Source_20_Text">│   │   ├── rp2040.cmake</text:span></text:p>
      <text:p text:style-name="P11"><text:span text:style-name="Source_20_Text">│   │   ├── rp2_common</text:span></text:p>
      <text:p text:style-name="P11"><text:span text:style-name="Source_20_Text">│   │   │   ├── boot_stage2</text:span></text:p>
      <text:p text:style-name="P11"><text:span text:style-name="Source_20_Text">│   │   │   │   ├── asminclude</text:span></text:p>
      <text:p text:style-name="P11"><text:span text:style-name="Source_20_Text">│   │   │   │   │   └── boot2_helpers</text:span></text:p>
      <text:p text:style-name="P11"><text:span text:style-name="Source_20_Text">│   │   │   │   │   <text:s text:c="4"/>├── exit_from_boot2.S</text:span></text:p>
      <text:p text:style-name="P11"><text:span text:style-name="Source_20_Text">│   │   │   │   │   <text:s text:c="4"/>├── read_flash_sreg.S</text:span></text:p>
      <text:p text:style-name="P11"><text:span text:style-name="Source_20_Text">│   │   │   │   │   <text:s text:c="4"/>└── wait_ssi_ready.S</text:span></text:p>
      <text:p text:style-name="P11"><text:span text:style-name="Source_20_Text">│   │   │   │   ├── boot2_at25sf128a.S</text:span></text:p>
      <text:p text:style-name="P11"><text:span text:style-name="Source_20_Text">│   │   │   │   ├── boot2_generic_03h.S</text:span></text:p>
      <text:p text:style-name="P11"><text:span text:style-name="Source_20_Text">│   │   │   │   ├── boot2_is25lp080.S</text:span></text:p>
      <text:p text:style-name="P11"><text:span text:style-name="Source_20_Text">│   │   │   │   ├── boot2_usb_blinky.S</text:span></text:p>
      <text:p text:style-name="P11"><text:span text:style-name="Source_20_Text">│   │   │   │   ├── boot2_w25q080.S</text:span></text:p>
      <text:p text:style-name="P11"><text:span text:style-name="Source_20_Text">│   │   │   │   ├── boot2_w25x10cl.S</text:span></text:p>
      <text:p text:style-name="P11"><text:span text:style-name="Source_20_Text">│   │   │   │   ├── boot_stage2.ld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compile_time_choice.S</text:span></text:p>
      <text:p text:style-name="P11"><text:span text:style-name="Source_20_Text">│   │   │   │   ├── doc.h</text:span></text:p>
      <text:p text:style-name="P11"><text:span text:style-name="Source_20_Text">│   │   │   │   ├── include</text:span></text:p>
      <text:p text:style-name="P11"><text:soft-page-break/><text:span text:style-name="Source_20_Text">│   │   │   │   │   └── boot_stage2</text:span></text:p>
      <text:p text:style-name="P11"><text:span text:style-name="Source_20_Text">│   │   │   │   │   <text:s text:c="4"/>└── config.h</text:span></text:p>
      <text:p text:style-name="P11"><text:span text:style-name="Source_20_Text">│   │   │   │   └── pad_checksum</text:span></text:p>
      <text:p text:style-name="P11"><text:span text:style-name="Source_20_Text">│   │   │   ├── CMakeLists.txt</text:span></text:p>
      <text:p text:style-name="P11"><text:span text:style-name="Source_20_Text">│   │   │   ├── cmsis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cmsis</text:span></text:p>
      <text:p text:style-name="P11"><text:span text:style-name="Source_20_Text">│   │   │   │   │   <text:s text:c="4"/>└── rename_exceptions.h</text:span></text:p>
      <text:p text:style-name="P11"><text:span text:style-name="Source_20_Text">│   │   │   │   └── stub</text:span></text:p>
      <text:p text:style-name="P11"><text:span text:style-name="Source_20_Text">│   │   │   │   <text:s text:c="4"/>└── CMSIS</text:span></text:p>
      <text:p text:style-name="P11"><text:span text:style-name="Source_20_Text">│   │   │   │   <text:s text:c="8"/>├── Core</text:span></text:p>
      <text:p text:style-name="P11"><text:span text:style-name="Source_20_Text">│   │   │   │   <text:s text:c="8"/>│   └── Include</text:span></text:p>
      <text:p text:style-name="P11"><text:span text:style-name="Source_20_Text">│   │   │   │   <text:s text:c="8"/>│   <text:s text:c="4"/>├── cmsis_armcc.h</text:span></text:p>
      <text:p text:style-name="P11"><text:span text:style-name="Source_20_Text">│   │   │   │   <text:s text:c="8"/>│   <text:s text:c="4"/>├── cmsis_armclang.h</text:span></text:p>
      <text:p text:style-name="P11"><text:span text:style-name="Source_20_Text">│   │   │   │   <text:s text:c="8"/>│   <text:s text:c="4"/>├── cmsis_armclang_ltm.h</text:span></text:p>
      <text:p text:style-name="P11"><text:span text:style-name="Source_20_Text">│   │   │   │   <text:s text:c="8"/>│   <text:s text:c="4"/>├── cmsis_compiler.h</text:span></text:p>
      <text:p text:style-name="P11"><text:span text:style-name="Source_20_Text">│   │   │   │   <text:s text:c="8"/>│   <text:s text:c="4"/>├── cmsis_gcc.h</text:span></text:p>
      <text:p text:style-name="P11"><text:span text:style-name="Source_20_Text">│   │   │   │   <text:s text:c="8"/>│   <text:s text:c="4"/>├── cmsis_iccarm.h</text:span></text:p>
      <text:p text:style-name="P11"><text:span text:style-name="Source_20_Text">│   │   │   │   <text:s text:c="8"/>│   <text:s text:c="4"/>├── cmsis_version.h</text:span></text:p>
      <text:p text:style-name="P11"><text:span text:style-name="Source_20_Text">│   │   │   │   <text:s text:c="8"/>│   <text:s text:c="4"/>├── core_cm0plus.h</text:span></text:p>
      <text:p text:style-name="P11"><text:span text:style-name="Source_20_Text">│   │   │   │   <text:s text:c="8"/>│   <text:s text:c="4"/>└── mpu_armv7.h</text:span></text:p>
      <text:p text:style-name="P11"><text:span text:style-name="Source_20_Text">│   │   │   │   <text:s text:c="8"/>├── Device</text:span></text:p>
      <text:p text:style-name="P11"><text:span text:style-name="Source_20_Text">│   │   │   │   <text:s text:c="8"/>│   └── RaspberryPi</text:span></text:p>
      <text:p text:style-name="P11"><text:span text:style-name="Source_20_Text">│   │   │   │   <text:s text:c="8"/>│   <text:s text:c="4"/>└── RP2040</text:span></text:p>
      <text:p text:style-name="P11"><text:span text:style-name="Source_20_Text">│   │   │   │   <text:s text:c="8"/>│   <text:s text:c="8"/>├── Include</text:span></text:p>
      <text:p text:style-name="P11"><text:span text:style-name="Source_20_Text">│   │   │   │   <text:s text:c="8"/>│   <text:s text:c="8"/>│   ├── RP2040.h</text:span></text:p>
      <text:p text:style-name="P11"><text:span text:style-name="Source_20_Text">│   │   │   │   <text:s text:c="8"/>│   <text:s text:c="8"/>│   └── system_RP2040.h</text:span></text:p>
      <text:p text:style-name="P11"><text:span text:style-name="Source_20_Text">│   │   │   │   <text:s text:c="8"/>│   <text:s text:c="8"/>└── Source</text:span></text:p>
      <text:p text:style-name="P11"><text:soft-page-break/><text:span text:style-name="Source_20_Text">│   │   │   │   <text:s text:c="8"/>│   <text:s text:c="12"/>└── system_RP2040.c</text:span></text:p>
      <text:p text:style-name="P11"><text:span text:style-name="Source_20_Text">│   │   │   │   <text:s text:c="8"/>└── LICENSE.txt</text:span></text:p>
      <text:p text:style-name="P11"><text:span text:style-name="Source_20_Text">│   │   │   ├── hardware_adc</text:span></text:p>
      <text:p text:style-name="P11"><text:span text:style-name="Source_20_Text">│   │   │   │   ├── adc.c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pan text:style-name="Source_20_Text">│   │   │   │   <text:s text:c="8"/>└── adc.h</text:span></text:p>
      <text:p text:style-name="P11"><text:span text:style-name="Source_20_Text">│   │   │   ├── hardware_base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pan text:style-name="Source_20_Text">│   │   │   │   <text:s text:c="8"/>└── address_mapped.h</text:span></text:p>
      <text:p text:style-name="P11"><text:span text:style-name="Source_20_Text">│   │   │   ├── hardware_claim</text:span></text:p>
      <text:p text:style-name="P11"><text:span text:style-name="Source_20_Text">│   │   │   │   ├── claim.c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pan text:style-name="Source_20_Text">│   │   │   │   <text:s text:c="8"/>└── claim.h</text:span></text:p>
      <text:p text:style-name="P11"><text:span text:style-name="Source_20_Text">│   │   │   ├── hardware_clocks</text:span></text:p>
      <text:p text:style-name="P11"><text:span text:style-name="Source_20_Text">│   │   │   │   ├── clocks.c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└── clocks.h</text:span></text:p>
      <text:p text:style-name="P11"><text:span text:style-name="Source_20_Text">│   │   │   │   └── scripts</text:span></text:p>
      <text:p text:style-name="P11"><text:span text:style-name="Source_20_Text">│   │   │   │   <text:s text:c="4"/>└── vcocalc.py</text:span></text:p>
      <text:p text:style-name="P11"><text:span text:style-name="Source_20_Text">│   │   │   ├── hardware_divider</text:span></text:p>
      <text:p text:style-name="P11"><text:span text:style-name="Source_20_Text">│   │   │   │   ├── CMakeLists.txt</text:span></text:p>
      <text:p text:style-name="P11"><text:soft-page-break/><text:span text:style-name="Source_20_Text">│   │   │   │   ├── divider.S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pan text:style-name="Source_20_Text">│   │   │   │   <text:s text:c="8"/>├── divider.h</text:span></text:p>
      <text:p text:style-name="P11"><text:span text:style-name="Source_20_Text">│   │   │   │   <text:s text:c="8"/>└── divider_helper.S</text:span></text:p>
      <text:p text:style-name="P11"><text:span text:style-name="Source_20_Text">│   │   │   ├── hardware_dma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dma.c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pan text:style-name="Source_20_Text">│   │   │   │   <text:s text:c="8"/>└── dma.h</text:span></text:p>
      <text:p text:style-name="P11"><text:span text:style-name="Source_20_Text">│   │   │   ├── hardware_exception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exception.c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pan text:style-name="Source_20_Text">│   │   │   │   <text:s text:c="8"/>└── exception.h</text:span></text:p>
      <text:p text:style-name="P11"><text:span text:style-name="Source_20_Text">│   │   │   ├── hardware_flash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flash.c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pan text:style-name="Source_20_Text">│   │   │   │   <text:s text:c="8"/>└── flash.h</text:span></text:p>
      <text:p text:style-name="P11"><text:span text:style-name="Source_20_Text">│   │   │   ├── hardware_gpio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gpio.c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pan text:style-name="Source_20_Text">│   │   │   │   <text:s text:c="8"/>└── gpio.h</text:span></text:p>
      <text:p text:style-name="P11"><text:soft-page-break/><text:span text:style-name="Source_20_Text">│   │   │   ├── hardware_i2c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2c.c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pan text:style-name="Source_20_Text">│   │   │   │   <text:s text:c="8"/>└── i2c.h</text:span></text:p>
      <text:p text:style-name="P11"><text:span text:style-name="Source_20_Text">│   │   │   ├── hardware_interp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└── interp.h</text:span></text:p>
      <text:p text:style-name="P11"><text:span text:style-name="Source_20_Text">│   │   │   │   └── interp.c</text:span></text:p>
      <text:p text:style-name="P11"><text:span text:style-name="Source_20_Text">│   │   │   ├── hardware_irq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└── irq.h</text:span></text:p>
      <text:p text:style-name="P11"><text:span text:style-name="Source_20_Text">│   │   │   │   ├── irq.c</text:span></text:p>
      <text:p text:style-name="P11"><text:span text:style-name="Source_20_Text">│   │   │   │   └── irq_handler_chain.S</text:span></text:p>
      <text:p text:style-name="P11"><text:span text:style-name="Source_20_Text">│   │   │   ├── hardware_pio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├── pio.h</text:span></text:p>
      <text:p text:style-name="P11"><text:span text:style-name="Source_20_Text">│   │   │   │   │   <text:s text:c="4"/>└── pio_instructions.h</text:span></text:p>
      <text:p text:style-name="P11"><text:span text:style-name="Source_20_Text">│   │   │   │   └── pio.c</text:span></text:p>
      <text:p text:style-name="P11"><text:span text:style-name="Source_20_Text">│   │   │   ├── hardware_pll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oft-page-break/><text:span text:style-name="Source_20_Text">│   │   │   │   │   └── hardware</text:span></text:p>
      <text:p text:style-name="P11"><text:span text:style-name="Source_20_Text">│   │   │   │   │   <text:s text:c="4"/>└── pll.h</text:span></text:p>
      <text:p text:style-name="P11"><text:span text:style-name="Source_20_Text">│   │   │   │   └── pll.c</text:span></text:p>
      <text:p text:style-name="P11"><text:span text:style-name="Source_20_Text">│   │   │   ├── hardware_pwm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pan text:style-name="Source_20_Text">│   │   │   │   <text:s text:c="8"/>└── pwm.h</text:span></text:p>
      <text:p text:style-name="P11"><text:span text:style-name="Source_20_Text">│   │   │   ├── hardware_resets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pan text:style-name="Source_20_Text">│   │   │   │   <text:s text:c="8"/>└── resets.h</text:span></text:p>
      <text:p text:style-name="P11"><text:span text:style-name="Source_20_Text">│   │   │   ├── hardware_rtc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└── rtc.h</text:span></text:p>
      <text:p text:style-name="P11"><text:span text:style-name="Source_20_Text">│   │   │   │   └── rtc.c</text:span></text:p>
      <text:p text:style-name="P11"><text:span text:style-name="Source_20_Text">│   │   │   ├── hardware_spi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└── spi.h</text:span></text:p>
      <text:p text:style-name="P11"><text:span text:style-name="Source_20_Text">│   │   │   │   └── spi.c</text:span></text:p>
      <text:p text:style-name="P11"><text:span text:style-name="Source_20_Text">│   │   │   ├── hardware_sync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oft-page-break/><text:span text:style-name="Source_20_Text">│   │   │   │   │   <text:s text:c="4"/>└── sync.h</text:span></text:p>
      <text:p text:style-name="P11"><text:span text:style-name="Source_20_Text">│   │   │   │   └── sync.c</text:span></text:p>
      <text:p text:style-name="P11"><text:span text:style-name="Source_20_Text">│   │   │   ├── hardware_timer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└── timer.h</text:span></text:p>
      <text:p text:style-name="P11"><text:span text:style-name="Source_20_Text">│   │   │   │   └── timer.c</text:span></text:p>
      <text:p text:style-name="P11"><text:span text:style-name="Source_20_Text">│   │   │   ├── hardware_uart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└── uart.h</text:span></text:p>
      <text:p text:style-name="P11"><text:span text:style-name="Source_20_Text">│   │   │   │   └── uart.c</text:span></text:p>
      <text:p text:style-name="P11"><text:span text:style-name="Source_20_Text">│   │   │   ├── hardware_vreg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└── vreg.h</text:span></text:p>
      <text:p text:style-name="P11"><text:span text:style-name="Source_20_Text">│   │   │   │   └── vreg.c</text:span></text:p>
      <text:p text:style-name="P11"><text:span text:style-name="Source_20_Text">│   │   │   ├── hardware_watchdog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└── watchdog.h</text:span></text:p>
      <text:p text:style-name="P11"><text:span text:style-name="Source_20_Text">│   │   │   │   └── watchdog.c</text:span></text:p>
      <text:p text:style-name="P11"><text:span text:style-name="Source_20_Text">│   │   │   ├── hardware_xosc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oft-page-break/><text:span text:style-name="Source_20_Text">│   │   │   │   │   └── hardware</text:span></text:p>
      <text:p text:style-name="P11"><text:span text:style-name="Source_20_Text">│   │   │   │   │   <text:s text:c="4"/>└── xosc.h</text:span></text:p>
      <text:p text:style-name="P11"><text:span text:style-name="Source_20_Text">│   │   │   │   └── xosc.c</text:span></text:p>
      <text:p text:style-name="P11"><text:span text:style-name="Source_20_Text">│   │   │   ├── pico_bit_ops</text:span></text:p>
      <text:p text:style-name="P11"><text:span text:style-name="Source_20_Text">│   │   │   │   ├── bit_ops_aeabi.S</text:span></text:p>
      <text:p text:style-name="P11"><text:span text:style-name="Source_20_Text">│   │   │   │   └── CMakeLists.txt</text:span></text:p>
      <text:p text:style-name="P11"><text:span text:style-name="Source_20_Text">│   │   │   ├── pico_bootrom</text:span></text:p>
      <text:p text:style-name="P11"><text:span text:style-name="Source_20_Text">│   │   │   │   ├── bootrom.c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pico</text:span></text:p>
      <text:p text:style-name="P11"><text:span text:style-name="Source_20_Text">│   │   │   │   <text:s text:c="8"/>├── bootrom</text:span></text:p>
      <text:p text:style-name="P11"><text:span text:style-name="Source_20_Text">│   │   │   │   <text:s text:c="8"/>│   └── sf_table.h</text:span></text:p>
      <text:p text:style-name="P11"><text:span text:style-name="Source_20_Text">│   │   │   │   <text:s text:c="8"/>└── bootrom.h</text:span></text:p>
      <text:p text:style-name="P11"><text:span text:style-name="Source_20_Text">│   │   │   ├── pico_bootsel_via_double_reset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pico_bootsel_via_double_reset.c</text:span></text:p>
      <text:p text:style-name="P11"><text:span text:style-name="Source_20_Text">│   │   │   ├── pico_cxx_options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doc.h</text:span></text:p>
      <text:p text:style-name="P11"><text:span text:style-name="Source_20_Text">│   │   │   ├── pico_divider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divider.S</text:span></text:p>
      <text:p text:style-name="P11"><text:span text:style-name="Source_20_Text">│   │   │   ├── pico_double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double_aeabi.S</text:span></text:p>
      <text:p text:style-name="P11"><text:span text:style-name="Source_20_Text">│   │   │   │   ├── double_init_rom.c</text:span></text:p>
      <text:p text:style-name="P11"><text:span text:style-name="Source_20_Text">│   │   │   │   ├── double_math.c</text:span></text:p>
      <text:p text:style-name="P11"><text:span text:style-name="Source_20_Text">│   │   │   │   ├── double_none.S</text:span></text:p>
      <text:p text:style-name="P11"><text:soft-page-break/><text:span text:style-name="Source_20_Text">│   │   │   │   ├── double_v1_rom_shim.S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pico</text:span></text:p>
      <text:p text:style-name="P11"><text:span text:style-name="Source_20_Text">│   │   │   │   <text:s text:c="8"/>└── double.h</text:span></text:p>
      <text:p text:style-name="P11"><text:span text:style-name="Source_20_Text">│   │   │   ├── pico_fix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rp2040_usb_device_enumeration</text:span></text:p>
      <text:p text:style-name="P11"><text:span text:style-name="Source_20_Text">│   │   │   │   <text:s text:c="4"/>├── CMakeLists.txt</text:span></text:p>
      <text:p text:style-name="P11"><text:span text:style-name="Source_20_Text">│   │   │   │   <text:s text:c="4"/>├── include</text:span></text:p>
      <text:p text:style-name="P11"><text:span text:style-name="Source_20_Text">│   │   │   │   <text:s text:c="4"/>│   └── pico</text:span></text:p>
      <text:p text:style-name="P11"><text:span text:style-name="Source_20_Text">│   │   │   │   <text:s text:c="4"/>│   <text:s text:c="4"/>└── fix</text:span></text:p>
      <text:p text:style-name="P11"><text:span text:style-name="Source_20_Text">│   │   │   │   <text:s text:c="4"/>│   <text:s text:c="8"/>└── rp2040_usb_device_enumeration.h</text:span></text:p>
      <text:p text:style-name="P11"><text:span text:style-name="Source_20_Text">│   │   │   │   <text:s text:c="4"/>└── rp2040_usb_device_enumeration.c</text:span></text:p>
      <text:p text:style-name="P11"><text:span text:style-name="Source_20_Text">│   │   │   ├── pico_float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float_aeabi.S</text:span></text:p>
      <text:p text:style-name="P11"><text:span text:style-name="Source_20_Text">│   │   │   │   ├── float_init_rom.c</text:span></text:p>
      <text:p text:style-name="P11"><text:span text:style-name="Source_20_Text">│   │   │   │   ├── float_math.c</text:span></text:p>
      <text:p text:style-name="P11"><text:span text:style-name="Source_20_Text">│   │   │   │   ├── float_none.S</text:span></text:p>
      <text:p text:style-name="P11"><text:span text:style-name="Source_20_Text">│   │   │   │   ├── float_v1_rom_shim.S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pico</text:span></text:p>
      <text:p text:style-name="P11"><text:span text:style-name="Source_20_Text">│   │   │   │   <text:s text:c="8"/>└── float.h</text:span></text:p>
      <text:p text:style-name="P11"><text:span text:style-name="Source_20_Text">│   │   │   ├── pico_int64_ops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└── int64_ops.h</text:span></text:p>
      <text:p text:style-name="P11"><text:span text:style-name="Source_20_Text">│   │   │   │   └── pico_int64_ops_aeabi.S</text:span></text:p>
      <text:p text:style-name="P11"><text:soft-page-break/><text:span text:style-name="Source_20_Text">│   │   │   ├── pico_malloc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└── malloc.h</text:span></text:p>
      <text:p text:style-name="P11"><text:span text:style-name="Source_20_Text">│   │   │   │   └── pico_malloc.c</text:span></text:p>
      <text:p text:style-name="P11"><text:span text:style-name="Source_20_Text">│   │   │   ├── pico_mem_ops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└── mem_ops.h</text:span></text:p>
      <text:p text:style-name="P11"><text:span text:style-name="Source_20_Text">│   │   │   │   ├── mem_ops_aeabi.S</text:span></text:p>
      <text:p text:style-name="P11"><text:span text:style-name="Source_20_Text">│   │   │   │   └── mem_ops.c</text:span></text:p>
      <text:p text:style-name="P11"><text:span text:style-name="Source_20_Text">│   │   │   ├── pico_multicore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└── multicore.h</text:span></text:p>
      <text:p text:style-name="P11"><text:span text:style-name="Source_20_Text">│   │   │   │   └── multicore.c</text:span></text:p>
      <text:p text:style-name="P11"><text:span text:style-name="Source_20_Text">│   │   │   ├── pico_platform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├── asm_helper.S</text:span></text:p>
      <text:p text:style-name="P11"><text:span text:style-name="Source_20_Text">│   │   │   │   │   <text:s text:c="4"/>└── platform.h</text:span></text:p>
      <text:p text:style-name="P11"><text:span text:style-name="Source_20_Text">│   │   │   │   └── platform.c</text:span></text:p>
      <text:p text:style-name="P11"><text:span text:style-name="Source_20_Text">│   │   │   ├── pico_printf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oft-page-break/><text:span text:style-name="Source_20_Text">│   │   │   │   │   └── pico</text:span></text:p>
      <text:p text:style-name="P11"><text:span text:style-name="Source_20_Text">│   │   │   │   │   <text:s text:c="4"/>└── printf.h</text:span></text:p>
      <text:p text:style-name="P11"><text:span text:style-name="Source_20_Text">│   │   │   │   ├── printf.c</text:span></text:p>
      <text:p text:style-name="P11"><text:span text:style-name="Source_20_Text">│   │   │   │   └── printf_none.S</text:span></text:p>
      <text:p text:style-name="P11"><text:span text:style-name="Source_20_Text">│   │   │   ├── pico_runtime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└── runtime.h</text:span></text:p>
      <text:p text:style-name="P11"><text:span text:style-name="Source_20_Text">│   │   │   │   └── runtime.c</text:span></text:p>
      <text:p text:style-name="P11"><text:span text:style-name="Source_20_Text">│   │   │   ├── pico_standard_link</text:span></text:p>
      <text:p text:style-name="P11"><text:span text:style-name="Source_20_Text">│   │   │   │   ├── binary_info.c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crt0.S</text:span></text:p>
      <text:p text:style-name="P11"><text:span text:style-name="Source_20_Text">│   │   │   │   ├── doc.h</text:span></text:p>
      <text:p text:style-name="P11"><text:span text:style-name="Source_20_Text">│   │   │   │   ├── memmap_blocked_ram.ld</text:span></text:p>
      <text:p text:style-name="P11"><text:span text:style-name="Source_20_Text">│   │   │   │   ├── memmap_copy_to_ram.ld</text:span></text:p>
      <text:p text:style-name="P11"><text:span text:style-name="Source_20_Text">│   │   │   │   ├── memmap_default.ld</text:span></text:p>
      <text:p text:style-name="P11"><text:span text:style-name="Source_20_Text">│   │   │   │   ├── memmap_no_flash.ld</text:span></text:p>
      <text:p text:style-name="P11"><text:span text:style-name="Source_20_Text">│   │   │   │   └── new_delete.cpp</text:span></text:p>
      <text:p text:style-name="P11"><text:span text:style-name="Source_20_Text">│   │   │   ├── pico_stdio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├── stdio</text:span></text:p>
      <text:p text:style-name="P11"><text:span text:style-name="Source_20_Text">│   │   │   │   │   <text:s text:c="4"/>│   └── driver.h</text:span></text:p>
      <text:p text:style-name="P11"><text:span text:style-name="Source_20_Text">│   │   │   │   │   <text:s text:c="4"/>└── stdio.h</text:span></text:p>
      <text:p text:style-name="P11"><text:span text:style-name="Source_20_Text">│   │   │   │   ├── LICENSE</text:span></text:p>
      <text:p text:style-name="P11"><text:span text:style-name="Source_20_Text">│   │   │   │   └── stdio.c</text:span></text:p>
      <text:p text:style-name="P11"><text:soft-page-break/><text:span text:style-name="Source_20_Text">│   │   │   ├── pico_stdio_semihosting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└── stdio_semihosting.h</text:span></text:p>
      <text:p text:style-name="P11"><text:span text:style-name="Source_20_Text">│   │   │   │   └── stdio_semihosting.c</text:span></text:p>
      <text:p text:style-name="P11"><text:span text:style-name="Source_20_Text">│   │   │   ├── pico_stdio_uart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└── stdio_uart.h</text:span></text:p>
      <text:p text:style-name="P11"><text:span text:style-name="Source_20_Text">│   │   │   │   └── stdio_uart.c</text:span></text:p>
      <text:p text:style-name="P11"><text:span text:style-name="Source_20_Text">│   │   │   ├── pico_stdio_usb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├── pico</text:span></text:p>
      <text:p text:style-name="P11"><text:span text:style-name="Source_20_Text">│   │   │   │   │   │   ├── stdio_usb</text:span></text:p>
      <text:p text:style-name="P11"><text:span text:style-name="Source_20_Text">│   │   │   │   │   │   │   └── reset_interface.h</text:span></text:p>
      <text:p text:style-name="P11"><text:span text:style-name="Source_20_Text">│   │   │   │   │   │   └── stdio_usb.h</text:span></text:p>
      <text:p text:style-name="P11"><text:span text:style-name="Source_20_Text">│   │   │   │   │   └── tusb_config.h</text:span></text:p>
      <text:p text:style-name="P11"><text:span text:style-name="Source_20_Text">│   │   │   │   ├── reset_interface.c</text:span></text:p>
      <text:p text:style-name="P11"><text:span text:style-name="Source_20_Text">│   │   │   │   ├── stdio_usb.c</text:span></text:p>
      <text:p text:style-name="P11"><text:span text:style-name="Source_20_Text">│   │   │   │   └── stdio_usb_descriptors.c</text:span></text:p>
      <text:p text:style-name="P11"><text:span text:style-name="Source_20_Text">│   │   │   ├── pico_stdlib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stdlib.c</text:span></text:p>
      <text:p text:style-name="P11"><text:span text:style-name="Source_20_Text">│   │   │   ├── pico_unique_id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oft-page-break/><text:span text:style-name="Source_20_Text">│   │   │   │   │   └── pico</text:span></text:p>
      <text:p text:style-name="P11"><text:span text:style-name="Source_20_Text">│   │   │   │   │   <text:s text:c="4"/>└── unique_id.h</text:span></text:p>
      <text:p text:style-name="P11"><text:span text:style-name="Source_20_Text">│   │   │   │   └── unique_id.c</text:span></text:p>
      <text:p text:style-name="P11"><text:span text:style-name="Source_20_Text">│   │   │   ├── README.md</text:span></text:p>
      <text:p text:style-name="P11"><text:span text:style-name="Source_20_Text">│   │   │   └── tinyusb</text:span></text:p>
      <text:p text:style-name="P11"><text:span text:style-name="Source_20_Text">│   │   │   <text:s text:c="4"/>├── CMakeLists.txt</text:span></text:p>
      <text:p text:style-name="P11"><text:span text:style-name="Source_20_Text">│   │   │   <text:s text:c="4"/>└── doc.h</text:span></text:p>
      <text:p text:style-name="P11"><text:span text:style-name="Source_20_Text">│   │   └── rp2_common.cmake</text:span></text:p>
      <text:p text:style-name="P11"><text:span text:style-name="Source_20_Text">│   ├── test</text:span></text:p>
      <text:p text:style-name="P11"><text:span text:style-name="Source_20_Text">│   │   ├── CMakeLists.txt</text:span></text:p>
      <text:p text:style-name="P11"><text:span text:style-name="Source_20_Text">│   │   ├── cmsis_test</text:span></text:p>
      <text:p text:style-name="P11"><text:span text:style-name="Source_20_Text">│   │   │   ├── CMakeLists.txt</text:span></text:p>
      <text:p text:style-name="P11"><text:span text:style-name="Source_20_Text">│   │   │   └── cmsis_test.c</text:span></text:p>
      <text:p text:style-name="P11"><text:span text:style-name="Source_20_Text">│   │   ├── hardware_pwm_test</text:span></text:p>
      <text:p text:style-name="P11"><text:span text:style-name="Source_20_Text">│   │   │   ├── CMakeLists.txt</text:span></text:p>
      <text:p text:style-name="P11"><text:span text:style-name="Source_20_Text">│   │   │   └── hardware_pwm_test.c</text:span></text:p>
      <text:p text:style-name="P11"><text:span text:style-name="Source_20_Text">│   │   ├── kitchen_sink</text:span></text:p>
      <text:p text:style-name="P11"><text:span text:style-name="Source_20_Text">│   │   │   ├── CMakeLists.txt</text:span></text:p>
      <text:p text:style-name="P11"><text:span text:style-name="Source_20_Text">│   │   │   └── kitchen_sink.c</text:span></text:p>
      <text:p text:style-name="P11"><text:span text:style-name="Source_20_Text">│   │   ├── pico_divider_test</text:span></text:p>
      <text:p text:style-name="P11"><text:span text:style-name="Source_20_Text">│   │   │   ├── CMakeLists.txt</text:span></text:p>
      <text:p text:style-name="P11"><text:span text:style-name="Source_20_Text">│   │   │   ├── pico_divider_nesting_test.c</text:span></text:p>
      <text:p text:style-name="P11"><text:span text:style-name="Source_20_Text">│   │   │   └── pico_divider_test.c</text:span></text:p>
      <text:p text:style-name="P11"><text:span text:style-name="Source_20_Text">│   │   ├── pico_float_test</text:span></text:p>
      <text:p text:style-name="P11"><text:span text:style-name="Source_20_Text">│   │   │   ├── CMakeLists.txt</text:span></text:p>
      <text:p text:style-name="P11"><text:span text:style-name="Source_20_Text">│   │   │   ├── llvm</text:span></text:p>
      <text:p text:style-name="P11"><text:span text:style-name="Source_20_Text">│   │   │   │   ├── call_apsr.h</text:span></text:p>
      <text:p text:style-name="P11"><text:span text:style-name="Source_20_Text">│   │   │   │   ├── call_apsr.S</text:span></text:p>
      <text:p text:style-name="P11"><text:span text:style-name="Source_20_Text">│   │   │   │   └── LICENSE.TXT</text:span></text:p>
      <text:p text:style-name="P11"><text:soft-page-break/><text:span text:style-name="Source_20_Text">│   │   │   ├── pico_double_test.c</text:span></text:p>
      <text:p text:style-name="P11"><text:span text:style-name="Source_20_Text">│   │   │   └── pico_float_test.c</text:span></text:p>
      <text:p text:style-name="P11"><text:span text:style-name="Source_20_Text">│   │   ├── pico_stdlib_test</text:span></text:p>
      <text:p text:style-name="P11"><text:span text:style-name="Source_20_Text">│   │   │   ├── CMakeLists.txt</text:span></text:p>
      <text:p text:style-name="P11"><text:span text:style-name="Source_20_Text">│   │   │   └── pico_stdlib_test.c</text:span></text:p>
      <text:p text:style-name="P11"><text:span text:style-name="Source_20_Text">│   │   ├── pico_test</text:span></text:p>
      <text:p text:style-name="P11"><text:span text:style-name="Source_20_Text">│   │   │   ├── CMakeLists.txt</text:span></text:p>
      <text:p text:style-name="P11"><text:span text:style-name="Source_20_Text">│   │   │   └── include</text:span></text:p>
      <text:p text:style-name="P11"><text:span text:style-name="Source_20_Text">│   │   │   <text:s text:c="4"/>└── pico</text:span></text:p>
      <text:p text:style-name="P11"><text:span text:style-name="Source_20_Text">│   │   │   <text:s text:c="8"/>└── test.h</text:span></text:p>
      <text:p text:style-name="P11"><text:span text:style-name="Source_20_Text">│   │   └── pico_time_test</text:span></text:p>
      <text:p text:style-name="P11"><text:span text:style-name="Source_20_Text">│   │   <text:s text:c="4"/>├── CMakeLists.txt</text:span></text:p>
      <text:p text:style-name="P11"><text:span text:style-name="Source_20_Text">│   │   <text:s text:c="4"/>└── pico_time_test.c</text:span></text:p>
      <text:p text:style-name="P11"><text:span text:style-name="Source_20_Text">│   └── tools</text:span></text:p>
      <text:p text:style-name="P11"><text:span text:style-name="Source_20_Text">│   <text:s text:c="4"/>├── check_doxygen_groups.py</text:span></text:p>
      <text:p text:style-name="P11"><text:span text:style-name="Source_20_Text">│   <text:s text:c="4"/>├── CMakeLists.txt</text:span></text:p>
      <text:p text:style-name="P11"><text:span text:style-name="Source_20_Text">│   <text:s text:c="4"/>├── elf2uf2</text:span></text:p>
      <text:p text:style-name="P11"><text:span text:style-name="Source_20_Text">│   <text:s text:c="4"/>│   ├── CMakeLists.txt</text:span></text:p>
      <text:p text:style-name="P11"><text:span text:style-name="Source_20_Text">│   <text:s text:c="4"/>│   ├── elf.h</text:span></text:p>
      <text:p text:style-name="P11"><text:span text:style-name="Source_20_Text">│   <text:s text:c="4"/>│   └── main.cpp</text:span></text:p>
      <text:p text:style-name="P11"><text:span text:style-name="Source_20_Text">│   <text:s text:c="4"/>├── extract_configs.py</text:span></text:p>
      <text:p text:style-name="P11"><text:span text:style-name="Source_20_Text">│   <text:s text:c="4"/>├── FindELF2UF2.cmake</text:span></text:p>
      <text:p text:style-name="P11"><text:span text:style-name="Source_20_Text">│   <text:s text:c="4"/>├── FindPioasm.cmake</text:span></text:p>
      <text:p text:style-name="P11"><text:span text:style-name="Source_20_Text">│   <text:s text:c="4"/>└── pioasm</text:span></text:p>
      <text:p text:style-name="P11"><text:span text:style-name="Source_20_Text">│   <text:s text:c="8"/>├── ada_output.cpp</text:span></text:p>
      <text:p text:style-name="P11"><text:span text:style-name="Source_20_Text">│   <text:s text:c="8"/>├── CMakeLists.txt</text:span></text:p>
      <text:p text:style-name="P11"><text:span text:style-name="Source_20_Text">│   <text:s text:c="8"/>├── c_sdk_output.cpp</text:span></text:p>
      <text:p text:style-name="P11"><text:span text:style-name="Source_20_Text">│   <text:s text:c="8"/>├── gen</text:span></text:p>
      <text:p text:style-name="P11"><text:span text:style-name="Source_20_Text">│   <text:s text:c="8"/>│   ├── lexer.cpp</text:span></text:p>
      <text:p text:style-name="P11"><text:soft-page-break/><text:span text:style-name="Source_20_Text">│   <text:s text:c="8"/>│   ├── location.h</text:span></text:p>
      <text:p text:style-name="P11"><text:span text:style-name="Source_20_Text">│   <text:s text:c="8"/>│   ├── parser.cpp</text:span></text:p>
      <text:p text:style-name="P11"><text:span text:style-name="Source_20_Text">│   <text:s text:c="8"/>│   └── parser.hpp</text:span></text:p>
      <text:p text:style-name="P11"><text:span text:style-name="Source_20_Text">│   <text:s text:c="8"/>├── hex_output.cpp</text:span></text:p>
      <text:p text:style-name="P11"><text:span text:style-name="Source_20_Text">│   <text:s text:c="8"/>├── lexer.ll</text:span></text:p>
      <text:p text:style-name="P11"><text:span text:style-name="Source_20_Text">│   <text:s text:c="8"/>├── main.cpp</text:span></text:p>
      <text:p text:style-name="P11"><text:span text:style-name="Source_20_Text">│   <text:s text:c="8"/>├── output_format.h</text:span></text:p>
      <text:p text:style-name="P11"><text:span text:style-name="Source_20_Text">│   <text:s text:c="8"/>├── parser.yy</text:span></text:p>
      <text:p text:style-name="P11"><text:span text:style-name="Source_20_Text">│   <text:s text:c="8"/>├── pio_assembler.cpp</text:span></text:p>
      <text:p text:style-name="P11"><text:span text:style-name="Source_20_Text">│   <text:s text:c="8"/>├── pio_assembler.h</text:span></text:p>
      <text:p text:style-name="P11"><text:span text:style-name="Source_20_Text">│   <text:s text:c="8"/>├── pio_disassembler.cpp</text:span></text:p>
      <text:p text:style-name="P11"><text:span text:style-name="Source_20_Text">│   <text:s text:c="8"/>├── pio_disassembler.h</text:span></text:p>
      <text:p text:style-name="P11"><text:span text:style-name="Source_20_Text">│   <text:s text:c="8"/>├── pio_types.h</text:span></text:p>
      <text:p text:style-name="P11"><text:span text:style-name="Source_20_Text">│   <text:s text:c="8"/>└── python_output.cpp</text:span></text:p>
      <text:p text:style-name="P11"><text:span text:style-name="Source_20_Text">├── pico_sdk_import.cmake</text:span></text:p>
      <text:p text:style-name="P11"><text:span text:style-name="Source_20_Text">├── ProjectFiles</text:span></text:p>
      <text:p text:style-name="P11"><text:span text:style-name="Source_20_Text">│   ├── CMakeLists.txt</text:span></text:p>
      <text:p text:style-name="P11"><text:span text:style-name="Source_20_Text">│   └── main.c</text:span></text:p>
      <text:p text:style-name="P11"><text:span text:style-name="Source_20_Text">└── tree.txt</text:span></text:p>
      <text:p text:style-name="P11"><text:span text:style-name="Source_20_Text"/></text:p>
      <text:p text:style-name="P11"><text:span text:style-name="Source_20_Text">1140 directories, 2551 fil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7T08:47:12.148493037</meta:creation-date>
    <dc:date>2022-01-17T16:35:00.418797677</dc:date>
    <meta:editing-duration>PT1H51M31S</meta:editing-duration>
    <meta:editing-cycles>16</meta:editing-cycles>
    <meta:generator>LibreOffice/7.0.4.2$Linux_ARM_EABI LibreOffice_project/00$Build-2</meta:generator>
    <meta:document-statistic meta:table-count="0" meta:image-count="0" meta:object-count="0" meta:page-count="136" meta:paragraph-count="3875" meta:word-count="24372" meta:character-count="155316" meta:non-whitespace-character-count="83233"/>
  </office:meta>
</office:document-meta>
</file>